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555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8701in" fo:break-before="auto" style:use-optimal-row-height="true"/>
    </style:style>
    <style:style style:name="ro10" style:family="table-row">
      <style:table-row-properties style:row-height="0.9118in" fo:break-before="auto" style:use-optimal-row-height="true"/>
    </style:style>
    <style:style style:name="ro11" style:family="table-row">
      <style:table-row-properties style:row-height="0.7457in" fo:break-before="auto" style:use-optimal-row-height="true"/>
    </style:style>
    <style:style style:name="ro12" style:family="table-row">
      <style:table-row-properties style:row-height="0.2382in" fo:break-before="auto" style:use-optimal-row-height="true"/>
    </style:style>
    <style:style style:name="ro13" style:family="table-row">
      <style:table-row-properties style:row-height="1.2437in" fo:break-before="auto" style:use-optimal-row-height="true"/>
    </style:style>
    <style:style style:name="ro14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4" style:family="table-cell" style:parent-style-name="Default">
      <style:table-cell-properties fo:padding="0.028in"/>
    </style:style>
    <style:style style:name="ce45" style:family="table-cell" style:parent-style-name="Default">
      <style:table-cell-properties fo:border="0.0008in solid #000000"/>
    </style:style>
    <style:style style:name="ce46" style:family="table-cell" style:parent-style-name="Default">
      <style:table-cell-properties fo:background-color="transparent" fo:border="0.0008in solid #000000"/>
    </style:style>
    <style:style style:name="ce47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2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4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8" style:family="table-cell" style:parent-style-name="Default">
      <style:text-properties fo:font-size="9pt" style:font-size-asian="9pt" style:font-size-complex="9pt"/>
    </style:style>
    <style:style style:name="ce59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7.5pt" fo:language="en" fo:country="US" style:font-name-asian="Arial" style:font-size-asian="7.5pt" style:language-asian="zh" style:country-asian="CN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7.5pt" fo:language="en" fo:country="US" style:font-name-asian="Arial" style:font-size-asian="7.5pt" style:language-asian="zh" style:country-asian="CN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3" style:family="table-cell" style:parent-style-name="Default">
      <style:table-cell-properties fo:wrap-option="wrap" fo:border="0.0008in solid #000000"/>
    </style:style>
    <style:style style:name="ce64" style:family="table-cell" style:parent-style-name="Default">
      <style:table-cell-properties fo:background-color="transparent" fo:wrap-option="wrap" fo:border="0.0008in solid #000000"/>
    </style:style>
    <style:style style:name="ce65" style:family="table-cell" style:parent-style-name="Default" style:data-style-name="N60">
      <style:table-cell-properties fo:wrap-option="wrap" fo:border="0.0008in solid #000000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69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9999" fo:border="0.0008in solid #000000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5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6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8" style:family="table-cell" style:parent-style-name="Default">
      <style:map style:condition="cell-content()=&quot;Sun&quot;" style:apply-style-name="Không_20_tên4" style:base-cell-address="'Cover Page'.AH1"/>
    </style:style>
    <style:style style:name="ce10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1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2" style:family="table-cell" style:parent-style-name="Default">
      <style:map style:condition="cell-content()=&quot;Sun&quot;" style:apply-style-name="Không_20_tên4" style:base-cell-address="'Cover Page'.AH1"/>
    </style:style>
    <style:style style:name="ce12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6" style:family="table-cell" style:parent-style-name="Default"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4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9" style:family="table-cell" style:parent-style-name="Default"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2">
            <text:p>0.2</text:p>
          </table:table-cell>
          <table:table-cell table:style-name="ce34" office:value-type="string">
            <text:p>Remove KhanhNN &amp; ThanhN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Remove TrungH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22">
            <text:p>March 2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4">
            <text:p>0.4</text:p>
          </table:table-cell>
          <table:table-cell table:style-name="ce34" office:value-type="string">
            <text:p>Remove HaiPV &amp; HoangNTM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14">
            <text:p>April 14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5">
            <text:p>0.5</text:p>
          </table:table-cell>
          <table:table-cell table:style-name="ce34" office:value-type="string">
            <text:p>Remove NganTL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6">
            <text:p>0.6</text:p>
          </table:table-cell>
          <table:table-cell table:style-name="ce34" office:value-type="string">
            <text:p>Remove HieuP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7">
            <text:p>0.7</text:p>
          </table:table-cell>
          <table:table-cell table:style-name="ce34" office:value-type="string">
            <text:p>Remove NamDH &amp; SonLN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5-18">
            <text:p>May 18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8">
            <text:p>0.8</text:p>
          </table:table-cell>
          <table:table-cell table:style-name="ce34" office:value-type="string">
            <text:p>Remove TanCX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5-26">
            <text:p>May 26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93">
          <table:table-cell table:style-name="ce12" table:number-columns-repeated="1018"/>
          <table:table-cell table:number-columns-repeated="4"/>
        </table:table-row>
        <table:table-row table:style-name="ro2" table:number-rows-repeated="98307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8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1" table:default-cell-style-name="Default"/>
        <table:table-row table:style-name="ro8">
          <table:table-cell table:style-name="ce40" office:value-type="string">
            <text:p>Tổng hợp ngày nghỉ 2017</text:p>
          </table:table-cell>
          <table:table-cell table:style-name="ce44" table:number-columns-repeated="5"/>
          <table:table-cell table:style-name="ce54"/>
          <table:table-cell table:style-name="ce59"/>
          <table:table-cell table:style-name="ce44" table:number-columns-repeated="5"/>
          <table:table-cell table:number-columns-repeated="1011"/>
        </table:table-row>
        <table:table-row table:style-name="ro8" table:number-rows-repeated="4">
          <table:table-cell table:style-name="ce40"/>
          <table:table-cell table:style-name="ce44" table:number-columns-repeated="5"/>
          <table:table-cell table:style-name="ce54"/>
          <table:table-cell table:style-name="ce59"/>
          <table:table-cell table:style-name="ce44" table:number-columns-repeated="5"/>
          <table:table-cell table:number-columns-repeated="1011"/>
        </table:table-row>
        <table:table-row table:style-name="ro9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8" office:value-type="string">
            <office:annotation draw:style-name="gr1" draw:text-style-name="P1" svg:width="3.4126in" svg:height="1.3232in" svg:x="3.1705in" svg:y="0.4232in" draw:caption-point-x="-0.7689in" draw:caption-point-y="0.9406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8" office:value-type="string">
            <office:annotation draw:style-name="gr2" draw:text-style-name="P1" svg:width="1.1413in" svg:height="0.5457in" svg:x="3.6827in" svg:y="0.7209in" draw:caption-point-x="-0.2402in" draw:caption-point-y="0.6429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8" office:value-type="string">
            <text:p>Working To</text:p>
          </table:table-cell>
          <table:table-cell table:style-name="ce48" office:value-type="string">
            <office:annotation draw:style-name="gr3" draw:text-style-name="P1" svg:width="1.1413in" svg:height="0.7012in" svg:x="5.6634in" svg:y="0.7209in" draw:caption-point-x="-0.2622in" draw:caption-point-y="0.6429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55" office:value-type="string">
            <office:annotation draw:style-name="gr2" draw:text-style-name="P1" svg:width="1.1413in" svg:height="0.5457in" svg:x="6.8232in" svg:y="0.7209in" draw:caption-point-x="-0.2402in" draw:caption-point-y="0.6429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60" office:value-type="string">
            <office:annotation draw:style-name="gr4" draw:text-style-name="P1" svg:width="1.1413in" svg:height="0.3902in" svg:x="7.989in" svg:y="0.7209in" draw:caption-point-x="-0.2402in" draw:caption-point-y="0.6429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8" office:value-type="string">
            <text:p>Remaining Leave Days</text:p>
          </table:table-cell>
          <table:table-cell table:style-name="ce48" office:value-type="string">
            <text:p>Extended Leave Days</text:p>
          </table:table-cell>
          <table:table-cell table:style-name="ce48" office:value-type="string">
            <text:p>Leave Days Already Subtracted From Salary</text:p>
          </table:table-cell>
          <table:table-cell table:style-name="ce48" office:value-type="string">
            <office:annotation office:display="true" draw:style-name="gr5" draw:text-style-name="P1" svg:width="1.9224in" svg:height="1.4787in" svg:x="13.3689in" svg:y="0.889in" draw:caption-point-x="-1.4484in" draw:caption-point-y="0.4744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11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5" office:value-type="string">
            <text:p>AnhDQ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5-03">
            <text:p>05/03/17</text:p>
          </table:table-cell>
          <table:table-cell table:style-name="ce51" table:formula="of:=IF(YEAR(NOW())&gt;YEAR([.D7]);DATE(YEAR([.D7]);12;31);NOW())" office:value-type="date" office:date-value="2017-06-07T14:41:51.14">
            <text:p>06/07/17</text:p>
          </table:table-cell>
          <table:table-cell table:style-name="ce53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1">
            <text:p>1</text:p>
          </table:table-cell>
          <table:table-cell table:style-name="ce56" table:formula="of:=SUMPRODUCT([Thong_Tin_Ngay_Nghi_201701.$B$3:.$B$63]=[.$B7];[Thong_Tin_Ngay_Nghi_201701.$C$3:.$C$63]) +  SUMPRODUCT([Thong_Tin_Ngay_Nghi_201702.$B$3:.$B$64]=[.$B7];[Thong_Tin_Ngay_Nghi_201702.$C$3:.$C$64]) + SUMPRODUCT([Thong_Tin_Ngay_Nghi_201703.$B$3:.$B$65]=[.$B7];[Thong_Tin_Ngay_Nghi_201703.$C$3:.$C$65])" office:value-type="float" office:value="0">
            <text:p>0</text:p>
          </table:table-cell>
          <table:table-cell table:style-name="ce61" table:formula="of:=SUMPRODUCT([Thong_Tin_Ngay_Nghi_201701.$B$3:.$B$63]=[.$B7];[Thong_Tin_Ngay_Nghi_201701.$C$3:.$C$63]) +  SUMPRODUCT([Thong_Tin_Ngay_Nghi_201702.$B$3:.$B$64]=[.$B7];[Thong_Tin_Ngay_Nghi_201702.$C$3:.$C$64]) + SUMPRODUCT([Thong_Tin_Ngay_Nghi_201703.$B$3:.$B$65]=[.$B7];[Thong_Tin_Ngay_Nghi_201703.$C$3:.$C$65]) + SUMPRODUCT([Thong_Tin_Ngay_Nghi_201704.$B$3:.$B$67]=[.$B7];[Thong_Tin_Ngay_Nghi_201704.$C$3:.$C$67]) + SUMPRODUCT([Thong_Tin_Ngay_Nghi_201705.$B$3:.$B$69]=[.$B7];[Thong_Tin_Ngay_Nghi_201705.$C$3:.$C$69])" office:value-type="float" office:value="2.5">
            <text:p>2.5</text:p>
          </table:table-cell>
          <table:table-cell table:style-name="ce49" table:formula="of:=IF(DATE(YEAR([.E7]);MONTH([.E7]);DAY([.E7]))&lt;=DATE(YEAR([.E7]);3;31); [.C7]-[.G7] + [.F7]; IF([.G7]-[.C7]&lt;0;[.G7] + [.F7] -[.H7];[.F7]+[.C7]-[.H7]))" office:value-type="float" office:value="-1.5">
            <text:p>-1.5</text:p>
          </table:table-cell>
          <table:table-cell table:number-columns-repeated="2" table:style-name="ce49"/>
          <table:table-cell table:style-name="ce49" table:formula="of:=[.I7]+[.K7] +[.J7]" office:value-type="float" office:value="-1.5">
            <text:p>-1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5" office:value-type="string">
            <text:p>AnhTTH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8]);DATE(YEAR([.D8]);12;31);NOW())" office:value-type="date" office:date-value="2017-06-07T14:41:51.14">
            <text:p>06/07/17</text:p>
          </table:table-cell>
          <table:table-cell table:style-name="ce53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5">
            <text:p>5</text:p>
          </table:table-cell>
          <table:table-cell table:style-name="ce57" table:formula="of:=SUMPRODUCT([Thong_Tin_Ngay_Nghi_201701.$B$3:.$B$63]=[.$B8];[Thong_Tin_Ngay_Nghi_201701.$C$3:.$C$63]) +  SUMPRODUCT([Thong_Tin_Ngay_Nghi_201702.$B$3:.$B$64]=[.$B8];[Thong_Tin_Ngay_Nghi_201702.$C$3:.$C$64]) + SUMPRODUCT([Thong_Tin_Ngay_Nghi_201703.$B$3:.$B$65]=[.$B8];[Thong_Tin_Ngay_Nghi_201703.$C$3:.$C$65])" office:value-type="float" office:value="3.5">
            <text:p>3.5</text:p>
          </table:table-cell>
          <table:table-cell table:style-name="ce62" table:formula="of:=SUMPRODUCT([Thong_Tin_Ngay_Nghi_201701.$B$3:.$B$63]=[.$B8];[Thong_Tin_Ngay_Nghi_201701.$C$3:.$C$63]) +  SUMPRODUCT([Thong_Tin_Ngay_Nghi_201702.$B$3:.$B$64]=[.$B8];[Thong_Tin_Ngay_Nghi_201702.$C$3:.$C$64]) + SUMPRODUCT([Thong_Tin_Ngay_Nghi_201703.$B$3:.$B$65]=[.$B8];[Thong_Tin_Ngay_Nghi_201703.$C$3:.$C$65]) + SUMPRODUCT([Thong_Tin_Ngay_Nghi_201704.$B$3:.$B$67]=[.$B8];[Thong_Tin_Ngay_Nghi_201704.$C$3:.$C$67]) + SUMPRODUCT([Thong_Tin_Ngay_Nghi_201705.$B$3:.$B$69]=[.$B8];[Thong_Tin_Ngay_Nghi_201705.$C$3:.$C$69])" office:value-type="float" office:value="5">
            <text:p>5</text:p>
          </table:table-cell>
          <table:table-cell table:style-name="ce49" table:formula="of:=IF(DATE(YEAR([.E8]);MONTH([.E8]);DAY([.E8]))&lt;=DATE(YEAR([.E8]);3;31); [.C8]-[.G8] + [.F8]; IF([.G8]-[.C8]&lt;0;[.G8] + [.F8] -[.H8];[.F8]+[.C8]-[.H8]))" office:value-type="float" office:value="1.5">
            <text:p>1.5</text:p>
          </table:table-cell>
          <table:table-cell table:number-columns-repeated="2" table:style-name="ce49"/>
          <table:table-cell table:style-name="ce49" table:formula="of:=[.I8]+[.K8] +[.J8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5" office:value-type="string">
            <text:p>BinhNT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9]);DATE(YEAR([.D9]);12;31);NOW())" office:value-type="date" office:date-value="2017-06-07T14:41:51.14">
            <text:p>06/07/17</text:p>
          </table:table-cell>
          <table:table-cell table:style-name="ce53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5">
            <text:p>5</text:p>
          </table:table-cell>
          <table:table-cell table:style-name="ce56" table:formula="of:=SUMPRODUCT([Thong_Tin_Ngay_Nghi_201701.$B$3:.$B$63]=[.$B9];[Thong_Tin_Ngay_Nghi_201701.$C$3:.$C$63]) +  SUMPRODUCT([Thong_Tin_Ngay_Nghi_201702.$B$3:.$B$64]=[.$B9];[Thong_Tin_Ngay_Nghi_201702.$C$3:.$C$64]) + SUMPRODUCT([Thong_Tin_Ngay_Nghi_201703.$B$3:.$B$65]=[.$B9];[Thong_Tin_Ngay_Nghi_201703.$C$3:.$C$65])" office:value-type="float" office:value="7.5">
            <text:p>7.5</text:p>
          </table:table-cell>
          <table:table-cell table:style-name="ce61" table:formula="of:=SUMPRODUCT([Thong_Tin_Ngay_Nghi_201701.$B$3:.$B$63]=[.$B9];[Thong_Tin_Ngay_Nghi_201701.$C$3:.$C$63]) +  SUMPRODUCT([Thong_Tin_Ngay_Nghi_201702.$B$3:.$B$64]=[.$B9];[Thong_Tin_Ngay_Nghi_201702.$C$3:.$C$64]) + SUMPRODUCT([Thong_Tin_Ngay_Nghi_201703.$B$3:.$B$65]=[.$B9];[Thong_Tin_Ngay_Nghi_201703.$C$3:.$C$65]) + SUMPRODUCT([Thong_Tin_Ngay_Nghi_201704.$B$3:.$B$67]=[.$B9];[Thong_Tin_Ngay_Nghi_201704.$C$3:.$C$67]) + SUMPRODUCT([Thong_Tin_Ngay_Nghi_201705.$B$3:.$B$69]=[.$B9];[Thong_Tin_Ngay_Nghi_201705.$C$3:.$C$69])" office:value-type="float" office:value="10">
            <text:p>10</text:p>
          </table:table-cell>
          <table:table-cell table:style-name="ce49" table:formula="of:=IF(DATE(YEAR([.E9]);MONTH([.E9]);DAY([.E9]))&lt;=DATE(YEAR([.E9]);3;31); [.C9]-[.G9] + [.F9]; IF([.G9]-[.C9]&lt;0;[.G9] + [.F9] -[.H9];[.F9]+[.C9]-[.H9]))" office:value-type="float" office:value="-4">
            <text:p>-4</text:p>
          </table:table-cell>
          <table:table-cell table:number-columns-repeated="2" table:style-name="ce49"/>
          <table:table-cell table:style-name="ce49" table:formula="of:=[.I9]+[.K9] +[.J9]" office:value-type="float" office:value="-4">
            <text:p>-4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0]);DATE(YEAR([.D10]);12;31);NOW())" office:value-type="date" office:date-value="2017-06-07T14:41:51.14">
            <text:p>06/07/17</text:p>
          </table:table-cell>
          <table:table-cell table:style-name="ce53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5">
            <text:p>5</text:p>
          </table:table-cell>
          <table:table-cell table:style-name="ce56" table:formula="of:=SUMPRODUCT([Thong_Tin_Ngay_Nghi_201701.$B$3:.$B$63]=[.$B10];[Thong_Tin_Ngay_Nghi_201701.$C$3:.$C$63]) +  SUMPRODUCT([Thong_Tin_Ngay_Nghi_201702.$B$3:.$B$64]=[.$B10];[Thong_Tin_Ngay_Nghi_201702.$C$3:.$C$64]) + SUMPRODUCT([Thong_Tin_Ngay_Nghi_201703.$B$3:.$B$65]=[.$B10];[Thong_Tin_Ngay_Nghi_201703.$C$3:.$C$65])" office:value-type="float" office:value="5">
            <text:p>5</text:p>
          </table:table-cell>
          <table:table-cell table:style-name="ce61" table:formula="of:=SUMPRODUCT([Thong_Tin_Ngay_Nghi_201701.$B$3:.$B$63]=[.$B10];[Thong_Tin_Ngay_Nghi_201701.$C$3:.$C$63]) +  SUMPRODUCT([Thong_Tin_Ngay_Nghi_201702.$B$3:.$B$64]=[.$B10];[Thong_Tin_Ngay_Nghi_201702.$C$3:.$C$64]) + SUMPRODUCT([Thong_Tin_Ngay_Nghi_201703.$B$3:.$B$65]=[.$B10];[Thong_Tin_Ngay_Nghi_201703.$C$3:.$C$65]) + SUMPRODUCT([Thong_Tin_Ngay_Nghi_201704.$B$3:.$B$67]=[.$B10];[Thong_Tin_Ngay_Nghi_201704.$C$3:.$C$67]) + SUMPRODUCT([Thong_Tin_Ngay_Nghi_201705.$B$3:.$B$69]=[.$B10];[Thong_Tin_Ngay_Nghi_201705.$C$3:.$C$69])" office:value-type="float" office:value="6.5">
            <text:p>6.5</text:p>
          </table:table-cell>
          <table:table-cell table:style-name="ce49" table:formula="of:=IF(DATE(YEAR([.E10]);MONTH([.E10]);DAY([.E10]))&lt;=DATE(YEAR([.E10]);3;31); [.C10]-[.G10] + [.F10]; IF([.G10]-[.C10]&lt;0;[.G10] + [.F10] -[.H10];[.F10]+[.C10]-[.H10]))" office:value-type="float" office:value="2.5">
            <text:p>2.5</text:p>
          </table:table-cell>
          <table:table-cell table:number-columns-repeated="2" table:style-name="ce49"/>
          <table:table-cell table:style-name="ce49" table:formula="of:=[.I10]+[.K10] +[.J10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5" office:value-type="string">
            <text:p>DuongD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1]);DATE(YEAR([.D11]);12;31);NOW())" office:value-type="date" office:date-value="2017-06-07T14:41:51.14">
            <text:p>06/07/17</text:p>
          </table:table-cell>
          <table:table-cell table:style-name="ce53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5">
            <text:p>5</text:p>
          </table:table-cell>
          <table:table-cell table:style-name="ce56" table:formula="of:=SUMPRODUCT([Thong_Tin_Ngay_Nghi_201701.$B$3:.$B$63]=[.$B11];[Thong_Tin_Ngay_Nghi_201701.$C$3:.$C$63]) +  SUMPRODUCT([Thong_Tin_Ngay_Nghi_201702.$B$3:.$B$64]=[.$B11];[Thong_Tin_Ngay_Nghi_201702.$C$3:.$C$64]) + SUMPRODUCT([Thong_Tin_Ngay_Nghi_201703.$B$3:.$B$65]=[.$B11];[Thong_Tin_Ngay_Nghi_201703.$C$3:.$C$65])" office:value-type="float" office:value="5">
            <text:p>5</text:p>
          </table:table-cell>
          <table:table-cell table:style-name="ce61" table:formula="of:=SUMPRODUCT([Thong_Tin_Ngay_Nghi_201701.$B$3:.$B$63]=[.$B11];[Thong_Tin_Ngay_Nghi_201701.$C$3:.$C$63]) +  SUMPRODUCT([Thong_Tin_Ngay_Nghi_201702.$B$3:.$B$64]=[.$B11];[Thong_Tin_Ngay_Nghi_201702.$C$3:.$C$64]) + SUMPRODUCT([Thong_Tin_Ngay_Nghi_201703.$B$3:.$B$65]=[.$B11];[Thong_Tin_Ngay_Nghi_201703.$C$3:.$C$65]) + SUMPRODUCT([Thong_Tin_Ngay_Nghi_201704.$B$3:.$B$67]=[.$B11];[Thong_Tin_Ngay_Nghi_201704.$C$3:.$C$67]) + SUMPRODUCT([Thong_Tin_Ngay_Nghi_201705.$B$3:.$B$69]=[.$B11];[Thong_Tin_Ngay_Nghi_201705.$C$3:.$C$69])" office:value-type="float" office:value="6">
            <text:p>6</text:p>
          </table:table-cell>
          <table:table-cell table:style-name="ce49" table:formula="of:=IF(DATE(YEAR([.E11]);MONTH([.E11]);DAY([.E11]))&lt;=DATE(YEAR([.E11]);3;31); [.C11]-[.G11] + [.F11]; IF([.G11]-[.C11]&lt;0;[.G11] + [.F11] -[.H11];[.F11]+[.C11]-[.H11]))" office:value-type="float" office:value="-1">
            <text:p>-1</text:p>
          </table:table-cell>
          <table:table-cell table:number-columns-repeated="2" table:style-name="ce49"/>
          <table:table-cell table:style-name="ce49" table:formula="of:=[.I11]+[.K11] +[.J11]" office:value-type="float" office:value="-1">
            <text:p>-1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3" office:value-type="float" office:value="6">
            <text:p>6</text:p>
          </table:table-cell>
          <table:table-cell table:style-name="ce45" office:value-type="string">
            <text:p>DuyNM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2]);DATE(YEAR([.D12]);12;31);NOW())" office:value-type="date" office:date-value="2017-06-07T14:41:51.15">
            <text:p>06/07/17</text:p>
          </table:table-cell>
          <table:table-cell table:style-name="ce53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5">
            <text:p>5</text:p>
          </table:table-cell>
          <table:table-cell table:style-name="ce56" table:formula="of:=SUMPRODUCT([Thong_Tin_Ngay_Nghi_201701.$B$3:.$B$63]=[.$B12];[Thong_Tin_Ngay_Nghi_201701.$C$3:.$C$63]) +  SUMPRODUCT([Thong_Tin_Ngay_Nghi_201702.$B$3:.$B$64]=[.$B12];[Thong_Tin_Ngay_Nghi_201702.$C$3:.$C$64]) + SUMPRODUCT([Thong_Tin_Ngay_Nghi_201703.$B$3:.$B$65]=[.$B12];[Thong_Tin_Ngay_Nghi_201703.$C$3:.$C$65])" office:value-type="float" office:value="11.5">
            <text:p>11.5</text:p>
          </table:table-cell>
          <table:table-cell table:style-name="ce61" table:formula="of:=SUMPRODUCT([Thong_Tin_Ngay_Nghi_201701.$B$3:.$B$63]=[.$B12];[Thong_Tin_Ngay_Nghi_201701.$C$3:.$C$63]) +  SUMPRODUCT([Thong_Tin_Ngay_Nghi_201702.$B$3:.$B$64]=[.$B12];[Thong_Tin_Ngay_Nghi_201702.$C$3:.$C$64]) + SUMPRODUCT([Thong_Tin_Ngay_Nghi_201703.$B$3:.$B$65]=[.$B12];[Thong_Tin_Ngay_Nghi_201703.$C$3:.$C$65]) + SUMPRODUCT([Thong_Tin_Ngay_Nghi_201704.$B$3:.$B$67]=[.$B12];[Thong_Tin_Ngay_Nghi_201704.$C$3:.$C$67]) + SUMPRODUCT([Thong_Tin_Ngay_Nghi_201705.$B$3:.$B$69]=[.$B12];[Thong_Tin_Ngay_Nghi_201705.$C$3:.$C$69])" office:value-type="float" office:value="18">
            <text:p>18</text:p>
          </table:table-cell>
          <table:table-cell table:style-name="ce49" table:formula="of:=IF(DATE(YEAR([.E12]);MONTH([.E12]);DAY([.E12]))&lt;=DATE(YEAR([.E12]);3;31); [.C12]-[.G12] + [.F12]; IF([.G12]-[.C12]&lt;0;[.G12] + [.F12] -[.H12];[.F12]+[.C12]-[.H12]))" office:value-type="float" office:value="-8">
            <text:p>-8</text:p>
          </table:table-cell>
          <table:table-cell table:style-name="ce49"/>
          <table:table-cell table:style-name="ce49" table:formula="of:=3+2.5" office:value-type="float" office:value="5.5">
            <text:p>5.5</text:p>
          </table:table-cell>
          <table:table-cell table:style-name="ce49" table:formula="of:=[.I12]+[.K12] +[.J12]" office:value-type="float" office:value="-2.5">
            <text:p>-2.5</text:p>
          </table:table-cell>
          <table:table-cell table:style-name="ce63" office:value-type="string">
            <text:p>Những ngày nghỉ này đã trừ vào lương → sẽ ko trừ vào phép nữa:</text:p>
            <text:p>- Tháng 3: 3 ngày</text:p>
            <text:p>- Tháng 4: 2.5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6" office:value-type="string">
            <text:p>DuyenL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3]);DATE(YEAR([.D13]);12;31);NOW())" office:value-type="date" office:date-value="2017-06-07T14:41:51.15">
            <text:p>06/07/17</text:p>
          </table:table-cell>
          <table:table-cell table:style-name="ce53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5">
            <text:p>5</text:p>
          </table:table-cell>
          <table:table-cell table:style-name="ce56" table:formula="of:=SUMPRODUCT([Thong_Tin_Ngay_Nghi_201701.$B$3:.$B$63]=[.$B13];[Thong_Tin_Ngay_Nghi_201701.$C$3:.$C$63]) +  SUMPRODUCT([Thong_Tin_Ngay_Nghi_201702.$B$3:.$B$64]=[.$B13];[Thong_Tin_Ngay_Nghi_201702.$C$3:.$C$64]) + SUMPRODUCT([Thong_Tin_Ngay_Nghi_201703.$B$3:.$B$65]=[.$B13];[Thong_Tin_Ngay_Nghi_201703.$C$3:.$C$65])" office:value-type="float" office:value="6.5">
            <text:p>6.5</text:p>
          </table:table-cell>
          <table:table-cell table:style-name="ce61" table:formula="of:=SUMPRODUCT([Thong_Tin_Ngay_Nghi_201701.$B$3:.$B$63]=[.$B13];[Thong_Tin_Ngay_Nghi_201701.$C$3:.$C$63]) +  SUMPRODUCT([Thong_Tin_Ngay_Nghi_201702.$B$3:.$B$64]=[.$B13];[Thong_Tin_Ngay_Nghi_201702.$C$3:.$C$64]) + SUMPRODUCT([Thong_Tin_Ngay_Nghi_201703.$B$3:.$B$65]=[.$B13];[Thong_Tin_Ngay_Nghi_201703.$C$3:.$C$65]) + SUMPRODUCT([Thong_Tin_Ngay_Nghi_201704.$B$3:.$B$67]=[.$B13];[Thong_Tin_Ngay_Nghi_201704.$C$3:.$C$67]) + SUMPRODUCT([Thong_Tin_Ngay_Nghi_201705.$B$3:.$B$69]=[.$B13];[Thong_Tin_Ngay_Nghi_201705.$C$3:.$C$69])" office:value-type="float" office:value="9.5">
            <text:p>9.5</text:p>
          </table:table-cell>
          <table:table-cell table:style-name="ce50" table:formula="of:=IF(DATE(YEAR([.E13]);MONTH([.E13]);DAY([.E13]))&lt;=DATE(YEAR([.E13]);3;31); [.C13]-[.G13] + [.F13]; IF([.G13]-[.C13]&lt;0;[.G13] + [.F13] -[.H13];[.F13]+[.C13]-[.H13]))" office:value-type="float" office:value="-4.5">
            <text:p>-4.5</text:p>
          </table:table-cell>
          <table:table-cell table:number-columns-repeated="2" table:style-name="ce50"/>
          <table:table-cell table:style-name="ce50" table:formula="of:=[.I13]+[.K13] +[.J13]" office:value-type="float" office:value="-4.5">
            <text:p>-4.5</text:p>
          </table:table-cell>
          <table:table-cell table:style-name="ce64"/>
          <table:table-cell table:style-name="ce66" table:number-columns-repeated="1011"/>
        </table:table-row>
        <table:table-row table:style-name="ro6">
          <table:table-cell table:style-name="ce43" office:value-type="float" office:value="8">
            <text:p>8</text:p>
          </table:table-cell>
          <table:table-cell table:style-name="ce45" office:value-type="string">
            <text:p>GiauNV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4]);DATE(YEAR([.D14]);12;31);NOW())" office:value-type="date" office:date-value="2017-06-07T14:41:51.15">
            <text:p>06/07/17</text:p>
          </table:table-cell>
          <table:table-cell table:style-name="ce53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5">
            <text:p>5</text:p>
          </table:table-cell>
          <table:table-cell table:style-name="ce56" table:formula="of:=SUMPRODUCT([Thong_Tin_Ngay_Nghi_201701.$B$3:.$B$63]=[.$B14];[Thong_Tin_Ngay_Nghi_201701.$C$3:.$C$63]) +  SUMPRODUCT([Thong_Tin_Ngay_Nghi_201702.$B$3:.$B$64]=[.$B14];[Thong_Tin_Ngay_Nghi_201702.$C$3:.$C$64]) + SUMPRODUCT([Thong_Tin_Ngay_Nghi_201703.$B$3:.$B$65]=[.$B14];[Thong_Tin_Ngay_Nghi_201703.$C$3:.$C$65])" office:value-type="float" office:value="5.5">
            <text:p>5.5</text:p>
          </table:table-cell>
          <table:table-cell table:style-name="ce61" table:formula="of:=SUMPRODUCT([Thong_Tin_Ngay_Nghi_201701.$B$3:.$B$63]=[.$B14];[Thong_Tin_Ngay_Nghi_201701.$C$3:.$C$63]) +  SUMPRODUCT([Thong_Tin_Ngay_Nghi_201702.$B$3:.$B$64]=[.$B14];[Thong_Tin_Ngay_Nghi_201702.$C$3:.$C$64]) + SUMPRODUCT([Thong_Tin_Ngay_Nghi_201703.$B$3:.$B$65]=[.$B14];[Thong_Tin_Ngay_Nghi_201703.$C$3:.$C$65]) + SUMPRODUCT([Thong_Tin_Ngay_Nghi_201704.$B$3:.$B$67]=[.$B14];[Thong_Tin_Ngay_Nghi_201704.$C$3:.$C$67]) + SUMPRODUCT([Thong_Tin_Ngay_Nghi_201705.$B$3:.$B$69]=[.$B14];[Thong_Tin_Ngay_Nghi_201705.$C$3:.$C$69])" office:value-type="float" office:value="8">
            <text:p>8</text:p>
          </table:table-cell>
          <table:table-cell table:style-name="ce49" table:formula="of:=IF(DATE(YEAR([.E14]);MONTH([.E14]);DAY([.E14]))&lt;=DATE(YEAR([.E14]);3;31); [.C14]-[.G14] + [.F14]; IF([.G14]-[.C14]&lt;0;[.G14] + [.F14] -[.H14];[.F14]+[.C14]-[.H14]))" office:value-type="float" office:value="-2">
            <text:p>-2</text:p>
          </table:table-cell>
          <table:table-cell table:number-columns-repeated="2" table:style-name="ce49"/>
          <table:table-cell table:style-name="ce49" table:formula="of:=[.I14]+[.K14] +[.J14]" office:value-type="float" office:value="-2">
            <text:p>-2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6" office:value-type="string">
            <text:p>HaTH</text:p>
          </table:table-cell>
          <table:table-cell table:style-name="ce50" office:value-type="float" office:value="3">
            <text:p>3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5]);DATE(YEAR([.D15]);12;31);NOW())" office:value-type="date" office:date-value="2017-06-07T14:41:51.15">
            <text:p>06/07/17</text:p>
          </table:table-cell>
          <table:table-cell table:style-name="ce53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5">
            <text:p>5</text:p>
          </table:table-cell>
          <table:table-cell table:style-name="ce56" table:formula="of:=SUMPRODUCT([Thong_Tin_Ngay_Nghi_201701.$B$3:.$B$63]=[.$B15];[Thong_Tin_Ngay_Nghi_201701.$C$3:.$C$63]) +  SUMPRODUCT([Thong_Tin_Ngay_Nghi_201702.$B$3:.$B$64]=[.$B15];[Thong_Tin_Ngay_Nghi_201702.$C$3:.$C$64]) + SUMPRODUCT([Thong_Tin_Ngay_Nghi_201703.$B$3:.$B$65]=[.$B15];[Thong_Tin_Ngay_Nghi_201703.$C$3:.$C$65])" office:value-type="float" office:value="7.5">
            <text:p>7.5</text:p>
          </table:table-cell>
          <table:table-cell table:style-name="ce61" table:formula="of:=SUMPRODUCT([Thong_Tin_Ngay_Nghi_201701.$B$3:.$B$63]=[.$B15];[Thong_Tin_Ngay_Nghi_201701.$C$3:.$C$63]) +  SUMPRODUCT([Thong_Tin_Ngay_Nghi_201702.$B$3:.$B$64]=[.$B15];[Thong_Tin_Ngay_Nghi_201702.$C$3:.$C$64]) + SUMPRODUCT([Thong_Tin_Ngay_Nghi_201703.$B$3:.$B$65]=[.$B15];[Thong_Tin_Ngay_Nghi_201703.$C$3:.$C$65]) + SUMPRODUCT([Thong_Tin_Ngay_Nghi_201704.$B$3:.$B$67]=[.$B15];[Thong_Tin_Ngay_Nghi_201704.$C$3:.$C$67]) + SUMPRODUCT([Thong_Tin_Ngay_Nghi_201705.$B$3:.$B$69]=[.$B15];[Thong_Tin_Ngay_Nghi_201705.$C$3:.$C$69])" office:value-type="float" office:value="9.5">
            <text:p>9.5</text:p>
          </table:table-cell>
          <table:table-cell table:style-name="ce49" table:formula="of:=IF(DATE(YEAR([.E15]);MONTH([.E15]);DAY([.E15]))&lt;=DATE(YEAR([.E15]);3;31); [.C15]-[.G15] + [.F15]; IF([.G15]-[.C15]&lt;0;[.G15] + [.F15] -[.H15];[.F15]+[.C15]-[.H15]))" office:value-type="float" office:value="-1.5">
            <text:p>-1.5</text:p>
          </table:table-cell>
          <table:table-cell table:number-columns-repeated="2" table:style-name="ce50"/>
          <table:table-cell table:style-name="ce49" table:formula="of:=[.I15]+[.K15] +[.J15]" office:value-type="float" office:value="-1.5">
            <text:p>-1.5</text:p>
          </table:table-cell>
          <table:table-cell table:style-name="ce64"/>
          <table:table-cell table:style-name="ce66" table:number-columns-repeated="1011"/>
        </table:table-row>
        <table:table-row table:style-name="ro11">
          <table:table-cell table:style-name="ce43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6]);DATE(YEAR([.D16]);12;31);NOW())" office:value-type="date" office:date-value="2017-06-07T14:41:51.15">
            <text:p>06/07/17</text:p>
          </table:table-cell>
          <table:table-cell table:style-name="ce53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5">
            <text:p>5</text:p>
          </table:table-cell>
          <table:table-cell table:style-name="ce56" table:formula="of:=SUMPRODUCT([Thong_Tin_Ngay_Nghi_201701.$B$3:.$B$63]=[.$B16];[Thong_Tin_Ngay_Nghi_201701.$C$3:.$C$63]) +  SUMPRODUCT([Thong_Tin_Ngay_Nghi_201702.$B$3:.$B$64]=[.$B16];[Thong_Tin_Ngay_Nghi_201702.$C$3:.$C$64]) + SUMPRODUCT([Thong_Tin_Ngay_Nghi_201703.$B$3:.$B$65]=[.$B16];[Thong_Tin_Ngay_Nghi_201703.$C$3:.$C$65])" office:value-type="float" office:value="3">
            <text:p>3</text:p>
          </table:table-cell>
          <table:table-cell table:style-name="ce61" table:formula="of:=SUMPRODUCT([Thong_Tin_Ngay_Nghi_201701.$B$3:.$B$63]=[.$B16];[Thong_Tin_Ngay_Nghi_201701.$C$3:.$C$63]) +  SUMPRODUCT([Thong_Tin_Ngay_Nghi_201702.$B$3:.$B$64]=[.$B16];[Thong_Tin_Ngay_Nghi_201702.$C$3:.$C$64]) + SUMPRODUCT([Thong_Tin_Ngay_Nghi_201703.$B$3:.$B$65]=[.$B16];[Thong_Tin_Ngay_Nghi_201703.$C$3:.$C$65]) + SUMPRODUCT([Thong_Tin_Ngay_Nghi_201704.$B$3:.$B$67]=[.$B16];[Thong_Tin_Ngay_Nghi_201704.$C$3:.$C$67]) + SUMPRODUCT([Thong_Tin_Ngay_Nghi_201705.$B$3:.$B$69]=[.$B16];[Thong_Tin_Ngay_Nghi_201705.$C$3:.$C$69])" office:value-type="float" office:value="3">
            <text:p>3</text:p>
          </table:table-cell>
          <table:table-cell table:style-name="ce49" table:formula="of:=IF(DATE(YEAR([.E16]);MONTH([.E16]);DAY([.E16]))&lt;=DATE(YEAR([.E16]);3;31); [.C16]-[.G16] + [.F16]; IF([.G16]-[.C15]&lt;0;[.G16] + [.F16] -[.H16];[.F16]+[.C16]-[.H16]))" office:value-type="float" office:value="2">
            <text:p>2</text:p>
          </table:table-cell>
          <table:table-cell table:style-name="ce49"/>
          <table:table-cell table:style-name="ce49" table:formula="of:=3" office:value-type="float" office:value="3">
            <text:p>3</text:p>
          </table:table-cell>
          <table:table-cell table:style-name="ce49" table:formula="of:=[.I16]+[.K16] +[.J16]" office:value-type="float" office:value="5">
            <text:p>5</text:p>
          </table:table-cell>
          <table:table-cell table:style-name="ce63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11">
            <text:p>11</text:p>
          </table:table-cell>
          <table:table-cell table:style-name="ce45" office:value-type="string">
            <text:p>HaiNM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7]);DATE(YEAR([.D17]);12;31);NOW())" office:value-type="date" office:date-value="2017-06-07T14:41:51.15">
            <text:p>06/07/17</text:p>
          </table:table-cell>
          <table:table-cell table:style-name="ce53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5">
            <text:p>5</text:p>
          </table:table-cell>
          <table:table-cell table:style-name="ce56" table:formula="of:=SUMPRODUCT([Thong_Tin_Ngay_Nghi_201701.$B$3:.$B$63]=[.$B17];[Thong_Tin_Ngay_Nghi_201701.$C$3:.$C$63]) +  SUMPRODUCT([Thong_Tin_Ngay_Nghi_201702.$B$3:.$B$64]=[.$B17];[Thong_Tin_Ngay_Nghi_201702.$C$3:.$C$64]) + SUMPRODUCT([Thong_Tin_Ngay_Nghi_201703.$B$3:.$B$65]=[.$B17];[Thong_Tin_Ngay_Nghi_201703.$C$3:.$C$65])" office:value-type="float" office:value="4">
            <text:p>4</text:p>
          </table:table-cell>
          <table:table-cell table:style-name="ce61" table:formula="of:=SUMPRODUCT([Thong_Tin_Ngay_Nghi_201701.$B$3:.$B$63]=[.$B17];[Thong_Tin_Ngay_Nghi_201701.$C$3:.$C$63]) +  SUMPRODUCT([Thong_Tin_Ngay_Nghi_201702.$B$3:.$B$64]=[.$B17];[Thong_Tin_Ngay_Nghi_201702.$C$3:.$C$64]) + SUMPRODUCT([Thong_Tin_Ngay_Nghi_201703.$B$3:.$B$65]=[.$B17];[Thong_Tin_Ngay_Nghi_201703.$C$3:.$C$65]) + SUMPRODUCT([Thong_Tin_Ngay_Nghi_201704.$B$3:.$B$67]=[.$B17];[Thong_Tin_Ngay_Nghi_201704.$C$3:.$C$67]) + SUMPRODUCT([Thong_Tin_Ngay_Nghi_201705.$B$3:.$B$69]=[.$B17];[Thong_Tin_Ngay_Nghi_201705.$C$3:.$C$69])" office:value-type="float" office:value="6.5">
            <text:p>6.5</text:p>
          </table:table-cell>
          <table:table-cell table:style-name="ce49" table:formula="of:=IF(DATE(YEAR([.E17]);MONTH([.E17]);DAY([.E17]))&lt;=DATE(YEAR([.E17]);3;31); [.C17]-[.G17] + [.F17]; IF([.G17]-[.C17]&lt;0;[.G17] + [.F17] -[.H17];[.F17]+[.C17]-[.H17]))" office:value-type="float" office:value="-1.5">
            <text:p>-1.5</text:p>
          </table:table-cell>
          <table:table-cell table:style-name="ce49"/>
          <table:table-cell table:style-name="ce49" table:formula="of:=1.5" office:value-type="float" office:value="1.5">
            <text:p>1.5</text:p>
          </table:table-cell>
          <table:table-cell table:style-name="ce49" table:formula="of:=[.I17]+[.K17] +[.J17]" office:value-type="float" office:value="0">
            <text:p>0</text:p>
          </table:table-cell>
          <table:table-cell table:style-name="ce63" office:value-type="string">
            <text:p>Những ngày nghỉ này đã trừ vào lương → sẽ ko trừ vào phép nữa:</text:p>
            <text:p>- Tháng 1 1.5 ngày</text:p>
          </table:table-cell>
          <table:table-cell table:number-columns-repeated="1011"/>
        </table:table-row>
        <table:table-row table:style-name="ro6">
          <table:table-cell table:style-name="ce43" office:value-type="float" office:value="12">
            <text:p>12</text:p>
          </table:table-cell>
          <table:table-cell table:style-name="ce45" office:value-type="string">
            <text:p>HienNV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8]);DATE(YEAR([.D18]);12;31);NOW())" office:value-type="date" office:date-value="2017-06-07T14:41:51.15">
            <text:p>06/07/17</text:p>
          </table:table-cell>
          <table:table-cell table:style-name="ce53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5">
            <text:p>5</text:p>
          </table:table-cell>
          <table:table-cell table:style-name="ce56" table:formula="of:=SUMPRODUCT([Thong_Tin_Ngay_Nghi_201701.$B$3:.$B$63]=[.$B18];[Thong_Tin_Ngay_Nghi_201701.$C$3:.$C$63]) +  SUMPRODUCT([Thong_Tin_Ngay_Nghi_201702.$B$3:.$B$64]=[.$B18];[Thong_Tin_Ngay_Nghi_201702.$C$3:.$C$64]) + SUMPRODUCT([Thong_Tin_Ngay_Nghi_201703.$B$3:.$B$65]=[.$B18];[Thong_Tin_Ngay_Nghi_201703.$C$3:.$C$65])" office:value-type="float" office:value="9.5">
            <text:p>9.5</text:p>
          </table:table-cell>
          <table:table-cell table:style-name="ce61" table:formula="of:=SUMPRODUCT([Thong_Tin_Ngay_Nghi_201701.$B$3:.$B$63]=[.$B18];[Thong_Tin_Ngay_Nghi_201701.$C$3:.$C$63]) +  SUMPRODUCT([Thong_Tin_Ngay_Nghi_201702.$B$3:.$B$64]=[.$B18];[Thong_Tin_Ngay_Nghi_201702.$C$3:.$C$64]) + SUMPRODUCT([Thong_Tin_Ngay_Nghi_201703.$B$3:.$B$65]=[.$B18];[Thong_Tin_Ngay_Nghi_201703.$C$3:.$C$65]) + SUMPRODUCT([Thong_Tin_Ngay_Nghi_201704.$B$3:.$B$67]=[.$B18];[Thong_Tin_Ngay_Nghi_201704.$C$3:.$C$67]) + SUMPRODUCT([Thong_Tin_Ngay_Nghi_201705.$B$3:.$B$69]=[.$B18];[Thong_Tin_Ngay_Nghi_201705.$C$3:.$C$69])" office:value-type="float" office:value="18">
            <text:p>18</text:p>
          </table:table-cell>
          <table:table-cell table:style-name="ce49" table:formula="of:=IF(DATE(YEAR([.E18]);MONTH([.E18]);DAY([.E18]))&lt;=DATE(YEAR([.E18]);3;31); [.C18]-[.G18] + [.F18]; IF([.G18]-[.C18]&lt;0;[.G18] + [.F18] -[.H18];[.F18]+[.C18]-[.H18]))" office:value-type="float" office:value="-13">
            <text:p>-13</text:p>
          </table:table-cell>
          <table:table-cell table:number-columns-repeated="2" table:style-name="ce49"/>
          <table:table-cell table:style-name="ce49" table:formula="of:=[.I18]+[.K18] +[.J18]" office:value-type="float" office:value="-13">
            <text:p>-13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5" office:value-type="string">
            <text:p>HiepNH</text:p>
          </table:table-cell>
          <table:table-cell table:style-name="ce49" office:value-type="float" office:value="2.5">
            <text:p>2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9]);DATE(YEAR([.D19]);12;31);NOW())" office:value-type="date" office:date-value="2017-06-07T14:41:51.16">
            <text:p>06/07/17</text:p>
          </table:table-cell>
          <table:table-cell table:style-name="ce53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5">
            <text:p>5</text:p>
          </table:table-cell>
          <table:table-cell table:style-name="ce56" table:formula="of:=SUMPRODUCT([Thong_Tin_Ngay_Nghi_201701.$B$3:.$B$63]=[.$B19];[Thong_Tin_Ngay_Nghi_201701.$C$3:.$C$63]) +  SUMPRODUCT([Thong_Tin_Ngay_Nghi_201702.$B$3:.$B$64]=[.$B19];[Thong_Tin_Ngay_Nghi_201702.$C$3:.$C$64]) + SUMPRODUCT([Thong_Tin_Ngay_Nghi_201703.$B$3:.$B$65]=[.$B19];[Thong_Tin_Ngay_Nghi_201703.$C$3:.$C$65])" office:value-type="float" office:value="3">
            <text:p>3</text:p>
          </table:table-cell>
          <table:table-cell table:style-name="ce61" table:formula="of:=SUMPRODUCT([Thong_Tin_Ngay_Nghi_201701.$B$3:.$B$63]=[.$B19];[Thong_Tin_Ngay_Nghi_201701.$C$3:.$C$63]) +  SUMPRODUCT([Thong_Tin_Ngay_Nghi_201702.$B$3:.$B$64]=[.$B19];[Thong_Tin_Ngay_Nghi_201702.$C$3:.$C$64]) + SUMPRODUCT([Thong_Tin_Ngay_Nghi_201703.$B$3:.$B$65]=[.$B19];[Thong_Tin_Ngay_Nghi_201703.$C$3:.$C$65]) + SUMPRODUCT([Thong_Tin_Ngay_Nghi_201704.$B$3:.$B$67]=[.$B19];[Thong_Tin_Ngay_Nghi_201704.$C$3:.$C$67]) + SUMPRODUCT([Thong_Tin_Ngay_Nghi_201705.$B$3:.$B$69]=[.$B19];[Thong_Tin_Ngay_Nghi_201705.$C$3:.$C$69])" office:value-type="float" office:value="4">
            <text:p>4</text:p>
          </table:table-cell>
          <table:table-cell table:style-name="ce49" table:formula="of:=IF(DATE(YEAR([.E19]);MONTH([.E19]);DAY([.E19]))&lt;=DATE(YEAR([.E19]);3;31); [.C19]-[.G19] + [.F19]; IF([.G19]-[.C19]&lt;0;[.G19] + [.F19] -[.H19];[.F19]+[.C19]-[.H19]))" office:value-type="float" office:value="3.5">
            <text:p>3.5</text:p>
          </table:table-cell>
          <table:table-cell table:number-columns-repeated="2" table:style-name="ce49"/>
          <table:table-cell table:style-name="ce49" table:formula="of:=[.I19]+[.K19] +[.J19]" office:value-type="float" office:value="3.5">
            <text:p>3.5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3" office:value-type="float" office:value="14">
            <text:p>14</text:p>
          </table:table-cell>
          <table:table-cell table:style-name="ce45" office:value-type="string">
            <text:p>HieuNKT</text:p>
          </table:table-cell>
          <table:table-cell office:value-type="float" office:value="0">
            <text:p>0</text:p>
          </table:table-cell>
          <table:table-cell table:style-name="ce51" office:value-type="date" office:date-value="2017-02-06">
            <text:p>02/06/17</text:p>
          </table:table-cell>
          <table:table-cell table:style-name="ce51" table:formula="of:=IF(YEAR(NOW())&gt;YEAR([.D20]);DATE(YEAR([.D20]);12;31);NOW())" office:value-type="date" office:date-value="2017-06-07T14:41:51.16">
            <text:p>06/07/17</text:p>
          </table:table-cell>
          <table:table-cell table:style-name="ce53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4">
            <text:p>4</text:p>
          </table:table-cell>
          <table:table-cell table:style-name="ce56" table:formula="of:=SUMPRODUCT([Thong_Tin_Ngay_Nghi_201701.$B$3:.$B$63]=[.$B20];[Thong_Tin_Ngay_Nghi_201701.$C$3:.$C$63]) +  SUMPRODUCT([Thong_Tin_Ngay_Nghi_201702.$B$3:.$B$64]=[.$B20];[Thong_Tin_Ngay_Nghi_201702.$C$3:.$C$64]) + SUMPRODUCT([Thong_Tin_Ngay_Nghi_201703.$B$3:.$B$65]=[.$B20];[Thong_Tin_Ngay_Nghi_201703.$C$3:.$C$65])" office:value-type="float" office:value="0.5">
            <text:p>0.5</text:p>
          </table:table-cell>
          <table:table-cell table:style-name="ce61" table:formula="of:=SUMPRODUCT([Thong_Tin_Ngay_Nghi_201701.$B$3:.$B$63]=[.$B20];[Thong_Tin_Ngay_Nghi_201701.$C$3:.$C$63]) +  SUMPRODUCT([Thong_Tin_Ngay_Nghi_201702.$B$3:.$B$64]=[.$B20];[Thong_Tin_Ngay_Nghi_201702.$C$3:.$C$64]) + SUMPRODUCT([Thong_Tin_Ngay_Nghi_201703.$B$3:.$B$65]=[.$B20];[Thong_Tin_Ngay_Nghi_201703.$C$3:.$C$65]) + SUMPRODUCT([Thong_Tin_Ngay_Nghi_201704.$B$3:.$B$67]=[.$B20];[Thong_Tin_Ngay_Nghi_201704.$C$3:.$C$67]) + SUMPRODUCT([Thong_Tin_Ngay_Nghi_201705.$B$3:.$B$69]=[.$B20];[Thong_Tin_Ngay_Nghi_201705.$C$3:.$C$69])" office:value-type="float" office:value="3">
            <text:p>3</text:p>
          </table:table-cell>
          <table:table-cell table:style-name="ce49" table:formula="of:=IF(DATE(YEAR([.E20]);MONTH([.E20]);DAY([.E20]))&lt;=DATE(YEAR([.E20]);3;31); [.C20]-[.G20] + [.F20]; IF([.G20]-[.C20]&lt;0;[.G20] + [.F20] -[.H20];[.F20]+[.C20]-[.H20]))" office:value-type="float" office:value="1">
            <text:p>1</text:p>
          </table:table-cell>
          <table:table-cell table:style-name="ce49"/>
          <table:table-cell table:style-name="ce49" table:formula="of:=0.5" office:value-type="float" office:value="0.5">
            <text:p>0.5</text:p>
          </table:table-cell>
          <table:table-cell table:style-name="ce49" table:formula="of:=[.I20]+[.K20] +[.J20]" office:value-type="float" office:value="1.5">
            <text:p>1.5</text:p>
          </table:table-cell>
          <table:table-cell table:style-name="ce65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5" office:value-type="string">
            <text:p>HungLV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1]);DATE(YEAR([.D21]);12;31);NOW())" office:value-type="date" office:date-value="2017-06-07T14:41:51.16">
            <text:p>06/07/17</text:p>
          </table:table-cell>
          <table:table-cell table:style-name="ce53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5">
            <text:p>5</text:p>
          </table:table-cell>
          <table:table-cell table:style-name="ce56" table:formula="of:=SUMPRODUCT([Thong_Tin_Ngay_Nghi_201701.$B$3:.$B$63]=[.$B21];[Thong_Tin_Ngay_Nghi_201701.$C$3:.$C$63]) +  SUMPRODUCT([Thong_Tin_Ngay_Nghi_201702.$B$3:.$B$64]=[.$B21];[Thong_Tin_Ngay_Nghi_201702.$C$3:.$C$64]) + SUMPRODUCT([Thong_Tin_Ngay_Nghi_201703.$B$3:.$B$65]=[.$B21];[Thong_Tin_Ngay_Nghi_201703.$C$3:.$C$65])" office:value-type="float" office:value="0">
            <text:p>0</text:p>
          </table:table-cell>
          <table:table-cell table:style-name="ce61" table:formula="of:=SUMPRODUCT([Thong_Tin_Ngay_Nghi_201701.$B$3:.$B$63]=[.$B21];[Thong_Tin_Ngay_Nghi_201701.$C$3:.$C$63]) +  SUMPRODUCT([Thong_Tin_Ngay_Nghi_201702.$B$3:.$B$64]=[.$B21];[Thong_Tin_Ngay_Nghi_201702.$C$3:.$C$64]) + SUMPRODUCT([Thong_Tin_Ngay_Nghi_201703.$B$3:.$B$65]=[.$B21];[Thong_Tin_Ngay_Nghi_201703.$C$3:.$C$65]) + SUMPRODUCT([Thong_Tin_Ngay_Nghi_201704.$B$3:.$B$67]=[.$B21];[Thong_Tin_Ngay_Nghi_201704.$C$3:.$C$67]) + SUMPRODUCT([Thong_Tin_Ngay_Nghi_201705.$B$3:.$B$69]=[.$B21];[Thong_Tin_Ngay_Nghi_201705.$C$3:.$C$69])" office:value-type="float" office:value="2">
            <text:p>2</text:p>
          </table:table-cell>
          <table:table-cell table:style-name="ce49" table:formula="of:=IF(DATE(YEAR([.E21]);MONTH([.E21]);DAY([.E21]))&lt;=DATE(YEAR([.E21]);3;31); [.C21]-[.G21] + [.F21]; IF([.G21]-[.C21]&lt;0;[.G21] + [.F21] -[.H21];[.F21]+[.C21]-[.H21]))" office:value-type="float" office:value="3">
            <text:p>3</text:p>
          </table:table-cell>
          <table:table-cell table:number-columns-repeated="2" table:style-name="ce49"/>
          <table:table-cell table:style-name="ce49" table:formula="of:=[.I21]+[.K21] +[.J21]" office:value-type="float" office:value="3">
            <text:p>3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16">
            <text:p>16</text:p>
          </table:table-cell>
          <table:table-cell table:style-name="ce45" office:value-type="string">
            <text:p>HungNC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2]);DATE(YEAR([.D22]);12;31);NOW())" office:value-type="date" office:date-value="2017-06-07T14:41:51.16">
            <text:p>06/07/17</text:p>
          </table:table-cell>
          <table:table-cell table:style-name="ce53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5">
            <text:p>5</text:p>
          </table:table-cell>
          <table:table-cell table:style-name="ce56" table:formula="of:=SUMPRODUCT([Thong_Tin_Ngay_Nghi_201701.$B$3:.$B$63]=[.$B22];[Thong_Tin_Ngay_Nghi_201701.$C$3:.$C$63]) +  SUMPRODUCT([Thong_Tin_Ngay_Nghi_201702.$B$3:.$B$64]=[.$B22];[Thong_Tin_Ngay_Nghi_201702.$C$3:.$C$64]) + SUMPRODUCT([Thong_Tin_Ngay_Nghi_201703.$B$3:.$B$65]=[.$B22];[Thong_Tin_Ngay_Nghi_201703.$C$3:.$C$65])" office:value-type="float" office:value="3">
            <text:p>3</text:p>
          </table:table-cell>
          <table:table-cell table:style-name="ce61" table:formula="of:=SUMPRODUCT([Thong_Tin_Ngay_Nghi_201701.$B$3:.$B$63]=[.$B22];[Thong_Tin_Ngay_Nghi_201701.$C$3:.$C$63]) +  SUMPRODUCT([Thong_Tin_Ngay_Nghi_201702.$B$3:.$B$64]=[.$B22];[Thong_Tin_Ngay_Nghi_201702.$C$3:.$C$64]) + SUMPRODUCT([Thong_Tin_Ngay_Nghi_201703.$B$3:.$B$65]=[.$B22];[Thong_Tin_Ngay_Nghi_201703.$C$3:.$C$65]) + SUMPRODUCT([Thong_Tin_Ngay_Nghi_201704.$B$3:.$B$67]=[.$B22];[Thong_Tin_Ngay_Nghi_201704.$C$3:.$C$67]) + SUMPRODUCT([Thong_Tin_Ngay_Nghi_201705.$B$3:.$B$69]=[.$B22];[Thong_Tin_Ngay_Nghi_201705.$C$3:.$C$69])" office:value-type="float" office:value="6">
            <text:p>6</text:p>
          </table:table-cell>
          <table:table-cell table:style-name="ce49" table:formula="of:=IF(DATE(YEAR([.E22]);MONTH([.E22]);DAY([.E22]))&lt;=DATE(YEAR([.E22]);3;31); [.C22]-[.G22] + [.F22]; IF([.G22]-[.C22]&lt;0;[.G22] + [.F22] -[.H22];[.F22]+[.C22]-[.H22]))" office:value-type="float" office:value="2">
            <text:p>2</text:p>
          </table:table-cell>
          <table:table-cell table:number-columns-repeated="2" table:style-name="ce49"/>
          <table:table-cell table:style-name="ce49" table:formula="of:=[.I22]+[.K22] +[.J22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5" office:value-type="string">
            <text:p>HungP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3]);DATE(YEAR([.D23]);12;31);NOW())" office:value-type="date" office:date-value="2017-06-07T14:41:51.16">
            <text:p>06/07/17</text:p>
          </table:table-cell>
          <table:table-cell table:style-name="ce53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5">
            <text:p>5</text:p>
          </table:table-cell>
          <table:table-cell table:style-name="ce56" table:formula="of:=SUMPRODUCT([Thong_Tin_Ngay_Nghi_201701.$B$3:.$B$63]=[.$B23];[Thong_Tin_Ngay_Nghi_201701.$C$3:.$C$63]) +  SUMPRODUCT([Thong_Tin_Ngay_Nghi_201702.$B$3:.$B$64]=[.$B23];[Thong_Tin_Ngay_Nghi_201702.$C$3:.$C$64]) + SUMPRODUCT([Thong_Tin_Ngay_Nghi_201703.$B$3:.$B$65]=[.$B23];[Thong_Tin_Ngay_Nghi_201703.$C$3:.$C$65])" office:value-type="float" office:value="6">
            <text:p>6</text:p>
          </table:table-cell>
          <table:table-cell table:style-name="ce61" table:formula="of:=SUMPRODUCT([Thong_Tin_Ngay_Nghi_201701.$B$3:.$B$63]=[.$B23];[Thong_Tin_Ngay_Nghi_201701.$C$3:.$C$63]) +  SUMPRODUCT([Thong_Tin_Ngay_Nghi_201702.$B$3:.$B$64]=[.$B23];[Thong_Tin_Ngay_Nghi_201702.$C$3:.$C$64]) + SUMPRODUCT([Thong_Tin_Ngay_Nghi_201703.$B$3:.$B$65]=[.$B23];[Thong_Tin_Ngay_Nghi_201703.$C$3:.$C$65]) + SUMPRODUCT([Thong_Tin_Ngay_Nghi_201704.$B$3:.$B$67]=[.$B23];[Thong_Tin_Ngay_Nghi_201704.$C$3:.$C$67]) + SUMPRODUCT([Thong_Tin_Ngay_Nghi_201705.$B$3:.$B$69]=[.$B23];[Thong_Tin_Ngay_Nghi_201705.$C$3:.$C$69])" office:value-type="float" office:value="9">
            <text:p>9</text:p>
          </table:table-cell>
          <table:table-cell table:style-name="ce49" table:formula="of:=IF(DATE(YEAR([.E23]);MONTH([.E23]);DAY([.E23]))&lt;=DATE(YEAR([.E23]);3;31); [.C23]-[.G23] + [.F23]; IF([.G23]-[.C23]&lt;0;[.G23] + [.F23] -[.H23];[.F23]+[.C23]-[.H23]))" office:value-type="float" office:value="-4">
            <text:p>-4</text:p>
          </table:table-cell>
          <table:table-cell table:number-columns-repeated="2" table:style-name="ce49"/>
          <table:table-cell table:style-name="ce49" table:formula="of:=[.I23]+[.K23] +[.J23]" office:value-type="float" office:value="-4">
            <text:p>-4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18">
            <text:p>18</text:p>
          </table:table-cell>
          <table:table-cell table:style-name="ce45" office:value-type="string">
            <text:p>HuyD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4]);DATE(YEAR([.D24]);12;31);NOW())" office:value-type="date" office:date-value="2017-06-07T14:41:51.16">
            <text:p>06/07/17</text:p>
          </table:table-cell>
          <table:table-cell table:style-name="ce53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5">
            <text:p>5</text:p>
          </table:table-cell>
          <table:table-cell table:style-name="ce56" table:formula="of:=SUMPRODUCT([Thong_Tin_Ngay_Nghi_201701.$B$3:.$B$63]=[.$B24];[Thong_Tin_Ngay_Nghi_201701.$C$3:.$C$63]) +  SUMPRODUCT([Thong_Tin_Ngay_Nghi_201702.$B$3:.$B$64]=[.$B24];[Thong_Tin_Ngay_Nghi_201702.$C$3:.$C$64]) + SUMPRODUCT([Thong_Tin_Ngay_Nghi_201703.$B$3:.$B$65]=[.$B24];[Thong_Tin_Ngay_Nghi_201703.$C$3:.$C$65])" office:value-type="float" office:value="0.5">
            <text:p>0.5</text:p>
          </table:table-cell>
          <table:table-cell table:style-name="ce61" table:formula="of:=SUMPRODUCT([Thong_Tin_Ngay_Nghi_201701.$B$3:.$B$63]=[.$B24];[Thong_Tin_Ngay_Nghi_201701.$C$3:.$C$63]) +  SUMPRODUCT([Thong_Tin_Ngay_Nghi_201702.$B$3:.$B$64]=[.$B24];[Thong_Tin_Ngay_Nghi_201702.$C$3:.$C$64]) + SUMPRODUCT([Thong_Tin_Ngay_Nghi_201703.$B$3:.$B$65]=[.$B24];[Thong_Tin_Ngay_Nghi_201703.$C$3:.$C$65]) + SUMPRODUCT([Thong_Tin_Ngay_Nghi_201704.$B$3:.$B$67]=[.$B24];[Thong_Tin_Ngay_Nghi_201704.$C$3:.$C$67]) + SUMPRODUCT([Thong_Tin_Ngay_Nghi_201705.$B$3:.$B$69]=[.$B24];[Thong_Tin_Ngay_Nghi_201705.$C$3:.$C$69])" office:value-type="float" office:value="2">
            <text:p>2</text:p>
          </table:table-cell>
          <table:table-cell table:style-name="ce49" table:formula="of:=IF(DATE(YEAR([.E24]);MONTH([.E24]);DAY([.E24]))&lt;=DATE(YEAR([.E24]);3;31); [.C24]-[.G24] + [.F24]; IF([.G24]-[.C24]&lt;0;[.G24] + [.F24] -[.H24];[.F24]+[.C24]-[.H24]))" office:value-type="float" office:value="3.5">
            <text:p>3.5</text:p>
          </table:table-cell>
          <table:table-cell table:number-columns-repeated="2" table:style-name="ce49"/>
          <table:table-cell table:style-name="ce49" table:formula="of:=[.I24]+[.K24] +[.J24]" office:value-type="float" office:value="3.5">
            <text:p>3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5" office:value-type="string">
            <text:p>HuyNG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5]);DATE(YEAR([.D25]);12;31);NOW())" office:value-type="date" office:date-value="2017-06-07T14:41:51.16">
            <text:p>06/07/17</text:p>
          </table:table-cell>
          <table:table-cell table:style-name="ce53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5">
            <text:p>5</text:p>
          </table:table-cell>
          <table:table-cell table:style-name="ce56" table:formula="of:=SUMPRODUCT([Thong_Tin_Ngay_Nghi_201701.$B$3:.$B$63]=[.$B25];[Thong_Tin_Ngay_Nghi_201701.$C$3:.$C$63]) +  SUMPRODUCT([Thong_Tin_Ngay_Nghi_201702.$B$3:.$B$64]=[.$B25];[Thong_Tin_Ngay_Nghi_201702.$C$3:.$C$64]) + SUMPRODUCT([Thong_Tin_Ngay_Nghi_201703.$B$3:.$B$65]=[.$B25];[Thong_Tin_Ngay_Nghi_201703.$C$3:.$C$65])" office:value-type="float" office:value="5">
            <text:p>5</text:p>
          </table:table-cell>
          <table:table-cell table:style-name="ce61" table:formula="of:=SUMPRODUCT([Thong_Tin_Ngay_Nghi_201701.$B$3:.$B$63]=[.$B25];[Thong_Tin_Ngay_Nghi_201701.$C$3:.$C$63]) +  SUMPRODUCT([Thong_Tin_Ngay_Nghi_201702.$B$3:.$B$64]=[.$B25];[Thong_Tin_Ngay_Nghi_201702.$C$3:.$C$64]) + SUMPRODUCT([Thong_Tin_Ngay_Nghi_201703.$B$3:.$B$65]=[.$B25];[Thong_Tin_Ngay_Nghi_201703.$C$3:.$C$65]) + SUMPRODUCT([Thong_Tin_Ngay_Nghi_201704.$B$3:.$B$67]=[.$B25];[Thong_Tin_Ngay_Nghi_201704.$C$3:.$C$67]) + SUMPRODUCT([Thong_Tin_Ngay_Nghi_201705.$B$3:.$B$69]=[.$B25];[Thong_Tin_Ngay_Nghi_201705.$C$3:.$C$69])" office:value-type="float" office:value="9">
            <text:p>9</text:p>
          </table:table-cell>
          <table:table-cell table:style-name="ce49" table:formula="of:=IF(DATE(YEAR([.E25]);MONTH([.E25]);DAY([.E25]))&lt;=DATE(YEAR([.E25]);3;31); [.C25]-[.G25] + [.F25]; IF([.G25]-[.C25]&lt;0;[.G25] + [.F25] -[.H25];[.F25]+[.C25]-[.H25]))" office:value-type="float" office:value="-3">
            <text:p>-3</text:p>
          </table:table-cell>
          <table:table-cell table:number-columns-repeated="2" table:style-name="ce49"/>
          <table:table-cell table:style-name="ce49" table:formula="of:=[.I25]+[.K25] +[.J25]" office:value-type="float" office:value="-3">
            <text:p>-3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20">
            <text:p>20</text:p>
          </table:table-cell>
          <table:table-cell table:style-name="ce45" office:value-type="string">
            <text:p>KhaiLV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6]);DATE(YEAR([.D26]);12;31);NOW())" office:value-type="date" office:date-value="2017-06-07T14:41:51.16">
            <text:p>06/07/17</text:p>
          </table:table-cell>
          <table:table-cell table:style-name="ce53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5">
            <text:p>5</text:p>
          </table:table-cell>
          <table:table-cell table:style-name="ce56" table:formula="of:=SUMPRODUCT([Thong_Tin_Ngay_Nghi_201701.$B$3:.$B$63]=[.$B26];[Thong_Tin_Ngay_Nghi_201701.$C$3:.$C$63]) +  SUMPRODUCT([Thong_Tin_Ngay_Nghi_201702.$B$3:.$B$64]=[.$B26];[Thong_Tin_Ngay_Nghi_201702.$C$3:.$C$64]) + SUMPRODUCT([Thong_Tin_Ngay_Nghi_201703.$B$3:.$B$65]=[.$B26];[Thong_Tin_Ngay_Nghi_201703.$C$3:.$C$65])" office:value-type="float" office:value="5">
            <text:p>5</text:p>
          </table:table-cell>
          <table:table-cell table:style-name="ce61" table:formula="of:=SUMPRODUCT([Thong_Tin_Ngay_Nghi_201701.$B$3:.$B$63]=[.$B26];[Thong_Tin_Ngay_Nghi_201701.$C$3:.$C$63]) +  SUMPRODUCT([Thong_Tin_Ngay_Nghi_201702.$B$3:.$B$64]=[.$B26];[Thong_Tin_Ngay_Nghi_201702.$C$3:.$C$64]) + SUMPRODUCT([Thong_Tin_Ngay_Nghi_201703.$B$3:.$B$65]=[.$B26];[Thong_Tin_Ngay_Nghi_201703.$C$3:.$C$65]) + SUMPRODUCT([Thong_Tin_Ngay_Nghi_201704.$B$3:.$B$67]=[.$B26];[Thong_Tin_Ngay_Nghi_201704.$C$3:.$C$67]) + SUMPRODUCT([Thong_Tin_Ngay_Nghi_201705.$B$3:.$B$69]=[.$B26];[Thong_Tin_Ngay_Nghi_201705.$C$3:.$C$69])" office:value-type="float" office:value="5">
            <text:p>5</text:p>
          </table:table-cell>
          <table:table-cell table:style-name="ce49" table:formula="of:=IF(DATE(YEAR([.E26]);MONTH([.E26]);DAY([.E26]))&lt;=DATE(YEAR([.E26]);3;31); [.C26]-[.G26] + [.F26]; IF([.G26]-[.C26]&lt;0;[.G26] + [.F26] -[.H26];[.F26]+[.C26]-[.H26]))" office:value-type="float" office:value="2">
            <text:p>2</text:p>
          </table:table-cell>
          <table:table-cell table:number-columns-repeated="2" table:style-name="ce49"/>
          <table:table-cell table:style-name="ce49" table:formula="of:=[.I26]+[.K26] +[.J26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12">
          <table:table-cell table:style-name="ce42" office:value-type="float" office:value="21">
            <text:p>21</text:p>
          </table:table-cell>
          <table:table-cell table:style-name="ce45" office:value-type="string">
            <text:p>KhangNH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7]);DATE(YEAR([.D27]);12;31);NOW())" office:value-type="date" office:date-value="2017-06-07T14:41:51.16">
            <text:p>06/07/17</text:p>
          </table:table-cell>
          <table:table-cell table:style-name="ce53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5">
            <text:p>5</text:p>
          </table:table-cell>
          <table:table-cell table:style-name="ce56" table:formula="of:=SUMPRODUCT([Thong_Tin_Ngay_Nghi_201701.$B$3:.$B$63]=[.$B27];[Thong_Tin_Ngay_Nghi_201701.$C$3:.$C$63]) +  SUMPRODUCT([Thong_Tin_Ngay_Nghi_201702.$B$3:.$B$64]=[.$B27];[Thong_Tin_Ngay_Nghi_201702.$C$3:.$C$64]) + SUMPRODUCT([Thong_Tin_Ngay_Nghi_201703.$B$3:.$B$65]=[.$B27];[Thong_Tin_Ngay_Nghi_201703.$C$3:.$C$65])" office:value-type="float" office:value="0">
            <text:p>0</text:p>
          </table:table-cell>
          <table:table-cell table:style-name="ce61" table:formula="of:=SUMPRODUCT([Thong_Tin_Ngay_Nghi_201701.$B$3:.$B$63]=[.$B27];[Thong_Tin_Ngay_Nghi_201701.$C$3:.$C$63]) +  SUMPRODUCT([Thong_Tin_Ngay_Nghi_201702.$B$3:.$B$64]=[.$B27];[Thong_Tin_Ngay_Nghi_201702.$C$3:.$C$64]) + SUMPRODUCT([Thong_Tin_Ngay_Nghi_201703.$B$3:.$B$65]=[.$B27];[Thong_Tin_Ngay_Nghi_201703.$C$3:.$C$65]) + SUMPRODUCT([Thong_Tin_Ngay_Nghi_201704.$B$3:.$B$67]=[.$B27];[Thong_Tin_Ngay_Nghi_201704.$C$3:.$C$67]) + SUMPRODUCT([Thong_Tin_Ngay_Nghi_201705.$B$3:.$B$69]=[.$B27];[Thong_Tin_Ngay_Nghi_201705.$C$3:.$C$69])" office:value-type="float" office:value="0">
            <text:p>0</text:p>
          </table:table-cell>
          <table:table-cell table:style-name="ce49" table:formula="of:=IF(DATE(YEAR([.E27]);MONTH([.E27]);DAY([.E27]))&lt;=DATE(YEAR([.E27]);3;31); [.C27]-[.G27] + [.F27]; IF([.G27]-[.C27]&lt;0;[.G27] + [.F27] -[.H27];[.F27]+[.C27]-[.H27]))" office:value-type="float" office:value="5">
            <text:p>5</text:p>
          </table:table-cell>
          <table:table-cell table:number-columns-repeated="2" table:style-name="ce49"/>
          <table:table-cell table:style-name="ce49" table:formula="of:=[.I27]+[.K27] +[.J27]" office:value-type="float" office:value="5">
            <text:p>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22">
            <text:p>22</text:p>
          </table:table-cell>
          <table:table-cell table:style-name="ce45" office:value-type="string">
            <text:p>KienPT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8]);DATE(YEAR([.D28]);12;31);NOW())" office:value-type="date" office:date-value="2017-06-07T14:41:51.16">
            <text:p>06/07/17</text:p>
          </table:table-cell>
          <table:table-cell table:style-name="ce53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5">
            <text:p>5</text:p>
          </table:table-cell>
          <table:table-cell table:style-name="ce56" table:formula="of:=SUMPRODUCT([Thong_Tin_Ngay_Nghi_201701.$B$3:.$B$63]=[.$B28];[Thong_Tin_Ngay_Nghi_201701.$C$3:.$C$63]) +  SUMPRODUCT([Thong_Tin_Ngay_Nghi_201702.$B$3:.$B$64]=[.$B28];[Thong_Tin_Ngay_Nghi_201702.$C$3:.$C$64]) + SUMPRODUCT([Thong_Tin_Ngay_Nghi_201703.$B$3:.$B$65]=[.$B28];[Thong_Tin_Ngay_Nghi_201703.$C$3:.$C$65])" office:value-type="float" office:value="5">
            <text:p>5</text:p>
          </table:table-cell>
          <table:table-cell table:style-name="ce61" table:formula="of:=SUMPRODUCT([Thong_Tin_Ngay_Nghi_201701.$B$3:.$B$63]=[.$B28];[Thong_Tin_Ngay_Nghi_201701.$C$3:.$C$63]) +  SUMPRODUCT([Thong_Tin_Ngay_Nghi_201702.$B$3:.$B$64]=[.$B28];[Thong_Tin_Ngay_Nghi_201702.$C$3:.$C$64]) + SUMPRODUCT([Thong_Tin_Ngay_Nghi_201703.$B$3:.$B$65]=[.$B28];[Thong_Tin_Ngay_Nghi_201703.$C$3:.$C$65]) + SUMPRODUCT([Thong_Tin_Ngay_Nghi_201704.$B$3:.$B$67]=[.$B28];[Thong_Tin_Ngay_Nghi_201704.$C$3:.$C$67]) + SUMPRODUCT([Thong_Tin_Ngay_Nghi_201705.$B$3:.$B$69]=[.$B28];[Thong_Tin_Ngay_Nghi_201705.$C$3:.$C$69])" office:value-type="float" office:value="8">
            <text:p>8</text:p>
          </table:table-cell>
          <table:table-cell table:style-name="ce49" table:formula="of:=IF(DATE(YEAR([.E28]);MONTH([.E28]);DAY([.E28]))&lt;=DATE(YEAR([.E28]);3;31); [.C28]-[.G28] + [.F28]; IF([.G28]-[.C28]&lt;0;[.G28] + [.F28] -[.H28];[.F28]+[.C28]-[.H28]))" office:value-type="float" office:value="1.5">
            <text:p>1.5</text:p>
          </table:table-cell>
          <table:table-cell table:number-columns-repeated="2" table:style-name="ce49"/>
          <table:table-cell table:style-name="ce49" table:formula="of:=[.I28]+[.K28] +[.J28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5" office:value-type="string">
            <text:p>KietNVT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9]);DATE(YEAR([.D29]);12;31);NOW())" office:value-type="date" office:date-value="2017-06-07T14:41:51.17">
            <text:p>06/07/17</text:p>
          </table:table-cell>
          <table:table-cell table:style-name="ce53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5">
            <text:p>5</text:p>
          </table:table-cell>
          <table:table-cell table:style-name="ce56" table:formula="of:=SUMPRODUCT([Thong_Tin_Ngay_Nghi_201701.$B$3:.$B$63]=[.$B29];[Thong_Tin_Ngay_Nghi_201701.$C$3:.$C$63]) +  SUMPRODUCT([Thong_Tin_Ngay_Nghi_201702.$B$3:.$B$64]=[.$B29];[Thong_Tin_Ngay_Nghi_201702.$C$3:.$C$64]) + SUMPRODUCT([Thong_Tin_Ngay_Nghi_201703.$B$3:.$B$65]=[.$B29];[Thong_Tin_Ngay_Nghi_201703.$C$3:.$C$65])" office:value-type="float" office:value="9.5">
            <text:p>9.5</text:p>
          </table:table-cell>
          <table:table-cell table:style-name="ce61" table:formula="of:=SUMPRODUCT([Thong_Tin_Ngay_Nghi_201701.$B$3:.$B$63]=[.$B29];[Thong_Tin_Ngay_Nghi_201701.$C$3:.$C$63]) +  SUMPRODUCT([Thong_Tin_Ngay_Nghi_201702.$B$3:.$B$64]=[.$B29];[Thong_Tin_Ngay_Nghi_201702.$C$3:.$C$64]) + SUMPRODUCT([Thong_Tin_Ngay_Nghi_201703.$B$3:.$B$65]=[.$B29];[Thong_Tin_Ngay_Nghi_201703.$C$3:.$C$65]) + SUMPRODUCT([Thong_Tin_Ngay_Nghi_201704.$B$3:.$B$67]=[.$B29];[Thong_Tin_Ngay_Nghi_201704.$C$3:.$C$67]) + SUMPRODUCT([Thong_Tin_Ngay_Nghi_201705.$B$3:.$B$69]=[.$B29];[Thong_Tin_Ngay_Nghi_201705.$C$3:.$C$69])" office:value-type="float" office:value="10.5">
            <text:p>10.5</text:p>
          </table:table-cell>
          <table:table-cell table:style-name="ce49" table:formula="of:=IF(DATE(YEAR([.E29]);MONTH([.E29]);DAY([.E29]))&lt;=DATE(YEAR([.E29]);3;31); [.C29]-[.G29] + [.F29]; IF([.G29]-[.C29]&lt;0;[.G29] + [.F29] -[.H29];[.F29]+[.C29]-[.H29]))" office:value-type="float" office:value="-4">
            <text:p>-4</text:p>
          </table:table-cell>
          <table:table-cell table:number-columns-repeated="2" table:style-name="ce49"/>
          <table:table-cell table:style-name="ce49" table:formula="of:=[.I29]+[.K29] +[.J29]" office:value-type="float" office:value="-4">
            <text:p>-4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24">
            <text:p>24</text:p>
          </table:table-cell>
          <table:table-cell table:style-name="ce45" office:value-type="string">
            <text:p>LinhBT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0]);DATE(YEAR([.D30]);12;31);NOW())" office:value-type="date" office:date-value="2017-06-07T14:41:51.17">
            <text:p>06/07/17</text:p>
          </table:table-cell>
          <table:table-cell table:style-name="ce53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5">
            <text:p>5</text:p>
          </table:table-cell>
          <table:table-cell table:style-name="ce56" table:formula="of:=SUMPRODUCT([Thong_Tin_Ngay_Nghi_201701.$B$3:.$B$63]=[.$B30];[Thong_Tin_Ngay_Nghi_201701.$C$3:.$C$63]) +  SUMPRODUCT([Thong_Tin_Ngay_Nghi_201702.$B$3:.$B$64]=[.$B30];[Thong_Tin_Ngay_Nghi_201702.$C$3:.$C$64]) + SUMPRODUCT([Thong_Tin_Ngay_Nghi_201703.$B$3:.$B$65]=[.$B30];[Thong_Tin_Ngay_Nghi_201703.$C$3:.$C$65])" office:value-type="float" office:value="2">
            <text:p>2</text:p>
          </table:table-cell>
          <table:table-cell table:style-name="ce61" table:formula="of:=SUMPRODUCT([Thong_Tin_Ngay_Nghi_201701.$B$3:.$B$63]=[.$B30];[Thong_Tin_Ngay_Nghi_201701.$C$3:.$C$63]) +  SUMPRODUCT([Thong_Tin_Ngay_Nghi_201702.$B$3:.$B$64]=[.$B30];[Thong_Tin_Ngay_Nghi_201702.$C$3:.$C$64]) + SUMPRODUCT([Thong_Tin_Ngay_Nghi_201703.$B$3:.$B$65]=[.$B30];[Thong_Tin_Ngay_Nghi_201703.$C$3:.$C$65]) + SUMPRODUCT([Thong_Tin_Ngay_Nghi_201704.$B$3:.$B$67]=[.$B30];[Thong_Tin_Ngay_Nghi_201704.$C$3:.$C$67]) + SUMPRODUCT([Thong_Tin_Ngay_Nghi_201705.$B$3:.$B$69]=[.$B30];[Thong_Tin_Ngay_Nghi_201705.$C$3:.$C$69])" office:value-type="float" office:value="7.5">
            <text:p>7.5</text:p>
          </table:table-cell>
          <table:table-cell table:style-name="ce49" table:formula="of:=IF(DATE(YEAR([.E30]);MONTH([.E30]);DAY([.E30]))&lt;=DATE(YEAR([.E30]);3;31); [.C30]-[.G30] + [.F30]; IF([.G30]-[.C30]&lt;0;[.G30] + [.F30] -[.H30];[.F30]+[.C30]-[.H30]))" office:value-type="float" office:value="-0.5">
            <text:p>-0.5</text:p>
          </table:table-cell>
          <table:table-cell table:number-columns-repeated="2" table:style-name="ce49"/>
          <table:table-cell table:style-name="ce49" table:formula="of:=[.I30]+[.K30] +[.J30]" office:value-type="float" office:value="-0.5">
            <text:p>-0.5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25">
            <text:p>25</text:p>
          </table:table-cell>
          <table:table-cell table:style-name="ce45" office:value-type="string">
            <text:p>MaiLT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1]);DATE(YEAR([.D31]);12;31);NOW())" office:value-type="date" office:date-value="2017-06-07T14:41:51.17">
            <text:p>06/07/17</text:p>
          </table:table-cell>
          <table:table-cell table:style-name="ce53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5">
            <text:p>5</text:p>
          </table:table-cell>
          <table:table-cell table:style-name="ce56" table:formula="of:=SUMPRODUCT([Thong_Tin_Ngay_Nghi_201701.$B$3:.$B$63]=[.$B31];[Thong_Tin_Ngay_Nghi_201701.$C$3:.$C$63]) +  SUMPRODUCT([Thong_Tin_Ngay_Nghi_201702.$B$3:.$B$64]=[.$B31];[Thong_Tin_Ngay_Nghi_201702.$C$3:.$C$64]) + SUMPRODUCT([Thong_Tin_Ngay_Nghi_201703.$B$3:.$B$65]=[.$B31];[Thong_Tin_Ngay_Nghi_201703.$C$3:.$C$65])" office:value-type="float" office:value="6">
            <text:p>6</text:p>
          </table:table-cell>
          <table:table-cell table:style-name="ce61" table:formula="of:=SUMPRODUCT([Thong_Tin_Ngay_Nghi_201701.$B$3:.$B$63]=[.$B31];[Thong_Tin_Ngay_Nghi_201701.$C$3:.$C$63]) +  SUMPRODUCT([Thong_Tin_Ngay_Nghi_201702.$B$3:.$B$64]=[.$B31];[Thong_Tin_Ngay_Nghi_201702.$C$3:.$C$64]) + SUMPRODUCT([Thong_Tin_Ngay_Nghi_201703.$B$3:.$B$65]=[.$B31];[Thong_Tin_Ngay_Nghi_201703.$C$3:.$C$65]) + SUMPRODUCT([Thong_Tin_Ngay_Nghi_201704.$B$3:.$B$67]=[.$B31];[Thong_Tin_Ngay_Nghi_201704.$C$3:.$C$67]) + SUMPRODUCT([Thong_Tin_Ngay_Nghi_201705.$B$3:.$B$69]=[.$B31];[Thong_Tin_Ngay_Nghi_201705.$C$3:.$C$69])" office:value-type="float" office:value="7">
            <text:p>7</text:p>
          </table:table-cell>
          <table:table-cell table:style-name="ce49" table:formula="of:=IF(DATE(YEAR([.E31]);MONTH([.E31]);DAY([.E31]))&lt;=DATE(YEAR([.E31]);3;31); [.C31]-[.G31] + [.F31]; IF([.G31]-[.C31]&lt;0;[.G31] + [.F31] -[.H31];[.F31]+[.C31]-[.H31]))" office:value-type="float" office:value="0">
            <text:p>0</text:p>
          </table:table-cell>
          <table:table-cell table:style-name="ce49"/>
          <table:table-cell table:style-name="ce49" office:value-type="float" office:value="3">
            <text:p>3</text:p>
          </table:table-cell>
          <table:table-cell table:style-name="ce49" table:formula="of:=[.I31]+[.K31] +[.J31]" office:value-type="float" office:value="3">
            <text:p>3</text:p>
          </table:table-cell>
          <table:table-cell table:style-name="ce63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6">
          <table:table-cell table:style-name="ce43" office:value-type="float" office:value="26">
            <text:p>26</text:p>
          </table:table-cell>
          <table:table-cell table:style-name="ce45" office:value-type="string">
            <text:p>MaiNTT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2]);DATE(YEAR([.D32]);12;31);NOW())" office:value-type="date" office:date-value="2017-06-07T14:41:51.17">
            <text:p>06/07/17</text:p>
          </table:table-cell>
          <table:table-cell table:style-name="ce53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5">
            <text:p>5</text:p>
          </table:table-cell>
          <table:table-cell table:style-name="ce56" table:formula="of:=SUMPRODUCT([Thong_Tin_Ngay_Nghi_201701.$B$3:.$B$63]=[.$B32];[Thong_Tin_Ngay_Nghi_201701.$C$3:.$C$63]) +  SUMPRODUCT([Thong_Tin_Ngay_Nghi_201702.$B$3:.$B$64]=[.$B32];[Thong_Tin_Ngay_Nghi_201702.$C$3:.$C$64]) + SUMPRODUCT([Thong_Tin_Ngay_Nghi_201703.$B$3:.$B$65]=[.$B32];[Thong_Tin_Ngay_Nghi_201703.$C$3:.$C$65])" office:value-type="float" office:value="5">
            <text:p>5</text:p>
          </table:table-cell>
          <table:table-cell table:style-name="ce61" table:formula="of:=SUMPRODUCT([Thong_Tin_Ngay_Nghi_201701.$B$3:.$B$63]=[.$B32];[Thong_Tin_Ngay_Nghi_201701.$C$3:.$C$63]) +  SUMPRODUCT([Thong_Tin_Ngay_Nghi_201702.$B$3:.$B$64]=[.$B32];[Thong_Tin_Ngay_Nghi_201702.$C$3:.$C$64]) + SUMPRODUCT([Thong_Tin_Ngay_Nghi_201703.$B$3:.$B$65]=[.$B32];[Thong_Tin_Ngay_Nghi_201703.$C$3:.$C$65]) + SUMPRODUCT([Thong_Tin_Ngay_Nghi_201704.$B$3:.$B$67]=[.$B32];[Thong_Tin_Ngay_Nghi_201704.$C$3:.$C$67]) + SUMPRODUCT([Thong_Tin_Ngay_Nghi_201705.$B$3:.$B$69]=[.$B32];[Thong_Tin_Ngay_Nghi_201705.$C$3:.$C$69])" office:value-type="float" office:value="7.5">
            <text:p>7.5</text:p>
          </table:table-cell>
          <table:table-cell table:style-name="ce49" table:formula="of:=IF(DATE(YEAR([.E32]);MONTH([.E32]);DAY([.E32]))&lt;=DATE(YEAR([.E32]);3;31); [.C32]-[.G32] + [.F32]; IF([.G32]-[.C32]&lt;0;[.G32] + [.F32] -[.H32];[.F32]+[.C32]-[.H32]))" office:value-type="float" office:value="0.5">
            <text:p>0.5</text:p>
          </table:table-cell>
          <table:table-cell table:number-columns-repeated="2" table:style-name="ce49"/>
          <table:table-cell table:style-name="ce49" table:formula="of:=[.I32]+[.K32] +[.J32]" office:value-type="float" office:value="0.5">
            <text:p>0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5" office:value-type="string">
            <text:p>ManhNB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3]);DATE(YEAR([.D33]);12;31);NOW())" office:value-type="date" office:date-value="2017-06-07T14:41:51.18">
            <text:p>06/07/17</text:p>
          </table:table-cell>
          <table:table-cell table:style-name="ce53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5">
            <text:p>5</text:p>
          </table:table-cell>
          <table:table-cell table:style-name="ce56" table:formula="of:=SUMPRODUCT([Thong_Tin_Ngay_Nghi_201701.$B$3:.$B$63]=[.$B33];[Thong_Tin_Ngay_Nghi_201701.$C$3:.$C$63]) +  SUMPRODUCT([Thong_Tin_Ngay_Nghi_201702.$B$3:.$B$64]=[.$B33];[Thong_Tin_Ngay_Nghi_201702.$C$3:.$C$64]) + SUMPRODUCT([Thong_Tin_Ngay_Nghi_201703.$B$3:.$B$65]=[.$B33];[Thong_Tin_Ngay_Nghi_201703.$C$3:.$C$65])" office:value-type="float" office:value="3">
            <text:p>3</text:p>
          </table:table-cell>
          <table:table-cell table:style-name="ce61" table:formula="of:=SUMPRODUCT([Thong_Tin_Ngay_Nghi_201701.$B$3:.$B$63]=[.$B33];[Thong_Tin_Ngay_Nghi_201701.$C$3:.$C$63]) +  SUMPRODUCT([Thong_Tin_Ngay_Nghi_201702.$B$3:.$B$64]=[.$B33];[Thong_Tin_Ngay_Nghi_201702.$C$3:.$C$64]) + SUMPRODUCT([Thong_Tin_Ngay_Nghi_201703.$B$3:.$B$65]=[.$B33];[Thong_Tin_Ngay_Nghi_201703.$C$3:.$C$65]) + SUMPRODUCT([Thong_Tin_Ngay_Nghi_201704.$B$3:.$B$67]=[.$B33];[Thong_Tin_Ngay_Nghi_201704.$C$3:.$C$67]) + SUMPRODUCT([Thong_Tin_Ngay_Nghi_201705.$B$3:.$B$69]=[.$B33];[Thong_Tin_Ngay_Nghi_201705.$C$3:.$C$69])" office:value-type="float" office:value="4">
            <text:p>4</text:p>
          </table:table-cell>
          <table:table-cell table:style-name="ce49" table:formula="of:=IF(DATE(YEAR([.E33]);MONTH([.E33]);DAY([.E33]))&lt;=DATE(YEAR([.E33]);3;31); [.C33]-[.G33] + [.F33]; IF([.G33]-[.C33]&lt;0;[.G33] + [.F33] -[.H33];[.F33]+[.C33]-[.H33]))" office:value-type="float" office:value="2.5">
            <text:p>2.5</text:p>
          </table:table-cell>
          <table:table-cell table:number-columns-repeated="2" table:style-name="ce49"/>
          <table:table-cell table:style-name="ce49" table:formula="of:=[.I33]+[.K33] +[.J33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28">
            <text:p>28</text:p>
          </table:table-cell>
          <table:table-cell table:style-name="ce45" office:value-type="string">
            <text:p>NamN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4]);DATE(YEAR([.D34]);12;31);NOW())" office:value-type="date" office:date-value="2017-06-07T14:41:51.18">
            <text:p>06/07/17</text:p>
          </table:table-cell>
          <table:table-cell table:style-name="ce53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5">
            <text:p>5</text:p>
          </table:table-cell>
          <table:table-cell table:style-name="ce56" table:formula="of:=SUMPRODUCT([Thong_Tin_Ngay_Nghi_201701.$B$3:.$B$63]=[.$B34];[Thong_Tin_Ngay_Nghi_201701.$C$3:.$C$63]) +  SUMPRODUCT([Thong_Tin_Ngay_Nghi_201702.$B$3:.$B$64]=[.$B34];[Thong_Tin_Ngay_Nghi_201702.$C$3:.$C$64]) + SUMPRODUCT([Thong_Tin_Ngay_Nghi_201703.$B$3:.$B$65]=[.$B34];[Thong_Tin_Ngay_Nghi_201703.$C$3:.$C$65])" office:value-type="float" office:value="2.5">
            <text:p>2.5</text:p>
          </table:table-cell>
          <table:table-cell table:style-name="ce61" table:formula="of:=SUMPRODUCT([Thong_Tin_Ngay_Nghi_201701.$B$3:.$B$63]=[.$B34];[Thong_Tin_Ngay_Nghi_201701.$C$3:.$C$63]) +  SUMPRODUCT([Thong_Tin_Ngay_Nghi_201702.$B$3:.$B$64]=[.$B34];[Thong_Tin_Ngay_Nghi_201702.$C$3:.$C$64]) + SUMPRODUCT([Thong_Tin_Ngay_Nghi_201703.$B$3:.$B$65]=[.$B34];[Thong_Tin_Ngay_Nghi_201703.$C$3:.$C$65]) + SUMPRODUCT([Thong_Tin_Ngay_Nghi_201704.$B$3:.$B$67]=[.$B34];[Thong_Tin_Ngay_Nghi_201704.$C$3:.$C$67]) + SUMPRODUCT([Thong_Tin_Ngay_Nghi_201705.$B$3:.$B$69]=[.$B34];[Thong_Tin_Ngay_Nghi_201705.$C$3:.$C$69])" office:value-type="float" office:value="3.5">
            <text:p>3.5</text:p>
          </table:table-cell>
          <table:table-cell table:style-name="ce49" table:formula="of:=IF(DATE(YEAR([.E34]);MONTH([.E34]);DAY([.E34]))&lt;=DATE(YEAR([.E34]);3;31); [.C34]-[.G34] + [.F34]; IF([.G34]-[.C34]&lt;0;[.G34] + [.F34] -[.H34];[.F34]+[.C34]-[.H34]))" office:value-type="float" office:value="3.5">
            <text:p>3.5</text:p>
          </table:table-cell>
          <table:table-cell table:number-columns-repeated="2" table:style-name="ce49"/>
          <table:table-cell table:style-name="ce49" table:formula="of:=[.I34]+[.K34] +[.J34]" office:value-type="float" office:value="3.5">
            <text:p>3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5" office:value-type="string">
            <text:p>Nam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5]);DATE(YEAR([.D35]);12;31);NOW())" office:value-type="date" office:date-value="2017-06-07T14:41:51.18">
            <text:p>06/07/17</text:p>
          </table:table-cell>
          <table:table-cell table:style-name="ce53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5">
            <text:p>5</text:p>
          </table:table-cell>
          <table:table-cell table:style-name="ce56" table:formula="of:=SUMPRODUCT([Thong_Tin_Ngay_Nghi_201701.$B$3:.$B$63]=[.$B35];[Thong_Tin_Ngay_Nghi_201701.$C$3:.$C$63]) +  SUMPRODUCT([Thong_Tin_Ngay_Nghi_201702.$B$3:.$B$64]=[.$B35];[Thong_Tin_Ngay_Nghi_201702.$C$3:.$C$64]) + SUMPRODUCT([Thong_Tin_Ngay_Nghi_201703.$B$3:.$B$65]=[.$B35];[Thong_Tin_Ngay_Nghi_201703.$C$3:.$C$65])" office:value-type="float" office:value="6.5">
            <text:p>6.5</text:p>
          </table:table-cell>
          <table:table-cell table:style-name="ce61" table:formula="of:=SUMPRODUCT([Thong_Tin_Ngay_Nghi_201701.$B$3:.$B$63]=[.$B35];[Thong_Tin_Ngay_Nghi_201701.$C$3:.$C$63]) +  SUMPRODUCT([Thong_Tin_Ngay_Nghi_201702.$B$3:.$B$64]=[.$B35];[Thong_Tin_Ngay_Nghi_201702.$C$3:.$C$64]) + SUMPRODUCT([Thong_Tin_Ngay_Nghi_201703.$B$3:.$B$65]=[.$B35];[Thong_Tin_Ngay_Nghi_201703.$C$3:.$C$65]) + SUMPRODUCT([Thong_Tin_Ngay_Nghi_201704.$B$3:.$B$67]=[.$B35];[Thong_Tin_Ngay_Nghi_201704.$C$3:.$C$67]) + SUMPRODUCT([Thong_Tin_Ngay_Nghi_201705.$B$3:.$B$69]=[.$B35];[Thong_Tin_Ngay_Nghi_201705.$C$3:.$C$69])" office:value-type="float" office:value="6.5">
            <text:p>6.5</text:p>
          </table:table-cell>
          <table:table-cell table:style-name="ce49" table:formula="of:=IF(DATE(YEAR([.E35]);MONTH([.E35]);DAY([.E35]))&lt;=DATE(YEAR([.E35]);3;31); [.C35]-[.G35] + [.F35]; IF([.G35]-[.C35]&lt;0;[.G35] + [.F35] -[.H35];[.F35]+[.C35]-[.H35]))" office:value-type="float" office:value="1.5">
            <text:p>1.5</text:p>
          </table:table-cell>
          <table:table-cell table:number-columns-repeated="2" table:style-name="ce49"/>
          <table:table-cell table:style-name="ce49" table:formula="of:=[.I35]+[.K35] +[.J35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30">
            <text:p>30</text:p>
          </table:table-cell>
          <table:table-cell table:style-name="ce45" office:value-type="string">
            <text:p>NamTV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6]);DATE(YEAR([.D36]);12;31);NOW())" office:value-type="date" office:date-value="2017-06-07T14:41:51.18">
            <text:p>06/07/17</text:p>
          </table:table-cell>
          <table:table-cell table:style-name="ce53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5">
            <text:p>5</text:p>
          </table:table-cell>
          <table:table-cell table:style-name="ce56" table:formula="of:=SUMPRODUCT([Thong_Tin_Ngay_Nghi_201701.$B$3:.$B$63]=[.$B36];[Thong_Tin_Ngay_Nghi_201701.$C$3:.$C$63]) +  SUMPRODUCT([Thong_Tin_Ngay_Nghi_201702.$B$3:.$B$64]=[.$B36];[Thong_Tin_Ngay_Nghi_201702.$C$3:.$C$64]) + SUMPRODUCT([Thong_Tin_Ngay_Nghi_201703.$B$3:.$B$65]=[.$B36];[Thong_Tin_Ngay_Nghi_201703.$C$3:.$C$65])" office:value-type="float" office:value="5">
            <text:p>5</text:p>
          </table:table-cell>
          <table:table-cell table:style-name="ce61" table:formula="of:=SUMPRODUCT([Thong_Tin_Ngay_Nghi_201701.$B$3:.$B$63]=[.$B36];[Thong_Tin_Ngay_Nghi_201701.$C$3:.$C$63]) +  SUMPRODUCT([Thong_Tin_Ngay_Nghi_201702.$B$3:.$B$64]=[.$B36];[Thong_Tin_Ngay_Nghi_201702.$C$3:.$C$64]) + SUMPRODUCT([Thong_Tin_Ngay_Nghi_201703.$B$3:.$B$65]=[.$B36];[Thong_Tin_Ngay_Nghi_201703.$C$3:.$C$65]) + SUMPRODUCT([Thong_Tin_Ngay_Nghi_201704.$B$3:.$B$67]=[.$B36];[Thong_Tin_Ngay_Nghi_201704.$C$3:.$C$67]) + SUMPRODUCT([Thong_Tin_Ngay_Nghi_201705.$B$3:.$B$69]=[.$B36];[Thong_Tin_Ngay_Nghi_201705.$C$3:.$C$69])" office:value-type="float" office:value="7.5">
            <text:p>7.5</text:p>
          </table:table-cell>
          <table:table-cell table:style-name="ce49" table:formula="of:=IF(DATE(YEAR([.E36]);MONTH([.E36]);DAY([.E36]))&lt;=DATE(YEAR([.E36]);3;31); [.C36]-[.G36] + [.F36]; IF([.G36]-[.C36]&lt;0;[.G36] + [.F36] -[.H36];[.F36]+[.C36]-[.H36]))" office:value-type="float" office:value="2.5">
            <text:p>2.5</text:p>
          </table:table-cell>
          <table:table-cell table:number-columns-repeated="2" table:style-name="ce49"/>
          <table:table-cell table:style-name="ce49" table:formula="of:=[.I36]+[.K36] +[.J36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5" office:value-type="string">
            <text:p>NgaTN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7]);DATE(YEAR([.D37]);12;31);NOW())" office:value-type="date" office:date-value="2017-06-07T14:41:51.18">
            <text:p>06/07/17</text:p>
          </table:table-cell>
          <table:table-cell table:style-name="ce53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5">
            <text:p>5</text:p>
          </table:table-cell>
          <table:table-cell table:style-name="ce56" table:formula="of:=SUMPRODUCT([Thong_Tin_Ngay_Nghi_201701.$B$3:.$B$63]=[.$B37];[Thong_Tin_Ngay_Nghi_201701.$C$3:.$C$63]) +  SUMPRODUCT([Thong_Tin_Ngay_Nghi_201702.$B$3:.$B$64]=[.$B37];[Thong_Tin_Ngay_Nghi_201702.$C$3:.$C$64]) + SUMPRODUCT([Thong_Tin_Ngay_Nghi_201703.$B$3:.$B$65]=[.$B37];[Thong_Tin_Ngay_Nghi_201703.$C$3:.$C$65])" office:value-type="float" office:value="4.5">
            <text:p>4.5</text:p>
          </table:table-cell>
          <table:table-cell table:style-name="ce61" table:formula="of:=SUMPRODUCT([Thong_Tin_Ngay_Nghi_201701.$B$3:.$B$63]=[.$B37];[Thong_Tin_Ngay_Nghi_201701.$C$3:.$C$63]) +  SUMPRODUCT([Thong_Tin_Ngay_Nghi_201702.$B$3:.$B$64]=[.$B37];[Thong_Tin_Ngay_Nghi_201702.$C$3:.$C$64]) + SUMPRODUCT([Thong_Tin_Ngay_Nghi_201703.$B$3:.$B$65]=[.$B37];[Thong_Tin_Ngay_Nghi_201703.$C$3:.$C$65]) + SUMPRODUCT([Thong_Tin_Ngay_Nghi_201704.$B$3:.$B$67]=[.$B37];[Thong_Tin_Ngay_Nghi_201704.$C$3:.$C$67]) + SUMPRODUCT([Thong_Tin_Ngay_Nghi_201705.$B$3:.$B$69]=[.$B37];[Thong_Tin_Ngay_Nghi_201705.$C$3:.$C$69])" office:value-type="float" office:value="5.5">
            <text:p>5.5</text:p>
          </table:table-cell>
          <table:table-cell table:style-name="ce49" table:formula="of:=IF(DATE(YEAR([.E37]);MONTH([.E37]);DAY([.E37]))&lt;=DATE(YEAR([.E37]);3;31); [.C37]-[.G37] + [.F37]; IF([.G37]-[.C37]&lt;0;[.G37] + [.F37] -[.H37];[.F37]+[.C37]-[.H37]))" office:value-type="float" office:value="1.5">
            <text:p>1.5</text:p>
          </table:table-cell>
          <table:table-cell table:number-columns-repeated="2" table:style-name="ce49"/>
          <table:table-cell table:style-name="ce49" table:formula="of:=[.I37]+[.K37] +[.J37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32">
            <text:p>32</text:p>
          </table:table-cell>
          <table:table-cell table:style-name="ce45" office:value-type="string">
            <text:p>NhanHTH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8]);DATE(YEAR([.D38]);12;31);NOW())" office:value-type="date" office:date-value="2017-06-07T14:41:51.18">
            <text:p>06/07/17</text:p>
          </table:table-cell>
          <table:table-cell table:style-name="ce53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5">
            <text:p>5</text:p>
          </table:table-cell>
          <table:table-cell table:style-name="ce56" table:formula="of:=SUMPRODUCT([Thong_Tin_Ngay_Nghi_201701.$B$3:.$B$63]=[.$B38];[Thong_Tin_Ngay_Nghi_201701.$C$3:.$C$63]) +  SUMPRODUCT([Thong_Tin_Ngay_Nghi_201702.$B$3:.$B$64]=[.$B38];[Thong_Tin_Ngay_Nghi_201702.$C$3:.$C$64]) + SUMPRODUCT([Thong_Tin_Ngay_Nghi_201703.$B$3:.$B$65]=[.$B38];[Thong_Tin_Ngay_Nghi_201703.$C$3:.$C$65])" office:value-type="float" office:value="1">
            <text:p>1</text:p>
          </table:table-cell>
          <table:table-cell table:style-name="ce61" table:formula="of:=SUMPRODUCT([Thong_Tin_Ngay_Nghi_201701.$B$3:.$B$63]=[.$B38];[Thong_Tin_Ngay_Nghi_201701.$C$3:.$C$63]) +  SUMPRODUCT([Thong_Tin_Ngay_Nghi_201702.$B$3:.$B$64]=[.$B38];[Thong_Tin_Ngay_Nghi_201702.$C$3:.$C$64]) + SUMPRODUCT([Thong_Tin_Ngay_Nghi_201703.$B$3:.$B$65]=[.$B38];[Thong_Tin_Ngay_Nghi_201703.$C$3:.$C$65]) + SUMPRODUCT([Thong_Tin_Ngay_Nghi_201704.$B$3:.$B$67]=[.$B38];[Thong_Tin_Ngay_Nghi_201704.$C$3:.$C$67]) + SUMPRODUCT([Thong_Tin_Ngay_Nghi_201705.$B$3:.$B$69]=[.$B38];[Thong_Tin_Ngay_Nghi_201705.$C$3:.$C$69])" office:value-type="float" office:value="1">
            <text:p>1</text:p>
          </table:table-cell>
          <table:table-cell table:style-name="ce49" table:formula="of:=IF(DATE(YEAR([.E38]);MONTH([.E38]);DAY([.E38]))&lt;=DATE(YEAR([.E38]);3;31); [.C38]-[.G38] + [.F38]; IF([.G38]-[.C38]&lt;0;[.G38] + [.F38] -[.H38];[.F38]+[.C38]-[.H38]))" office:value-type="float" office:value="5">
            <text:p>5</text:p>
          </table:table-cell>
          <table:table-cell table:number-columns-repeated="2" table:style-name="ce49"/>
          <table:table-cell table:style-name="ce49" table:formula="of:=[.I38]+[.K38] +[.J38]" office:value-type="float" office:value="5">
            <text:p>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5" office:value-type="string">
            <text:p>NhanNM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9]);DATE(YEAR([.D39]);12;31);NOW())" office:value-type="date" office:date-value="2017-06-07T14:41:51.18">
            <text:p>06/07/17</text:p>
          </table:table-cell>
          <table:table-cell table:style-name="ce53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5">
            <text:p>5</text:p>
          </table:table-cell>
          <table:table-cell table:style-name="ce56" table:formula="of:=SUMPRODUCT([Thong_Tin_Ngay_Nghi_201701.$B$3:.$B$63]=[.$B39];[Thong_Tin_Ngay_Nghi_201701.$C$3:.$C$63]) +  SUMPRODUCT([Thong_Tin_Ngay_Nghi_201702.$B$3:.$B$64]=[.$B39];[Thong_Tin_Ngay_Nghi_201702.$C$3:.$C$64]) + SUMPRODUCT([Thong_Tin_Ngay_Nghi_201703.$B$3:.$B$65]=[.$B39];[Thong_Tin_Ngay_Nghi_201703.$C$3:.$C$65])" office:value-type="float" office:value="4.5">
            <text:p>4.5</text:p>
          </table:table-cell>
          <table:table-cell table:style-name="ce61" table:formula="of:=SUMPRODUCT([Thong_Tin_Ngay_Nghi_201701.$B$3:.$B$63]=[.$B39];[Thong_Tin_Ngay_Nghi_201701.$C$3:.$C$63]) +  SUMPRODUCT([Thong_Tin_Ngay_Nghi_201702.$B$3:.$B$64]=[.$B39];[Thong_Tin_Ngay_Nghi_201702.$C$3:.$C$64]) + SUMPRODUCT([Thong_Tin_Ngay_Nghi_201703.$B$3:.$B$65]=[.$B39];[Thong_Tin_Ngay_Nghi_201703.$C$3:.$C$65]) + SUMPRODUCT([Thong_Tin_Ngay_Nghi_201704.$B$3:.$B$67]=[.$B39];[Thong_Tin_Ngay_Nghi_201704.$C$3:.$C$67]) + SUMPRODUCT([Thong_Tin_Ngay_Nghi_201705.$B$3:.$B$69]=[.$B39];[Thong_Tin_Ngay_Nghi_201705.$C$3:.$C$69])" office:value-type="float" office:value="5">
            <text:p>5</text:p>
          </table:table-cell>
          <table:table-cell table:style-name="ce49" table:formula="of:=IF(DATE(YEAR([.E39]);MONTH([.E39]);DAY([.E39]))&lt;=DATE(YEAR([.E39]);3;31); [.C39]-[.G39] + [.F39]; IF([.G39]-[.C39]&lt;0;[.G39] + [.F39] -[.H39];[.F39]+[.C39]-[.H39]))" office:value-type="float" office:value="4.5">
            <text:p>4.5</text:p>
          </table:table-cell>
          <table:table-cell table:number-columns-repeated="2" table:style-name="ce49"/>
          <table:table-cell table:style-name="ce49" table:formula="of:=[.I39]+[.K39] +[.J39]" office:value-type="float" office:value="4.5">
            <text:p>4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34">
            <text:p>34</text:p>
          </table:table-cell>
          <table:table-cell table:style-name="ce45" office:value-type="string">
            <text:p>NhungH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0]);DATE(YEAR([.D40]);12;31);NOW())" office:value-type="date" office:date-value="2017-06-07T14:41:51.18">
            <text:p>06/07/17</text:p>
          </table:table-cell>
          <table:table-cell table:style-name="ce53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5">
            <text:p>5</text:p>
          </table:table-cell>
          <table:table-cell table:style-name="ce56" table:formula="of:=SUMPRODUCT([Thong_Tin_Ngay_Nghi_201701.$B$3:.$B$63]=[.$B40];[Thong_Tin_Ngay_Nghi_201701.$C$3:.$C$63]) +  SUMPRODUCT([Thong_Tin_Ngay_Nghi_201702.$B$3:.$B$64]=[.$B40];[Thong_Tin_Ngay_Nghi_201702.$C$3:.$C$64]) + SUMPRODUCT([Thong_Tin_Ngay_Nghi_201703.$B$3:.$B$65]=[.$B40];[Thong_Tin_Ngay_Nghi_201703.$C$3:.$C$65])" office:value-type="float" office:value="1.5">
            <text:p>1.5</text:p>
          </table:table-cell>
          <table:table-cell table:style-name="ce61" table:formula="of:=SUMPRODUCT([Thong_Tin_Ngay_Nghi_201701.$B$3:.$B$63]=[.$B40];[Thong_Tin_Ngay_Nghi_201701.$C$3:.$C$63]) +  SUMPRODUCT([Thong_Tin_Ngay_Nghi_201702.$B$3:.$B$64]=[.$B40];[Thong_Tin_Ngay_Nghi_201702.$C$3:.$C$64]) + SUMPRODUCT([Thong_Tin_Ngay_Nghi_201703.$B$3:.$B$65]=[.$B40];[Thong_Tin_Ngay_Nghi_201703.$C$3:.$C$65]) + SUMPRODUCT([Thong_Tin_Ngay_Nghi_201704.$B$3:.$B$67]=[.$B40];[Thong_Tin_Ngay_Nghi_201704.$C$3:.$C$67]) + SUMPRODUCT([Thong_Tin_Ngay_Nghi_201705.$B$3:.$B$69]=[.$B40];[Thong_Tin_Ngay_Nghi_201705.$C$3:.$C$69])" office:value-type="float" office:value="6">
            <text:p>6</text:p>
          </table:table-cell>
          <table:table-cell table:style-name="ce49" table:formula="of:=IF(DATE(YEAR([.E40]);MONTH([.E40]);DAY([.E40]))&lt;=DATE(YEAR([.E40]);3;31); [.C40]-[.G40] + [.F40]; IF([.G40]-[.C40]&lt;0;[.G40] + [.F40] -[.H40];[.F40]+[.C40]-[.H40]))" office:value-type="float" office:value="0.5">
            <text:p>0.5</text:p>
          </table:table-cell>
          <table:table-cell table:number-columns-repeated="2" table:style-name="ce49"/>
          <table:table-cell table:style-name="ce49" table:formula="of:=[.I40]+[.K40] +[.J40]" office:value-type="float" office:value="0.5">
            <text:p>0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5" office:value-type="string">
            <text:p>NhuPHQ</text:p>
          </table:table-cell>
          <table:table-cell table:style-name="ce49" office:value-type="float" office:value="0.5">
            <text:p>0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1]);DATE(YEAR([.D41]);12;31);NOW())" office:value-type="date" office:date-value="2017-06-07T14:41:51.18">
            <text:p>06/07/17</text:p>
          </table:table-cell>
          <table:table-cell table:style-name="ce53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5">
            <text:p>5</text:p>
          </table:table-cell>
          <table:table-cell table:style-name="ce56" table:formula="of:=SUMPRODUCT([Thong_Tin_Ngay_Nghi_201701.$B$3:.$B$63]=[.$B41];[Thong_Tin_Ngay_Nghi_201701.$C$3:.$C$63]) +  SUMPRODUCT([Thong_Tin_Ngay_Nghi_201702.$B$3:.$B$64]=[.$B41];[Thong_Tin_Ngay_Nghi_201702.$C$3:.$C$64]) + SUMPRODUCT([Thong_Tin_Ngay_Nghi_201703.$B$3:.$B$65]=[.$B41];[Thong_Tin_Ngay_Nghi_201703.$C$3:.$C$65])" office:value-type="float" office:value="2">
            <text:p>2</text:p>
          </table:table-cell>
          <table:table-cell table:style-name="ce61" table:formula="of:=SUMPRODUCT([Thong_Tin_Ngay_Nghi_201701.$B$3:.$B$63]=[.$B41];[Thong_Tin_Ngay_Nghi_201701.$C$3:.$C$63]) +  SUMPRODUCT([Thong_Tin_Ngay_Nghi_201702.$B$3:.$B$64]=[.$B41];[Thong_Tin_Ngay_Nghi_201702.$C$3:.$C$64]) + SUMPRODUCT([Thong_Tin_Ngay_Nghi_201703.$B$3:.$B$65]=[.$B41];[Thong_Tin_Ngay_Nghi_201703.$C$3:.$C$65]) + SUMPRODUCT([Thong_Tin_Ngay_Nghi_201704.$B$3:.$B$67]=[.$B41];[Thong_Tin_Ngay_Nghi_201704.$C$3:.$C$67]) + SUMPRODUCT([Thong_Tin_Ngay_Nghi_201705.$B$3:.$B$69]=[.$B41];[Thong_Tin_Ngay_Nghi_201705.$C$3:.$C$69])" office:value-type="float" office:value="3">
            <text:p>3</text:p>
          </table:table-cell>
          <table:table-cell table:style-name="ce49" table:formula="of:=IF(DATE(YEAR([.E41]);MONTH([.E41]);DAY([.E41]))&lt;=DATE(YEAR([.E41]);3;31); [.C41]-[.G41] + [.F41]; IF([.G41]-[.C41]&lt;0;[.G41] + [.F41] -[.H41];[.F41]+[.C41]-[.H41]))" office:value-type="float" office:value="2.5">
            <text:p>2.5</text:p>
          </table:table-cell>
          <table:table-cell table:number-columns-repeated="2" table:style-name="ce49"/>
          <table:table-cell table:style-name="ce49" table:formula="of:=[.I41]+[.K41] +[.J41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13">
          <table:table-cell table:style-name="ce43" office:value-type="float" office:value="36">
            <text:p>36</text:p>
          </table:table-cell>
          <table:table-cell table:style-name="ce45" office:value-type="string">
            <text:p>PhuongTH</text:p>
          </table:table-cell>
          <table:table-cell table:style-name="ce49" office:value-type="float" office:value="3.5">
            <text:p>3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2]);DATE(YEAR([.D42]);12;31);NOW())" office:value-type="date" office:date-value="2017-06-07T14:41:51.18">
            <text:p>06/07/17</text:p>
          </table:table-cell>
          <table:table-cell table:style-name="ce53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5">
            <text:p>5</text:p>
          </table:table-cell>
          <table:table-cell table:style-name="ce56" table:formula="of:=SUMPRODUCT([Thong_Tin_Ngay_Nghi_201701.$B$3:.$B$63]=[.$B42];[Thong_Tin_Ngay_Nghi_201701.$C$3:.$C$63]) +  SUMPRODUCT([Thong_Tin_Ngay_Nghi_201702.$B$3:.$B$64]=[.$B42];[Thong_Tin_Ngay_Nghi_201702.$C$3:.$C$64]) + SUMPRODUCT([Thong_Tin_Ngay_Nghi_201703.$B$3:.$B$65]=[.$B42];[Thong_Tin_Ngay_Nghi_201703.$C$3:.$C$65])" office:value-type="float" office:value="18.5">
            <text:p>18.5</text:p>
          </table:table-cell>
          <table:table-cell table:style-name="ce61" table:formula="of:=SUMPRODUCT([Thong_Tin_Ngay_Nghi_201701.$B$3:.$B$63]=[.$B42];[Thong_Tin_Ngay_Nghi_201701.$C$3:.$C$63]) +  SUMPRODUCT([Thong_Tin_Ngay_Nghi_201702.$B$3:.$B$64]=[.$B42];[Thong_Tin_Ngay_Nghi_201702.$C$3:.$C$64]) + SUMPRODUCT([Thong_Tin_Ngay_Nghi_201703.$B$3:.$B$65]=[.$B42];[Thong_Tin_Ngay_Nghi_201703.$C$3:.$C$65]) + SUMPRODUCT([Thong_Tin_Ngay_Nghi_201704.$B$3:.$B$67]=[.$B42];[Thong_Tin_Ngay_Nghi_201704.$C$3:.$C$67]) + SUMPRODUCT([Thong_Tin_Ngay_Nghi_201705.$B$3:.$B$69]=[.$B42];[Thong_Tin_Ngay_Nghi_201705.$C$3:.$C$69])" office:value-type="float" office:value="35.5">
            <text:p>35.5</text:p>
          </table:table-cell>
          <table:table-cell table:style-name="ce49" table:formula="of:=IF(DATE(YEAR([.E42]);MONTH([.E42]);DAY([.E42]))&lt;=DATE(YEAR([.E42]);3;31); [.C42]-[.G42] + [.F42]; IF([.G42]-[.C42]&lt;0;[.G42] + [.F42] -[.H42];[.F42]+[.C42]-[.H42]))" office:value-type="float" office:value="-27">
            <text:p>-27</text:p>
          </table:table-cell>
          <table:table-cell table:style-name="ce49"/>
          <table:table-cell table:style-name="ce49" table:formula="of:=1.5+6+4.5+6.5" office:value-type="float" office:value="18.5">
            <text:p>18.5</text:p>
          </table:table-cell>
          <table:table-cell table:style-name="ce49" table:formula="of:=[.I42]+[.K42] +[.J42]" office:value-type="float" office:value="-8.5">
            <text:p>-8.5</text:p>
          </table:table-cell>
          <table:table-cell table:style-name="ce63" office:value-type="string">
            <text:p>Những ngày nghỉ này đã trừ vào lương → sẽ ko trừ vào phép nữa:</text:p>
            <text:p>- Tháng 1 1.5 ngày</text:p>
            <text:p>- Tháng 2 6 ngày</text:p>
            <text:p>- Tháng 3: 4.5 ngày</text:p>
            <text:p>- Tháng 4: 6.5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37">
            <text:p>37</text:p>
          </table:table-cell>
          <table:table-cell table:style-name="ce45" office:value-type="string">
            <text:p>PhongTH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3]);DATE(YEAR([.D43]);12;31);NOW())" office:value-type="date" office:date-value="2017-06-07T14:41:51.19">
            <text:p>06/07/17</text:p>
          </table:table-cell>
          <table:table-cell table:style-name="ce53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5">
            <text:p>5</text:p>
          </table:table-cell>
          <table:table-cell table:style-name="ce56" table:formula="of:=SUMPRODUCT([Thong_Tin_Ngay_Nghi_201701.$B$3:.$B$63]=[.$B43];[Thong_Tin_Ngay_Nghi_201701.$C$3:.$C$63]) +  SUMPRODUCT([Thong_Tin_Ngay_Nghi_201702.$B$3:.$B$64]=[.$B43];[Thong_Tin_Ngay_Nghi_201702.$C$3:.$C$64]) + SUMPRODUCT([Thong_Tin_Ngay_Nghi_201703.$B$3:.$B$65]=[.$B43];[Thong_Tin_Ngay_Nghi_201703.$C$3:.$C$65])" office:value-type="float" office:value="5">
            <text:p>5</text:p>
          </table:table-cell>
          <table:table-cell table:style-name="ce61" table:formula="of:=SUMPRODUCT([Thong_Tin_Ngay_Nghi_201701.$B$3:.$B$63]=[.$B43];[Thong_Tin_Ngay_Nghi_201701.$C$3:.$C$63]) +  SUMPRODUCT([Thong_Tin_Ngay_Nghi_201702.$B$3:.$B$64]=[.$B43];[Thong_Tin_Ngay_Nghi_201702.$C$3:.$C$64]) + SUMPRODUCT([Thong_Tin_Ngay_Nghi_201703.$B$3:.$B$65]=[.$B43];[Thong_Tin_Ngay_Nghi_201703.$C$3:.$C$65]) + SUMPRODUCT([Thong_Tin_Ngay_Nghi_201704.$B$3:.$B$67]=[.$B43];[Thong_Tin_Ngay_Nghi_201704.$C$3:.$C$67]) + SUMPRODUCT([Thong_Tin_Ngay_Nghi_201705.$B$3:.$B$69]=[.$B43];[Thong_Tin_Ngay_Nghi_201705.$C$3:.$C$69])" office:value-type="float" office:value="6">
            <text:p>6</text:p>
          </table:table-cell>
          <table:table-cell table:style-name="ce49" table:formula="of:=IF(DATE(YEAR([.E43]);MONTH([.E43]);DAY([.E43]))&lt;=DATE(YEAR([.E43]);3;31); [.C43]-[.G43] + [.F43]; IF([.G43]-[.C43]&lt;0;[.G43] + [.F43] -[.H43];[.F43]+[.C43]-[.H43]))" office:value-type="float" office:value="-1">
            <text:p>-1</text:p>
          </table:table-cell>
          <table:table-cell table:style-name="ce49"/>
          <table:table-cell table:style-name="ce49" table:formula="of:=1" office:value-type="float" office:value="1">
            <text:p>1</text:p>
          </table:table-cell>
          <table:table-cell table:style-name="ce49" table:formula="of:=[.I43]+[.K43] +[.J43]" office:value-type="float" office:value="0">
            <text:p>0</text:p>
          </table:table-cell>
          <table:table-cell table:style-name="ce63" office:value-type="string">
            <text:p>Những ngày nghỉ này đã trừ vào lương → sẽ ko trừ vào phép nữa:</text:p>
            <text:p>- Tháng 3: 1 ngày</text:p>
          </table:table-cell>
          <table:table-cell table:number-columns-repeated="1011"/>
        </table:table-row>
        <table:table-row table:style-name="ro6">
          <table:table-cell table:style-name="ce43" office:value-type="float" office:value="38">
            <text:p>38</text:p>
          </table:table-cell>
          <table:table-cell table:style-name="ce45" office:value-type="string">
            <text:p>PhucTM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5-03">
            <text:p>05/03/17</text:p>
          </table:table-cell>
          <table:table-cell table:style-name="ce51" table:formula="of:=IF(YEAR(NOW())&gt;YEAR([.D44]);DATE(YEAR([.D44]);12;31);NOW())" office:value-type="date" office:date-value="2017-06-07T14:41:51.19">
            <text:p>06/07/17</text:p>
          </table:table-cell>
          <table:table-cell table:style-name="ce53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1">
            <text:p>1</text:p>
          </table:table-cell>
          <table:table-cell table:style-name="ce56" table:formula="of:=SUMPRODUCT([Thong_Tin_Ngay_Nghi_201701.$B$3:.$B$63]=[.$B44];[Thong_Tin_Ngay_Nghi_201701.$C$3:.$C$63]) +  SUMPRODUCT([Thong_Tin_Ngay_Nghi_201702.$B$3:.$B$64]=[.$B44];[Thong_Tin_Ngay_Nghi_201702.$C$3:.$C$64]) + SUMPRODUCT([Thong_Tin_Ngay_Nghi_201703.$B$3:.$B$65]=[.$B44];[Thong_Tin_Ngay_Nghi_201703.$C$3:.$C$65])" office:value-type="float" office:value="0">
            <text:p>0</text:p>
          </table:table-cell>
          <table:table-cell table:style-name="ce61" table:formula="of:=SUMPRODUCT([Thong_Tin_Ngay_Nghi_201701.$B$3:.$B$63]=[.$B44];[Thong_Tin_Ngay_Nghi_201701.$C$3:.$C$63]) +  SUMPRODUCT([Thong_Tin_Ngay_Nghi_201702.$B$3:.$B$64]=[.$B44];[Thong_Tin_Ngay_Nghi_201702.$C$3:.$C$64]) + SUMPRODUCT([Thong_Tin_Ngay_Nghi_201703.$B$3:.$B$65]=[.$B44];[Thong_Tin_Ngay_Nghi_201703.$C$3:.$C$65]) + SUMPRODUCT([Thong_Tin_Ngay_Nghi_201704.$B$3:.$B$67]=[.$B44];[Thong_Tin_Ngay_Nghi_201704.$C$3:.$C$67]) + SUMPRODUCT([Thong_Tin_Ngay_Nghi_201705.$B$3:.$B$69]=[.$B44];[Thong_Tin_Ngay_Nghi_201705.$C$3:.$C$69])" office:value-type="float" office:value="1">
            <text:p>1</text:p>
          </table:table-cell>
          <table:table-cell table:style-name="ce49" table:formula="of:=IF(DATE(YEAR([.E44]);MONTH([.E44]);DAY([.E44]))&lt;=DATE(YEAR([.E44]);3;31); [.C44]-[.G44] + [.F44]; IF([.G44]-[.C44]&lt;0;[.G44] + [.F44] -[.H44];[.F44]+[.C44]-[.H44]))" office:value-type="float" office:value="0">
            <text:p>0</text:p>
          </table:table-cell>
          <table:table-cell table:number-columns-repeated="2" table:style-name="ce49"/>
          <table:table-cell table:style-name="ce49" table:formula="of:=[.I44]+[.K44] +[.J44]" office:value-type="float" office:value="0">
            <text:p>0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5" office:value-type="string">
            <text:p>SonPX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5]);DATE(YEAR([.D45]);12;31);NOW())" office:value-type="date" office:date-value="2017-06-07T14:41:51.19">
            <text:p>06/07/17</text:p>
          </table:table-cell>
          <table:table-cell table:style-name="ce53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5">
            <text:p>5</text:p>
          </table:table-cell>
          <table:table-cell table:style-name="ce56" table:formula="of:=SUMPRODUCT([Thong_Tin_Ngay_Nghi_201701.$B$3:.$B$63]=[.$B45];[Thong_Tin_Ngay_Nghi_201701.$C$3:.$C$63]) +  SUMPRODUCT([Thong_Tin_Ngay_Nghi_201702.$B$3:.$B$64]=[.$B45];[Thong_Tin_Ngay_Nghi_201702.$C$3:.$C$64]) + SUMPRODUCT([Thong_Tin_Ngay_Nghi_201703.$B$3:.$B$65]=[.$B45];[Thong_Tin_Ngay_Nghi_201703.$C$3:.$C$65])" office:value-type="float" office:value="6.5">
            <text:p>6.5</text:p>
          </table:table-cell>
          <table:table-cell table:style-name="ce61" table:formula="of:=SUMPRODUCT([Thong_Tin_Ngay_Nghi_201701.$B$3:.$B$63]=[.$B45];[Thong_Tin_Ngay_Nghi_201701.$C$3:.$C$63]) +  SUMPRODUCT([Thong_Tin_Ngay_Nghi_201702.$B$3:.$B$64]=[.$B45];[Thong_Tin_Ngay_Nghi_201702.$C$3:.$C$64]) + SUMPRODUCT([Thong_Tin_Ngay_Nghi_201703.$B$3:.$B$65]=[.$B45];[Thong_Tin_Ngay_Nghi_201703.$C$3:.$C$65]) + SUMPRODUCT([Thong_Tin_Ngay_Nghi_201704.$B$3:.$B$67]=[.$B45];[Thong_Tin_Ngay_Nghi_201704.$C$3:.$C$67]) + SUMPRODUCT([Thong_Tin_Ngay_Nghi_201705.$B$3:.$B$69]=[.$B45];[Thong_Tin_Ngay_Nghi_201705.$C$3:.$C$69])" office:value-type="float" office:value="7.5">
            <text:p>7.5</text:p>
          </table:table-cell>
          <table:table-cell table:style-name="ce49" table:formula="of:=IF(DATE(YEAR([.E45]);MONTH([.E45]);DAY([.E45]))&lt;=DATE(YEAR([.E45]);3;31); [.C45]-[.G45] + [.F45]; IF([.G45]-[.C45]&lt;0;[.G45] + [.F45] -[.H45];[.F45]+[.C45]-[.H45]))" office:value-type="float" office:value="2.5">
            <text:p>2.5</text:p>
          </table:table-cell>
          <table:table-cell table:number-columns-repeated="2" table:style-name="ce49"/>
          <table:table-cell table:style-name="ce49" table:formula="of:=[.I45]+[.K45] +[.J45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40">
            <text:p>40</text:p>
          </table:table-cell>
          <table:table-cell table:style-name="ce45" office:value-type="string">
            <text:p>TienND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6]);DATE(YEAR([.D46]);12;31);NOW())" office:value-type="date" office:date-value="2017-06-07T14:41:51.19">
            <text:p>06/07/17</text:p>
          </table:table-cell>
          <table:table-cell table:style-name="ce53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5">
            <text:p>5</text:p>
          </table:table-cell>
          <table:table-cell table:style-name="ce56" table:formula="of:=SUMPRODUCT([Thong_Tin_Ngay_Nghi_201701.$B$3:.$B$63]=[.$B46];[Thong_Tin_Ngay_Nghi_201701.$C$3:.$C$63]) +  SUMPRODUCT([Thong_Tin_Ngay_Nghi_201702.$B$3:.$B$64]=[.$B46];[Thong_Tin_Ngay_Nghi_201702.$C$3:.$C$64]) + SUMPRODUCT([Thong_Tin_Ngay_Nghi_201703.$B$3:.$B$65]=[.$B46];[Thong_Tin_Ngay_Nghi_201703.$C$3:.$C$65])" office:value-type="float" office:value="4.5">
            <text:p>4.5</text:p>
          </table:table-cell>
          <table:table-cell table:style-name="ce61" table:formula="of:=SUMPRODUCT([Thong_Tin_Ngay_Nghi_201701.$B$3:.$B$63]=[.$B46];[Thong_Tin_Ngay_Nghi_201701.$C$3:.$C$63]) +  SUMPRODUCT([Thong_Tin_Ngay_Nghi_201702.$B$3:.$B$64]=[.$B46];[Thong_Tin_Ngay_Nghi_201702.$C$3:.$C$64]) + SUMPRODUCT([Thong_Tin_Ngay_Nghi_201703.$B$3:.$B$65]=[.$B46];[Thong_Tin_Ngay_Nghi_201703.$C$3:.$C$65]) + SUMPRODUCT([Thong_Tin_Ngay_Nghi_201704.$B$3:.$B$67]=[.$B46];[Thong_Tin_Ngay_Nghi_201704.$C$3:.$C$67]) + SUMPRODUCT([Thong_Tin_Ngay_Nghi_201705.$B$3:.$B$69]=[.$B46];[Thong_Tin_Ngay_Nghi_201705.$C$3:.$C$69])" office:value-type="float" office:value="8.5">
            <text:p>8.5</text:p>
          </table:table-cell>
          <table:table-cell table:style-name="ce49" table:formula="of:=IF(DATE(YEAR([.E46]);MONTH([.E46]);DAY([.E46]))&lt;=DATE(YEAR([.E46]);3;31); [.C46]-[.G46] + [.F46]; IF([.G46]-[.C46]&lt;0;[.G46] + [.F46] -[.H46];[.F46]+[.C46]-[.H46]))" office:value-type="float" office:value="0.5">
            <text:p>0.5</text:p>
          </table:table-cell>
          <table:table-cell table:number-columns-repeated="2" table:style-name="ce49"/>
          <table:table-cell table:style-name="ce49" table:formula="of:=[.I46]+[.K46] +[.J46]" office:value-type="float" office:value="0.5">
            <text:p>0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5" office:value-type="string">
            <text:p>ThamDT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7]);DATE(YEAR([.D47]);12;31);NOW())" office:value-type="date" office:date-value="2017-06-07T14:41:51.19">
            <text:p>06/07/17</text:p>
          </table:table-cell>
          <table:table-cell table:style-name="ce53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5">
            <text:p>5</text:p>
          </table:table-cell>
          <table:table-cell table:style-name="ce56" table:formula="of:=SUMPRODUCT([Thong_Tin_Ngay_Nghi_201701.$B$3:.$B$63]=[.$B47];[Thong_Tin_Ngay_Nghi_201701.$C$3:.$C$63]) +  SUMPRODUCT([Thong_Tin_Ngay_Nghi_201702.$B$3:.$B$64]=[.$B47];[Thong_Tin_Ngay_Nghi_201702.$C$3:.$C$64]) + SUMPRODUCT([Thong_Tin_Ngay_Nghi_201703.$B$3:.$B$65]=[.$B47];[Thong_Tin_Ngay_Nghi_201703.$C$3:.$C$65])" office:value-type="float" office:value="8.5">
            <text:p>8.5</text:p>
          </table:table-cell>
          <table:table-cell table:style-name="ce61" table:formula="of:=SUMPRODUCT([Thong_Tin_Ngay_Nghi_201701.$B$3:.$B$63]=[.$B47];[Thong_Tin_Ngay_Nghi_201701.$C$3:.$C$63]) +  SUMPRODUCT([Thong_Tin_Ngay_Nghi_201702.$B$3:.$B$64]=[.$B47];[Thong_Tin_Ngay_Nghi_201702.$C$3:.$C$64]) + SUMPRODUCT([Thong_Tin_Ngay_Nghi_201703.$B$3:.$B$65]=[.$B47];[Thong_Tin_Ngay_Nghi_201703.$C$3:.$C$65]) + SUMPRODUCT([Thong_Tin_Ngay_Nghi_201704.$B$3:.$B$67]=[.$B47];[Thong_Tin_Ngay_Nghi_201704.$C$3:.$C$67]) + SUMPRODUCT([Thong_Tin_Ngay_Nghi_201705.$B$3:.$B$69]=[.$B47];[Thong_Tin_Ngay_Nghi_201705.$C$3:.$C$69])" office:value-type="float" office:value="17">
            <text:p>17</text:p>
          </table:table-cell>
          <table:table-cell table:style-name="ce49" table:formula="of:=IF(DATE(YEAR([.E47]);MONTH([.E47]);DAY([.E47]))&lt;=DATE(YEAR([.E47]);3;31); [.C47]-[.G47] + [.F47]; IF([.G47]-[.C47]&lt;0;[.G47] + [.F47] -[.H47];[.F47]+[.C47]-[.H47]))" office:value-type="float" office:value="-10">
            <text:p>-10</text:p>
          </table:table-cell>
          <table:table-cell table:number-columns-repeated="2" table:style-name="ce49"/>
          <table:table-cell table:style-name="ce49" table:formula="of:=[.I47]+[.K47] +[.J47]" office:value-type="float" office:value="-10">
            <text:p>-10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42">
            <text:p>42</text:p>
          </table:table-cell>
          <table:table-cell table:style-name="ce45" office:value-type="string">
            <text:p>ThaoDT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3-11">
            <text:p>03/11/17</text:p>
          </table:table-cell>
          <table:table-cell table:style-name="ce51" table:formula="of:=IF(YEAR(NOW())&gt;YEAR([.D48]);DATE(YEAR([.D48]);12;31);NOW())" office:value-type="date" office:date-value="2017-06-07T14:41:51.19">
            <text:p>06/07/17</text:p>
          </table:table-cell>
          <table:table-cell table:style-name="ce53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3">
            <text:p>3</text:p>
          </table:table-cell>
          <table:table-cell table:style-name="ce56" table:formula="of:=SUMPRODUCT([Thong_Tin_Ngay_Nghi_201701.$B$3:.$B$63]=[.$B48];[Thong_Tin_Ngay_Nghi_201701.$C$3:.$C$63]) +  SUMPRODUCT([Thong_Tin_Ngay_Nghi_201702.$B$3:.$B$64]=[.$B48];[Thong_Tin_Ngay_Nghi_201702.$C$3:.$C$64]) + SUMPRODUCT([Thong_Tin_Ngay_Nghi_201703.$B$3:.$B$65]=[.$B48];[Thong_Tin_Ngay_Nghi_201703.$C$3:.$C$65])" office:value-type="float" office:value="0">
            <text:p>0</text:p>
          </table:table-cell>
          <table:table-cell table:style-name="ce61" table:formula="of:=SUMPRODUCT([Thong_Tin_Ngay_Nghi_201701.$B$3:.$B$63]=[.$B48];[Thong_Tin_Ngay_Nghi_201701.$C$3:.$C$63]) +  SUMPRODUCT([Thong_Tin_Ngay_Nghi_201702.$B$3:.$B$64]=[.$B48];[Thong_Tin_Ngay_Nghi_201702.$C$3:.$C$64]) + SUMPRODUCT([Thong_Tin_Ngay_Nghi_201703.$B$3:.$B$65]=[.$B48];[Thong_Tin_Ngay_Nghi_201703.$C$3:.$C$65]) + SUMPRODUCT([Thong_Tin_Ngay_Nghi_201704.$B$3:.$B$67]=[.$B48];[Thong_Tin_Ngay_Nghi_201704.$C$3:.$C$67]) + SUMPRODUCT([Thong_Tin_Ngay_Nghi_201705.$B$3:.$B$69]=[.$B48];[Thong_Tin_Ngay_Nghi_201705.$C$3:.$C$69])" office:value-type="float" office:value="1">
            <text:p>1</text:p>
          </table:table-cell>
          <table:table-cell table:style-name="ce49" table:formula="of:=IF(DATE(YEAR([.E48]);MONTH([.E48]);DAY([.E48]))&lt;=DATE(YEAR([.E48]);3;31); [.C48]-[.G48] + [.F48]; IF([.G48]-[.C48]&lt;0;[.G48] + [.F48] -[.H48];[.F48]+[.C48]-[.H48]))" office:value-type="float" office:value="2">
            <text:p>2</text:p>
          </table:table-cell>
          <table:table-cell table:number-columns-repeated="2" table:style-name="ce49"/>
          <table:table-cell table:style-name="ce49" table:formula="of:=[.I48]+[.K48] +[.J48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2" office:value-type="float" office:value="43">
            <text:p>43</text:p>
          </table:table-cell>
          <table:table-cell table:style-name="ce45" office:value-type="string">
            <text:p>ThinhDH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9]);DATE(YEAR([.D49]);12;31);NOW())" office:value-type="date" office:date-value="2017-06-07T14:41:51.19">
            <text:p>06/07/17</text:p>
          </table:table-cell>
          <table:table-cell table:style-name="ce53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5">
            <text:p>5</text:p>
          </table:table-cell>
          <table:table-cell table:style-name="ce56" table:formula="of:=SUMPRODUCT([Thong_Tin_Ngay_Nghi_201701.$B$3:.$B$63]=[.$B49];[Thong_Tin_Ngay_Nghi_201701.$C$3:.$C$63]) +  SUMPRODUCT([Thong_Tin_Ngay_Nghi_201702.$B$3:.$B$64]=[.$B49];[Thong_Tin_Ngay_Nghi_201702.$C$3:.$C$64]) + SUMPRODUCT([Thong_Tin_Ngay_Nghi_201703.$B$3:.$B$65]=[.$B49];[Thong_Tin_Ngay_Nghi_201703.$C$3:.$C$65])" office:value-type="float" office:value="18">
            <text:p>18</text:p>
          </table:table-cell>
          <table:table-cell table:style-name="ce61" table:formula="of:=SUMPRODUCT([Thong_Tin_Ngay_Nghi_201701.$B$3:.$B$63]=[.$B49];[Thong_Tin_Ngay_Nghi_201701.$C$3:.$C$63]) +  SUMPRODUCT([Thong_Tin_Ngay_Nghi_201702.$B$3:.$B$64]=[.$B49];[Thong_Tin_Ngay_Nghi_201702.$C$3:.$C$64]) + SUMPRODUCT([Thong_Tin_Ngay_Nghi_201703.$B$3:.$B$65]=[.$B49];[Thong_Tin_Ngay_Nghi_201703.$C$3:.$C$65]) + SUMPRODUCT([Thong_Tin_Ngay_Nghi_201704.$B$3:.$B$67]=[.$B49];[Thong_Tin_Ngay_Nghi_201704.$C$3:.$C$67]) + SUMPRODUCT([Thong_Tin_Ngay_Nghi_201705.$B$3:.$B$69]=[.$B49];[Thong_Tin_Ngay_Nghi_201705.$C$3:.$C$69])" office:value-type="float" office:value="20.5">
            <text:p>20.5</text:p>
          </table:table-cell>
          <table:table-cell table:style-name="ce49" table:formula="of:=IF(DATE(YEAR([.E49]);MONTH([.E49]);DAY([.E49]))&lt;=DATE(YEAR([.E49]);3;31); [.C49]-[.G49] + [.F49]; IF([.G49]-[.C49]&lt;0;[.G49] + [.F49] -[.H49];[.F49]+[.C49]-[.H49]))" office:value-type="float" office:value="-15.5">
            <text:p>-15.5</text:p>
          </table:table-cell>
          <table:table-cell table:style-name="ce49"/>
          <table:table-cell table:style-name="ce49" table:formula="of:=4.5+6" office:value-type="float" office:value="10.5">
            <text:p>10.5</text:p>
          </table:table-cell>
          <table:table-cell table:style-name="ce49" table:formula="of:=[.I49]+[.K49] +[.J49]" office:value-type="float" office:value="-5">
            <text:p>-5</text:p>
          </table:table-cell>
          <table:table-cell table:style-name="ce63" office:value-type="string">
            <text:p>Những ngày nghỉ này đã trừ vào lương → sẽ ko trừ vào phép nữa:</text:p>
            <text:p>- Tháng 1 4.5 ngày</text:p>
            <text:p>- Tháng 2 6 ngày</text:p>
          </table:table-cell>
          <table:table-cell table:number-columns-repeated="1011"/>
        </table:table-row>
        <table:table-row table:style-name="ro11">
          <table:table-cell table:style-name="ce43" office:value-type="float" office:value="44">
            <text:p>44</text:p>
          </table:table-cell>
          <table:table-cell table:style-name="ce45" office:value-type="string">
            <text:p>ThinhT</text:p>
          </table:table-cell>
          <table:table-cell table:style-name="ce49" office:value-type="float" office:value="2.5">
            <text:p>2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0]);DATE(YEAR([.D50]);12;31);NOW())" office:value-type="date" office:date-value="2017-06-07T14:41:51.19">
            <text:p>06/07/17</text:p>
          </table:table-cell>
          <table:table-cell table:style-name="ce53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5">
            <text:p>5</text:p>
          </table:table-cell>
          <table:table-cell table:style-name="ce56" table:formula="of:=SUMPRODUCT([Thong_Tin_Ngay_Nghi_201701.$B$3:.$B$63]=[.$B50];[Thong_Tin_Ngay_Nghi_201701.$C$3:.$C$63]) +  SUMPRODUCT([Thong_Tin_Ngay_Nghi_201702.$B$3:.$B$64]=[.$B50];[Thong_Tin_Ngay_Nghi_201702.$C$3:.$C$64]) + SUMPRODUCT([Thong_Tin_Ngay_Nghi_201703.$B$3:.$B$65]=[.$B50];[Thong_Tin_Ngay_Nghi_201703.$C$3:.$C$65])" office:value-type="float" office:value="20.5">
            <text:p>20.5</text:p>
          </table:table-cell>
          <table:table-cell table:style-name="ce61" table:formula="of:=SUMPRODUCT([Thong_Tin_Ngay_Nghi_201701.$B$3:.$B$63]=[.$B50];[Thong_Tin_Ngay_Nghi_201701.$C$3:.$C$63]) +  SUMPRODUCT([Thong_Tin_Ngay_Nghi_201702.$B$3:.$B$64]=[.$B50];[Thong_Tin_Ngay_Nghi_201702.$C$3:.$C$64]) + SUMPRODUCT([Thong_Tin_Ngay_Nghi_201703.$B$3:.$B$65]=[.$B50];[Thong_Tin_Ngay_Nghi_201703.$C$3:.$C$65]) + SUMPRODUCT([Thong_Tin_Ngay_Nghi_201704.$B$3:.$B$67]=[.$B50];[Thong_Tin_Ngay_Nghi_201704.$C$3:.$C$67]) + SUMPRODUCT([Thong_Tin_Ngay_Nghi_201705.$B$3:.$B$69]=[.$B50];[Thong_Tin_Ngay_Nghi_201705.$C$3:.$C$69])" office:value-type="float" office:value="23">
            <text:p>23</text:p>
          </table:table-cell>
          <table:table-cell table:style-name="ce49" table:formula="of:=IF(DATE(YEAR([.E50]);MONTH([.E50]);DAY([.E50]))&lt;=DATE(YEAR([.E50]);3;31); [.C50]-[.G50] + [.F50]; IF([.G50]-[.C50]&lt;0;[.G50] + [.F50] -[.H50];[.F50]+[.C50]-[.H50]))" office:value-type="float" office:value="-15.5">
            <text:p>-15.5</text:p>
          </table:table-cell>
          <table:table-cell table:style-name="ce49"/>
          <table:table-cell table:style-name="ce49" table:formula="of:=15" office:value-type="float" office:value="15">
            <text:p>15</text:p>
          </table:table-cell>
          <table:table-cell table:style-name="ce49" table:formula="of:=[.I50]+[.K50] +[.J50]" office:value-type="float" office:value="-0.5">
            <text:p>-0.5</text:p>
          </table:table-cell>
          <table:table-cell table:style-name="ce63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5" office:value-type="string">
            <text:p>ThoaiVK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1]);DATE(YEAR([.D51]);12;31);NOW())" office:value-type="date" office:date-value="2017-06-07T14:41:51.2">
            <text:p>06/07/17</text:p>
          </table:table-cell>
          <table:table-cell table:style-name="ce53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5">
            <text:p>5</text:p>
          </table:table-cell>
          <table:table-cell table:style-name="ce56" table:formula="of:=SUMPRODUCT([Thong_Tin_Ngay_Nghi_201701.$B$3:.$B$63]=[.$B51];[Thong_Tin_Ngay_Nghi_201701.$C$3:.$C$63]) +  SUMPRODUCT([Thong_Tin_Ngay_Nghi_201702.$B$3:.$B$64]=[.$B51];[Thong_Tin_Ngay_Nghi_201702.$C$3:.$C$64]) + SUMPRODUCT([Thong_Tin_Ngay_Nghi_201703.$B$3:.$B$65]=[.$B51];[Thong_Tin_Ngay_Nghi_201703.$C$3:.$C$65])" office:value-type="float" office:value="5">
            <text:p>5</text:p>
          </table:table-cell>
          <table:table-cell table:style-name="ce61" table:formula="of:=SUMPRODUCT([Thong_Tin_Ngay_Nghi_201701.$B$3:.$B$63]=[.$B51];[Thong_Tin_Ngay_Nghi_201701.$C$3:.$C$63]) +  SUMPRODUCT([Thong_Tin_Ngay_Nghi_201702.$B$3:.$B$64]=[.$B51];[Thong_Tin_Ngay_Nghi_201702.$C$3:.$C$64]) + SUMPRODUCT([Thong_Tin_Ngay_Nghi_201703.$B$3:.$B$65]=[.$B51];[Thong_Tin_Ngay_Nghi_201703.$C$3:.$C$65]) + SUMPRODUCT([Thong_Tin_Ngay_Nghi_201704.$B$3:.$B$67]=[.$B51];[Thong_Tin_Ngay_Nghi_201704.$C$3:.$C$67]) + SUMPRODUCT([Thong_Tin_Ngay_Nghi_201705.$B$3:.$B$69]=[.$B51];[Thong_Tin_Ngay_Nghi_201705.$C$3:.$C$69])" office:value-type="float" office:value="8.5">
            <text:p>8.5</text:p>
          </table:table-cell>
          <table:table-cell table:style-name="ce49" table:formula="of:=IF(DATE(YEAR([.E51]);MONTH([.E51]);DAY([.E51]))&lt;=DATE(YEAR([.E51]);3;31); [.C51]-[.G51] + [.F51]; IF([.G51]-[.C51]&lt;0;[.G51] + [.F51] -[.H51];[.F51]+[.C51]-[.H51]))" office:value-type="float" office:value="-3.5">
            <text:p>-3.5</text:p>
          </table:table-cell>
          <table:table-cell table:number-columns-repeated="2" table:style-name="ce49"/>
          <table:table-cell table:style-name="ce49" table:formula="of:=[.I51]+[.K51] +[.J51]" office:value-type="float" office:value="-3.5">
            <text:p>-3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46">
            <text:p>46</text:p>
          </table:table-cell>
          <table:table-cell table:style-name="ce45" office:value-type="string">
            <text:p>ThuyCNTA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4-24">
            <text:p>04/24/17</text:p>
          </table:table-cell>
          <table:table-cell table:style-name="ce51" table:formula="of:=IF(YEAR(NOW())&gt;YEAR([.D52]);DATE(YEAR([.D52]);12;31);NOW())" office:value-type="date" office:date-value="2017-06-07T14:41:51.2">
            <text:p>06/07/17</text:p>
          </table:table-cell>
          <table:table-cell table:style-name="ce53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1">
            <text:p>1</text:p>
          </table:table-cell>
          <table:table-cell table:style-name="ce56" table:formula="of:=SUMPRODUCT([Thong_Tin_Ngay_Nghi_201701.$B$3:.$B$63]=[.$B52];[Thong_Tin_Ngay_Nghi_201701.$C$3:.$C$63]) +  SUMPRODUCT([Thong_Tin_Ngay_Nghi_201702.$B$3:.$B$64]=[.$B52];[Thong_Tin_Ngay_Nghi_201702.$C$3:.$C$64]) + SUMPRODUCT([Thong_Tin_Ngay_Nghi_201703.$B$3:.$B$65]=[.$B52];[Thong_Tin_Ngay_Nghi_201703.$C$3:.$C$65])" office:value-type="float" office:value="0">
            <text:p>0</text:p>
          </table:table-cell>
          <table:table-cell table:style-name="ce61" table:formula="of:=SUMPRODUCT([Thong_Tin_Ngay_Nghi_201701.$B$3:.$B$63]=[.$B52];[Thong_Tin_Ngay_Nghi_201701.$C$3:.$C$63]) +  SUMPRODUCT([Thong_Tin_Ngay_Nghi_201702.$B$3:.$B$64]=[.$B52];[Thong_Tin_Ngay_Nghi_201702.$C$3:.$C$64]) + SUMPRODUCT([Thong_Tin_Ngay_Nghi_201703.$B$3:.$B$65]=[.$B52];[Thong_Tin_Ngay_Nghi_201703.$C$3:.$C$65]) + SUMPRODUCT([Thong_Tin_Ngay_Nghi_201704.$B$3:.$B$67]=[.$B52];[Thong_Tin_Ngay_Nghi_201704.$C$3:.$C$67]) + SUMPRODUCT([Thong_Tin_Ngay_Nghi_201705.$B$3:.$B$69]=[.$B52];[Thong_Tin_Ngay_Nghi_201705.$C$3:.$C$69])" office:value-type="float" office:value="1.5">
            <text:p>1.5</text:p>
          </table:table-cell>
          <table:table-cell table:style-name="ce49" table:formula="of:=IF(DATE(YEAR([.E52]);MONTH([.E52]);DAY([.E52]))&lt;=DATE(YEAR([.E52]);3;31); [.C52]-[.G52] + [.F52]; IF([.G52]-[.C52]&lt;0;[.G52] + [.F52] -[.H52];[.F52]+[.C52]-[.H52]))" office:value-type="float" office:value="-0.5">
            <text:p>-0.5</text:p>
          </table:table-cell>
          <table:table-cell table:number-columns-repeated="2" table:style-name="ce49"/>
          <table:table-cell table:style-name="ce49" table:formula="of:=[.I52]+[.K52] +[.J52]" office:value-type="float" office:value="-0.5">
            <text:p>-0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5" office:value-type="string">
            <text:p>ThuyL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3]);DATE(YEAR([.D53]);12;31);NOW())" office:value-type="date" office:date-value="2017-06-07T14:41:51.2">
            <text:p>06/07/17</text:p>
          </table:table-cell>
          <table:table-cell table:style-name="ce53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5">
            <text:p>5</text:p>
          </table:table-cell>
          <table:table-cell table:style-name="ce56" table:formula="of:=SUMPRODUCT([Thong_Tin_Ngay_Nghi_201701.$B$3:.$B$63]=[.$B53];[Thong_Tin_Ngay_Nghi_201701.$C$3:.$C$63]) +  SUMPRODUCT([Thong_Tin_Ngay_Nghi_201702.$B$3:.$B$64]=[.$B53];[Thong_Tin_Ngay_Nghi_201702.$C$3:.$C$64]) + SUMPRODUCT([Thong_Tin_Ngay_Nghi_201703.$B$3:.$B$65]=[.$B53];[Thong_Tin_Ngay_Nghi_201703.$C$3:.$C$65])" office:value-type="float" office:value="9.5">
            <text:p>9.5</text:p>
          </table:table-cell>
          <table:table-cell table:style-name="ce61" table:formula="of:=SUMPRODUCT([Thong_Tin_Ngay_Nghi_201701.$B$3:.$B$63]=[.$B53];[Thong_Tin_Ngay_Nghi_201701.$C$3:.$C$63]) +  SUMPRODUCT([Thong_Tin_Ngay_Nghi_201702.$B$3:.$B$64]=[.$B53];[Thong_Tin_Ngay_Nghi_201702.$C$3:.$C$64]) + SUMPRODUCT([Thong_Tin_Ngay_Nghi_201703.$B$3:.$B$65]=[.$B53];[Thong_Tin_Ngay_Nghi_201703.$C$3:.$C$65]) + SUMPRODUCT([Thong_Tin_Ngay_Nghi_201704.$B$3:.$B$67]=[.$B53];[Thong_Tin_Ngay_Nghi_201704.$C$3:.$C$67]) + SUMPRODUCT([Thong_Tin_Ngay_Nghi_201705.$B$3:.$B$69]=[.$B53];[Thong_Tin_Ngay_Nghi_201705.$C$3:.$C$69])" office:value-type="float" office:value="16.5">
            <text:p>16.5</text:p>
          </table:table-cell>
          <table:table-cell table:style-name="ce49" table:formula="of:=IF(DATE(YEAR([.E53]);MONTH([.E53]);DAY([.E53]))&lt;=DATE(YEAR([.E53]);3;31); [.C53]-[.G53] + [.F53]; IF([.G53]-[.C53]&lt;0;[.G53] + [.F53] -[.H53];[.F53]+[.C53]-[.H53]))" office:value-type="float" office:value="-11.5">
            <text:p>-11.5</text:p>
          </table:table-cell>
          <table:table-cell table:number-columns-repeated="2" table:style-name="ce49"/>
          <table:table-cell table:style-name="ce49" table:formula="of:=[.I53]+[.K53] +[.J53]" office:value-type="float" office:value="-11.5">
            <text:p>-11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48">
            <text:p>48</text:p>
          </table:table-cell>
          <table:table-cell table:style-name="ce45" office:value-type="string">
            <text:p>TruyenLVC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4]);DATE(YEAR([.D54]);12;31);NOW())" office:value-type="date" office:date-value="2017-06-07T14:41:51.2">
            <text:p>06/07/17</text:p>
          </table:table-cell>
          <table:table-cell table:style-name="ce53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5">
            <text:p>5</text:p>
          </table:table-cell>
          <table:table-cell table:style-name="ce56" table:formula="of:=SUMPRODUCT([Thong_Tin_Ngay_Nghi_201701.$B$3:.$B$63]=[.$B54];[Thong_Tin_Ngay_Nghi_201701.$C$3:.$C$63]) +  SUMPRODUCT([Thong_Tin_Ngay_Nghi_201702.$B$3:.$B$64]=[.$B54];[Thong_Tin_Ngay_Nghi_201702.$C$3:.$C$64]) + SUMPRODUCT([Thong_Tin_Ngay_Nghi_201703.$B$3:.$B$65]=[.$B54];[Thong_Tin_Ngay_Nghi_201703.$C$3:.$C$65])" office:value-type="float" office:value="3">
            <text:p>3</text:p>
          </table:table-cell>
          <table:table-cell table:style-name="ce61" table:formula="of:=SUMPRODUCT([Thong_Tin_Ngay_Nghi_201701.$B$3:.$B$63]=[.$B54];[Thong_Tin_Ngay_Nghi_201701.$C$3:.$C$63]) +  SUMPRODUCT([Thong_Tin_Ngay_Nghi_201702.$B$3:.$B$64]=[.$B54];[Thong_Tin_Ngay_Nghi_201702.$C$3:.$C$64]) + SUMPRODUCT([Thong_Tin_Ngay_Nghi_201703.$B$3:.$B$65]=[.$B54];[Thong_Tin_Ngay_Nghi_201703.$C$3:.$C$65]) + SUMPRODUCT([Thong_Tin_Ngay_Nghi_201704.$B$3:.$B$67]=[.$B54];[Thong_Tin_Ngay_Nghi_201704.$C$3:.$C$67]) + SUMPRODUCT([Thong_Tin_Ngay_Nghi_201705.$B$3:.$B$69]=[.$B54];[Thong_Tin_Ngay_Nghi_201705.$C$3:.$C$69])" office:value-type="float" office:value="3.5">
            <text:p>3.5</text:p>
          </table:table-cell>
          <table:table-cell table:style-name="ce49" table:formula="of:=IF(DATE(YEAR([.E54]);MONTH([.E54]);DAY([.E54]))&lt;=DATE(YEAR([.E54]);3;31); [.C54]-[.G54] + [.F54]; IF([.G54]-[.C54]&lt;0;[.G54] + [.F54] -[.H54];[.F54]+[.C54]-[.H54]))" office:value-type="float" office:value="4.5">
            <text:p>4.5</text:p>
          </table:table-cell>
          <table:table-cell table:number-columns-repeated="2" table:style-name="ce49"/>
          <table:table-cell table:style-name="ce49" table:formula="of:=[.I54]+[.K54] +[.J54]" office:value-type="float" office:value="4.5">
            <text:p>4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45" office:value-type="string">
            <text:p>TuanLA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4-26">
            <text:p>04/26/17</text:p>
          </table:table-cell>
          <table:table-cell table:style-name="ce51" table:formula="of:=IF(YEAR(NOW())&gt;YEAR([.D55]);DATE(YEAR([.D55]);12;31);NOW())" office:value-type="date" office:date-value="2017-06-07T14:41:51.2">
            <text:p>06/07/17</text:p>
          </table:table-cell>
          <table:table-cell table:style-name="ce53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1">
            <text:p>1</text:p>
          </table:table-cell>
          <table:table-cell table:style-name="ce56" table:formula="of:=SUMPRODUCT([Thong_Tin_Ngay_Nghi_201701.$B$3:.$B$63]=[.$B55];[Thong_Tin_Ngay_Nghi_201701.$C$3:.$C$63]) +  SUMPRODUCT([Thong_Tin_Ngay_Nghi_201702.$B$3:.$B$64]=[.$B55];[Thong_Tin_Ngay_Nghi_201702.$C$3:.$C$64]) + SUMPRODUCT([Thong_Tin_Ngay_Nghi_201703.$B$3:.$B$65]=[.$B55];[Thong_Tin_Ngay_Nghi_201703.$C$3:.$C$65])" office:value-type="float" office:value="0">
            <text:p>0</text:p>
          </table:table-cell>
          <table:table-cell table:style-name="ce61" table:formula="of:=SUMPRODUCT([Thong_Tin_Ngay_Nghi_201701.$B$3:.$B$63]=[.$B55];[Thong_Tin_Ngay_Nghi_201701.$C$3:.$C$63]) +  SUMPRODUCT([Thong_Tin_Ngay_Nghi_201702.$B$3:.$B$64]=[.$B55];[Thong_Tin_Ngay_Nghi_201702.$C$3:.$C$64]) + SUMPRODUCT([Thong_Tin_Ngay_Nghi_201703.$B$3:.$B$65]=[.$B55];[Thong_Tin_Ngay_Nghi_201703.$C$3:.$C$65]) + SUMPRODUCT([Thong_Tin_Ngay_Nghi_201704.$B$3:.$B$67]=[.$B55];[Thong_Tin_Ngay_Nghi_201704.$C$3:.$C$67]) + SUMPRODUCT([Thong_Tin_Ngay_Nghi_201705.$B$3:.$B$69]=[.$B55];[Thong_Tin_Ngay_Nghi_201705.$C$3:.$C$69])" office:value-type="float" office:value="2.5">
            <text:p>2.5</text:p>
          </table:table-cell>
          <table:table-cell table:style-name="ce49" table:formula="of:=IF(DATE(YEAR([.E55]);MONTH([.E55]);DAY([.E55]))&lt;=DATE(YEAR([.E55]);3;31); [.C55]-[.G55] + [.F55]; IF([.G55]-[.C55]&lt;0;[.G55] + [.F55] -[.H55];[.F55]+[.C55]-[.H55]))" office:value-type="float" office:value="-1.5">
            <text:p>-1.5</text:p>
          </table:table-cell>
          <table:table-cell table:number-columns-repeated="2" table:style-name="ce49"/>
          <table:table-cell table:style-name="ce49" table:formula="of:=[.I55]+[.K55] +[.J55]" office:value-type="float" office:value="-1.5">
            <text:p>-1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50">
            <text:p>50</text:p>
          </table:table-cell>
          <table:table-cell table:style-name="ce45" office:value-type="string">
            <text:p>VietBA</text:p>
          </table:table-cell>
          <table:table-cell table:style-name="ce49" office:value-type="float" office:value="7">
            <text:p>7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6]);DATE(YEAR([.D56]);12;31);NOW())" office:value-type="date" office:date-value="2017-06-07T14:41:51.2">
            <text:p>06/07/17</text:p>
          </table:table-cell>
          <table:table-cell table:style-name="ce53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5">
            <text:p>5</text:p>
          </table:table-cell>
          <table:table-cell table:style-name="ce56" table:formula="of:=SUMPRODUCT([Thong_Tin_Ngay_Nghi_201701.$B$3:.$B$63]=[.$B56];[Thong_Tin_Ngay_Nghi_201701.$C$3:.$C$63]) +  SUMPRODUCT([Thong_Tin_Ngay_Nghi_201702.$B$3:.$B$64]=[.$B56];[Thong_Tin_Ngay_Nghi_201702.$C$3:.$C$64]) + SUMPRODUCT([Thong_Tin_Ngay_Nghi_201703.$B$3:.$B$65]=[.$B56];[Thong_Tin_Ngay_Nghi_201703.$C$3:.$C$65])" office:value-type="float" office:value="6.5">
            <text:p>6.5</text:p>
          </table:table-cell>
          <table:table-cell table:style-name="ce61" table:formula="of:=SUMPRODUCT([Thong_Tin_Ngay_Nghi_201701.$B$3:.$B$63]=[.$B56];[Thong_Tin_Ngay_Nghi_201701.$C$3:.$C$63]) +  SUMPRODUCT([Thong_Tin_Ngay_Nghi_201702.$B$3:.$B$64]=[.$B56];[Thong_Tin_Ngay_Nghi_201702.$C$3:.$C$64]) + SUMPRODUCT([Thong_Tin_Ngay_Nghi_201703.$B$3:.$B$65]=[.$B56];[Thong_Tin_Ngay_Nghi_201703.$C$3:.$C$65]) + SUMPRODUCT([Thong_Tin_Ngay_Nghi_201704.$B$3:.$B$67]=[.$B56];[Thong_Tin_Ngay_Nghi_201704.$C$3:.$C$67]) + SUMPRODUCT([Thong_Tin_Ngay_Nghi_201705.$B$3:.$B$69]=[.$B56];[Thong_Tin_Ngay_Nghi_201705.$C$3:.$C$69])" office:value-type="float" office:value="6.5">
            <text:p>6.5</text:p>
          </table:table-cell>
          <table:table-cell table:style-name="ce49" table:formula="of:=IF(DATE(YEAR([.E56]);MONTH([.E56]);DAY([.E56]))&lt;=DATE(YEAR([.E56]);3;31); [.C56]-[.G56] + [.F56]; IF([.G56]-[.C56]&lt;0;[.G56] + [.F56] -[.H56];[.F56]+[.C56]-[.H56]))" office:value-type="float" office:value="5">
            <text:p>5</text:p>
          </table:table-cell>
          <table:table-cell table:number-columns-repeated="2" table:style-name="ce49"/>
          <table:table-cell table:style-name="ce49" table:formula="of:=[.I56]+[.K56] +[.J56]" office:value-type="float" office:value="5">
            <text:p>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51">
            <text:p>51</text:p>
          </table:table-cell>
          <table:table-cell table:style-name="ce47" office:value-type="string">
            <text:p>VinhP</text:p>
          </table:table-cell>
          <table:table-cell table:style-name="ce45" office:value-type="float" office:value="0.5">
            <text:p>0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7]);DATE(YEAR([.D57]);12;31);NOW())" office:value-type="date" office:date-value="2017-06-07T14:41:51.2">
            <text:p>06/07/17</text:p>
          </table:table-cell>
          <table:table-cell table:style-name="ce53" table:formula="of:= IF(MONTH([.E57])=MONTH([.D57]) ; IF(NETWORKDAYS([.D57];[.D57]) &lt; NETWORKDAYS(DATE(YEAR([.D57]);MONTH([.D57]);1);EOMONTH([.D57];0)) / 2 ; 0 ; 1)  ;  IF( NETWORKDAYS([.D57];EOMONTH([.D57];0)) &lt; NETWORKDAYS(DATE(YEAR([.D57]);MONTH([.D57]);1);EOMONTH([.D57];0))/2  ; 0  ; 1) + IF(MONTH([.E57]) &gt; MONTH([.D57]) ; MONTH([.E57])-MONTH([.D57])-1 ; 0) + IF(NETWORKDAYS(DATE(YEAR([.E57]);MONTH([.E57]);1);[.E57]) &lt;  NETWORKDAYS(DATE(YEAR([.E57]);MONTH([.E57]);1);EOMONTH([.E57];0)) / 2 ; 0 ; 1))" office:value-type="float" office:value="5">
            <text:p>5</text:p>
          </table:table-cell>
          <table:table-cell table:style-name="ce56" table:formula="of:=SUMPRODUCT([Thong_Tin_Ngay_Nghi_201701.$B$3:.$B$63]=[.$B57];[Thong_Tin_Ngay_Nghi_201701.$C$3:.$C$63]) +  SUMPRODUCT([Thong_Tin_Ngay_Nghi_201702.$B$3:.$B$64]=[.$B57];[Thong_Tin_Ngay_Nghi_201702.$C$3:.$C$64]) + SUMPRODUCT([Thong_Tin_Ngay_Nghi_201703.$B$3:.$B$65]=[.$B57];[Thong_Tin_Ngay_Nghi_201703.$C$3:.$C$65])" office:value-type="float" office:value="6.5">
            <text:p>6.5</text:p>
          </table:table-cell>
          <table:table-cell table:style-name="ce61" table:formula="of:=SUMPRODUCT([Thong_Tin_Ngay_Nghi_201701.$B$3:.$B$63]=[.$B57];[Thong_Tin_Ngay_Nghi_201701.$C$3:.$C$63]) +  SUMPRODUCT([Thong_Tin_Ngay_Nghi_201702.$B$3:.$B$64]=[.$B57];[Thong_Tin_Ngay_Nghi_201702.$C$3:.$C$64]) + SUMPRODUCT([Thong_Tin_Ngay_Nghi_201703.$B$3:.$B$65]=[.$B57];[Thong_Tin_Ngay_Nghi_201703.$C$3:.$C$65]) + SUMPRODUCT([Thong_Tin_Ngay_Nghi_201704.$B$3:.$B$67]=[.$B57];[Thong_Tin_Ngay_Nghi_201704.$C$3:.$C$67]) + SUMPRODUCT([Thong_Tin_Ngay_Nghi_201705.$B$3:.$B$69]=[.$B57];[Thong_Tin_Ngay_Nghi_201705.$C$3:.$C$69])" office:value-type="float" office:value="7">
            <text:p>7</text:p>
          </table:table-cell>
          <table:table-cell table:style-name="ce49" table:formula="of:=IF(DATE(YEAR([.E57]);MONTH([.E57]);DAY([.E57]))&lt;=DATE(YEAR([.E57]);3;31); [.C57]-[.G57] + [.F57]; IF([.G57]-[.C57]&lt;0;[.G57] + [.F57] -[.H57];[.F57]+[.C57]-[.H57]))" office:value-type="float" office:value="-1.5">
            <text:p>-1.5</text:p>
          </table:table-cell>
          <table:table-cell table:number-columns-repeated="2" table:style-name="ce49"/>
          <table:table-cell table:style-name="ce49" table:formula="of:=[.I57]+[.K57] +[.J57]" office:value-type="float" office:value="-1.5">
            <text:p>-1.5</text:p>
          </table:table-cell>
          <table:table-cell table:style-name="ce63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77"/>
        <table:table-column table:style-name="co26" table:number-columns-repeated="7" table:default-cell-style-name="ce77"/>
        <table:table-column table:style-name="co25" table:number-columns-repeated="16" table:default-cell-style-name="ce77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1" table:number-columns-spanned="2" table:number-rows-spanned="1">
            <text:p>1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7" table:number-columns-spanned="2" table:number-rows-spanned="1">
            <text:p>2017</text:p>
          </table:table-cell>
          <table:covered-table-cell table:style-name="ce83"/>
          <table:table-cell table:style-name="ce72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73" table:formula="of:=DATE([.$R$1];[.N1];1)" office:value-type="date" office:date-value="2017-01-01">
            <text:p>01</text:p>
          </table:table-cell>
          <table:table-cell table:style-name="ce73" table:formula="of:=[.D2]+1" office:value-type="date" office:date-value="2017-01-02">
            <text:p>02</text:p>
          </table:table-cell>
          <table:table-cell table:style-name="ce73" table:formula="of:=[.E2]+1" office:value-type="date" office:date-value="2017-01-03">
            <text:p>03</text:p>
          </table:table-cell>
          <table:table-cell table:style-name="ce73" table:formula="of:=[.F2]+1" office:value-type="date" office:date-value="2017-01-04">
            <text:p>04</text:p>
          </table:table-cell>
          <table:table-cell table:style-name="ce73" table:formula="of:=[.G2]+1" office:value-type="date" office:date-value="2017-01-05">
            <text:p>05</text:p>
          </table:table-cell>
          <table:table-cell table:style-name="ce73" table:formula="of:=[.H2]+1" office:value-type="date" office:date-value="2017-01-06">
            <text:p>06</text:p>
          </table:table-cell>
          <table:table-cell table:style-name="ce73" table:formula="of:=[.I2]+1" office:value-type="date" office:date-value="2017-01-07">
            <text:p>07</text:p>
          </table:table-cell>
          <table:table-cell table:style-name="ce73" table:formula="of:=[.J2]+1" office:value-type="date" office:date-value="2017-01-08">
            <text:p>08</text:p>
          </table:table-cell>
          <table:table-cell table:style-name="ce73" table:formula="of:=[.K2]+1" office:value-type="date" office:date-value="2017-01-09">
            <text:p>09</text:p>
          </table:table-cell>
          <table:table-cell table:style-name="ce73" table:formula="of:=[.L2]+1" office:value-type="date" office:date-value="2017-01-10">
            <text:p>10</text:p>
          </table:table-cell>
          <table:table-cell table:style-name="ce73" table:formula="of:=[.M2]+1" office:value-type="date" office:date-value="2017-01-11">
            <text:p>11</text:p>
          </table:table-cell>
          <table:table-cell table:style-name="ce73" table:formula="of:=[.N2]+1" office:value-type="date" office:date-value="2017-01-12">
            <text:p>12</text:p>
          </table:table-cell>
          <table:table-cell table:style-name="ce73" table:formula="of:=[.O2]+1" office:value-type="date" office:date-value="2017-01-13">
            <text:p>13</text:p>
          </table:table-cell>
          <table:table-cell table:style-name="ce73" table:formula="of:=[.P2]+1" office:value-type="date" office:date-value="2017-01-14">
            <text:p>14</text:p>
          </table:table-cell>
          <table:table-cell table:style-name="ce73" table:formula="of:=[.Q2]+1" office:value-type="date" office:date-value="2017-01-15">
            <text:p>15</text:p>
          </table:table-cell>
          <table:table-cell table:style-name="ce73" table:formula="of:=[.R2]+1" office:value-type="date" office:date-value="2017-01-16">
            <text:p>16</text:p>
          </table:table-cell>
          <table:table-cell table:style-name="ce73" table:formula="of:=[.S2]+1" office:value-type="date" office:date-value="2017-01-17">
            <text:p>17</text:p>
          </table:table-cell>
          <table:table-cell table:style-name="ce73" table:formula="of:=[.T2]+1" office:value-type="date" office:date-value="2017-01-18">
            <text:p>18</text:p>
          </table:table-cell>
          <table:table-cell table:style-name="ce73" table:formula="of:=[.U2]+1" office:value-type="date" office:date-value="2017-01-19">
            <text:p>19</text:p>
          </table:table-cell>
          <table:table-cell table:style-name="ce73" table:formula="of:=[.V2]+1" office:value-type="date" office:date-value="2017-01-20">
            <text:p>20</text:p>
          </table:table-cell>
          <table:table-cell table:style-name="ce73" table:formula="of:=[.W2]+1" office:value-type="date" office:date-value="2017-01-21">
            <text:p>21</text:p>
          </table:table-cell>
          <table:table-cell table:style-name="ce73" table:formula="of:=[.X2]+1" office:value-type="date" office:date-value="2017-01-22">
            <text:p>22</text:p>
          </table:table-cell>
          <table:table-cell table:style-name="ce73" table:formula="of:=[.Y2]+1" office:value-type="date" office:date-value="2017-01-23">
            <text:p>23</text:p>
          </table:table-cell>
          <table:table-cell table:style-name="ce73" table:formula="of:=[.Z2]+1" office:value-type="date" office:date-value="2017-01-24">
            <text:p>24</text:p>
          </table:table-cell>
          <table:table-cell table:style-name="ce73" table:formula="of:=[.AA2]+1" office:value-type="date" office:date-value="2017-01-25">
            <text:p>25</text:p>
          </table:table-cell>
          <table:table-cell table:style-name="ce73" table:formula="of:=[.AB2]+1" office:value-type="date" office:date-value="2017-01-26">
            <text:p>26</text:p>
          </table:table-cell>
          <table:table-cell table:style-name="ce73" table:formula="of:=[.AC2]+1" office:value-type="date" office:date-value="2017-01-27">
            <text:p>27</text:p>
          </table:table-cell>
          <table:table-cell table:style-name="ce73" table:formula="of:=[.AD2]+1" office:value-type="date" office:date-value="2017-01-28">
            <text:p>28</text:p>
          </table:table-cell>
          <table:table-cell table:style-name="ce73" table:formula="of:=[.AE2]+1" office:value-type="date" office:date-value="2017-01-29">
            <text:p>29</text:p>
          </table:table-cell>
          <table:table-cell table:style-name="ce73" table:formula="of:=[.AF2]+1" office:value-type="date" office:date-value="2017-01-30">
            <text:p>30</text:p>
          </table:table-cell>
          <table:table-cell table:style-name="ce73" table:formula="of:=[.AG2]+1" office:value-type="date" office:date-value="2017-01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098in" draw:caption-point-x="-0.2402in" draw:caption-point-y="0.3724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098in" draw:caption-point-x="-0.2402in" draw:caption-point-y="0.3724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74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098in" draw:caption-point-x="-0.2402in" draw:caption-point-y="0.3724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71" table:formula="of:=SUM([.D4:.AH4])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3.5591in" svg:y="0.1071in" draw:caption-point-x="-0.2402in" draw:caption-point-y="0.611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0.1075in" draw:caption-point-x="-0.2402in" draw:caption-point-y="0.6106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4.9287in" svg:y="0.1083in" draw:caption-point-x="-0.2402in" draw:caption-point-y="0.6098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0.1102in" draw:caption-point-x="-0.2402in" draw:caption-point-y="0.6079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0.1134in" draw:caption-point-x="-0.2402in" draw:caption-point-y="0.604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11.5492in" svg:y="0.1142in" draw:caption-point-x="-0.2402in" draw:caption-point-y="0.6039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1681in" draw:caption-point-x="-0.2402in" draw:caption-point-y="0.55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71" table:formula="of:=SUM([.D5:.AH5])" office:value-type="float" office:value="4.5">
            <text:p>4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1.0122in" svg:x="4.0157in" svg:y="0.3551in" draw:caption-point-x="-0.2402in" draw:caption-point-y="0.6106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0.3555in" draw:caption-point-x="-0.2402in" draw:caption-point-y="0.6102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0.3567in" draw:caption-point-x="-0.2402in" draw:caption-point-y="0.6091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.5">
            <office:annotation draw:style-name="gr2" draw:text-style-name="P1" svg:width="1.1413in" svg:height="0.5457in" svg:x="9.7228in" svg:y="0.3602in" draw:caption-point-x="-0.2402in" draw:caption-point-y="0.6055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0.361in" draw:caption-point-x="-0.2402in" draw:caption-point-y="0.6047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3614in" draw:caption-point-x="-0.2402in" draw:caption-point-y="0.6043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0.3618in" draw:caption-point-x="-0.2402in" draw:caption-point-y="0.603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0.415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415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0.415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71" table:formula="of:=SUM([.D6:.AH6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1.5492in" svg:y="0.6094in" draw:caption-point-x="-0.2402in" draw:caption-point-y="0.6039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6114in" draw:caption-point-x="-0.2402in" draw:caption-point-y="0.602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71" table:formula="of:=SUM([.D7:.AH7])" office:value-type="float" office:value="4">
            <text:p>4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3.5591in" svg:y="0.85in" draw:caption-point-x="-0.2402in" draw:caption-point-y="0.611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0.85in" draw:caption-point-x="-0.2402in" draw:caption-point-y="0.611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0.85in" draw:caption-point-x="-0.2402in" draw:caption-point-y="0.611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9287in" svg:y="0.8512in" draw:caption-point-x="-0.2402in" draw:caption-point-y="0.6098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0.8531in" draw:caption-point-x="-0.2402in" draw:caption-point-y="0.6079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0.8571in" draw:caption-point-x="-0.2402in" draw:caption-point-y="0.6039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0.911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911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0.911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71" table:formula="of:=SUM([.D8:.AH8])" office:value-type="float" office:value="3">
            <text:p>3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1.0988in" draw:caption-point-x="-0.2402in" draw:caption-point-y="0.6098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1.1035in" draw:caption-point-x="-0.2402in" draw:caption-point-y="0.6051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1.1047in" draw:caption-point-x="-0.2402in" draw:caption-point-y="0.603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158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158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158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71" table:formula="of:=SUM([.D9:.AH9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1.3457in" draw:caption-point-x="-0.2402in" draw:caption-point-y="0.611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7.3094in" svg:y="1.3488in" draw:caption-point-x="-0.2402in" draw:caption-point-y="0.6079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1.352in" draw:caption-point-x="-0.2402in" draw:caption-point-y="0.6047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406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406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406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71" table:formula="of:=SUM([.D10:.AH10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71" table:formula="of:=SUM([.D11:.AH11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1.8441in" draw:caption-point-x="-0.2402in" draw:caption-point-y="0.6079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1.8476in" draw:caption-point-x="-0.2402in" draw:caption-point-y="0.6043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1.848in" draw:caption-point-x="-0.2402in" draw:caption-point-y="0.6039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902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902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902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/>
          <table:table-cell table:style-name="ce85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71" table:formula="of:=SUM([.D12:.AH12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2.089in" draw:caption-point-x="-0.2402in" draw:caption-point-y="0.6106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2.0894in" draw:caption-point-x="-0.2402in" draw:caption-point-y="0.610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2.0941in" draw:caption-point-x="-0.2402in" draw:caption-point-y="0.6055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2.0945in" draw:caption-point-x="-0.2402in" draw:caption-point-y="0.605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2.0949in" draw:caption-point-x="-0.2402in" draw:caption-point-y="0.6047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2.149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2.149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2.149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71" table:formula="of:=SUM([.D13:.AH13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2.3366in" draw:caption-point-x="-0.2402in" draw:caption-point-y="0.6106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6.8205in" svg:y="2.339in" draw:caption-point-x="-0.2402in" draw:caption-point-y="0.6083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3094in" svg:y="2.3398in" draw:caption-point-x="-0.2402in" draw:caption-point-y="0.6075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75" office:value-type="float" office:value="0.5">
            <office:annotation draw:style-name="gr2" draw:text-style-name="P1" svg:width="1.1413in" svg:height="0.5457in" svg:x="7.7988in" svg:y="2.3402in" draw:caption-point-x="-0.2402in" draw:caption-point-y="0.6071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9.7228in" svg:y="2.3417in" draw:caption-point-x="-0.2402in" draw:caption-point-y="0.6055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2.3425in" draw:caption-point-x="-0.2402in" draw:caption-point-y="0.6047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71" table:formula="of:=SUM([.D14:.AH14])" office:value-type="float" office:value="3.5">
            <text:p>3.5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4.472in" svg:y="2.585in" draw:caption-point-x="-0.2402in" draw:caption-point-y="0.6098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10.1791in" svg:y="2.5902in" draw:caption-point-x="-0.2402in" draw:caption-point-y="0.6047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11.0925in" svg:y="2.5906in" draw:caption-point-x="-0.2402in" draw:caption-point-y="0.6043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71" table:formula="of:=SUM([.D15:.AH15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3.5591in" svg:y="2.8315in" draw:caption-point-x="-0.2402in" draw:caption-point-y="0.611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4.9287in" svg:y="2.8327in" draw:caption-point-x="-0.2402in" draw:caption-point-y="0.6098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6.8205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3756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8323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ungLV</text:p>
          </table:table-cell>
          <table:table-cell table:style-name="ce71" table:formula="of:=SUM([.D16:.AH16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1.5492in" svg:y="3.0862in" draw:caption-point-x="-0.2402in" draw:caption-point-y="0.6039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NC</text:p>
          </table:table-cell>
          <table:table-cell table:style-name="ce71" table:formula="of:=SUM([.D17:.AH17])" office:value-type="float" office:value="2">
            <text:p>2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3.3882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3.3882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PN</text:p>
          </table:table-cell>
          <table:table-cell table:style-name="ce71" table:formula="of:=SUM([.D18:.AH18])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5752in" draw:caption-point-x="-0.2402in" draw:caption-point-y="0.6106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9287in" svg:y="3.576in" draw:caption-point-x="-0.2402in" draw:caption-point-y="0.6098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7.7988in" svg:y="3.5783in" draw:caption-point-x="-0.2402in" draw:caption-point-y="0.6075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3.5807in" draw:caption-point-x="-0.2402in" draw:caption-point-y="0.605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13.8323in" svg:y="3.5839in" draw:caption-point-x="-0.2402in" draw:caption-point-y="0.602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yDH</text:p>
          </table:table-cell>
          <table:table-cell table:style-name="ce71" table:formula="of:=SUM([.D19:.AH19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6.8205in" svg:y="3.8252in" draw:caption-point-x="-0.2402in" draw:caption-point-y="0.6083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7.3094in" svg:y="3.8256in" draw:caption-point-x="-0.2402in" draw:caption-point-y="0.6079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3.8291in" draw:caption-point-x="-0.2402in" draw:caption-point-y="0.6043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9189in" svg:y="3.8303in" draw:caption-point-x="-0.2402in" draw:caption-point-y="0.6031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NG</text:p>
          </table:table-cell>
          <table:table-cell table:style-name="ce71" table:formula="of:=SUM([.D20:.AH20])" office:value-type="float" office:value="1.5">
            <text:p>1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3" draw:text-style-name="P1" svg:width="1.1413in" svg:height="0.7012in" svg:x="12.9189in" svg:y="4.1311in" draw:caption-point-x="-0.2402in" draw:caption-point-y="0.55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13.8323in" svg:y="4.0791in" draw:caption-point-x="-0.2402in" draw:caption-point-y="0.602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KhaiLV</text:p>
          </table:table-cell>
          <table:table-cell table:style-name="ce71" table:formula="of:=SUM([.D21:.AH21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4.378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4.378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4.378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ngNHH</text:p>
          </table:table-cell>
          <table:table-cell table:style-name="ce71" table:formula="of:=SUM([.D22:.AH22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ienPT</text:p>
          </table:table-cell>
          <table:table-cell table:style-name="ce71" table:formula="of:=SUM([.D23:.AH23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0925in" svg:y="4.8201in" draw:caption-point-x="-0.2402in" draw:caption-point-y="0.6039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4.8134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4.8134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3756in" svg:y="4.8134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8323in" svg:y="4.8134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tNVT</text:p>
          </table:table-cell>
          <table:table-cell table:style-name="ce71" table:formula="of:=SUM([.D24:.AH24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5.0614in" draw:caption-point-x="-0.2402in" draw:caption-point-y="0.6102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7988in" svg:y="5.0642in" draw:caption-point-x="-0.2402in" draw:caption-point-y="0.6075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5.0654in" draw:caption-point-x="-0.2402in" draw:caption-point-y="0.6063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5.0661in" draw:caption-point-x="-0.2402in" draw:caption-point-y="0.6055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5.0677in" draw:caption-point-x="-0.2402in" draw:caption-point-y="0.603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5.121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5.121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5.121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LinhBT</text:p>
          </table:table-cell>
          <table:table-cell table:style-name="ce71" table:formula="of:=SUM([.D25:.AH25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MaiLT</text:p>
          </table:table-cell>
          <table:table-cell table:style-name="ce71" table:formula="of:=SUM([.D26:.AH26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7" draw:text-style-name="P1" svg:width="1.1413in" svg:height="1.0122in" svg:x="6.3311in" svg:y="5.5583in" draw:caption-point-x="-0.2402in" draw:caption-point-y="0.6091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6.8205in" svg:y="5.5591in" draw:caption-point-x="-0.2402in" draw:caption-point-y="0.6083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7.3094in" svg:y="5.5591in" draw:caption-point-x="-0.2402in" draw:caption-point-y="0.6083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7.7988in" svg:y="5.5591in" draw:caption-point-x="-0.2402in" draw:caption-point-y="0.6083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NTT</text:p>
          </table:table-cell>
          <table:table-cell table:style-name="ce71" table:formula="of:=SUM([.D27:.AH27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5.8039in" draw:caption-point-x="-0.2402in" draw:caption-point-y="0.611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5.8047in" draw:caption-point-x="-0.2402in" draw:caption-point-y="0.610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5.8055in" draw:caption-point-x="-0.2402in" draw:caption-point-y="0.6094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5.8102in" draw:caption-point-x="-0.2402in" draw:caption-point-y="0.604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5.811in" draw:caption-point-x="-0.2402in" draw:caption-point-y="0.603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5.813in" draw:caption-point-x="-0.2402in" draw:caption-point-y="0.602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nhNB</text:p>
          </table:table-cell>
          <table:table-cell table:style-name="ce71" table:formula="of:=SUM([.D28:.AH28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6.052in" draw:caption-point-x="-0.2402in" draw:caption-point-y="0.6106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6.0524in" draw:caption-point-x="-0.2402in" draw:caption-point-y="0.610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6.0571in" draw:caption-point-x="-0.2402in" draw:caption-point-y="0.6055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6.0575in" draw:caption-point-x="-0.2402in" draw:caption-point-y="0.605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6.0579in" draw:caption-point-x="-0.2402in" draw:caption-point-y="0.6047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6.0587in" draw:caption-point-x="-0.2402in" draw:caption-point-y="0.6039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6.112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6.112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112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NamNH</text:p>
          </table:table-cell>
          <table:table-cell table:style-name="ce71" table:formula="of:=SUM([.D29:.AH29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0.8567in" svg:x="4.0157in" svg:y="6.3in" draw:caption-point-x="-0.2402in" draw:caption-point-y="0.6102in">
              <dc:date>2017-01-04T00:00:00</dc:date>
              <text:p text:style-name="P1"><text:span text:style-name="T1">Ra ngoài từ 2h-3h, đi lấy sổ bh, xin làm bù, confirm với a Ki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6.3071in" draw:caption-point-x="-0.2402in" draw:caption-point-y="0.6031in">
              <dc:date>2017-01-23T00:00:00</dc:date>
              <text:p text:style-name="P1"><text:span text:style-name="T1">8h43 vô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71" table:formula="of:=SUM([.D30:.AH30])" office:value-type="float" office:value="0.5">
            <text:p>0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8.2878in" svg:y="6.552in" draw:caption-point-x="-0.2402in" draw:caption-point-y="0.6059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71" table:formula="of:=SUM([.D31:.AH31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6.7945in" draw:caption-point-x="-0.2402in" draw:caption-point-y="0.611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6.7949in" draw:caption-point-x="-0.2402in" draw:caption-point-y="0.6106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6.7957in" draw:caption-point-x="-0.2402in" draw:caption-point-y="0.6098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6.7961in" draw:caption-point-x="-0.2402in" draw:caption-point-y="0.6094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6.8205in" svg:y="6.7972in" draw:caption-point-x="-0.2402in" draw:caption-point-y="0.6083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3094in" svg:y="6.7976in" draw:caption-point-x="-0.2402in" draw:caption-point-y="0.6079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6.7984in" draw:caption-point-x="-0.2402in" draw:caption-point-y="0.6071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6.7996in" draw:caption-point-x="-0.2402in" draw:caption-point-y="0.6059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6.8in" draw:caption-point-x="-0.2402in" draw:caption-point-y="0.6055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6.8004in" draw:caption-point-x="-0.2402in" draw:caption-point-y="0.6051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6.8008in" draw:caption-point-x="-0.2402in" draw:caption-point-y="0.604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6.8016in" draw:caption-point-x="-0.2402in" draw:caption-point-y="0.603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8555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71" table:formula="of:=SUM([.D32:.AH32])" office:value-type="float" office:value="3.5">
            <text:p>3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office:annotation draw:style-name="gr8" draw:text-style-name="P1" svg:width="1.1413in" svg:height="0.8567in" svg:x="8.2878in" svg:y="7.0469in" draw:caption-point-x="-0.2402in" draw:caption-point-y="0.6063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7.1031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7.1031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7.1031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71" table:formula="of:=SUM([.D33:.AH33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71" table:formula="of:=SUM([.D34:.AH34])" office:value-type="float" office:value="1"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7.5984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71" table:formula="of:=SUM([.D35:.AH35])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7.7862in" draw:caption-point-x="-0.2402in" draw:caption-point-y="0.610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7.787in" draw:caption-point-x="-0.2402in" draw:caption-point-y="0.6094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7.7921in" draw:caption-point-x="-0.2402in" draw:caption-point-y="0.6043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71" table:formula="of:=SUM([.D36:.AH36])" office:value-type="float" office:value="2">
            <text:p>2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8.0358in" draw:caption-point-x="-0.2402in" draw:caption-point-y="0.6083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8.0386in" draw:caption-point-x="-0.2402in" draw:caption-point-y="0.6055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8.0394in" draw:caption-point-x="-0.2402in" draw:caption-point-y="0.6047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8.0941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8.0941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71" table:formula="of:=SUM([.D37:.AH37])" office:value-type="float" office:value="6">
            <text:p>6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0157in" svg:y="8.2811in" draw:caption-point-x="-0.2402in" draw:caption-point-y="0.6106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9287in" svg:y="8.2819in" draw:caption-point-x="-0.2402in" draw:caption-point-y="0.609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6.8205in" svg:y="8.2819in" draw:caption-point-x="-0.2402in" draw:caption-point-y="0.609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7.7988in" svg:y="8.2819in" draw:caption-point-x="-0.2402in" draw:caption-point-y="0.609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0.1791in" svg:y="8.2819in" draw:caption-point-x="-0.2402in" draw:caption-point-y="0.609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1.0925in" svg:y="8.2819in" draw:caption-point-x="-0.2402in" draw:caption-point-y="0.609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3756in" svg:y="8.289in" draw:caption-point-x="-0.2402in" draw:caption-point-y="0.6028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71" table:formula="of:=SUM([.D38:.AH38])" office:value-type="float" office:value="0.5">
            <text:p>0.5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3902in" svg:x="3.5591in" svg:y="8.5283in" draw:caption-point-x="-0.2402in" draw:caption-point-y="0.611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8.5299in" draw:caption-point-x="-0.2402in" draw:caption-point-y="0.6094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8.5354in" draw:caption-point-x="-0.2402in" draw:caption-point-y="0.603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SonPX</text:p>
          </table:table-cell>
          <table:table-cell table:style-name="ce71" table:formula="of:=SUM([.D39:.AH39])" office:value-type="float" office:value="4">
            <text:p>4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1.5492in" svg:y="8.83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8.83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8.83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8.83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TienND</text:p>
          </table:table-cell>
          <table:table-cell table:style-name="ce71" table:formula="of:=SUM([.D40:.AH40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9.0236in" draw:caption-point-x="-0.2402in" draw:caption-point-y="0.611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9.0244in" draw:caption-point-x="-0.2402in" draw:caption-point-y="0.6102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9.0268in" draw:caption-point-x="-0.2402in" draw:caption-point-y="0.6079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7.7988in" svg:y="9.0276in" draw:caption-point-x="-0.2402in" draw:caption-point-y="0.6071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0925in" svg:y="9.0303in" draw:caption-point-x="-0.2402in" draw:caption-point-y="0.6043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084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hamDT</text:p>
          </table:table-cell>
          <table:table-cell table:style-name="ce71" table:formula="of:=SUM([.D41:.AH41])" office:value-type="float" office:value="4.5">
            <text:p>4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9.2717in" draw:caption-point-x="-0.2402in" draw:caption-point-y="0.6106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11.0925in" svg:y="9.278in" draw:caption-point-x="-0.2402in" draw:caption-point-y="0.6043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75" office:value-type="float" office:value="1">
            <office:annotation draw:style-name="gr6" draw:text-style-name="P1" svg:width="1.1413in" svg:height="0.2634in" svg:x="11.5492in" svg:y="9.3323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3323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3323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3323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inhDH</text:p>
          </table:table-cell>
          <table:table-cell table:style-name="ce71" table:formula="of:=SUM([.D42:.AH42])" office:value-type="float" office:value="8.5">
            <text:p>8.5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3.5591in" svg:y="9.5189in" draw:caption-point-x="-0.2402in" draw:caption-point-y="0.611in">
              <dc:date>2017-01-03T00:00:00</dc:date>
              <text:p text:style-name="P1"><text:span text:style-name="T1">Ở nhà làm bài luận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4.9287in" svg:y="9.5201in" draw:caption-point-x="-0.2402in" draw:caption-point-y="0.6098in">
              <dc:date>2017-01-06T00:00:00</dc:date>
              <text:p text:style-name="P1"><text:span text:style-name="T1">Cần lên trường ký tên báo cáo khóa luận, off buổi chiều</text:span></text:p>
            </office:annotation>
            <text:p>0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8.2878in" svg:y="9.5228in" draw:caption-point-x="-0.2402in" draw:caption-point-y="0.6071in">
              <dc:date>2017-01-11T00:00:00</dc:date>
              <text:p text:style-name="P1"><text:span text:style-name="T1">Lên trường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9.7228in" svg:y="9.5244in" draw:caption-point-x="-0.2402in" draw:caption-point-y="0.6055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10.1791in" svg:y="9.5244in" draw:caption-point-x="-0.2402in" draw:caption-point-y="0.6055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10.6358in" svg:y="9.5244in" draw:caption-point-x="-0.2402in" draw:caption-point-y="0.6055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5799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5799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5799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inhT</text:p>
          </table:table-cell>
          <table:table-cell table:style-name="ce71" table:formula="of:=SUM([.D43:.AH43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827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827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827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oaiVK</text:p>
          </table:table-cell>
          <table:table-cell table:style-name="ce71" table:formula="of:=SUM([.D44:.AH44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3902in" svg:x="3.5591in" svg:y="10.0146in" draw:caption-point-x="-0.2402in" draw:caption-point-y="0.611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10.0185in" draw:caption-point-x="-0.2402in" draw:caption-point-y="0.6071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10.0193in" draw:caption-point-x="-0.2402in" draw:caption-point-y="0.6063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0.075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0.075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0.075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uyLTT</text:p>
          </table:table-cell>
          <table:table-cell table:style-name="ce71" table:formula="of:=SUM([.D45:.AH45])" office:value-type="float" office:value="2.5">
            <text:p>2.5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3.5591in" svg:y="10.2622in" draw:caption-point-x="-0.2402in" draw:caption-point-y="0.611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10.2626in" draw:caption-point-x="-0.2402in" draw:caption-point-y="0.6106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9287in" svg:y="10.2634in" draw:caption-point-x="-0.2402in" draw:caption-point-y="0.6098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10.2638in" draw:caption-point-x="-0.2402in" draw:caption-point-y="0.6094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6.8205in" svg:y="10.265in" draw:caption-point-x="-0.2402in" draw:caption-point-y="0.6083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10.2654in" draw:caption-point-x="-0.2402in" draw:caption-point-y="0.6079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7.7988in" svg:y="10.265in" draw:caption-point-x="-0.2402in" draw:caption-point-y="0.6083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10.2673in" draw:caption-point-x="-0.2402in" draw:caption-point-y="0.6059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10.2677in" draw:caption-point-x="-0.2402in" draw:caption-point-y="0.6055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10.2681in" draw:caption-point-x="-0.2402in" draw:caption-point-y="0.6051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10.6358in" svg:y="10.2685in" draw:caption-point-x="-0.2402in" draw:caption-point-y="0.6047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10.2689in" draw:caption-point-x="-0.2402in" draw:caption-point-y="0.6043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10.2693in" draw:caption-point-x="-0.2402in" draw:caption-point-y="0.603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10.2701in" draw:caption-point-x="-0.2402in" draw:caption-point-y="0.6031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3.3756in" svg:y="10.2709in" draw:caption-point-x="-0.2402in" draw:caption-point-y="0.6024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ruyenLVC</text:p>
          </table:table-cell>
          <table:table-cell table:style-name="ce71" table:formula="of:=SUM([.D46:.AH46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3.5591in" svg:y="10.5098in" draw:caption-point-x="-0.2402in" draw:caption-point-y="0.611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6.3311in" svg:y="10.5114in" draw:caption-point-x="-0.2402in" draw:caption-point-y="0.6094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10.513in" draw:caption-point-x="-0.2402in" draw:caption-point-y="0.6079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7.7988in" svg:y="10.5138in" draw:caption-point-x="-0.2402in" draw:caption-point-y="0.6071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8.2878in" svg:y="10.5146in" draw:caption-point-x="-0.2402in" draw:caption-point-y="0.6063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10.5154in" draw:caption-point-x="-0.2402in" draw:caption-point-y="0.6055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10.5165in" draw:caption-point-x="-0.2402in" draw:caption-point-y="0.6043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70" office:value-type="string">
            <text:p>VietBA</text:p>
          </table:table-cell>
          <table:table-cell table:style-name="ce71" table:formula="of:=SUM([.D47:.AH47])" office:value-type="float" office:value="6.5">
            <text:p>6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4.9287in" svg:y="10.7587in" draw:caption-point-x="-0.2402in" draw:caption-point-y="0.6098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6.3311in" svg:y="10.7587in" draw:caption-point-x="-0.2402in" draw:caption-point-y="0.609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6.8205in" svg:y="10.7587in" draw:caption-point-x="-0.2402in" draw:caption-point-y="0.609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7.3094in" svg:y="10.7587in" draw:caption-point-x="-0.2402in" draw:caption-point-y="0.609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7.7988in" svg:y="10.7587in" draw:caption-point-x="-0.2402in" draw:caption-point-y="0.609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8.2878in" svg:y="10.7587in" draw:caption-point-x="-0.2402in" draw:caption-point-y="0.609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9.7228in" svg:y="10.7587in" draw:caption-point-x="-0.2402in" draw:caption-point-y="0.609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VinhP</text:p>
          </table:table-cell>
          <table:table-cell table:style-name="ce71" table:formula="of:=SUM([.D48:.AH48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4.0157in" svg:y="11.0055in" draw:caption-point-x="-0.2402in" draw:caption-point-y="0.6106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11.0059in" draw:caption-point-x="-0.2402in" draw:caption-point-y="0.610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1.0661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1.0661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1.0661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76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76" table:number-columns-repeated="4"/>
          <table:table-cell table:style-name="ce78"/>
          <table:table-cell table:style-name="ce76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76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76" table:number-columns-repeated="31"/>
          <table:table-cell table:style-name="ce44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4"/>
        <table:table-column table:style-name="co26" table:number-columns-repeated="7" table:default-cell-style-name="ce94"/>
        <table:table-column table:style-name="co25" table:number-columns-repeated="13" table:default-cell-style-name="ce94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89" table:number-columns-repeated="8"/>
          <table:table-cell table:style-name="ce97" office:value-type="string" table:number-columns-spanned="2" table:number-rows-spanned="1">
            <text:p>Month</text:p>
          </table:table-cell>
          <table:covered-table-cell table:style-name="ce98"/>
          <table:table-cell table:style-name="ce99" table:content-validation-name="val1" office:value-type="float" office:value="2" table:number-columns-spanned="2" table:number-rows-spanned="1">
            <text:p>2</text:p>
          </table:table-cell>
          <table:covered-table-cell table:style-name="ce98"/>
          <table:table-cell table:style-name="ce97" office:value-type="string" table:number-columns-spanned="2" table:number-rows-spanned="1">
            <text:p>Year</text:p>
          </table:table-cell>
          <table:covered-table-cell table:style-name="ce98"/>
          <table:table-cell table:style-name="ce97" office:value-type="float" office:value="2017" table:number-columns-spanned="2" table:number-rows-spanned="1">
            <text:p>2017</text:p>
          </table:table-cell>
          <table:covered-table-cell table:style-name="ce100"/>
          <table:table-cell table:style-name="ce89" table:number-columns-repeated="12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90" table:formula="of:=DATE([.$R$1];[.N1];1)" office:value-type="date" office:date-value="2017-02-01">
            <text:p>01</text:p>
          </table:table-cell>
          <table:table-cell table:style-name="ce90" table:formula="of:=[.D2]+1" office:value-type="date" office:date-value="2017-02-02">
            <text:p>02</text:p>
          </table:table-cell>
          <table:table-cell table:style-name="ce90" table:formula="of:=[.E2]+1" office:value-type="date" office:date-value="2017-02-03">
            <text:p>03</text:p>
          </table:table-cell>
          <table:table-cell table:style-name="ce90" table:formula="of:=[.F2]+1" office:value-type="date" office:date-value="2017-02-04">
            <text:p>04</text:p>
          </table:table-cell>
          <table:table-cell table:style-name="ce90" table:formula="of:=[.G2]+1" office:value-type="date" office:date-value="2017-02-05">
            <text:p>05</text:p>
          </table:table-cell>
          <table:table-cell table:style-name="ce90" table:formula="of:=[.H2]+1" office:value-type="date" office:date-value="2017-02-06">
            <text:p>06</text:p>
          </table:table-cell>
          <table:table-cell table:style-name="ce90" table:formula="of:=[.I2]+1" office:value-type="date" office:date-value="2017-02-07">
            <text:p>07</text:p>
          </table:table-cell>
          <table:table-cell table:style-name="ce90" table:formula="of:=[.J2]+1" office:value-type="date" office:date-value="2017-02-08">
            <text:p>08</text:p>
          </table:table-cell>
          <table:table-cell table:style-name="ce90" table:formula="of:=[.K2]+1" office:value-type="date" office:date-value="2017-02-09">
            <text:p>09</text:p>
          </table:table-cell>
          <table:table-cell table:style-name="ce90" table:formula="of:=[.L2]+1" office:value-type="date" office:date-value="2017-02-10">
            <text:p>10</text:p>
          </table:table-cell>
          <table:table-cell table:style-name="ce90" table:formula="of:=[.M2]+1" office:value-type="date" office:date-value="2017-02-11">
            <text:p>11</text:p>
          </table:table-cell>
          <table:table-cell table:style-name="ce90" table:formula="of:=[.N2]+1" office:value-type="date" office:date-value="2017-02-12">
            <text:p>12</text:p>
          </table:table-cell>
          <table:table-cell table:style-name="ce90" table:formula="of:=[.O2]+1" office:value-type="date" office:date-value="2017-02-13">
            <text:p>13</text:p>
          </table:table-cell>
          <table:table-cell table:style-name="ce90" table:formula="of:=[.P2]+1" office:value-type="date" office:date-value="2017-02-14">
            <text:p>14</text:p>
          </table:table-cell>
          <table:table-cell table:style-name="ce90" table:formula="of:=[.Q2]+1" office:value-type="date" office:date-value="2017-02-15">
            <text:p>15</text:p>
          </table:table-cell>
          <table:table-cell table:style-name="ce90" table:formula="of:=[.R2]+1" office:value-type="date" office:date-value="2017-02-16">
            <text:p>16</text:p>
          </table:table-cell>
          <table:table-cell table:style-name="ce90" table:formula="of:=[.S2]+1" office:value-type="date" office:date-value="2017-02-17">
            <text:p>17</text:p>
          </table:table-cell>
          <table:table-cell table:style-name="ce90" table:formula="of:=[.T2]+1" office:value-type="date" office:date-value="2017-02-18">
            <text:p>18</text:p>
          </table:table-cell>
          <table:table-cell table:style-name="ce90" table:formula="of:=[.U2]+1" office:value-type="date" office:date-value="2017-02-19">
            <text:p>19</text:p>
          </table:table-cell>
          <table:table-cell table:style-name="ce90" table:formula="of:=[.V2]+1" office:value-type="date" office:date-value="2017-02-20">
            <text:p>20</text:p>
          </table:table-cell>
          <table:table-cell table:style-name="ce90" table:formula="of:=[.W2]+1" office:value-type="date" office:date-value="2017-02-21">
            <text:p>21</text:p>
          </table:table-cell>
          <table:table-cell table:style-name="ce90" table:formula="of:=[.X2]+1" office:value-type="date" office:date-value="2017-02-22">
            <text:p>22</text:p>
          </table:table-cell>
          <table:table-cell table:style-name="ce90" table:formula="of:=[.Y2]+1" office:value-type="date" office:date-value="2017-02-23">
            <text:p>23</text:p>
          </table:table-cell>
          <table:table-cell table:style-name="ce90" table:formula="of:=[.Z2]+1" office:value-type="date" office:date-value="2017-02-24">
            <text:p>24</text:p>
          </table:table-cell>
          <table:table-cell table:style-name="ce90" table:formula="of:=[.AA2]+1" office:value-type="date" office:date-value="2017-02-25">
            <text:p>25</text:p>
          </table:table-cell>
          <table:table-cell table:style-name="ce90" table:formula="of:=[.AB2]+1" office:value-type="date" office:date-value="2017-02-26">
            <text:p>26</text:p>
          </table:table-cell>
          <table:table-cell table:style-name="ce90" table:formula="of:=[.AC2]+1" office:value-type="date" office:date-value="2017-02-27">
            <text:p>27</text:p>
          </table:table-cell>
          <table:table-cell table:style-name="ce90" table:formula="of:=[.AD2]+1" office:value-type="date" office:date-value="2017-02-28">
            <text:p>28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49in" draw:caption-point-x="-0.2402in" draw:caption-point-y="0.3756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88" table:formula="of:=SUM([.D4:.AE4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0.1075in" draw:caption-point-x="-0.2402in" draw:caption-point-y="0.610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0.16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0.1122in" draw:caption-point-x="-0.2402in" draw:caption-point-y="0.6059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9.2661in" svg:y="0.1142in" draw:caption-point-x="-0.2402in" draw:caption-point-y="0.6039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0.1173in" draw:caption-point-x="-0.2402in" draw:caption-point-y="0.6008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88" table:formula="of:=SUM([.D5:.AE5])" office:value-type="float" office:value="1.5">
            <text:p>1.5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0.3598in" draw:caption-point-x="-0.2402in" draw:caption-point-y="0.6059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8" draw:text-style-name="P1" svg:width="1.1413in" svg:height="0.8567in" svg:x="9.2661in" svg:y="0.3618in" draw:caption-point-x="-0.2402in" draw:caption-point-y="0.6039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0.3626in" draw:caption-point-x="-0.2402in" draw:caption-point-y="0.6031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0.3634in" draw:caption-point-x="-0.2402in" draw:caption-point-y="0.6024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0.3654in" draw:caption-point-x="-0.2402in" draw:caption-point-y="0.6004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3" draw:text-style-name="P1" svg:width="1.1413in" svg:height="0.7012in" svg:x="14.7457in" svg:y="0.3657in" draw:caption-point-x="-0.2402in" draw:caption-point-y="0.6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88" table:formula="of:=SUM([.D6:.AE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0.660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0.660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0.6059in" draw:caption-point-x="-0.2402in" draw:caption-point-y="0.6075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8205in" svg:y="0.6079in" draw:caption-point-x="-0.2402in" draw:caption-point-y="0.6055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0.1791in" svg:y="0.6102in" draw:caption-point-x="-0.2402in" draw:caption-point-y="0.6031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8" draw:text-style-name="P1" svg:width="1.1413in" svg:height="0.8567in" svg:x="11.5492in" svg:y="0.6106in" draw:caption-point-x="-0.2402in" draw:caption-point-y="0.6028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88" table:formula="of:=SUM([.D7:.AE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8.7768in" svg:y="0.8563in" draw:caption-point-x="-0.2402in" draw:caption-point-y="0.6047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0.8594in" draw:caption-point-x="-0.2402in" draw:caption-point-y="0.6016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0.8606in" draw:caption-point-x="-0.2402in" draw:caption-point-y="0.6004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0.861in" draw:caption-point-x="-0.2402in" draw:caption-point-y="0.6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88" table:formula="of:=SUM([.D8:.AE8])" office:value-type="float" office:value="4.5">
            <text:p>4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155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155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1.155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.1012in" draw:caption-point-x="-0.2402in" draw:caption-point-y="0.6075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8205in" svg:y="1.1031in" draw:caption-point-x="-0.2402in" draw:caption-point-y="0.6055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9.7228in" svg:y="1.1051in" draw:caption-point-x="-0.2402in" draw:caption-point-y="0.6035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4622in" svg:y="1.1067in" draw:caption-point-x="-0.2402in" draw:caption-point-y="0.602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92" office:value-type="float" office:value="0.5">
            <office:annotation draw:style-name="gr6" draw:text-style-name="P1" svg:width="1.1413in" svg:height="0.2634in" svg:x="12.9189in" svg:y="1.1067in" draw:caption-point-x="-0.2402in" draw:caption-point-y="0.60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88" table:formula="of:=SUM([.D9:.AE9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403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403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1.3528in" draw:caption-point-x="-0.2402in" draw:caption-point-y="0.6039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1.5492in" svg:y="1.3539in" draw:caption-point-x="-0.2402in" draw:caption-point-y="0.6028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88" table:formula="of:=SUM([.D10:.AE10])" office:value-type="float" office:value="5.5">
            <text:p>5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651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651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8" draw:text-style-name="P1" svg:width="1.1413in" svg:height="0.8567in" svg:x="5.8421in" svg:y="1.5937in" draw:caption-point-x="-0.2402in" draw:caption-point-y="0.6106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office:value-type="float" office:value="1">
            <office:annotation draw:style-name="gr8" draw:text-style-name="P1" svg:width="1.1413in" svg:height="0.8567in" svg:x="6.3311in" svg:y="1.5937in" draw:caption-point-x="-0.2402in" draw:caption-point-y="0.6106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office:value-type="float" office:value="1">
            <office:annotation draw:style-name="gr8" draw:text-style-name="P1" svg:width="1.1413in" svg:height="0.8567in" svg:x="6.8205in" svg:y="1.5937in" draw:caption-point-x="-0.2402in" draw:caption-point-y="0.6106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/>
          <table:table-cell table:style-name="ce101"/>
          <table:table-cell table:style-name="ce92" office:value-type="float" office:value="0.5">
            <office:annotation draw:style-name="gr4" draw:text-style-name="P1" svg:width="1.1413in" svg:height="0.3902in" svg:x="11.5492in" svg:y="1.602in" draw:caption-point-x="-0.2402in" draw:caption-point-y="0.6024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88" table:formula="of:=SUM([.D11:.AE11])" office:value-type="float" office:value="4">
            <text:p>4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898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898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1.8461in" draw:caption-point-x="-0.2402in" draw:caption-point-y="0.6059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1" svg:width="1.1413in" svg:height="0.5457in" svg:x="8.2878in" svg:y="1.8469in" draw:caption-point-x="-0.2402in" draw:caption-point-y="0.6051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88" table:formula="of:=SUM([.D12:.AE12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2.0917in" draw:caption-point-x="-0.2402in" draw:caption-point-y="0.6079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2.0937in" draw:caption-point-x="-0.2402in" draw:caption-point-y="0.605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8205in" svg:y="2.0941in" draw:caption-point-x="-0.2402in" draw:caption-point-y="0.6055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2.0945in" draw:caption-point-x="-0.2402in" draw:caption-point-y="0.6051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2.0949in" draw:caption-point-x="-0.2402in" draw:caption-point-y="0.6047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88" table:formula="of:=SUM([.D13:.AE13])" office:value-type="float" office:value="1">
            <text:p>1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2.3409in" draw:caption-point-x="-0.2402in" draw:caption-point-y="0.6063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2.3413in" draw:caption-point-x="-0.2402in" draw:caption-point-y="0.6059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8" draw:text-style-name="P1" svg:width="1.1413in" svg:height="0.8567in" svg:x="8.2878in" svg:y="2.3421in" draw:caption-point-x="-0.2402in" draw:caption-point-y="0.6051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10.1791in" svg:y="2.3441in" draw:caption-point-x="-0.2402in" draw:caption-point-y="0.6031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2.3457in" draw:caption-point-x="-0.2402in" draw:caption-point-y="0.6016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88" table:formula="of:=SUM([.D14:.AE14])" office:value-type="float" office:value="3.5">
            <text:p>3.5</text:p>
          </table:table-cell>
          <table:table-cell table:style-name="ce92"/>
          <table:table-cell table:number-columns-repeated="2" table:style-name="ce92" office:value-type="float" office:value="1"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6.3311in" svg:y="2.5894in" draw:caption-point-x="-0.2402in" draw:caption-point-y="0.6055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8.7768in" svg:y="2.5906in" draw:caption-point-x="-0.2402in" draw:caption-point-y="0.6043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9189in" svg:y="2.5945in" draw:caption-point-x="-0.2402in" draw:caption-point-y="0.6004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88" table:formula="of:=SUM([.D15:.AE15])" office:value-type="float" office:value="1">
            <text:p>1</text:p>
          </table:table-cell>
          <table:table-cell table:style-name="ce92"/>
          <table:table-cell table:style-name="ce92" office:value-type="float" office:value="0">
            <office:annotation draw:style-name="gr6" draw:text-style-name="P1" svg:width="1.1413in" svg:height="0.2634in" svg:x="3.1024in" svg:y="2.8248in" draw:caption-point-x="-0.2402in" draw:caption-point-y="0.617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3.5591in" svg:y="2.8248in" draw:caption-point-x="-0.2402in" draw:caption-point-y="0.617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9287in" svg:y="2.8358in" draw:caption-point-x="-0.2402in" draw:caption-point-y="0.6067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8.7768in" svg:y="2.8378in" draw:caption-point-x="-0.2402in" draw:caption-point-y="0.6047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9.7228in" svg:y="2.8394in" draw:caption-point-x="-0.2402in" draw:caption-point-y="0.6031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10.1791in" svg:y="2.8394in" draw:caption-point-x="-0.2402in" draw:caption-point-y="0.6031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2.8406in" draw:caption-point-x="-0.2402in" draw:caption-point-y="0.602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9189in" svg:y="2.8421in" draw:caption-point-x="-0.2402in" draw:caption-point-y="0.6004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88" table:formula="of:=SUM([.D16:.AE16])" office:value-type="float" office:value="0">
            <text:p>0</text:p>
          </table:table-cell>
          <table:table-cell table:style-name="ce92" table:number-columns-repeated="5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88" table:formula="of:=SUM([.D17:.AE1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88" table:formula="of:=SUM([.D18:.AE18])" office:value-type="float" office:value="1">
            <text:p>1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3.6327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88" table:formula="of:=SUM([.D19:.AE19])" office:value-type="float" office:value="5">
            <text:p>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3.880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3.880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3.880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3.880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8.2878in" svg:y="3.8283in" draw:caption-point-x="-0.2402in" draw:caption-point-y="0.6051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88" table:formula="of:=SUM([.D20:.AE20])" office:value-type="float" office:value="0.5">
            <text:p>0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3.5591in" svg:y="4.0728in" draw:caption-point-x="-0.2402in" draw:caption-point-y="0.6083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4.078in" draw:caption-point-x="-0.2402in" draw:caption-point-y="0.6031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4.0795in" draw:caption-point-x="-0.2402in" draw:caption-point-y="0.6016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7457in" svg:y="4.0815in" draw:caption-point-x="-0.2402in" draw:caption-point-y="0.5996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88" table:formula="of:=SUM([.D21:.AE21])" office:value-type="float" office:value="2.5">
            <text:p>2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3" draw:text-style-name="P1" svg:width="1.1413in" svg:height="0.7012in" svg:x="3.5591in" svg:y="4.3205in" draw:caption-point-x="-0.2402in" draw:caption-point-y="0.6083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14.7457in" svg:y="4.3287in" draw:caption-point-x="-0.2402in" draw:caption-point-y="0.6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92" office:value-type="float" office:value="0.5">
            <office:annotation draw:style-name="gr2" draw:text-style-name="P1" svg:width="1.1413in" svg:height="0.5457in" svg:x="15.202in" svg:y="4.3291in" draw:caption-point-x="-0.2402in" draw:caption-point-y="0.5996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88" table:formula="of:=SUM([.D22:.AE22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4.623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4.623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88" table:formula="of:=SUM([.D23:.AE23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4.8236in" draw:caption-point-x="-0.2402in" draw:caption-point-y="0.6004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88" table:formula="of:=SUM([.D24:.AE24])" office:value-type="float" office:value="5">
            <text:p>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8421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5.0685in" draw:caption-point-x="-0.2402in" draw:caption-point-y="0.6031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88" table:formula="of:=SUM([.D25:.AE25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3661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3661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5.3118in" draw:caption-point-x="-0.2402in" draw:caption-point-y="0.6075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5.3134in" draw:caption-point-x="-0.2402in" draw:caption-point-y="0.6059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8205in" svg:y="5.3138in" draw:caption-point-x="-0.2402in" draw:caption-point-y="0.6055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8.2878in" svg:y="5.3142in" draw:caption-point-x="-0.2402in" draw:caption-point-y="0.6051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5.3169in" draw:caption-point-x="-0.2402in" draw:caption-point-y="0.6024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5.202in" svg:y="5.3197in" draw:caption-point-x="-0.2402in" draw:caption-point-y="0.5996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88" table:formula="of:=SUM([.D26:.AE2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614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614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88" table:formula="of:=SUM([.D27:.AE27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861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861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8.7768in" svg:y="5.8102in" draw:caption-point-x="-0.2402in" draw:caption-point-y="0.6047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5.8142in" draw:caption-point-x="-0.2402in" draw:caption-point-y="0.6008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3.3756in" svg:y="5.8146in" draw:caption-point-x="-0.2402in" draw:caption-point-y="0.6004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88" table:formula="of:=SUM([.D28:.AE28])" office:value-type="float" office:value="4">
            <text:p>4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109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109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6.109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6.109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6.0563in" draw:caption-point-x="-0.2402in" draw:caption-point-y="0.6063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88" table:formula="of:=SUM([.D29:.AE29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6.3024in" draw:caption-point-x="-0.2402in" draw:caption-point-y="0.6079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6.3039in" draw:caption-point-x="-0.2402in" draw:caption-point-y="0.6063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6.3043in" draw:caption-point-x="-0.2402in" draw:caption-point-y="0.605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6.3051in" draw:caption-point-x="-0.2402in" draw:caption-point-y="0.6051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6.3055in" draw:caption-point-x="-0.2402in" draw:caption-point-y="0.6047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NH</text:p>
          </table:table-cell>
          <table:table-cell table:style-name="ce88" table:formula="of:=SUM([.D30:.AE30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6047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6047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88" table:formula="of:=SUM([.D31:.AE31])" office:value-type="float" office:value="6">
            <text:p>6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852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852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5.3854in" svg:y="6.798in" draw:caption-point-x="-0.2402in" draw:caption-point-y="0.607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5.8421in" svg:y="6.798in" draw:caption-point-x="-0.2402in" draw:caption-point-y="0.607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6.3311in" svg:y="6.798in" draw:caption-point-x="-0.2402in" draw:caption-point-y="0.607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6.8205in" svg:y="6.798in" draw:caption-point-x="-0.2402in" draw:caption-point-y="0.607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88" table:formula="of:=SUM([.D32:.AE32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7.1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7.1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7.0453in" draw:caption-point-x="-0.2402in" draw:caption-point-y="0.6079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7.0457in" draw:caption-point-x="-0.2402in" draw:caption-point-y="0.6075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7.0472in" draw:caption-point-x="-0.2402in" draw:caption-point-y="0.6059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8205in" svg:y="7.0476in" draw:caption-point-x="-0.2402in" draw:caption-point-y="0.6055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7.0496in" draw:caption-point-x="-0.2402in" draw:caption-point-y="0.603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7.05in" draw:caption-point-x="-0.2402in" draw:caption-point-y="0.6031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1.5492in" svg:y="7.0504in" draw:caption-point-x="-0.2402in" draw:caption-point-y="0.6028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7.0508in" draw:caption-point-x="-0.2402in" draw:caption-point-y="0.6024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4.7457in" svg:y="7.0531in" draw:caption-point-x="-0.2402in" draw:caption-point-y="0.6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88" table:formula="of:=SUM([.D33:.AE33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88" table:formula="of:=SUM([.D34:.AE34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88" table:formula="of:=SUM([.D35:.AE35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7.843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7.843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7.7969in" draw:caption-point-x="-0.2402in" draw:caption-point-y="0.5996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88" table:formula="of:=SUM([.D36:.AE36])" office:value-type="float" office:value="1.5">
            <text:p>1.5</text:p>
          </table:table-cell>
          <table:table-cell table:style-name="ce92"/>
          <table:table-cell table:style-name="ce92" office:value-type="float" office:value="0">
            <office:annotation draw:style-name="gr2" draw:text-style-name="P1" svg:width="1.1413in" svg:height="0.5457in" svg:x="3.1024in" svg:y="8.0476in" draw:caption-point-x="-0.2402in" draw:caption-point-y="0.5965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8.0362in" draw:caption-point-x="-0.2402in" draw:caption-point-y="0.6079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8.0382in" draw:caption-point-x="-0.2402in" draw:caption-point-y="0.6059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8.0386in" draw:caption-point-x="-0.2402in" draw:caption-point-y="0.6055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9.2661in" svg:y="8.0402in" draw:caption-point-x="-0.2402in" draw:caption-point-y="0.6039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8.0402in" draw:caption-point-x="-0.2402in" draw:caption-point-y="0.6039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10.1791in" svg:y="8.0409in" draw:caption-point-x="-0.2402in" draw:caption-point-y="0.6031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88" table:formula="of:=SUM([.D37:.AE3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8.2843in" draw:caption-point-x="-0.2402in" draw:caption-point-y="0.6075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8.2882in" draw:caption-point-x="-0.2402in" draw:caption-point-y="0.603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70" office:value-type="string">
            <text:p>PhuongTH</text:p>
          </table:table-cell>
          <table:table-cell table:style-name="ce88" table:formula="of:=SUM([.D38:.AE38])" office:value-type="float" office:value="7">
            <text:p>7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9287in" svg:y="8.5315in" draw:caption-point-x="-0.2402in" draw:caption-point-y="0.6079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3311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7768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9.7228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2.0059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5.202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PhongTH</text:p>
          </table:table-cell>
          <table:table-cell table:style-name="ce88" table:formula="of:=SUM([.D39:.AE39])" office:value-type="float" office:value="2.5">
            <text:p>2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5591in" svg:y="8.7791in" draw:caption-point-x="-0.2402in" draw:caption-point-y="0.6079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8.7791in" draw:caption-point-x="-0.2402in" draw:caption-point-y="0.6079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8.7795in" draw:caption-point-x="-0.2402in" draw:caption-point-y="0.6075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8.7807in" draw:caption-point-x="-0.2402in" draw:caption-point-y="0.6063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8.7815in" draw:caption-point-x="-0.2402in" draw:caption-point-y="0.6055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9.2661in" svg:y="8.7831in" draw:caption-point-x="-0.2402in" draw:caption-point-y="0.6039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4622in" svg:y="8.7831in" draw:caption-point-x="-0.2402in" draw:caption-point-y="0.6039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SonPX</text:p>
          </table:table-cell>
          <table:table-cell table:style-name="ce88" table:formula="of:=SUM([.D40:.AE40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081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081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ienND</text:p>
          </table:table-cell>
          <table:table-cell table:style-name="ce88" table:formula="of:=SUM([.D41:.AE41])" office:value-type="float" office:value="1">
            <text:p>1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5591in" svg:y="9.274in" draw:caption-point-x="-0.2402in" draw:caption-point-y="0.6083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9.2748in" draw:caption-point-x="-0.2402in" draw:caption-point-y="0.6075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7768in" svg:y="9.2776in" draw:caption-point-x="-0.2402in" draw:caption-point-y="0.6047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0.1791in" svg:y="9.2791in" draw:caption-point-x="-0.2402in" draw:caption-point-y="0.6031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9.2807in" draw:caption-point-x="-0.2402in" draw:caption-point-y="0.6016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amDT</text:p>
          </table:table-cell>
          <table:table-cell table:style-name="ce88" table:formula="of:=SUM([.D42:.AE42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576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576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9.576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3.3756in" svg:y="9.5295in" draw:caption-point-x="-0.2402in" draw:caption-point-y="0.6004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inhDH</text:p>
          </table:table-cell>
          <table:table-cell table:style-name="ce88" table:formula="of:=SUM([.D43:.AE43])" office:value-type="float" office:value="7">
            <text:p>7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824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824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3" draw:text-style-name="P1" svg:width="1.1413in" svg:height="0.7012in" svg:x="4.9287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7012in" svg:x="5.3854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7012in" svg:x="5.8421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7012in" svg:x="6.3311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7012in" svg:x="6.8205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inhT</text:p>
          </table:table-cell>
          <table:table-cell table:style-name="ce88" table:formula="of:=SUM([.D44:.AE44])" office:value-type="float" office:value="2.5">
            <text:p>2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0.072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0.072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10.0248in" draw:caption-point-x="-0.2402in" draw:caption-point-y="0.6008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3.3756in" svg:y="10.0252in" draw:caption-point-x="-0.2402in" draw:caption-point-y="0.6004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oaiVK</text:p>
          </table:table-cell>
          <table:table-cell table:style-name="ce88" table:formula="of:=SUM([.D45:.AE45])" office:value-type="float" office:value="0.5">
            <text:p>0.5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10.2657in" draw:caption-point-x="-0.2402in" draw:caption-point-y="0.6075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10.2673in" draw:caption-point-x="-0.2402in" draw:caption-point-y="0.6059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10.2697in" draw:caption-point-x="-0.2402in" draw:caption-point-y="0.603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4622in" svg:y="10.2717in" draw:caption-point-x="-0.2402in" draw:caption-point-y="0.6016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5.202in" svg:y="10.2736in" draw:caption-point-x="-0.2402in" draw:caption-point-y="0.5996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uyLTT</text:p>
          </table:table-cell>
          <table:table-cell table:style-name="ce88" table:formula="of:=SUM([.D46:.AE46])" office:value-type="float" office:value="2">
            <text:p>2</text:p>
          </table:table-cell>
          <table:table-cell table:style-name="ce92"/>
          <table:table-cell table:style-name="ce92" office:value-type="float" office:value="0">
            <office:annotation draw:style-name="gr6" draw:text-style-name="P1" svg:width="1.1413in" svg:height="0.2634in" svg:x="3.1024in" svg:y="10.5122in" draw:caption-point-x="-0.2402in" draw:caption-point-y="0.6087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10.513in" draw:caption-point-x="-0.2402in" draw:caption-point-y="0.6079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10.5134in" draw:caption-point-x="-0.2402in" draw:caption-point-y="0.6075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10.5146in" draw:caption-point-x="-0.2402in" draw:caption-point-y="0.6063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10.515in" draw:caption-point-x="-0.2402in" draw:caption-point-y="0.6059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office:value-type="float" office:value="0">
            <office:annotation draw:style-name="gr8" draw:text-style-name="P1" svg:width="1.1413in" svg:height="0.8567in" svg:x="6.8205in" svg:y="10.5154in" draw:caption-point-x="-0.2402in" draw:caption-point-y="0.6055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10.5157in" draw:caption-point-x="-0.2402in" draw:caption-point-y="0.6051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8.7768in" svg:y="10.5161in" draw:caption-point-x="-0.2402in" draw:caption-point-y="0.6047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92" office:value-type="float" office:value="0">
            <office:annotation draw:style-name="gr6" draw:text-style-name="P1" svg:width="1.1413in" svg:height="0.2634in" svg:x="9.2661in" svg:y="10.5169in" draw:caption-point-x="-0.2402in" draw:caption-point-y="0.6039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10.5173in" draw:caption-point-x="-0.2402in" draw:caption-point-y="0.603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0.1791in" svg:y="10.5177in" draw:caption-point-x="-0.2402in" draw:caption-point-y="0.6031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1.5492in" svg:y="10.5181in" draw:caption-point-x="-0.2402in" draw:caption-point-y="0.6028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0059in" svg:y="10.5185in" draw:caption-point-x="-0.2402in" draw:caption-point-y="0.6024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10.5193in" draw:caption-point-x="-0.2402in" draw:caption-point-y="0.6016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9189in" svg:y="10.5201in" draw:caption-point-x="-0.2402in" draw:caption-point-y="0.6008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3.3756in" svg:y="10.5209in" draw:caption-point-x="-0.2402in" draw:caption-point-y="0.6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5.202in" svg:y="10.5213in" draw:caption-point-x="-0.2402in" draw:caption-point-y="0.5996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5" office:value-type="string">
            <text:p>TruyenLVC</text:p>
          </table:table-cell>
          <table:table-cell table:style-name="ce88" table:formula="of:=SUM([.D47:.AE47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0.815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0.815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10.7626in" draw:caption-point-x="-0.2402in" draw:caption-point-y="0.605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8205in" svg:y="10.763in" draw:caption-point-x="-0.2402in" draw:caption-point-y="0.6055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10.7677in" draw:caption-point-x="-0.2402in" draw:caption-point-y="0.6008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10.7685in" draw:caption-point-x="-0.2402in" draw:caption-point-y="0.6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70" office:value-type="string">
            <text:p>VietBA</text:p>
          </table:table-cell>
          <table:table-cell table:style-name="ce88" table:formula="of:=SUM([.D48:.AE48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4622in" svg:y="11.0146in" draw:caption-point-x="-0.2402in" draw:caption-point-y="0.6016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45" office:value-type="string">
            <text:p>VinhP</text:p>
          </table:table-cell>
          <table:table-cell table:style-name="ce88" table:formula="of:=SUM([.D49:.AE49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1.3106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1.3106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93" table:number-columns-repeated="28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93" table:number-columns-repeated="4"/>
          <table:table-cell table:style-name="ce95"/>
          <table:table-cell table:style-name="ce93" table:number-columns-repeated="23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93" table:number-columns-repeated="28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93" table:number-columns-repeated="4"/>
          <table:table-cell table:style-name="ce96" table:number-columns-repeated="7"/>
          <table:table-cell table:style-name="ce93" table:number-columns-repeated="17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93" table:number-columns-repeated="28"/>
          <table:table-cell table:style-name="ce44" table:number-columns-repeated="952"/>
        </table:table-row>
        <table:table-row table:style-name="ro2" table:number-rows-repeated="983122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8"/>
        <table:table-column table:style-name="co26" table:number-columns-repeated="7" table:default-cell-style-name="ce108"/>
        <table:table-column table:style-name="co25" table:number-columns-repeated="16" table:default-cell-style-name="ce108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03" table:number-columns-repeated="8"/>
          <table:table-cell table:style-name="ce111" office:value-type="string" table:number-columns-spanned="2" table:number-rows-spanned="1">
            <text:p>Month</text:p>
          </table:table-cell>
          <table:covered-table-cell table:style-name="ce112"/>
          <table:table-cell table:style-name="ce113" table:content-validation-name="val1" office:value-type="float" office:value="3" table:number-columns-spanned="2" table:number-rows-spanned="1">
            <text:p>3</text:p>
          </table:table-cell>
          <table:covered-table-cell table:style-name="ce112"/>
          <table:table-cell table:style-name="ce111" office:value-type="string" table:number-columns-spanned="2" table:number-rows-spanned="1">
            <text:p>Year</text:p>
          </table:table-cell>
          <table:covered-table-cell table:style-name="ce112"/>
          <table:table-cell table:style-name="ce111" office:value-type="float" office:value="2017" table:number-columns-spanned="2" table:number-rows-spanned="1">
            <text:p>2017</text:p>
          </table:table-cell>
          <table:covered-table-cell table:style-name="ce114"/>
          <table:table-cell table:style-name="ce103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04" table:formula="of:=DATE([.$R$1];[.N1];1)" office:value-type="date" office:date-value="2017-03-01">
            <text:p>01</text:p>
          </table:table-cell>
          <table:table-cell table:style-name="ce104" table:formula="of:=[.D2]+1" office:value-type="date" office:date-value="2017-03-02">
            <text:p>02</text:p>
          </table:table-cell>
          <table:table-cell table:style-name="ce104" table:formula="of:=[.E2]+1" office:value-type="date" office:date-value="2017-03-03">
            <text:p>03</text:p>
          </table:table-cell>
          <table:table-cell table:style-name="ce104" table:formula="of:=[.F2]+1" office:value-type="date" office:date-value="2017-03-04">
            <text:p>04</text:p>
          </table:table-cell>
          <table:table-cell table:style-name="ce104" table:formula="of:=[.G2]+1" office:value-type="date" office:date-value="2017-03-05">
            <text:p>05</text:p>
          </table:table-cell>
          <table:table-cell table:style-name="ce104" table:formula="of:=[.H2]+1" office:value-type="date" office:date-value="2017-03-06">
            <text:p>06</text:p>
          </table:table-cell>
          <table:table-cell table:style-name="ce104" table:formula="of:=[.I2]+1" office:value-type="date" office:date-value="2017-03-07">
            <text:p>07</text:p>
          </table:table-cell>
          <table:table-cell table:style-name="ce104" table:formula="of:=[.J2]+1" office:value-type="date" office:date-value="2017-03-08">
            <text:p>08</text:p>
          </table:table-cell>
          <table:table-cell table:style-name="ce104" table:formula="of:=[.K2]+1" office:value-type="date" office:date-value="2017-03-09">
            <text:p>09</text:p>
          </table:table-cell>
          <table:table-cell table:style-name="ce104" table:formula="of:=[.L2]+1" office:value-type="date" office:date-value="2017-03-10">
            <text:p>10</text:p>
          </table:table-cell>
          <table:table-cell table:style-name="ce104" table:formula="of:=[.M2]+1" office:value-type="date" office:date-value="2017-03-11">
            <text:p>11</text:p>
          </table:table-cell>
          <table:table-cell table:style-name="ce104" table:formula="of:=[.N2]+1" office:value-type="date" office:date-value="2017-03-12">
            <text:p>12</text:p>
          </table:table-cell>
          <table:table-cell table:style-name="ce104" table:formula="of:=[.O2]+1" office:value-type="date" office:date-value="2017-03-13">
            <text:p>13</text:p>
          </table:table-cell>
          <table:table-cell table:style-name="ce104" table:formula="of:=[.P2]+1" office:value-type="date" office:date-value="2017-03-14">
            <text:p>14</text:p>
          </table:table-cell>
          <table:table-cell table:style-name="ce104" table:formula="of:=[.Q2]+1" office:value-type="date" office:date-value="2017-03-15">
            <text:p>15</text:p>
          </table:table-cell>
          <table:table-cell table:style-name="ce104" table:formula="of:=[.R2]+1" office:value-type="date" office:date-value="2017-03-16">
            <text:p>16</text:p>
          </table:table-cell>
          <table:table-cell table:style-name="ce104" table:formula="of:=[.S2]+1" office:value-type="date" office:date-value="2017-03-17">
            <text:p>17</text:p>
          </table:table-cell>
          <table:table-cell table:style-name="ce104" table:formula="of:=[.T2]+1" office:value-type="date" office:date-value="2017-03-18">
            <text:p>18</text:p>
          </table:table-cell>
          <table:table-cell table:style-name="ce104" table:formula="of:=[.U2]+1" office:value-type="date" office:date-value="2017-03-19">
            <text:p>19</text:p>
          </table:table-cell>
          <table:table-cell table:style-name="ce104" table:formula="of:=[.V2]+1" office:value-type="date" office:date-value="2017-03-20">
            <text:p>20</text:p>
          </table:table-cell>
          <table:table-cell table:style-name="ce104" table:formula="of:=[.W2]+1" office:value-type="date" office:date-value="2017-03-21">
            <text:p>21</text:p>
          </table:table-cell>
          <table:table-cell table:style-name="ce104" table:formula="of:=[.X2]+1" office:value-type="date" office:date-value="2017-03-22">
            <text:p>22</text:p>
          </table:table-cell>
          <table:table-cell table:style-name="ce104" table:formula="of:=[.Y2]+1" office:value-type="date" office:date-value="2017-03-23">
            <text:p>23</text:p>
          </table:table-cell>
          <table:table-cell table:style-name="ce104" table:formula="of:=[.Z2]+1" office:value-type="date" office:date-value="2017-03-24">
            <text:p>24</text:p>
          </table:table-cell>
          <table:table-cell table:style-name="ce104" table:formula="of:=[.AA2]+1" office:value-type="date" office:date-value="2017-03-25">
            <text:p>25</text:p>
          </table:table-cell>
          <table:table-cell table:style-name="ce104" table:formula="of:=[.AB2]+1" office:value-type="date" office:date-value="2017-03-26">
            <text:p>26</text:p>
          </table:table-cell>
          <table:table-cell table:style-name="ce104" table:formula="of:=[.AC2]+1" office:value-type="date" office:date-value="2017-03-27">
            <text:p>27</text:p>
          </table:table-cell>
          <table:table-cell table:style-name="ce104" table:formula="of:=[.AD2]+1" office:value-type="date" office:date-value="2017-03-28">
            <text:p>28</text:p>
          </table:table-cell>
          <table:table-cell table:style-name="ce104" table:formula="of:=[.AE2]+1" office:value-type="date" office:date-value="2017-03-29">
            <text:p>29</text:p>
          </table:table-cell>
          <table:table-cell table:style-name="ce104" table:formula="of:=[.AF2]+1" office:value-type="date" office:date-value="2017-03-30">
            <text:p>30</text:p>
          </table:table-cell>
          <table:table-cell table:style-name="ce104" table:formula="of:=[.AG2]+1" office:value-type="date" office:date-value="2017-03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05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02" table:formula="of:=SUM([.D4:.AH4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0.111in" draw:caption-point-x="-0.2402in" draw:caption-point-y="0.6071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6.8205in" svg:y="0.1118in" draw:caption-point-x="-0.2402in" draw:caption-point-y="0.6063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8.2878in" svg:y="0.1122in" draw:caption-point-x="-0.2402in" draw:caption-point-y="0.6059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8.7768in" svg:y="0.1126in" draw:caption-point-x="-0.2402in" draw:caption-point-y="0.6055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7228in" svg:y="0.1134in" draw:caption-point-x="-0.2402in" draw:caption-point-y="0.6047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11.5492in" svg:y="0.1146in" draw:caption-point-x="-0.2402in" draw:caption-point-y="0.6035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0.1177in" draw:caption-point-x="-0.2402in" draw:caption-point-y="0.6004in">
              <dc:date>2017-03-30T00:00:00</dc:date>
              <text:p text:style-name="P1"><text:span text:style-name="T1">Nhà có việc, xin đi trễ, 8h52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0.1185in" draw:caption-point-x="-0.2402in" draw:caption-point-y="0.5996in">
              <dc:date>2017-03-31T00:00:00</dc:date>
              <text:p text:style-name="P1"><text:span text:style-name="T1">Bị hư xe, xin vào trễ, 8h54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02" table:formula="of:=SUM([.D5:.AH5])" office:value-type="float" office:value="1.5">
            <text:p>1.5</text:p>
          </table:table-cell>
          <table:table-cell table:style-name="ce106" office:value-type="float" office:value="0">
            <office:annotation draw:style-name="gr6" draw:text-style-name="P1" svg:width="1.1413in" svg:height="0.2634in" svg:x="2.6457in" svg:y="0.3559in" draw:caption-point-x="-0.2402in" draw:caption-point-y="0.6098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0.3579in" draw:caption-point-x="-0.2402in" draw:caption-point-y="0.6079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0.3587in" draw:caption-point-x="-0.2402in" draw:caption-point-y="0.6071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0.3594in" draw:caption-point-x="-0.2402in" draw:caption-point-y="0.6063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8.2878in" svg:y="0.3598in" draw:caption-point-x="-0.2402in" draw:caption-point-y="0.6059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9.2661in" svg:y="0.3606in" draw:caption-point-x="-0.2402in" draw:caption-point-y="0.6051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0.3594in" draw:caption-point-x="-0.2402in" draw:caption-point-y="0.6063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106" office:value-type="float" office:value="1">
            <office:annotation draw:style-name="gr6" draw:text-style-name="P1" svg:width="1.1413in" svg:height="0.2634in" svg:x="10.1791in" svg:y="0.3594in" draw:caption-point-x="-0.2402in" draw:caption-point-y="0.6063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11.5492in" svg:y="0.3622in" draw:caption-point-x="-0.2402in" draw:caption-point-y="0.6035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6587in" svg:y="0.4224in" draw:caption-point-x="-0.2402in" draw:caption-point-y="0.5433in">
              <dc:date>2017-03-2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02" table:formula="of:=SUM([.D6:.AH6])" office:value-type="float" office:value="3">
            <text:p>3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3.5591in" svg:y="0.6047in" draw:caption-point-x="-0.2402in" draw:caption-point-y="0.6087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4.9287in" svg:y="0.6051in" draw:caption-point-x="-0.2402in" draw:caption-point-y="0.6083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3854in" svg:y="0.6055in" draw:caption-point-x="-0.2402in" draw:caption-point-y="0.6079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0.6102in" draw:caption-point-x="-0.2402in" draw:caption-point-y="0.6031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3.3756in" svg:y="0.6102in" draw:caption-point-x="-0.2402in" draw:caption-point-y="0.6031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0.6126in" draw:caption-point-x="-0.2402in" draw:caption-point-y="0.6008in">
              <dc:date>2017-03-28T00:00:00</dc:date>
              <text:p text:style-name="P1"><text:span text:style-name="T1">Xin đi nh lúc 11h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6.572in" svg:y="0.6138in" draw:caption-point-x="-0.2402in" draw:caption-point-y="0.5996in">
              <dc:date>2017-03-31T00:00:00</dc:date>
              <text:p text:style-name="P1"><text:span text:style-name="T1">Bị đau bụng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02" table:formula="of:=SUM([.D7:.AH7])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1024in" svg:y="0.8516in" draw:caption-point-x="-0.2402in" draw:caption-point-y="0.6094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5591in" svg:y="0.8524in" draw:caption-point-x="-0.2402in" draw:caption-point-y="0.6087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0.8531in" draw:caption-point-x="-0.2402in" draw:caption-point-y="0.6079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0.8559in" draw:caption-point-x="-0.2402in" draw:caption-point-y="0.605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1">
            <office:annotation draw:style-name="gr2" draw:text-style-name="P1" svg:width="1.1413in" svg:height="0.5457in" svg:x="10.1791in" svg:y="0.8563in" draw:caption-point-x="-0.2402in" draw:caption-point-y="0.6047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4622in" svg:y="0.8583in" draw:caption-point-x="-0.2402in" draw:caption-point-y="0.6028in">
              <dc:date>2017-03-22T00:00:00</dc:date>
              <text:p text:style-name="P1"><text:span text:style-name="T1">Có việc bận, xin đi trễ, 8h43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02" table:formula="of:=SUM([.D8:.AH8])" office:value-type="float" office:value="4">
            <text:p>4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3.1024in" svg:y="1.0961in" draw:caption-point-x="-0.2402in" draw:caption-point-y="0.6126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3854in" svg:y="1.1008in" draw:caption-point-x="-0.2402in" draw:caption-point-y="0.6079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5.8421in" svg:y="1.1016in" draw:caption-point-x="-0.2402in" draw:caption-point-y="0.6071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106" office:value-type="float" office:value="0.5">
            <office:annotation draw:style-name="gr6" draw:text-style-name="P1" svg:width="1.1413in" svg:height="0.2634in" svg:x="6.3311in" svg:y="1.0961in" draw:caption-point-x="-0.2402in" draw:caption-point-y="0.612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1.0961in" draw:caption-point-x="-0.2402in" draw:caption-point-y="0.612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2.4622in" svg:y="1.1059in" draw:caption-point-x="-0.2402in" draw:caption-point-y="0.6028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6" office:value-type="float" office:value="0.5">
            <office:annotation draw:style-name="gr6" draw:text-style-name="P1" svg:width="1.1413in" svg:height="0.2634in" svg:x="12.9189in" svg:y="1.0961in" draw:caption-point-x="-0.2402in" draw:caption-point-y="0.612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1154in" svg:y="1.0961in" draw:caption-point-x="-0.2402in" draw:caption-point-y="0.612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02" table:formula="of:=SUM([.D9:.AH9])" office:value-type="float" office:value="1.5">
            <text:p>1.5</text:p>
          </table:table-cell>
          <table:table-cell table:style-name="ce106" office:value-type="float" office:value="0">
            <office:annotation draw:style-name="gr4" draw:text-style-name="P1" svg:width="1.1413in" svg:height="0.3902in" svg:x="2.6457in" svg:y="1.3469in" draw:caption-point-x="-0.2402in" draw:caption-point-y="0.6098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1.3472in" draw:caption-point-x="-0.2402in" draw:caption-point-y="0.6094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3311in" svg:y="1.3496in" draw:caption-point-x="-0.2402in" draw:caption-point-y="0.6071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8.7768in" svg:y="1.3512in" draw:caption-point-x="-0.2402in" draw:caption-point-y="0.6055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9.7228in" svg:y="1.352in" draw:caption-point-x="-0.2402in" draw:caption-point-y="0.6047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14.7457in" svg:y="1.3551in" draw:caption-point-x="-0.2402in" draw:caption-point-y="0.6016in">
              <dc:date>2017-03-27T00:00:00</dc:date>
              <text:p text:style-name="P1"><text:span text:style-name="T1">Có việc bận, xin vô trễ, 10h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1.3571in" draw:caption-point-x="-0.2402in" draw:caption-point-y="0.5996in">
              <dc:date>2017-03-31T00:00:00</dc:date>
              <text:p text:style-name="P1"><text:span text:style-name="T1">Tối qua release, xin vào trễ, 9h31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02" table:formula="of:=SUM([.D10:.AH10])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2.6457in" svg:y="1.5945in" draw:caption-point-x="-0.2402in" draw:caption-point-y="0.6098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/>
          <table:table-cell table:style-name="ce115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02" table:formula="of:=SUM([.D11:.AH11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0.1791in" svg:y="1.848in" draw:caption-point-x="-0.2402in" draw:caption-point-y="0.6039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14.7457in" svg:y="1.8504in" draw:caption-point-x="-0.2402in" draw:caption-point-y="0.6016in">
              <dc:date>2017-03-27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02" table:formula="of:=SUM([.D12:.AH12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2.0933in" draw:caption-point-x="-0.2402in" draw:caption-point-y="0.606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2.0941in" draw:caption-point-x="-0.2402in" draw:caption-point-y="0.605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9.7228in" svg:y="2.0949in" draw:caption-point-x="-0.2402in" draw:caption-point-y="0.6047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2.0988in" draw:caption-point-x="-0.2402in" draw:caption-point-y="0.6008in">
              <dc:date>2017-03-29T00:00:00</dc:date>
              <text:p text:style-name="P1"><text:span text:style-name="T1">Bị đau bụng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2.1in" draw:caption-point-x="-0.2402in" draw:caption-point-y="0.5996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02" table:formula="of:=SUM([.D13:.AH13])" office:value-type="float" office:value="1.5">
            <text:p>1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5591in" svg:y="2.3386in" draw:caption-point-x="-0.2402in" draw:caption-point-y="0.6087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8.2878in" svg:y="2.3413in" draw:caption-point-x="-0.2402in" draw:caption-point-y="0.6059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12.4622in" svg:y="2.3469in" draw:caption-point-x="-0.2402in" draw:caption-point-y="0.6004in">
              <dc:date>2017-03-28T00:00:00</dc:date>
              <text:p text:style-name="P1"><text:span text:style-name="T1">Off chiều lên trường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2.3472in" draw:caption-point-x="-0.2402in" draw:caption-point-y="0.6in">
              <dc:date>2017-03-30T00:00:00</dc:date>
              <text:p text:style-name="P1"><text:span text:style-name="T1">Xin ra ngoài lên trường có việc lúc 11h15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02" table:formula="of:=SUM([.D14:.AH14])" office:value-type="float" office:value="2.5">
            <text:p>2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2.0059in" svg:y="2.5917in" draw:caption-point-x="-0.2402in" draw:caption-point-y="0.6031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1154in" svg:y="2.5953in" draw:caption-point-x="-0.2402in" draw:caption-point-y="0.5996in">
              <dc:date>2017-03-30T00:00:00</dc:date>
              <text:p text:style-name="P1"><text:span text:style-name="T1">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02" table:formula="of:=SUM([.D15:.AH15])" office:value-type="float" office:value="2">
            <text:p>2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2.8358in" draw:caption-point-x="-0.2402in" draw:caption-point-y="0.6067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8205in" svg:y="2.8362in" draw:caption-point-x="-0.2402in" draw:caption-point-y="0.6063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2.837in" draw:caption-point-x="-0.2402in" draw:caption-point-y="0.605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2661in" svg:y="2.8374in" draw:caption-point-x="-0.2402in" draw:caption-point-y="0.6051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2.8394in" draw:caption-point-x="-0.2402in" draw:caption-point-y="0.6031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2.4622in" svg:y="2.8398in" draw:caption-point-x="-0.2402in" draw:caption-point-y="0.6028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3.3756in" svg:y="2.8421in" draw:caption-point-x="-0.2402in" draw:caption-point-y="0.6004in">
              <dc:date>2017-03-28T00:00:00</dc:date>
              <text:p text:style-name="P1"><text:span text:style-name="T1">Về sớm ra sân bay lúc 4h12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4.7457in" svg:y="2.8366in" draw:caption-point-x="-0.2402in" draw:caption-point-y="0.6059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2.8362in" draw:caption-point-x="-0.2402in" draw:caption-point-y="0.6063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0">
            <office:annotation draw:style-name="gr2" draw:text-style-name="P1" svg:width="1.1413in" svg:height="0.5457in" svg:x="15.6587in" svg:y="2.8417in" draw:caption-point-x="-0.2402in" draw:caption-point-y="0.6008in">
              <dc:date>2017-03-29T00:00:00</dc:date>
              <text:p text:style-name="P1"><text:span text:style-name="T1">Đi bảo hành máy tính, xin vào trễ, 9h4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02" table:formula="of:=SUM([.D16:.AH16])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3.1024in" svg:y="3.0807in" draw:caption-point-x="-0.2402in" draw:caption-point-y="0.6094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02" table:formula="of:=SUM([.D17:.AH1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3.3386in" draw:caption-point-x="-0.2402in" draw:caption-point-y="0.5996in">
              <dc:date>2017-03-31T00:00:00</dc:date>
              <text:p text:style-name="P1"><text:span text:style-name="T1">Tối qua về trễ, 8h42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02" table:formula="of:=SUM([.D18:.AH18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3.5791in" draw:caption-point-x="-0.2402in" draw:caption-point-y="0.6067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02" table:formula="of:=SUM([.D19:.AH1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02" table:formula="of:=SUM([.D20:.AH20])" office:value-type="float" office:value="0"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5591in" svg:y="4.0724in" draw:caption-point-x="-0.2402in" draw:caption-point-y="0.6087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4.0732in" draw:caption-point-x="-0.2402in" draw:caption-point-y="0.6079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4.074in" draw:caption-point-x="-0.2402in" draw:caption-point-y="0.6071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4.0744in" draw:caption-point-x="-0.2402in" draw:caption-point-y="0.6067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02" table:formula="of:=SUM([.D21:.AH21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2" draw:text-style-name="P1" svg:width="1.1413in" svg:height="0.5457in" svg:x="8.2878in" svg:y="4.3228in" draw:caption-point-x="-0.2402in" draw:caption-point-y="0.6059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02" table:formula="of:=SUM([.D22:.AH22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02" table:formula="of:=SUM([.D23:.AH23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02" table:formula="of:=SUM([.D24:.AH24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02" table:formula="of:=SUM([.D25:.AH25])" office:value-type="float" office:value="3">
            <text:p>3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3.5591in" svg:y="5.3098in" draw:caption-point-x="-0.2402in" draw:caption-point-y="0.6094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4.9287in" svg:y="5.3071in" draw:caption-point-x="-0.2402in" draw:caption-point-y="0.6122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5.3854in" svg:y="5.3071in" draw:caption-point-x="-0.2402in" draw:caption-point-y="0.6122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6" office:value-type="float" office:value="0">
            <office:annotation draw:style-name="gr6" draw:text-style-name="P1" svg:width="1.1413in" svg:height="0.2634in" svg:x="5.8421in" svg:y="5.3071in" draw:caption-point-x="-0.2402in" draw:caption-point-y="0.612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5.3071in" draw:caption-point-x="-0.2402in" draw:caption-point-y="0.612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5.3071in" draw:caption-point-x="-0.2402in" draw:caption-point-y="0.612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5.3189in" draw:caption-point-x="-0.2402in" draw:caption-point-y="0.6004in">
              <dc:date>2017-03-30T00:00:00</dc:date>
              <text:p text:style-name="P1"><text:span text:style-name="T1">Có việc bận, xin đi trễ, 9h58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02" table:formula="of:=SUM([.D26:.AH2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02" table:formula="of:=SUM([.D27:.AH2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02" table:formula="of:=SUM([.D28:.AH28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8205in" svg:y="6.0559in" draw:caption-point-x="-0.2402in" draw:caption-point-y="0.6067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4622in" svg:y="6.0598in" draw:caption-point-x="-0.2402in" draw:caption-point-y="0.6028in">
              <dc:date>2017-03-22T00:00:00</dc:date>
              <text:p text:style-name="P1"><text:span text:style-name="T1">Bị hư xe, xin đi trễ, 8h57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6.063in" draw:caption-point-x="-0.2402in" draw:caption-point-y="0.5996in">
              <dc:date>2017-03-31T00:00:00</dc:date>
              <text:p text:style-name="P1"><text:span text:style-name="T1">Tối qua release, xin vào trễ, 9h28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02" table:formula="of:=SUM([.D29:.AH2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6.3039in" draw:caption-point-x="-0.2402in" draw:caption-point-y="0.606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6.3047in" draw:caption-point-x="-0.2402in" draw:caption-point-y="0.605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6.3055in" draw:caption-point-x="-0.2402in" draw:caption-point-y="0.6047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6.3071in" draw:caption-point-x="-0.2402in" draw:caption-point-y="0.6031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6.3079in" draw:caption-point-x="-0.2402in" draw:caption-point-y="0.6024in">
              <dc:date>2017-03-23T00:00:00</dc:date>
              <text:p text:style-name="P1"><text:span text:style-name="T1">Ngủ dậy muộn, 8h42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6.3094in" draw:caption-point-x="-0.2402in" draw:caption-point-y="0.6008in">
              <dc:date>2017-03-29T00:00:00</dc:date>
              <text:p text:style-name="P1"><text:span text:style-name="T1">Chờ Hà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6.3106in" draw:caption-point-x="-0.2402in" draw:caption-point-y="0.5996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NH</text:p>
          </table:table-cell>
          <table:table-cell table:style-name="ce102" table:formula="of:=SUM([.D30:.AH30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0.1791in" svg:y="6.5539in" draw:caption-point-x="-0.2402in" draw:caption-point-y="0.6039in">
              <dc:date>2017-03-17T00:00:00</dc:date>
              <text:p text:style-name="P1"><text:span text:style-name="T1">Off chiều đi làm giấy tờ cá nhân</text:span></text:p>
            </office:annotation>
            <text:p>0.5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102" table:formula="of:=SUM([.D31:.AH31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102" table:formula="of:=SUM([.D32:.AH32])" office:value-type="float" office:value="1.5">
            <text:p>1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7.0437in" draw:caption-point-x="-0.2402in" draw:caption-point-y="0.609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4.9287in" svg:y="7.0437in" draw:caption-point-x="-0.2402in" draw:caption-point-y="0.6094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7.0457in" draw:caption-point-x="-0.2402in" draw:caption-point-y="0.6075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7.0465in" draw:caption-point-x="-0.2402in" draw:caption-point-y="0.6067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7.0469in" draw:caption-point-x="-0.2402in" draw:caption-point-y="0.606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7.0476in" draw:caption-point-x="-0.2402in" draw:caption-point-y="0.6055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2661in" svg:y="7.048in" draw:caption-point-x="-0.2402in" draw:caption-point-y="0.6051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0.1791in" svg:y="7.0492in" draw:caption-point-x="-0.2402in" draw:caption-point-y="0.6039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7.0496in" draw:caption-point-x="-0.2402in" draw:caption-point-y="0.6035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6587in" svg:y="7.0524in" draw:caption-point-x="-0.2402in" draw:caption-point-y="0.6008in">
              <dc:date>2017-03-29T00:00:00</dc:date>
              <text:p text:style-name="P1"><text:span text:style-name="T1">8h4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1154in" svg:y="7.0528in" draw:caption-point-x="-0.2402in" draw:caption-point-y="0.6004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572in" svg:y="7.0535in" draw:caption-point-x="-0.2402in" draw:caption-point-y="0.5996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102" table:formula="of:=SUM([.D33:.AH33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5.3854in" svg:y="7.2925in" draw:caption-point-x="-0.2402in" draw:caption-point-y="0.6083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102" table:formula="of:=SUM([.D34:.AH34])" office:value-type="float" office:value="1"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3.5591in" svg:y="7.5398in" draw:caption-point-x="-0.2402in" draw:caption-point-y="0.6087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102" table:formula="of:=SUM([.D35:.AH35])" office:value-type="float" office:value="1.5">
            <text:p>1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7.7917in" draw:caption-point-x="-0.2402in" draw:caption-point-y="0.6047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7.7894in" draw:caption-point-x="-0.2402in" draw:caption-point-y="0.6071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102" table:formula="of:=SUM([.D36:.AH3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0.1791in" svg:y="8.0402in" draw:caption-point-x="-0.2402in" draw:caption-point-y="0.6039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11.5492in" svg:y="8.0406in" draw:caption-point-x="-0.2402in" draw:caption-point-y="0.6035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8.0417in" draw:caption-point-x="-0.2402in" draw:caption-point-y="0.6024in">
              <dc:date>2017-03-23T00:00:00</dc:date>
              <text:p text:style-name="P1"><text:span text:style-name="T1">Bị đau bụng, xin đi trễ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102" table:formula="of:=SUM([.D37:.AH3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8.7768in" svg:y="8.2862in" draw:caption-point-x="-0.2402in" draw:caption-point-y="0.6055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8.2866in" draw:caption-point-x="-0.2402in" draw:caption-point-y="0.605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8.2902in" draw:caption-point-x="-0.2402in" draw:caption-point-y="0.6016in">
              <dc:date>2017-03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70" office:value-type="string">
            <text:p>PhuongTH</text:p>
          </table:table-cell>
          <table:table-cell table:style-name="ce102" table:formula="of:=SUM([.D38:.AH38])" office:value-type="float" office:value="5.5">
            <text:p>5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8.5244in" draw:caption-point-x="-0.2402in" draw:caption-point-y="0.615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5591in" svg:y="8.5307in" draw:caption-point-x="-0.2402in" draw:caption-point-y="0.6087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5.3854in" svg:y="8.5244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3311in" svg:y="8.5244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8.7768in" svg:y="8.5244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office:annotation draw:style-name="gr4" draw:text-style-name="P1" svg:width="1.1413in" svg:height="0.3902in" svg:x="9.2661in" svg:y="8.5343in" draw:caption-point-x="-0.2402in" draw:caption-point-y="0.6051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2.0059in" svg:y="8.5244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2" draw:text-style-name="P1" svg:width="1.1413in" svg:height="0.5457in" svg:x="14.7457in" svg:y="8.539in" draw:caption-point-x="-0.2402in" draw:caption-point-y="0.6004in">
              <dc:date>2017-03-28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06" office:value-type="float" office:value="0">
            <office:annotation draw:style-name="gr2" draw:text-style-name="P1" svg:width="1.1413in" svg:height="0.5457in" svg:x="15.202in" svg:y="8.5386in" draw:caption-point-x="-0.2402in" draw:caption-point-y="0.6008in">
              <dc:date>2017-03-28T00:00:00</dc:date>
              <text:p text:style-name="P1"><text:span text:style-name="T1">Ra ngoài lúc 3h18</text:span></text:p>
              <text:p text:style-name="P1"><text:span text:style-name="T1">5h quay về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6.1154in" svg:y="8.5244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PhongTH</text:p>
          </table:table-cell>
          <table:table-cell table:style-name="ce102" table:formula="of:=SUM([.D39:.AH39])" office:value-type="float" office:value="2">
            <text:p>2</text:p>
          </table:table-cell>
          <table:table-cell table:style-name="ce106" office:value-type="float" office:value="0.5">
            <office:annotation draw:style-name="gr6" draw:text-style-name="P1" svg:width="1.1413in" svg:height="0.2634in" svg:x="2.6457in" svg:y="8.7724in" draw:caption-point-x="-0.2402in" draw:caption-point-y="0.6146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8.7776in" draw:caption-point-x="-0.2402in" draw:caption-point-y="0.6094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8.7768in" svg:y="8.7815in" draw:caption-point-x="-0.2402in" draw:caption-point-y="0.6055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8.7862in" draw:caption-point-x="-0.2402in" draw:caption-point-y="0.6008in">
              <dc:date>2017-03-29T00:00:00</dc:date>
              <text:p text:style-name="P1"><text:span text:style-name="T1">Bị đau chân</text:span></text:p>
            </office:annotation>
            <text:p>1</text:p>
          </table:table-cell>
          <table:table-cell table:style-name="ce106" office:value-type="float" office:value="0">
            <office:annotation draw:style-name="gr4" draw:text-style-name="P1" svg:width="1.1413in" svg:height="0.3902in" svg:x="12.0059in" svg:y="8.7839in" draw:caption-point-x="-0.2402in" draw:caption-point-y="0.603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4622in" svg:y="8.7839in" draw:caption-point-x="-0.2402in" draw:caption-point-y="0.603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8.7839in" draw:caption-point-x="-0.2402in" draw:caption-point-y="0.603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3.3756in" svg:y="8.7839in" draw:caption-point-x="-0.2402in" draw:caption-point-y="0.603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SonPX</text:p>
          </table:table-cell>
          <table:table-cell table:style-name="ce102" table:formula="of:=SUM([.D40:.AH40])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9.0252in" draw:caption-point-x="-0.2402in" draw:caption-point-y="0.6094in">
              <dc:date>2017-03-02T00:00:00</dc:date>
              <text:p text:style-name="P1"><text:span text:style-name="T1">Có việc bận, xin đi trễ, 9h0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0.1791in" svg:y="9.0307in" draw:caption-point-x="-0.2402in" draw:caption-point-y="0.6039in">
              <dc:date>2017-03-17T00:00:00</dc:date>
              <text:p text:style-name="P1"><text:span text:style-name="T1">Mệt, xin off chiều</text:span></text:p>
            </office:annotation>
            <text:p>0.5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ienND</text:p>
          </table:table-cell>
          <table:table-cell table:style-name="ce102" table:formula="of:=SUM([.D41:.AH41])" office:value-type="float" office:value="2">
            <text:p>2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9.2728in" draw:caption-point-x="-0.2402in" draw:caption-point-y="0.609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5591in" svg:y="9.2736in" draw:caption-point-x="-0.2402in" draw:caption-point-y="0.6087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8421in" svg:y="9.2752in" draw:caption-point-x="-0.2402in" draw:caption-point-y="0.6071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6.8205in" svg:y="9.2752in" draw:caption-point-x="-0.2402in" draw:caption-point-y="0.6071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9.2768in" draw:caption-point-x="-0.2402in" draw:caption-point-y="0.6055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2661in" svg:y="9.2772in" draw:caption-point-x="-0.2402in" draw:caption-point-y="0.605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9.2787in" draw:caption-point-x="-0.2402in" draw:caption-point-y="0.6035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572in" svg:y="9.2827in" draw:caption-point-x="-0.2402in" draw:caption-point-y="0.5996in">
              <dc:date>2017-03-31T00:00:00</dc:date>
              <text:p text:style-name="P1"><text:span text:style-name="T1">Bận việc nhà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amDT</text:p>
          </table:table-cell>
          <table:table-cell table:style-name="ce102" table:formula="of:=SUM([.D42:.AH42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8.2878in" svg:y="9.524in" draw:caption-point-x="-0.2402in" draw:caption-point-y="0.6059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0.1791in" svg:y="9.5244in" draw:caption-point-x="-0.2402in" draw:caption-point-y="0.6055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11.5492in" svg:y="9.5264in" draw:caption-point-x="-0.2402in" draw:caption-point-y="0.6035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aoDTN</text:p>
          </table:table-cell>
          <table:table-cell table:style-name="ce102" table:formula="of:=SUM([.D43:.AH43])" office:value-type="float" office:value="0">
            <text:p>0</text:p>
          </table:table-cell>
          <table:table-cell table:style-name="ce106" table:number-columns-repeated="1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inhDH</text:p>
          </table:table-cell>
          <table:table-cell table:style-name="ce102" table:formula="of:=SUM([.D44:.AH44])" office:value-type="float" office:value="2.5">
            <text:p>2.5</text:p>
          </table:table-cell>
          <table:table-cell table:style-name="ce106" office:value-type="float" office:value="1">
            <office:annotation draw:style-name="gr6" draw:text-style-name="P1" svg:width="1.1413in" svg:height="0.2634in" svg:x="2.6457in" svg:y="10.0157in" draw:caption-point-x="-0.2402in" draw:caption-point-y="0.6098in">
              <dc:date>2017-03-01T00:00:00</dc:date>
              <text:p text:style-name="P1"><text:span text:style-name="T1">Bị sốt</text:span></text:p>
            </office:annotation>
            <text:p>1</text:p>
          </table:table-cell>
          <table:table-cell table:style-name="ce106" office:value-type="float" office:value="1">
            <office:annotation draw:style-name="gr6" draw:text-style-name="P1" svg:width="1.1413in" svg:height="0.2634in" svg:x="3.1024in" svg:y="10.0157in" draw:caption-point-x="-0.2402in" draw:caption-point-y="0.6098in">
              <dc:date>2017-03-01T00:00:00</dc:date>
              <text:p text:style-name="P1"><text:span text:style-name="T1">Bị sốt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5.3854in" svg:y="10.0177in" draw:caption-point-x="-0.2402in" draw:caption-point-y="0.6079in">
              <dc:date>2017-03-08T00:00:00</dc:date>
              <text:p text:style-name="P1"><text:span text:style-name="T1">Lên trương đăng kýgia hạn tốt nghiệp, 10h10 vào cty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inhT</text:p>
          </table:table-cell>
          <table:table-cell table:style-name="ce102" table:formula="of:=SUM([.D45:.AH45])" office:value-type="float" office:value="15">
            <text:p>1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8.2878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8.7768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9.2661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9.7228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0.1791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1.5492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0059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4622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9189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3.3756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4.7457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5.202in" svg:y="10.2614in" draw:caption-point-x="-0.2402in" draw:caption-point-y="0.611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5.6587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6.1154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6.572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oaiVK</text:p>
          </table:table-cell>
          <table:table-cell table:style-name="ce102" table:formula="of:=SUM([.D46:.AH46])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10.5114in" draw:caption-point-x="-0.2402in" draw:caption-point-y="0.609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10.513in" draw:caption-point-x="-0.2402in" draw:caption-point-y="0.6079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10.5138in" draw:caption-point-x="-0.2402in" draw:caption-point-y="0.6071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10.5142in" draw:caption-point-x="-0.2402in" draw:caption-point-y="0.6067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10.5146in" draw:caption-point-x="-0.2402in" draw:caption-point-y="0.606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10.5193in" draw:caption-point-x="-0.2402in" draw:caption-point-y="0.6016in">
              <dc:date>2017-03-28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5" office:value-type="string">
            <text:p>ThuyLTT</text:p>
          </table:table-cell>
          <table:table-cell table:style-name="ce102" table:formula="of:=SUM([.D47:.AH47])" office:value-type="float" office:value="5">
            <text:p>5</text:p>
          </table:table-cell>
          <table:table-cell table:style-name="ce106" office:value-type="float" office:value="0.5">
            <office:annotation draw:style-name="gr3" draw:text-style-name="P1" svg:width="1.1413in" svg:height="0.7012in" svg:x="2.6457in" svg:y="10.7587in" draw:caption-point-x="-0.2402in" draw:caption-point-y="0.6098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1">
            <office:annotation draw:style-name="gr4" draw:text-style-name="P1" svg:width="1.1413in" svg:height="0.3902in" svg:x="3.1024in" svg:y="10.7591in" draw:caption-point-x="-0.2402in" draw:caption-point-y="0.6094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4.9287in" svg:y="10.7602in" draw:caption-point-x="-0.2402in" draw:caption-point-y="0.6083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5.3854in" svg:y="10.761in" draw:caption-point-x="-0.2402in" draw:caption-point-y="0.6075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3311in" svg:y="10.7618in" draw:caption-point-x="-0.2402in" draw:caption-point-y="0.6067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10.7622in" draw:caption-point-x="-0.2402in" draw:caption-point-y="0.6063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10.7614in" draw:caption-point-x="-0.2402in" draw:caption-point-y="0.6071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12.4622in" svg:y="10.7657in" draw:caption-point-x="-0.2402in" draw:caption-point-y="0.6028in">
              <dc:date>2017-03-22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0">
            <office:annotation draw:style-name="gr6" draw:text-style-name="P1" svg:width="1.1413in" svg:height="0.2634in" svg:x="12.9189in" svg:y="10.7661in" draw:caption-point-x="-0.2402in" draw:caption-point-y="0.6024in">
              <dc:date>2017-03-23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7" draw:text-style-name="P1" svg:width="1.1413in" svg:height="1.0122in" svg:x="14.7457in" svg:y="10.7669in" draw:caption-point-x="-0.2402in" draw:caption-point-y="0.6016in">
              <dc:date>2017-03-28T00:00:00</dc:date>
              <text:p text:style-name="P1"><text:span text:style-name="T1">Chở mẹ đi cv, xin vô trễ</text:span></text:p>
              <text:p text:style-name="P1"><text:span text:style-name="T1">Vắng quá 2h, tính là off sáng</text:span></text:p>
              <text:p text:style-name="P1"><text:span text:style-name="T1">Có việc gấp, về lúc 4h45</text:span></text:p>
            </office:annotation>
            <text:p>0.5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10.7669in" draw:caption-point-x="-0.2402in" draw:caption-point-y="0.6016in">
              <dc:date>2017-03-28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5.6587in" svg:y="10.7677in" draw:caption-point-x="-0.2402in" draw:caption-point-y="0.6008in">
              <dc:date>2017-03-29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0">
            <office:annotation draw:style-name="gr3" draw:text-style-name="P1" svg:width="1.1413in" svg:height="0.7012in" svg:x="16.1154in" svg:y="10.7681in" draw:caption-point-x="-0.2402in" draw:caption-point-y="0.6004in">
              <dc:date>2017-03-30T00:00:00</dc:date>
              <text:p text:style-name="P1"><text:span text:style-name="T1">Bị ho, sốt, ghé phòng khám, xin đi trễ, 9h08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10.7689in" draw:caption-point-x="-0.2402in" draw:caption-point-y="0.5996in">
              <dc:date>2017-03-31T00:00:00</dc:date>
              <text:p text:style-name="P1"><text:span text:style-name="T1">Ngủ quên, xin vào trễ, 9h 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TruyenLVC</text:p>
          </table:table-cell>
          <table:table-cell table:style-name="ce102" table:formula="of:=SUM([.D48:.AH48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11.0091in" draw:caption-point-x="-0.2402in" draw:caption-point-y="0.6071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7228in" svg:y="11.0114in" draw:caption-point-x="-0.2402in" draw:caption-point-y="0.6047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2.4622in" svg:y="11.0134in" draw:caption-point-x="-0.2402in" draw:caption-point-y="0.6028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11.0146in" draw:caption-point-x="-0.2402in" draw:caption-point-y="0.6016in">
              <dc:date>2017-03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572in" svg:y="11.0165in" draw:caption-point-x="-0.2402in" draw:caption-point-y="0.5996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70" office:value-type="string">
            <text:p>VietBA</text:p>
          </table:table-cell>
          <table:table-cell table:style-name="ce102" table:formula="of:=SUM([.D49:.AH4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11.2634in" draw:caption-point-x="-0.2402in" draw:caption-point-y="0.6004in">
              <dc:date>2017-03-29T00:00:00</dc:date>
              <text:p text:style-name="P1"><text:span text:style-name="T1">Xin về sớm lúc 4h55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11.2642in" draw:caption-point-x="-0.2402in" draw:caption-point-y="0.5996in">
              <dc:date>2017-03-31T00:00:00</dc:date>
              <text:p text:style-name="P1"><text:span text:style-name="T1">Có việc, xin về sớm lúc 4h45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45" office:value-type="string">
            <text:p>VinhP</text:p>
          </table:table-cell>
          <table:table-cell table:style-name="ce102" table:formula="of:=SUM([.D50:.AH50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5.8421in" svg:y="11.5043in" draw:caption-point-x="-0.2402in" draw:caption-point-y="0.6071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11.5079in" draw:caption-point-x="-0.2402in" draw:caption-point-y="0.6035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07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07" table:number-columns-repeated="4"/>
          <table:table-cell table:style-name="ce109"/>
          <table:table-cell table:style-name="ce107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07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07" table:number-columns-repeated="4"/>
          <table:table-cell table:style-name="ce110" table:number-columns-repeated="7"/>
          <table:table-cell table:style-name="ce107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07" table:number-columns-repeated="31"/>
          <table:table-cell table:style-name="ce44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2"/>
        <table:table-column table:style-name="co26" table:number-columns-repeated="7" table:default-cell-style-name="ce122"/>
        <table:table-column table:style-name="co25" table:number-columns-repeated="15" table:default-cell-style-name="ce122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17" table:number-columns-repeated="8"/>
          <table:table-cell table:style-name="ce125" office:value-type="string" table:number-columns-spanned="2" table:number-rows-spanned="1">
            <text:p>Month</text:p>
          </table:table-cell>
          <table:covered-table-cell table:style-name="ce126"/>
          <table:table-cell table:style-name="ce127" table:content-validation-name="val1" office:value-type="float" office:value="4" table:number-columns-spanned="2" table:number-rows-spanned="1">
            <text:p>4</text:p>
          </table:table-cell>
          <table:covered-table-cell table:style-name="ce126"/>
          <table:table-cell table:style-name="ce125" office:value-type="string" table:number-columns-spanned="2" table:number-rows-spanned="1">
            <text:p>Year</text:p>
          </table:table-cell>
          <table:covered-table-cell table:style-name="ce126"/>
          <table:table-cell table:style-name="ce125" office:value-type="float" office:value="2017" table:number-columns-spanned="2" table:number-rows-spanned="1">
            <text:p>2017</text:p>
          </table:table-cell>
          <table:covered-table-cell table:style-name="ce128"/>
          <table:table-cell table:style-name="ce117" table:number-columns-repeated="14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18" table:formula="of:=DATE([.$R$1];[.N1];1)" office:value-type="date" office:date-value="2017-04-01">
            <text:p>01</text:p>
          </table:table-cell>
          <table:table-cell table:style-name="ce118" table:formula="of:=[.D2]+1" office:value-type="date" office:date-value="2017-04-02">
            <text:p>02</text:p>
          </table:table-cell>
          <table:table-cell table:style-name="ce118" table:formula="of:=[.E2]+1" office:value-type="date" office:date-value="2017-04-03">
            <text:p>03</text:p>
          </table:table-cell>
          <table:table-cell table:style-name="ce118" table:formula="of:=[.F2]+1" office:value-type="date" office:date-value="2017-04-04">
            <text:p>04</text:p>
          </table:table-cell>
          <table:table-cell table:style-name="ce118" table:formula="of:=[.G2]+1" office:value-type="date" office:date-value="2017-04-05">
            <text:p>05</text:p>
          </table:table-cell>
          <table:table-cell table:style-name="ce118" table:formula="of:=[.H2]+1" office:value-type="date" office:date-value="2017-04-06">
            <office:annotation draw:style-name="gr4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18" table:formula="of:=[.I2]+1" office:value-type="date" office:date-value="2017-04-07">
            <text:p>07</text:p>
          </table:table-cell>
          <table:table-cell table:style-name="ce118" table:formula="of:=[.J2]+1" office:value-type="date" office:date-value="2017-04-08">
            <text:p>08</text:p>
          </table:table-cell>
          <table:table-cell table:style-name="ce118" table:formula="of:=[.K2]+1" office:value-type="date" office:date-value="2017-04-09">
            <text:p>09</text:p>
          </table:table-cell>
          <table:table-cell table:style-name="ce118" table:formula="of:=[.L2]+1" office:value-type="date" office:date-value="2017-04-10">
            <text:p>10</text:p>
          </table:table-cell>
          <table:table-cell table:style-name="ce118" table:formula="of:=[.M2]+1" office:value-type="date" office:date-value="2017-04-11">
            <text:p>11</text:p>
          </table:table-cell>
          <table:table-cell table:style-name="ce118" table:formula="of:=[.N2]+1" office:value-type="date" office:date-value="2017-04-12">
            <text:p>12</text:p>
          </table:table-cell>
          <table:table-cell table:style-name="ce118" table:formula="of:=[.O2]+1" office:value-type="date" office:date-value="2017-04-13">
            <text:p>13</text:p>
          </table:table-cell>
          <table:table-cell table:style-name="ce118" table:formula="of:=[.P2]+1" office:value-type="date" office:date-value="2017-04-14">
            <text:p>14</text:p>
          </table:table-cell>
          <table:table-cell table:style-name="ce118" table:formula="of:=[.Q2]+1" office:value-type="date" office:date-value="2017-04-15">
            <text:p>15</text:p>
          </table:table-cell>
          <table:table-cell table:style-name="ce118" table:formula="of:=[.R2]+1" office:value-type="date" office:date-value="2017-04-16">
            <text:p>16</text:p>
          </table:table-cell>
          <table:table-cell table:style-name="ce118" table:formula="of:=[.S2]+1" office:value-type="date" office:date-value="2017-04-17">
            <text:p>17</text:p>
          </table:table-cell>
          <table:table-cell table:style-name="ce118" table:formula="of:=[.T2]+1" office:value-type="date" office:date-value="2017-04-18">
            <text:p>18</text:p>
          </table:table-cell>
          <table:table-cell table:style-name="ce118" table:formula="of:=[.U2]+1" office:value-type="date" office:date-value="2017-04-19">
            <text:p>19</text:p>
          </table:table-cell>
          <table:table-cell table:style-name="ce118" table:formula="of:=[.V2]+1" office:value-type="date" office:date-value="2017-04-20">
            <text:p>20</text:p>
          </table:table-cell>
          <table:table-cell table:style-name="ce118" table:formula="of:=[.W2]+1" office:value-type="date" office:date-value="2017-04-21">
            <text:p>21</text:p>
          </table:table-cell>
          <table:table-cell table:style-name="ce118" table:formula="of:=[.X2]+1" office:value-type="date" office:date-value="2017-04-22">
            <text:p>22</text:p>
          </table:table-cell>
          <table:table-cell table:style-name="ce118" table:formula="of:=[.Y2]+1" office:value-type="date" office:date-value="2017-04-23">
            <text:p>23</text:p>
          </table:table-cell>
          <table:table-cell table:style-name="ce118" table:formula="of:=[.Z2]+1" office:value-type="date" office:date-value="2017-04-24">
            <text:p>24</text:p>
          </table:table-cell>
          <table:table-cell table:style-name="ce118" table:formula="of:=[.AA2]+1" office:value-type="date" office:date-value="2017-04-25">
            <text:p>25</text:p>
          </table:table-cell>
          <table:table-cell table:style-name="ce118" table:formula="of:=[.AB2]+1" office:value-type="date" office:date-value="2017-04-26">
            <text:p>26</text:p>
          </table:table-cell>
          <table:table-cell table:style-name="ce118" table:formula="of:=[.AC2]+1" office:value-type="date" office:date-value="2017-04-27">
            <text:p>27</text:p>
          </table:table-cell>
          <table:table-cell table:style-name="ce118" table:formula="of:=[.AD2]+1" office:value-type="date" office:date-value="2017-04-28">
            <text:p>28</text:p>
          </table:table-cell>
          <table:table-cell table:style-name="ce118" table:formula="of:=[.AE2]+1" office:value-type="date" office:date-value="2017-04-29">
            <text:p>29</text:p>
          </table:table-cell>
          <table:table-cell table:style-name="ce118" table:formula="of:=[.AF2]+1" office:value-type="date" office:date-value="2017-04-30">
            <text:p>30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1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16" table:formula="of:=SUM([.D4:.AG4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4.0157in" svg:y="0.1102in" draw:caption-point-x="-0.2402in" draw:caption-point-y="0.6079in">
              <dc:date>2017-04-04T00:00:00</dc:date>
              <text:p text:style-name="P1"><text:span text:style-name="T1">Bị tào tháo dí, off sáng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0.111in" draw:caption-point-x="-0.2402in" draw:caption-point-y="0.6071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6.8205in" svg:y="0.1118in" draw:caption-point-x="-0.2402in" draw:caption-point-y="0.6063in">
              <dc:date>2017-04-10T00:00:00</dc:date>
              <text:p text:style-name="P1"><text:span text:style-name="T1">Đi chăm bà ở bv, xin vào trễ, 8h52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2878in" svg:y="0.113in" draw:caption-point-x="-0.2402in" draw:caption-point-y="0.6051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8.7768in" svg:y="0.1134in" draw:caption-point-x="-0.2402in" draw:caption-point-y="0.6047in">
              <dc:date>2017-04-14T00:00:00</dc:date>
              <text:p text:style-name="P1"><text:span text:style-name="T1">Có việc nhà, xin đi trễ, 9h31 vào cty</text:span></text:p>
            </office:annotation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5492in" svg:y="0.1161in" draw:caption-point-x="-0.2402in" draw:caption-point-y="0.602in">
              <dc:date>2017-04-20T00:00:00</dc:date>
              <text:p text:style-name="P1"><text:span text:style-name="T1">Tối qua làm về trê, xin đi trễ, vào cty lúc 8h58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3.8323in" svg:y="0.1185in" draw:caption-point-x="-0.2402in" draw:caption-point-y="0.5996in">
              <dc:date>2017-04-25T00:00:00</dc:date>
              <text:p text:style-name="P1"><text:span text:style-name="T1">Tối qua làm về trễ, xin vào trễ, 9h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4.7457in" svg:y="0.1197in" draw:caption-point-x="-0.2402in" draw:caption-point-y="0.5984in">
              <dc:date>2017-04-27T00:00:00</dc:date>
              <text:p text:style-name="P1"><text:span text:style-name="T1">Nghỉ buổi chiều, bị tào tháo rượt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0.1197in" draw:caption-point-x="-0.2402in" draw:caption-point-y="0.5984in">
              <dc:date>2017-04-28T00:00:00</dc:date>
              <text:p text:style-name="P1"><text:span text:style-name="T1">8h35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16" table:formula="of:=SUM([.D5:.AG5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0.6358in" svg:y="0.363in" draw:caption-point-x="-0.2402in" draw:caption-point-y="0.6028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0.3634in" draw:caption-point-x="-0.2402in" draw:caption-point-y="0.6024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3.3756in" svg:y="0.3665in" draw:caption-point-x="-0.2402in" draw:caption-point-y="0.5992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0.3665in" draw:caption-point-x="-0.2402in" draw:caption-point-y="0.5992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0.3669in" draw:caption-point-x="-0.2402in" draw:caption-point-y="0.5988in">
              <dc:date>2017-04-27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16" table:formula="of:=SUM([.D6:.AG6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5.202in" svg:y="0.6138in" draw:caption-point-x="-0.2402in" draw:caption-point-y="0.5996in">
              <dc:date>2017-04-24T00:00:00</dc:date>
              <text:p text:style-name="P1"><text:span text:style-name="T1">Khám bệnh định kỳ</text:span></text:p>
            </office:annotation>
            <text:p>1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16" table:formula="of:=SUM([.D7:.AG7])" office:value-type="float" office:value="1">
            <text:p>1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0.8539in" draw:caption-point-x="-0.2402in" draw:caption-point-y="0.6071in">
              <dc:date>2017-04-05T00:00:00</dc:date>
              <text:p text:style-name="P1"><text:span text:style-name="T1">8h34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0.8543in" draw:caption-point-x="-0.2402in" draw:caption-point-y="0.6067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0.8551in" draw:caption-point-x="-0.2402in" draw:caption-point-y="0.6059in">
              <dc:date>2017-04-1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0.8587in" draw:caption-point-x="-0.2402in" draw:caption-point-y="0.6024in">
              <dc:date>2017-04-19T00:00:00</dc:date>
              <text:p text:style-name="P1"><text:span text:style-name="T1">Có việc, xin vào trễ, 8h48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0.8606in" draw:caption-point-x="-0.2402in" draw:caption-point-y="0.6004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16" table:formula="of:=SUM([.D8:.AG8])" office:value-type="float" office:value="3">
            <text:p>3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472in" svg:y="1.1016in" draw:caption-point-x="-0.2402in" draw:caption-point-y="0.6071in">
              <dc:date>2017-04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8.2878in" svg:y="1.1031in" draw:caption-point-x="-0.2402in" draw:caption-point-y="0.6055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0.1791in" svg:y="1.1059in" draw:caption-point-x="-0.2402in" draw:caption-point-y="0.6028in">
              <dc:date>2017-04-17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1.0925in" svg:y="1.1016in" draw:caption-point-x="-0.2402in" draw:caption-point-y="0.6071in">
              <dc:date>2017-04-19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1.5492in" svg:y="1.1031in" draw:caption-point-x="-0.2402in" draw:caption-point-y="0.6055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3.8323in" svg:y="1.1091in" draw:caption-point-x="-0.2402in" draw:caption-point-y="0.5996in">
              <dc:date>2017-04-25T00:00:00</dc:date>
              <text:p text:style-name="P1"><text:span text:style-name="T1">Có việc bận, xin vô trễ, 8h46 vào cty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4.289in" svg:y="1.1094in" draw:caption-point-x="-0.2402in" draw:caption-point-y="0.5992in">
              <dc:date>2017-04-25T00:00:00</dc:date>
              <text:p text:style-name="P1"><text:span text:style-name="T1">Off sáng đi học bù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4.7457in" svg:y="1.1031in" draw:caption-point-x="-0.2402in" draw:caption-point-y="0.6055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16" table:formula="of:=SUM([.D9:.AG9])" office:value-type="float" office:value="3">
            <text:p>3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1.3496in" draw:caption-point-x="-0.2402in" draw:caption-point-y="0.6071in">
              <dc:date>2017-04-05T00:00:00</dc:date>
              <text:p text:style-name="P1"><text:span text:style-name="T1">Đau bụng, xin đi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1.3539in" draw:caption-point-x="-0.2402in" draw:caption-point-y="0.6028in">
              <dc:date>2017-04-18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1.0925in" svg:y="1.3528in" draw:caption-point-x="-0.2402in" draw:caption-point-y="0.6039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1.5492in" svg:y="1.3528in" draw:caption-point-x="-0.2402in" draw:caption-point-y="0.6039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2.0059in" svg:y="1.3528in" draw:caption-point-x="-0.2402in" draw:caption-point-y="0.6039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1.3571in" draw:caption-point-x="-0.2402in" draw:caption-point-y="0.5996in">
              <dc:date>2017-04-25T00:00:00</dc:date>
              <text:p text:style-name="P1"><text:span text:style-name="T1">Có việc, xin đi trễ, 8h47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16" table:formula="of:=SUM([.D10:.AG10])" office:value-type="float" office:value="1.5">
            <text:p>1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7.3094in" svg:y="1.5984in" draw:caption-point-x="-0.2402in" draw:caption-point-y="0.6059in">
              <dc:date>2017-04-11T00:00:00</dc:date>
              <text:p text:style-name="P1"><text:span text:style-name="T1">Có việc lên bv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5492in" svg:y="1.6024in" draw:caption-point-x="-0.2402in" draw:caption-point-y="0.602in">
              <dc:date>2017-04-2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13.3756in" svg:y="1.6043in" draw:caption-point-x="-0.2402in" draw:caption-point-y="0.6in">
              <dc:date>2017-04-24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16" table:formula="of:=SUM([.D11:.AG11])" office:value-type="float" office:value="1">
            <text:p>1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1.8449in" draw:caption-point-x="-0.2402in" draw:caption-point-y="0.6071in">
              <dc:date>2017-04-05T00:00:00</dc:date>
              <text:p text:style-name="P1"><text:span text:style-name="T1">8h4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2878in" svg:y="1.8472in" draw:caption-point-x="-0.2402in" draw:caption-point-y="0.6047in">
              <dc:date>2017-04-13T00:00:00</dc:date>
              <text:p text:style-name="P1"><text:span text:style-name="T1">Xin phép về <text:s/>sớm lúc 4h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2.0059in" svg:y="1.8508in" draw:caption-point-x="-0.2402in" draw:caption-point-y="0.6012in">
              <dc:date>2017-04-21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13.3756in" svg:y="1.852in" draw:caption-point-x="-0.2402in" draw:caption-point-y="0.6in">
              <dc:date>2017-04-24T00:00:00</dc:date>
              <text:p text:style-name="P1"><text:span text:style-name="T1">Xin về sớm lúc 3h30, confirm làm bù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3.8323in" svg:y="1.8524in" draw:caption-point-x="-0.2402in" draw:caption-point-y="0.5996in">
              <dc:date>2017-04-25T00:00:00</dc:date>
              <text:p text:style-name="P1"><text:span text:style-name="T1">Off sáng đi khám bệnh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1.8528in" draw:caption-point-x="-0.2402in" draw:caption-point-y="0.5992in">
              <dc:date>2017-04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16"/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2.0925in" draw:caption-point-x="-0.2402in" draw:caption-point-y="0.6071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2.0933in" draw:caption-point-x="-0.2402in" draw:caption-point-y="0.6063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2.0937in" draw:caption-point-x="-0.2402in" draw:caption-point-y="0.6059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2878in" svg:y="2.0945in" draw:caption-point-x="-0.2402in" draw:caption-point-y="0.6051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2.0972in" draw:caption-point-x="-0.2402in" draw:caption-point-y="0.6024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2.1008in" draw:caption-point-x="-0.2402in" draw:caption-point-y="0.5988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16" table:formula="of:=SUM([.D13:.AG13])" office:value-type="float" office:value="1.5">
            <text:p>1.5</text:p>
          </table:table-cell>
          <table:table-cell table:style-name="ce120" table:number-columns-repeated="2"/>
          <table:table-cell table:style-name="ce120" office:value-type="float" office:value="0.5">
            <office:annotation draw:style-name="gr2" draw:text-style-name="P1" svg:width="1.1413in" svg:height="0.5457in" svg:x="3.5591in" svg:y="2.339in" draw:caption-point-x="-0.2402in" draw:caption-point-y="0.6083in">
              <dc:date>2017-04-04T00:00:00</dc:date>
              <text:p text:style-name="P1"><text:span text:style-name="T1">Xin ra ngoài lúc 10h30 đi ksk</text:span><text:span text:style-name="T1"><text:line-break/></text:span><text:span text:style-name="T1">off chiều ksk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4.472in" svg:y="2.3402in" draw:caption-point-x="-0.2402in" draw:caption-point-y="0.6071in">
              <dc:date>2017-04-05T00:00:00</dc:date>
              <text:p text:style-name="P1"><text:span text:style-name="T1">Họp trên trường</text:span></text:p>
            </office:annotation>
            <text:p>1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2.3476in" draw:caption-point-x="-0.2402in" draw:caption-point-y="0.5996in">
              <dc:date>2017-04-25T00:00:00</dc:date>
              <text:p text:style-name="P1"><text:span text:style-name="T1">Xin ra ngoài từ 10h tới 11h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2.3488in" draw:caption-point-x="-0.2402in" draw:caption-point-y="0.5984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16" table:formula="of:=SUM([.D14:.AG14])" office:value-type="float" office:value="4">
            <text:p>4</text:p>
          </table:table-cell>
          <table:table-cell table:style-name="ce120" table:number-columns-repeated="2"/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472in" svg:y="2.5878in" draw:caption-point-x="-0.2402in" draw:caption-point-y="0.6071in">
              <dc:date>2017-04-05T00:00:00</dc:date>
              <text:p text:style-name="P1"><text:span text:style-name="T1">Off chiều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7.7988in" svg:y="2.5898in" draw:caption-point-x="-0.2402in" draw:caption-point-y="0.6051in">
              <dc:date>2017-04-12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1.0925in" svg:y="2.5929in" draw:caption-point-x="-0.2402in" draw:caption-point-y="0.602in">
              <dc:date>2017-04-19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4.289in" svg:y="2.5957in" draw:caption-point-x="-0.2402in" draw:caption-point-y="0.5992in">
              <dc:date>2017-04-26T00:00:00</dc:date>
              <text:p text:style-name="P1"><text:span text:style-name="T1">Off chiều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4.7457in" svg:y="2.5965in" draw:caption-point-x="-0.2402in" draw:caption-point-y="0.5984in">
              <dc:date>2017-04-28T00:00:00</dc:date>
              <text:p text:style-name="P1"><text:span text:style-name="T1">Off sáng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5.202in" svg:y="2.5965in" draw:caption-point-x="-0.2402in" draw:caption-point-y="0.5984in">
              <dc:date>2017-04-28T00:00:00</dc:date>
              <text:p text:style-name="P1"><text:span text:style-name="T1">Off chiều</text:span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16" table:formula="of:=SUM([.D15:.AG15])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0157in" svg:y="2.8346in" draw:caption-point-x="-0.2402in" draw:caption-point-y="0.6079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office:annotation draw:style-name="gr4" draw:text-style-name="P1" svg:width="1.1413in" svg:height="0.3902in" svg:x="5.3854in" svg:y="2.8358in" draw:caption-point-x="-0.2402in" draw:caption-point-y="0.6067in">
              <dc:date>2017-04-07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2.8366in" draw:caption-point-x="-0.2402in" draw:caption-point-y="0.6059in">
              <dc:date>2017-04-11T00:00:00</dc:date>
              <text:p text:style-name="P1"><text:span text:style-name="T1">Ngủ quên, 8h5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2.8406in" draw:caption-point-x="-0.2402in" draw:caption-point-y="0.602in">
              <dc:date>2017-04-19T00:00:00</dc:date>
              <text:p text:style-name="P1"><text:span text:style-name="T1">Xin về sớm lúc 3h30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2.8429in" draw:caption-point-x="-0.2402in" draw:caption-point-y="0.5996in">
              <dc:date>2017-04-25T00:00:00</dc:date>
              <text:p text:style-name="P1"><text:span text:style-name="T1">Ngủ quên, 8h54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2.8441in" draw:caption-point-x="-0.2402in" draw:caption-point-y="0.5984in">
              <dc:date>2017-04-28T00:00:00</dc:date>
              <text:p text:style-name="P1"><text:span text:style-name="T1">Đưa vợ đi khám, 8h42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16" table:formula="of:=SUM([.D16:.AG16])" office:value-type="float" office:value="2">
            <text:p>2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3.0909in" draw:caption-point-x="-0.2402in" draw:caption-point-y="0.5992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5.202in" svg:y="3.0909in" draw:caption-point-x="-0.2402in" draw:caption-point-y="0.5992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16" table:formula="of:=SUM([.D17:.AG1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16" table:formula="of:=SUM([.D18:.AG18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3.5866in" draw:caption-point-x="-0.2402in" draw:caption-point-y="0.5992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16" table:formula="of:=SUM([.D19:.AG19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3.8287in" draw:caption-point-x="-0.2402in" draw:caption-point-y="0.6047in">
              <dc:date>2017-04-14T00:00:00</dc:date>
              <text:p text:style-name="P1"><text:span text:style-name="T1">Có việc, xin đi trễ, 8h54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16" table:formula="of:=SUM([.D20:.AG20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0157in" svg:y="4.0732in" draw:caption-point-x="-0.2402in" draw:caption-point-y="0.6079in">
              <dc:date>2017-04-04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4.0736in" draw:caption-point-x="-0.2402in" draw:caption-point-y="0.6075in">
              <dc:date>2017-04-04T00:00:00</dc:date>
              <text:p text:style-name="P1"><text:span text:style-name="T1">Về quê</text:span></text:p>
            </office:annotation>
            <text:p>1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7768in" svg:y="4.0764in" draw:caption-point-x="-0.2402in" draw:caption-point-y="0.6047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4.0815in" draw:caption-point-x="-0.2402in" draw:caption-point-y="0.5996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4.7457in" svg:y="4.0823in" draw:caption-point-x="-0.2402in" draw:caption-point-y="0.5988in">
              <dc:date>2017-04-27T00:00:00</dc:date>
              <text:p text:style-name="P1"><text:span text:style-name="T1">Ngủ quên, vào trễ , 8h5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16" table:formula="of:=SUM([.D21:.AG21])" office:value-type="float" office:value="4">
            <text:p>4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6.8205in" svg:y="4.3224in" draw:caption-point-x="-0.2402in" draw:caption-point-y="0.6063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7.3094in" svg:y="4.3224in" draw:caption-point-x="-0.2402in" draw:caption-point-y="0.6063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4.3224in" draw:caption-point-x="-0.2402in" draw:caption-point-y="0.6063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4.3224in" draw:caption-point-x="-0.2402in" draw:caption-point-y="0.6063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16" table:formula="of:=SUM([.D22:.AG22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16" table:formula="of:=SUM([.D23:.AG23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16" table:formula="of:=SUM([.D24:.AG24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5.0728in" draw:caption-point-x="-0.2402in" draw:caption-point-y="0.5988in">
              <dc:date>2017-04-27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16" table:formula="of:=SUM([.D25:.AG25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0.6358in" svg:y="5.3165in" draw:caption-point-x="-0.2402in" draw:caption-point-y="0.6028in">
              <dc:date>2017-04-18T00:00:00</dc:date>
              <text:p text:style-name="P1"><text:span text:style-name="T1">Có việc bận, xin đi trễ, 9h19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16" table:formula="of:=SUM([.D26:.AG26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7.7988in" svg:y="5.5614in" draw:caption-point-x="-0.2402in" draw:caption-point-y="0.6059in">
              <dc:date>2017-04-11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16" table:formula="of:=SUM([.D27:.AG2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16" table:formula="of:=SUM([.D28:.AG28])" office:value-type="float" office:value="2">
            <text:p>2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office:annotation draw:style-name="gr4" draw:text-style-name="P1" svg:width="1.1413in" svg:height="0.3902in" svg:x="5.3854in" svg:y="6.0559in" draw:caption-point-x="-0.2402in" draw:caption-point-y="0.6067in">
              <dc:date>2017-04-07T00:00:00</dc:date>
              <text:p text:style-name="P1"><text:span text:style-name="T1">Xe hư, xin đi trễ, 9h11 vào cty</text:span></text:p>
            </office:annotation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7988in" svg:y="6.0571in" draw:caption-point-x="-0.2402in" draw:caption-point-y="0.6055in">
              <dc:date>2017-04-12T00:00:00</dc:date>
              <text:p text:style-name="P1"><text:span text:style-name="T1">Đi lấy đồ, xin vào trễ, 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6.0602in" draw:caption-point-x="-0.2402in" draw:caption-point-y="0.6024in">
              <dc:date>2017-04-19T00:00:00</dc:date>
              <text:p text:style-name="P1"><text:span text:style-name="T1">Có việc, xin đi trễ, 8h48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289in" svg:y="6.0634in" draw:caption-point-x="-0.2402in" draw:caption-point-y="0.5992in">
              <dc:date>2017-04-26T00:00:00</dc:date>
              <text:p text:style-name="P1"><text:span text:style-name="T1">Ngộ độc thực phẩm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6.0638in" draw:caption-point-x="-0.2402in" draw:caption-point-y="0.5988in">
              <dc:date>2017-04-28T00:00:00</dc:date>
              <text:p text:style-name="P1"><text:span text:style-name="T1">Đi bv khám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16" table:formula="of:=SUM([.D29:.AG29])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6.3031in" draw:caption-point-x="-0.2402in" draw:caption-point-y="0.6071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6.3035in" draw:caption-point-x="-0.2402in" draw:caption-point-y="0.6067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6.8205in" svg:y="6.3039in" draw:caption-point-x="-0.2402in" draw:caption-point-y="0.6063in">
              <dc:date>2017-04-10T00:00:00</dc:date>
              <text:p text:style-name="P1"><text:span text:style-name="T1">Ngủ quên, 8h38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6.3043in" draw:caption-point-x="-0.2402in" draw:caption-point-y="0.6059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2878in" svg:y="6.3051in" draw:caption-point-x="-0.2402in" draw:caption-point-y="0.6051in">
              <dc:date>2017-04-13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0.1791in" svg:y="6.3067in" draw:caption-point-x="-0.2402in" draw:caption-point-y="0.6035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6.3075in" draw:caption-point-x="-0.2402in" draw:caption-point-y="0.6028in">
              <dc:date>2017-04-18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6.3079in" draw:caption-point-x="-0.2402in" draw:caption-point-y="0.6024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5492in" svg:y="6.3079in" draw:caption-point-x="-0.2402in" draw:caption-point-y="0.6024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6.3106in" draw:caption-point-x="-0.2402in" draw:caption-point-y="0.5996in">
              <dc:date>2017-04-25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6.311in" draw:caption-point-x="-0.2402in" draw:caption-point-y="0.5992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6.3114in" draw:caption-point-x="-0.2402in" draw:caption-point-y="0.5988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NH</text:p>
          </table:table-cell>
          <table:table-cell table:style-name="ce116" table:formula="of:=SUM([.D30:.AG30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.5">
            <office:annotation draw:style-name="gr4" draw:text-style-name="P1" svg:width="1.1413in" svg:height="0.3902in" svg:x="5.3854in" svg:y="6.5512in" draw:caption-point-x="-0.2402in" draw:caption-point-y="0.6067in">
              <dc:date>2017-04-07T00:00:00</dc:date>
              <text:p text:style-name="P1"><text:span text:style-name="T1">Bị đau bụng, off chiều</text:span></text:p>
            </office:annotation>
            <text:p>0.5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116" table:formula="of:=SUM([.D31:.AG31])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3.5591in" svg:y="6.7972in" draw:caption-point-x="-0.2402in" draw:caption-point-y="0.6083in">
              <dc:date>2017-04-03T00:00:00</dc:date>
              <text:p text:style-name="P1"><text:span text:style-name="T1">Bị lủng bánh xe, xin đi trễ, 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0.1791in" svg:y="6.802in" draw:caption-point-x="-0.2402in" draw:caption-point-y="0.6035in">
              <dc:date>2017-04-17T00:00:00</dc:date>
              <text:p text:style-name="P1"><text:span text:style-name="T1">Xe bị hư, xin vào trễ, 8h33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116" table:formula="of:=SUM([.D32:.AG32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3.5591in" svg:y="7.0449in" draw:caption-point-x="-0.2402in" draw:caption-point-y="0.6083in">
              <dc:date>2017-04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7.0469in" draw:caption-point-x="-0.2402in" draw:caption-point-y="0.6063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7.0476in" draw:caption-point-x="-0.2402in" draw:caption-point-y="0.6055in">
              <dc:date>2017-04-1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5.202in" svg:y="7.0547in" draw:caption-point-x="-0.2402in" draw:caption-point-y="0.5984in">
              <dc:date>2017-04-28T00:00:00</dc:date>
              <text:p text:style-name="P1"><text:span text:style-name="T1">Có việc bận, xin đi trễ, vào cty lúc 9h45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116" table:formula="of:=SUM([.D33:.AG33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7.2984in" draw:caption-point-x="-0.2402in" draw:caption-point-y="0.6024in">
              <dc:date>2017-04-1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116" table:formula="of:=SUM([.D34:.AG34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116" table:formula="of:=SUM([.D35:.AG35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7.7988in" svg:y="7.7909in" draw:caption-point-x="-0.2402in" draw:caption-point-y="0.6055in">
              <dc:date>2017-04-12T00:00:00</dc:date>
              <text:p text:style-name="P1"><text:span text:style-name="T1">Bận việc đột xuất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3" draw:text-style-name="P1" svg:width="1.1413in" svg:height="0.7012in" svg:x="10.1791in" svg:y="7.7929in" draw:caption-point-x="-0.2402in" draw:caption-point-y="0.6035in">
              <dc:date>2017-04-17T00:00:00</dc:date>
              <text:p text:style-name="P1"><text:span text:style-name="T1">Có việc, xin đi trễ, 8h55 vào cty</text:span></text:p>
              <text:p text:style-name="P1"><text:span text:style-name="T1">Có việc, xin ra ngoài 1h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116" table:formula="of:=SUM([.D36:.AG36])" office:value-type="float" office:value="1.5">
            <text:p>1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8.0374in" draw:caption-point-x="-0.2402in" draw:caption-point-y="0.6067in">
              <dc:date>2017-04-07T00:00:00</dc:date>
              <text:p text:style-name="P1"><text:span text:style-name="T1">Về quê</text:span></text:p>
            </office:annotation>
            <text:p>1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8.0394in" draw:caption-point-x="-0.2402in" draw:caption-point-y="0.6047in">
              <dc:date>2017-04-14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8.0437in" draw:caption-point-x="-0.2402in" draw:caption-point-y="0.6004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3.8323in" svg:y="8.0445in" draw:caption-point-x="-0.2402in" draw:caption-point-y="0.5996in">
              <dc:date>2017-04-25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116" table:formula="of:=SUM([.D37:.AG3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8.287in" draw:caption-point-x="-0.2402in" draw:caption-point-y="0.6047in">
              <dc:date>2017-04-14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8.2933in" draw:caption-point-x="-0.2402in" draw:caption-point-y="0.5984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70" office:value-type="string">
            <text:p>PhuongTH</text:p>
          </table:table-cell>
          <table:table-cell table:style-name="ce116" table:formula="of:=SUM([.D38:.AG38])" office:value-type="float" office:value="7.5">
            <text:p>7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4.0157in" svg:y="8.5161in" draw:caption-point-x="-0.2402in" draw:caption-point-y="0.623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.5">
            <office:annotation draw:style-name="gr2" draw:text-style-name="P1" svg:width="1.1413in" svg:height="0.5457in" svg:x="5.3854in" svg:y="8.5327in" draw:caption-point-x="-0.2402in" draw:caption-point-y="0.6067in">
              <dc:date>2017-04-07T00:00:00</dc:date>
              <text:p text:style-name="P1"><text:span text:style-name="T1">Đi làm giấy tờ, vắng quá 1/2h, tính là off sáng</text:span></text:p>
            </office:annotation>
            <text:p>0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3094in" svg:y="8.5161in" draw:caption-point-x="-0.2402in" draw:caption-point-y="0.623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8.5161in" draw:caption-point-x="-0.2402in" draw:caption-point-y="0.623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0.6358in" svg:y="8.5161in" draw:caption-point-x="-0.2402in" draw:caption-point-y="0.623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8.537in" draw:caption-point-x="-0.2402in" draw:caption-point-y="0.6024in">
              <dc:date>2017-04-19T00:00:00</dc:date>
              <text:p text:style-name="P1"><text:span text:style-name="T1">Bị xẹp lốp, xin vô trễ, 8h43 vào cty</text:span></text:p>
            </office:annotation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1.5492in" svg:y="8.5161in" draw:caption-point-x="-0.2402in" draw:caption-point-y="0.623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3.8323in" svg:y="8.5161in" draw:caption-point-x="-0.2402in" draw:caption-point-y="0.623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4.7457in" svg:y="8.5161in" draw:caption-point-x="-0.2402in" draw:caption-point-y="0.623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8.5409in" draw:caption-point-x="-0.2402in" draw:caption-point-y="0.5984in">
              <dc:date>2017-04-28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PhongTH</text:p>
          </table:table-cell>
          <table:table-cell table:style-name="ce116" table:formula="of:=SUM([.D39:.AG39])" office:value-type="float" office:value="0.5">
            <text:p>0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0157in" svg:y="8.7791in" draw:caption-point-x="-0.2402in" draw:caption-point-y="0.6079in">
              <dc:date>2017-04-03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8.7807in" draw:caption-point-x="-0.2402in" draw:caption-point-y="0.6063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SonPX</text:p>
          </table:table-cell>
          <table:table-cell table:style-name="ce116" table:formula="of:=SUM([.D40:.AG40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ienND</text:p>
          </table:table-cell>
          <table:table-cell table:style-name="ce116" table:formula="of:=SUM([.D41:.AG41])" office:value-type="float" office:value="2.5">
            <text:p>2.5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3.5591in" svg:y="9.2732in" draw:caption-point-x="-0.2402in" draw:caption-point-y="0.6091in">
              <dc:date>2017-03-28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7768in" svg:y="9.2776in" draw:caption-point-x="-0.2402in" draw:caption-point-y="0.6047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1.5492in" svg:y="9.2807in" draw:caption-point-x="-0.2402in" draw:caption-point-y="0.6016in">
              <dc:date>2017-04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9.2827in" draw:caption-point-x="-0.2402in" draw:caption-point-y="0.5996in">
              <dc:date>2017-04-25T00:00:00</dc:date>
              <text:p text:style-name="P1"><text:span text:style-name="T1">Kẹt xe, 8h47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2" draw:text-style-name="P1" svg:width="1.1413in" svg:height="0.5457in" svg:x="15.202in" svg:y="9.2835in" draw:caption-point-x="-0.2402in" draw:caption-point-y="0.5988in">
              <dc:date>2017-04-27T00:00:00</dc:date>
              <text:p text:style-name="P1"><text:span text:style-name="T1">Nghỉ buổi chiều đi làm giấy tờ</text:span></text:p>
              <text:p text:style-name="P1"><text:span text:style-name="T1"/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amDT</text:p>
          </table:table-cell>
          <table:table-cell table:style-name="ce116" table:formula="of:=SUM([.D42:.AG42])" office:value-type="float" office:value="2.5">
            <text:p>2.5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4.472in" svg:y="9.5228in" draw:caption-point-x="-0.2402in" draw:caption-point-y="0.6071in">
              <dc:date>2017-04-05T00:00:00</dc:date>
              <text:p text:style-name="P1"><text:span text:style-name="T1">Đi ngân hàng, xin vô trễ, 8h4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9.5248in" draw:caption-point-x="-0.2402in" draw:caption-point-y="0.6051in">
              <dc:date>2017-04-13T00:00:00</dc:date>
              <text:p text:style-name="P1"><text:span text:style-name="T1">Bị cảm, số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8.7768in" svg:y="9.5252in" draw:caption-point-x="-0.2402in" draw:caption-point-y="0.6047in">
              <dc:date>2017-04-14T00:00:00</dc:date>
              <text:p text:style-name="P1"><text:span text:style-name="T1">Bị sốt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.5">
            <office:annotation draw:style-name="gr4" draw:text-style-name="P1" svg:width="1.1413in" svg:height="0.3902in" svg:x="10.1791in" svg:y="9.5272in" draw:caption-point-x="-0.2402in" draw:caption-point-y="0.6028in">
              <dc:date>2017-04-28T00:00:00</dc:date>
              <text:p text:style-name="P1"><text:span text:style-name="T1">Nghỉ ốm có BHXH</text:span></text:p>
            </office:annotation>
            <text:p>0.5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9.5272in" draw:caption-point-x="-0.2402in" draw:caption-point-y="0.6028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9.5272in" draw:caption-point-x="-0.2402in" draw:caption-point-y="0.6028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5492in" svg:y="9.5272in" draw:caption-point-x="-0.2402in" draw:caption-point-y="0.6028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2.0059in" svg:y="9.5272in" draw:caption-point-x="-0.2402in" draw:caption-point-y="0.6028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9.5315in" draw:caption-point-x="-0.2402in" draw:caption-point-y="0.5984in">
              <dc:date>2017-04-28T00:00:00</dc:date>
              <text:p text:style-name="P1"><text:span text:style-name="T1">Ngủ quên, xin đi trễ, 8h53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aoDTN</text:p>
          </table:table-cell>
          <table:table-cell table:style-name="ce116" table:formula="of:=SUM([.D43:.AG43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7.7988in" svg:y="9.772in" draw:caption-point-x="-0.2402in" draw:caption-point-y="0.6055in">
              <dc:date>2017-04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0.6358in" svg:y="9.7748in" draw:caption-point-x="-0.2402in" draw:caption-point-y="0.6028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9.778in" draw:caption-point-x="-0.2402in" draw:caption-point-y="0.5996in">
              <dc:date>2017-04-25T00:00:00</dc:date>
              <text:p text:style-name="P1"><text:span text:style-name="T1">Có việc, xin đi trễ, 9h5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inhDH</text:p>
          </table:table-cell>
          <table:table-cell table:style-name="ce116" table:formula="of:=SUM([.D44:.AG44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8.7768in" svg:y="10.0213in" draw:caption-point-x="-0.2402in" draw:caption-point-y="0.6043in">
              <dc:date>2017-04-14T00:00:00</dc:date>
              <text:p text:style-name="P1"><text:span text:style-name="T1">Vắng quá 2h, tính là off chiều</text:span></text:p>
            </office:annotation>
            <text:p>0.5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0925in" svg:y="10.0232in" draw:caption-point-x="-0.2402in" draw:caption-point-y="0.6024in">
              <dc:date>2017-04-19T00:00:00</dc:date>
              <text:p text:style-name="P1"><text:span text:style-name="T1">Bị bể bánh xe, xin đi trễ, 9h05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inhT</text:p>
          </table:table-cell>
          <table:table-cell table:style-name="ce116" table:formula="of:=SUM([.D45:.AG45])" office:value-type="float" office:value="1.5">
            <text:p>1.5</text:p>
          </table:table-cell>
          <table:table-cell table:style-name="ce120" table:number-columns-repeated="2"/>
          <table:table-cell table:style-name="ce120" office:value-type="float" office:value="0.5">
            <office:annotation draw:style-name="gr4" draw:text-style-name="P1" svg:width="1.1413in" svg:height="0.3902in" svg:x="3.5591in" svg:y="10.2535in" draw:caption-point-x="-0.2402in" draw:caption-point-y="0.6197in">
              <dc:date>2017-02-21T00:00:00</dc:date>
              <text:p text:style-name="P1"><text:span text:style-name="T1">Nghỉ phép về quê xây nhà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1.0925in" svg:y="10.2709in" draw:caption-point-x="-0.2402in" draw:caption-point-y="0.6024in">
              <dc:date>2017-04-19T00:00:00</dc:date>
              <text:p text:style-name="P1"><text:span text:style-name="T1">Bị sốt, xin 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5.202in" svg:y="10.2748in" draw:caption-point-x="-0.2402in" draw:caption-point-y="0.5984in">
              <dc:date>2017-04-28T00:00:00</dc:date>
              <text:p text:style-name="P1"><text:span text:style-name="T1">Off chiều về quê sớm</text:span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oaiVK</text:p>
          </table:table-cell>
          <table:table-cell table:style-name="ce116" table:formula="of:=SUM([.D46:.AG46])" office:value-type="float" office:value="2">
            <text:p>2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10.5138in" draw:caption-point-x="-0.2402in" draw:caption-point-y="0.6071in">
              <dc:date>2017-04-05T00:00:00</dc:date>
              <text:p text:style-name="P1"><text:span text:style-name="T1">Nhà có việc, xin đi trễ</text:span></text:p>
            </office:annotation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10.5114in" draw:caption-point-x="-0.2402in" draw:caption-point-y="0.6094in">
              <dc:date>2017-03-28T00:00:00</dc:date>
              <text:p text:style-name="P1"><text:span text:style-name="T1">Đi du lịch</text:span></text:p>
            </office:annotation>
            <text:p>1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10.5213in" draw:caption-point-x="-0.2402in" draw:caption-point-y="0.5996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4.289in" svg:y="10.5213in" draw:caption-point-x="-0.2402in" draw:caption-point-y="0.5996in">
              <dc:date>2017-04-25T00:00:00</dc:date>
              <text:p text:style-name="P1"><text:span text:style-name="T1">Nhà có việ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5.202in" svg:y="10.5224in" draw:caption-point-x="-0.2402in" draw:caption-point-y="0.5984in">
              <dc:date>2017-04-28T00:00:00</dc:date>
              <text:p text:style-name="P1"><text:span text:style-name="T1">Xe bị thủng lốp, xin đi trễ, 9h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5" office:value-type="string">
            <text:p>ThuyCNTA</text:p>
          </table:table-cell>
          <table:table-cell table:style-name="ce116" table:formula="of:=SUM([.D47:.AG47])" office:value-type="float" office:value="0">
            <text:p>0</text:p>
          </table:table-cell>
          <table:table-cell table:style-name="ce120" table:number-columns-repeated="23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ThuyLTT</text:p>
          </table:table-cell>
          <table:table-cell table:style-name="ce116" table:formula="of:=SUM([.D48:.AG48])" office:value-type="float" office:value="4">
            <text:p>4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4.0157in" svg:y="11.0083in" draw:caption-point-x="-0.2402in" draw:caption-point-y="0.6079in">
              <dc:date>2017-04-04T00:00:00</dc:date>
              <text:p text:style-name="P1"><text:span text:style-name="T1">Chở mẹ đi cv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20" office:value-type="float" office:value="0.5">
            <office:annotation draw:style-name="gr7" draw:text-style-name="P1" svg:width="1.1413in" svg:height="1.0122in" svg:x="4.472in" svg:y="11.0091in" draw:caption-point-x="-0.2402in" draw:caption-point-y="0.6071in">
              <dc:date>2017-04-05T00:00:00</dc:date>
              <text:p text:style-name="P1"><text:span text:style-name="T1">Chở mẹ đi cv, 8h45 vào cty</text:span></text:p>
              <text:p text:style-name="P1"><text:span text:style-name="T1">Xin ra ngoài lúc 2h45, vắng quá 2h, tính là off chiều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11.0094in" draw:caption-point-x="-0.2402in" draw:caption-point-y="0.6067in">
              <dc:date>2017-04-07T00:00:00</dc:date>
              <text:p text:style-name="P1"><text:span text:style-name="T1">8h33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11.0098in" draw:caption-point-x="-0.2402in" draw:caption-point-y="0.6063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7.3094in" svg:y="11.0102in" draw:caption-point-x="-0.2402in" draw:caption-point-y="0.6059in">
              <dc:date>2017-04-11T00:00:00</dc:date>
              <text:p text:style-name="P1"><text:span text:style-name="T1">Bị đau bụng, xin vô trễ, 9h46 vào cty</text:span></text:p>
            </office:annotation>
            <text:p>0</text:p>
          </table:table-cell>
          <table:table-cell table:style-name="ce120" office:value-type="float" office:value="0.5">
            <office:annotation draw:style-name="gr2" draw:text-style-name="P1" svg:width="1.1413in" svg:height="0.5457in" svg:x="7.7988in" svg:y="11.0106in" draw:caption-point-x="-0.2402in" draw:caption-point-y="0.6055in">
              <dc:date>2017-04-12T00:00:00</dc:date>
              <text:p text:style-name="P1"><text:span text:style-name="T1">8h36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20" office:value-type="float" office:value="0.5">
            <office:annotation draw:style-name="gr2" draw:text-style-name="P1" svg:width="1.1413in" svg:height="0.5457in" svg:x="8.2878in" svg:y="11.011in" draw:caption-point-x="-0.2402in" draw:caption-point-y="0.6051in">
              <dc:date>2017-04-13T00:00:00</dc:date>
              <text:p text:style-name="P1"><text:span text:style-name="T1">Bị chóng mặt, off sáng</text:span></text:p>
              <text:p text:style-name="P1"><text:span text:style-name="T1">2h vào cty</text:span></text:p>
            </office:annotation>
            <text:p>0.5</text:p>
          </table:table-cell>
          <table:table-cell table:style-name="ce120" office:value-type="float" office:value="1">
            <office:annotation draw:style-name="gr4" draw:text-style-name="P1" svg:width="1.1413in" svg:height="0.3902in" svg:x="8.7768in" svg:y="11.0114in" draw:caption-point-x="-0.2402in" draw:caption-point-y="0.6047in">
              <dc:date>2017-04-14T00:00:00</dc:date>
              <text:p text:style-name="P1"><text:span text:style-name="T1">Bị mệt, chóng mặt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10.1791in" svg:y="11.0126in" draw:caption-point-x="-0.2402in" draw:caption-point-y="0.6035in">
              <dc:date>2017-04-17T00:00:00</dc:date>
              <text:p text:style-name="P1"><text:span text:style-name="T1">Xe bị hư, xin đi trễ, 9h 15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0.6358in" svg:y="11.0134in" draw:caption-point-x="-0.2402in" draw:caption-point-y="0.6028in">
              <dc:date>2017-04-18T00:00:00</dc:date>
              <text:p text:style-name="P1"><text:span text:style-name="T1">Chở mẹ ra bến xe, xin vào trễ,10h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11.0138in" draw:caption-point-x="-0.2402in" draw:caption-point-y="0.6024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5492in" svg:y="11.0146in" draw:caption-point-x="-0.2402in" draw:caption-point-y="0.6016in">
              <dc:date>2017-04-20T00:00:00</dc:date>
              <text:p text:style-name="P1"><text:span text:style-name="T1">Đi qua cô kế toán, 10h18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2.0059in" svg:y="11.015in" draw:caption-point-x="-0.2402in" draw:caption-point-y="0.6012in">
              <dc:date>2017-04-21T00:00:00</dc:date>
              <text:p text:style-name="P1"><text:span text:style-name="T1">8h37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13.8323in" svg:y="11.0165in" draw:caption-point-x="-0.2402in" draw:caption-point-y="0.5996in">
              <dc:date>2017-04-25T00:00:00</dc:date>
              <text:p text:style-name="P1"><text:span text:style-name="T1">Bị chóng mặt, xin đi trễ</text:span></text:p>
              <text:p text:style-name="P1"><text:span text:style-name="T1">Vắng quá 2h tính là off sáng</text:span></text:p>
            </office:annotation>
            <text:p>0.5</text:p>
          </table:table-cell>
          <table:table-cell table:style-name="ce120" office:value-type="float" office:value="0.5">
            <office:annotation draw:style-name="gr4" draw:text-style-name="P1" svg:width="1.1413in" svg:height="0.3902in" svg:x="14.289in" svg:y="11.0169in" draw:caption-point-x="-0.2402in" draw:caption-point-y="0.5992in">
              <dc:date>2017-04-26T00:00:00</dc:date>
              <text:p text:style-name="P1"><text:span text:style-name="T1">Đi làm giấy tờ, off chiều</text:span></text:p>
            </office:annotation>
            <text:p>0.5</text:p>
          </table:table-cell>
          <table:table-cell table:style-name="ce120" office:value-type="float" office:value="0">
            <office:annotation draw:style-name="gr4" draw:text-style-name="P1" svg:width="1.1413in" svg:height="0.3902in" svg:x="14.7457in" svg:y="11.0173in" draw:caption-point-x="-0.2402in" draw:caption-point-y="0.5988in">
              <dc:date>2017-04-27T00:00:00</dc:date>
              <text:p text:style-name="P1"><text:span text:style-name="T1">Ngủ quên, 8h45 vào công 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11.0177in" draw:caption-point-x="-0.2402in" draw:caption-point-y="0.5984in">
              <dc:date>2017-04-28T00:00:00</dc:date>
              <text:p text:style-name="P1"><text:span text:style-name="T1">8h37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45" office:value-type="string">
            <text:p>TruyenLVC</text:p>
          </table:table-cell>
          <table:table-cell table:style-name="ce116" table:formula="of:=SUM([.D49:.AG49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11.2575in" draw:caption-point-x="-0.2402in" draw:caption-point-y="0.6063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11.2634in" draw:caption-point-x="-0.2402in" draw:caption-point-y="0.6004in">
              <dc:date>2017-04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11.2654in" draw:caption-point-x="-0.2402in" draw:caption-point-y="0.5984in">
              <dc:date>2017-04-28T00:00:00</dc:date>
              <text:p text:style-name="P1"><text:span text:style-name="T1">Xin ra ngoài 1 tiếng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45" office:value-type="string">
            <text:p>TuanLA</text:p>
          </table:table-cell>
          <table:table-cell table:style-name="ce116" table:formula="of:=SUM([.D50:.AG50])" office:value-type="float" office:value="0">
            <text:p>0</text:p>
          </table:table-cell>
          <table:table-cell table:style-name="ce120" table:number-columns-repeated="25"/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8">
            <text:p>48</text:p>
          </table:table-cell>
          <table:table-cell table:style-name="ce70" office:value-type="string">
            <text:p>VietBA</text:p>
          </table:table-cell>
          <table:table-cell table:style-name="ce116" table:formula="of:=SUM([.D51:.AG51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11.7571in" draw:caption-point-x="-0.2402in" draw:caption-point-y="0.602in">
              <dc:date>2017-04-19T00:00:00</dc:date>
              <text:p text:style-name="P1"><text:span text:style-name="T1">Xin ra ngoài 30p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9">
            <text:p>49</text:p>
          </table:table-cell>
          <table:table-cell table:style-name="ce45" office:value-type="string">
            <text:p>VinhP</text:p>
          </table:table-cell>
          <table:table-cell table:style-name="ce116" table:formula="of:=SUM([.D52:.AG52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5.202in" svg:y="12.0083in" draw:caption-point-x="-0.2402in" draw:caption-point-y="0.5984in">
              <dc:date>2017-04-28T00:00:00</dc:date>
              <text:p text:style-name="P1"><text:span text:style-name="T1">Off chiều về quê kịp xe</text:span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21" table:number-columns-repeated="30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21" table:number-columns-repeated="4"/>
          <table:table-cell table:style-name="ce123"/>
          <table:table-cell table:style-name="ce121" table:number-columns-repeated="25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21" table:number-columns-repeated="30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21" table:number-columns-repeated="4"/>
          <table:table-cell table:style-name="ce124" table:number-columns-repeated="7"/>
          <table:table-cell table:style-name="ce121" table:number-columns-repeated="19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21" table:number-columns-repeated="30"/>
          <table:table-cell table:style-name="ce44" table:number-columns-repeated="952"/>
        </table:table-row>
        <table:table-row table:style-name="ro2" table:number-rows-repeated="983119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7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6"/>
        <table:table-column table:style-name="co26" table:number-columns-repeated="7" table:default-cell-style-name="ce136"/>
        <table:table-column table:style-name="co25" table:number-columns-repeated="16" table:default-cell-style-name="ce136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31" table:number-columns-repeated="8"/>
          <table:table-cell table:style-name="ce139" office:value-type="string" table:number-columns-spanned="2" table:number-rows-spanned="1">
            <text:p>Month</text:p>
          </table:table-cell>
          <table:covered-table-cell table:style-name="ce140"/>
          <table:table-cell table:style-name="ce141" table:content-validation-name="val1" office:value-type="float" office:value="5" table:number-columns-spanned="2" table:number-rows-spanned="1">
            <text:p>5</text:p>
          </table:table-cell>
          <table:covered-table-cell table:style-name="ce140"/>
          <table:table-cell table:style-name="ce139" office:value-type="string" table:number-columns-spanned="2" table:number-rows-spanned="1">
            <text:p>Year</text:p>
          </table:table-cell>
          <table:covered-table-cell table:style-name="ce140"/>
          <table:table-cell table:style-name="ce139" office:value-type="float" office:value="2017" table:number-columns-spanned="2" table:number-rows-spanned="1">
            <text:p>2017</text:p>
          </table:table-cell>
          <table:covered-table-cell table:style-name="ce142"/>
          <table:table-cell table:style-name="ce131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32" table:formula="of:=DATE([.$R$1];[.N1];1)" office:value-type="date" office:date-value="2017-05-01">
            <text:p>01</text:p>
          </table:table-cell>
          <table:table-cell table:style-name="ce132" table:formula="of:=[.D2]+1" office:value-type="date" office:date-value="2017-05-02">
            <text:p>02</text:p>
          </table:table-cell>
          <table:table-cell table:style-name="ce132" table:formula="of:=[.E2]+1" office:value-type="date" office:date-value="2017-05-03">
            <text:p>03</text:p>
          </table:table-cell>
          <table:table-cell table:style-name="ce132" table:formula="of:=[.F2]+1" office:value-type="date" office:date-value="2017-05-04">
            <text:p>04</text:p>
          </table:table-cell>
          <table:table-cell table:style-name="ce132" table:formula="of:=[.G2]+1" office:value-type="date" office:date-value="2017-05-05">
            <text:p>05</text:p>
          </table:table-cell>
          <table:table-cell table:style-name="ce132" table:formula="of:=[.H2]+1" office:value-type="date" office:date-value="2017-05-06">
            <text:p>06</text:p>
          </table:table-cell>
          <table:table-cell table:style-name="ce132" table:formula="of:=[.I2]+1" office:value-type="date" office:date-value="2017-05-07">
            <text:p>07</text:p>
          </table:table-cell>
          <table:table-cell table:style-name="ce132" table:formula="of:=[.J2]+1" office:value-type="date" office:date-value="2017-05-08">
            <text:p>08</text:p>
          </table:table-cell>
          <table:table-cell table:style-name="ce132" table:formula="of:=[.K2]+1" office:value-type="date" office:date-value="2017-05-09">
            <text:p>09</text:p>
          </table:table-cell>
          <table:table-cell table:style-name="ce132" table:formula="of:=[.L2]+1" office:value-type="date" office:date-value="2017-05-10">
            <text:p>10</text:p>
          </table:table-cell>
          <table:table-cell table:style-name="ce132" table:formula="of:=[.M2]+1" office:value-type="date" office:date-value="2017-05-11">
            <text:p>11</text:p>
          </table:table-cell>
          <table:table-cell table:style-name="ce132" table:formula="of:=[.N2]+1" office:value-type="date" office:date-value="2017-05-12">
            <text:p>12</text:p>
          </table:table-cell>
          <table:table-cell table:style-name="ce132" table:formula="of:=[.O2]+1" office:value-type="date" office:date-value="2017-05-13">
            <text:p>13</text:p>
          </table:table-cell>
          <table:table-cell table:style-name="ce132" table:formula="of:=[.P2]+1" office:value-type="date" office:date-value="2017-05-14">
            <text:p>14</text:p>
          </table:table-cell>
          <table:table-cell table:style-name="ce132" table:formula="of:=[.Q2]+1" office:value-type="date" office:date-value="2017-05-15">
            <text:p>15</text:p>
          </table:table-cell>
          <table:table-cell table:style-name="ce132" table:formula="of:=[.R2]+1" office:value-type="date" office:date-value="2017-05-16">
            <text:p>16</text:p>
          </table:table-cell>
          <table:table-cell table:style-name="ce132" table:formula="of:=[.S2]+1" office:value-type="date" office:date-value="2017-05-17">
            <text:p>17</text:p>
          </table:table-cell>
          <table:table-cell table:style-name="ce132" table:formula="of:=[.T2]+1" office:value-type="date" office:date-value="2017-05-18">
            <text:p>18</text:p>
          </table:table-cell>
          <table:table-cell table:style-name="ce132" table:formula="of:=[.U2]+1" office:value-type="date" office:date-value="2017-05-19">
            <text:p>19</text:p>
          </table:table-cell>
          <table:table-cell table:style-name="ce132" table:formula="of:=[.V2]+1" office:value-type="date" office:date-value="2017-05-20">
            <text:p>20</text:p>
          </table:table-cell>
          <table:table-cell table:style-name="ce132" table:formula="of:=[.W2]+1" office:value-type="date" office:date-value="2017-05-21">
            <text:p>21</text:p>
          </table:table-cell>
          <table:table-cell table:style-name="ce132" table:formula="of:=[.X2]+1" office:value-type="date" office:date-value="2017-05-22">
            <text:p>22</text:p>
          </table:table-cell>
          <table:table-cell table:style-name="ce132" table:formula="of:=[.Y2]+1" office:value-type="date" office:date-value="2017-05-23">
            <text:p>23</text:p>
          </table:table-cell>
          <table:table-cell table:style-name="ce132" table:formula="of:=[.Z2]+1" office:value-type="date" office:date-value="2017-05-24">
            <text:p>24</text:p>
          </table:table-cell>
          <table:table-cell table:style-name="ce132" table:formula="of:=[.AA2]+1" office:value-type="date" office:date-value="2017-05-25">
            <text:p>25</text:p>
          </table:table-cell>
          <table:table-cell table:style-name="ce132" table:formula="of:=[.AB2]+1" office:value-type="date" office:date-value="2017-05-26">
            <text:p>26</text:p>
          </table:table-cell>
          <table:table-cell table:style-name="ce132" table:formula="of:=[.AC2]+1" office:value-type="date" office:date-value="2017-05-27">
            <text:p>27</text:p>
          </table:table-cell>
          <table:table-cell table:style-name="ce132" table:formula="of:=[.AD2]+1" office:value-type="date" office:date-value="2017-05-28">
            <text:p>28</text:p>
          </table:table-cell>
          <table:table-cell table:style-name="ce132" table:formula="of:=[.AE2]+1" office:value-type="date" office:date-value="2017-05-29">
            <text:p>29</text:p>
          </table:table-cell>
          <table:table-cell table:style-name="ce132" table:formula="of:=[.AF2]+1" office:value-type="date" office:date-value="2017-05-30">
            <text:p>30</text:p>
          </table:table-cell>
          <table:table-cell table:style-name="ce132" table:formula="of:=[.AG2]+1" office:value-type="date" office:date-value="2017-05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33" table:formula="of:=CHOOSE(WEEKDAY([.D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2.6457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Mon</text:p>
          </table:table-cell>
          <table:table-cell table:style-name="ce133" table:formula="of:=CHOOSE(WEEKDAY([.E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3.1024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Tue</text:p>
          </table:table-cell>
          <table:table-cell table:style-name="ce133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5" office:value-type="string">
            <text:p>AnhDQ</text:p>
          </table:table-cell>
          <table:table-cell table:style-name="ce130" table:formula="of:=SUM([.D4:.AH4])" office:value-type="float" office:value="2.5">
            <text:p>2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3311in" svg:y="0.1134in" draw:caption-point-x="-0.2402in" draw:caption-point-y="0.6047in">
              <dc:date>2017-05-09T00:00:00</dc:date>
              <text:p text:style-name="P1"><text:span text:style-name="T1">Bị mệt, 8h34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0.115in" draw:caption-point-x="-0.2402in" draw:caption-point-y="0.6031in">
              <dc:date>2017-05-15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0.1161in" draw:caption-point-x="-0.2402in" draw:caption-point-y="0.602in">
              <dc:date>2017-05-17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2.4622in" svg:y="0.1177in" draw:caption-point-x="-0.2402in" draw:caption-point-y="0.6004in">
              <dc:date>2017-05-22T00:00:00</dc:date>
              <text:p text:style-name="P1"><text:span text:style-name="T1">Bị cảm sốt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2" draw:text-style-name="P1" svg:width="1.1413in" svg:height="0.5457in" svg:x="16.1154in" svg:y="0.1209in" draw:caption-point-x="-0.2402in" draw:caption-point-y="0.5972in">
              <dc:date>2017-05-30T00:00:00</dc:date>
              <text:p text:style-name="P1"><text:span text:style-name="T1">Bị viêm họng, sốt</text:span></text:p>
              <text:p text:style-name="P1"><text:span text:style-name="T1"/></text:p>
            </office:annotation>
            <text:p>1</text:p>
          </table:table-cell>
          <table:table-cell table:style-name="ce134" office:value-type="float" office:value="0.5">
            <office:annotation draw:style-name="gr4" draw:text-style-name="P1" svg:width="1.1413in" svg:height="0.3902in" svg:x="16.572in" svg:y="0.122in" draw:caption-point-x="-0.2402in" draw:caption-point-y="0.5961in">
              <dc:date>2017-05-31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AnhTTH</text:p>
          </table:table-cell>
          <table:table-cell table:style-name="ce130" table:formula="of:=SUM([.D5:.AH5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0.3618in" draw:caption-point-x="-0.2402in" draw:caption-point-y="0.6039in">
              <dc:date>2017-05-11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7.7988in" svg:y="0.3626in" draw:caption-point-x="-0.2402in" draw:caption-point-y="0.6031in">
              <dc:date>2017-05-1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0.3642in" draw:caption-point-x="-0.2402in" draw:caption-point-y="0.6016in">
              <dc:date>2017-05-18T00:00:00</dc:date>
              <text:p text:style-name="P1"><text:span text:style-name="T1">Tối qua làm về trễ, 8h4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3756in" svg:y="0.3669in" draw:caption-point-x="-0.2402in" draw:caption-point-y="0.5988in">
              <dc:date>2017-05-24T00:00:00</dc:date>
              <text:p text:style-name="P1"><text:span text:style-name="T1">Tối qua làm trễ, xin đi trễ, 8h46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8323in" svg:y="0.3673in" draw:caption-point-x="-0.2402in" draw:caption-point-y="0.5984in">
              <dc:date>2017-05-25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0.3681in" draw:caption-point-x="-0.2402in" draw:caption-point-y="0.5976in">
              <dc:date>2017-05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5" office:value-type="string">
            <text:p>BinhNT</text:p>
          </table:table-cell>
          <table:table-cell table:style-name="ce130" table:formula="of:=SUM([.D6:.AH6])" office:value-type="float" office:value="2.5">
            <text:p>2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0.6071in" draw:caption-point-x="-0.2402in" draw:caption-point-y="0.6063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0.6083in" draw:caption-point-x="-0.2402in" draw:caption-point-y="0.6051in">
              <dc:date>2017-05-08T00:00:00</dc:date>
              <text:p text:style-name="P1"><text:span text:style-name="T1">Có việc bận, xin đi trễ, 8h59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0.6083in" draw:caption-point-x="-0.2402in" draw:caption-point-y="0.6051in">
              <dc:date>2017-05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0.6098in" draw:caption-point-x="-0.2402in" draw:caption-point-y="0.6035in">
              <dc:date>2017-05-12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3" draw:text-style-name="P1" svg:width="1.1413in" svg:height="0.7012in" svg:x="9.2661in" svg:y="0.6102in" draw:caption-point-x="-0.2402in" draw:caption-point-y="0.6031in">
              <dc:date>2017-05-15T00:00:00</dc:date>
              <text:p text:style-name="P1"><text:span text:style-name="T1">Bận việc nhà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office:value-type="float" office:value="0">
            <office:annotation draw:style-name="gr4" draw:text-style-name="P1" svg:width="1.1413in" svg:height="0.3902in" svg:x="9.7228in" svg:y="0.6106in" draw:caption-point-x="-0.2402in" draw:caption-point-y="0.6028in">
              <dc:date>2017-05-16T00:00:00</dc:date>
              <text:p text:style-name="P1"><text:span text:style-name="T1">Có việc, xin đi trễ, 9h02 vào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1791in" svg:y="0.6114in" draw:caption-point-x="-0.2402in" draw:caption-point-y="0.602in">
              <dc:date>2017-05-17T00:00:00</dc:date>
              <text:p text:style-name="P1"><text:span text:style-name="T1">Tối ngủ trễ, sáng dậy ko nổi, 9h13 vào cty</text:span></text:p>
            </office:annotation>
            <text:p>0</text:p>
          </table:table-cell>
          <table:table-cell table:style-name="ce134" office:value-type="float" office:value="1">
            <office:annotation draw:style-name="gr8" draw:text-style-name="P1" svg:width="1.1413in" svg:height="0.8567in" svg:x="10.6358in" svg:y="0.6118in" draw:caption-point-x="-0.2402in" draw:caption-point-y="0.6016in">
              <dc:date>2017-05-18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  <text:p text:style-name="P1"><text:span text:style-name="T1">Xin off lun chiều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0.6154in" draw:caption-point-x="-0.2402in" draw:caption-point-y="0.598in">
              <dc:date>2017-05-26T00:00:00</dc:date>
              <text:p text:style-name="P1"><text:span text:style-name="T1">Nhà có việc, xin đi trễ, 9h23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0.6165in" draw:caption-point-x="-0.2402in" draw:caption-point-y="0.5969in">
              <dc:date>2017-05-31T00:00:00</dc:date>
              <text:p text:style-name="P1"><text:span text:style-name="T1">Bận việc, 8h39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130" table:formula="of:=SUM([.D7:.AH7])" office:value-type="float" office:value="0.5"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0157in" svg:y="0.8551in" draw:caption-point-x="-0.2402in" draw:caption-point-y="0.6059in">
              <dc:date>2017-05-04T00:00:00</dc:date>
              <text:p text:style-name="P1"><text:span text:style-name="T1">Có việc đột xuất, 8h12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8205in" svg:y="0.8571in" draw:caption-point-x="-0.2402in" draw:caption-point-y="0.6039in">
              <dc:date>2017-05-10T00:00:00</dc:date>
              <text:p text:style-name="P1"><text:span text:style-name="T1">Xin về sớm lúc 16h30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6358in" svg:y="0.8594in" draw:caption-point-x="-0.2402in" draw:caption-point-y="0.6016in">
              <dc:date>2017-05-18T00:00:00</dc:date>
              <text:p text:style-name="P1"><text:span text:style-name="T1">Em bị bệnh, xin off sáng</text:span></text:p>
            </office:annotation>
            <text:p>0.5</text:p>
          </table:table-cell>
          <table:table-cell table:style-name="ce134" office:value-type="float" office:value="0">
            <office:annotation draw:style-name="gr9" draw:text-style-name="P1" svg:width="1.1413in" svg:height="1.1677in" svg:x="11.0925in" svg:y="0.8602in" draw:caption-point-x="-0.2402in" draw:caption-point-y="0.6008in">
              <dc:date>2017-05-19T00:00:00</dc:date>
              <text:p text:style-name="P1"><text:span text:style-name="T1">Có việc đột xuất xin vào trễ. 8:37 vô cty, </text:span></text:p>
              <text:p text:style-name="P1"><text:span text:style-name="T1"/></text:p>
              <text:p text:style-name="P1"><text:span text:style-name="T1">Em gái bệnh: xin ra ngoài: 11:30AM → 2PM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0.8622in" draw:caption-point-x="-0.2402in" draw:caption-point-y="0.5988in">
              <dc:date>2017-05-24T00:00:00</dc:date>
              <text:p text:style-name="P1"><text:span text:style-name="T1">Xin ra ngoài có việc lúc 11h30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1154in" svg:y="0.8642in" draw:caption-point-x="-0.2402in" draw:caption-point-y="0.5969in">
              <dc:date>2017-05-30T00:00:00</dc:date>
              <text:p text:style-name="P1"><text:span text:style-name="T1">Có việc, xin về sớm lúc 17h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5" office:value-type="string">
            <text:p>DuongDN</text:p>
          </table:table-cell>
          <table:table-cell table:style-name="ce130" table:formula="of:=SUM([.D8:.AH8])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472in" svg:y="1.1024in" draw:caption-point-x="-0.2402in" draw:caption-point-y="0.6063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1.1067in" draw:caption-point-x="-0.2402in" draw:caption-point-y="0.602in">
              <dc:date>2017-05-17T00:00:00</dc:date>
              <text:p text:style-name="P1"><text:span text:style-name="T1">Bị kẹt xe, 8h3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1.113in" draw:caption-point-x="-0.2402in" draw:caption-point-y="0.5957in">
              <dc:date>2017-05-31T00:00:00</dc:date>
              <text:p text:style-name="P1"><text:span text:style-name="T1">Có việc, xin về sớm lúc 4h10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NM</text:p>
          </table:table-cell>
          <table:table-cell table:style-name="ce130" table:formula="of:=SUM([.D9:.AH9])" office:value-type="float" office:value="3.5">
            <text:p>3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4.0157in" svg:y="1.3429in" draw:caption-point-x="-0.2402in" draw:caption-point-y="0.6138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1.3579in" draw:caption-point-x="-0.2402in" draw:caption-point-y="0.5988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1.3539in" draw:caption-point-x="-0.2402in" draw:caption-point-y="0.6028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1.3539in" draw:caption-point-x="-0.2402in" draw:caption-point-y="0.6028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5.6587in" svg:y="1.3539in" draw:caption-point-x="-0.2402in" draw:caption-point-y="0.6028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5" office:value-type="string">
            <text:p>DuyenLT</text:p>
          </table:table-cell>
          <table:table-cell table:style-name="ce130" table:formula="of:=SUM([.D10:.AH10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9.7228in" svg:y="1.6016in" draw:caption-point-x="-0.2402in" draw:caption-point-y="0.6028in">
              <dc:date>2017-05-16T00:00:00</dc:date>
              <text:p text:style-name="P1"><text:span text:style-name="T1">Bị mất ngủ, xin đi trễ, 9h21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45" office:value-type="string">
            <text:p>GiauNV</text:p>
          </table:table-cell>
          <table:table-cell table:style-name="ce130" table:formula="of:=SUM([.D11:.AH11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3.5591in" svg:y="1.8457in" draw:caption-point-x="-0.2402in" draw:caption-point-y="0.6063in">
              <dc:date>2017-05-03T00:00:00</dc:date>
              <text:p text:style-name="P1"><text:span text:style-name="T1">Có việc đi ngân hàng, xin vô trễ, 8h38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9.2661in" svg:y="1.8488in" draw:caption-point-x="-0.2402in" draw:caption-point-y="0.6031in">
              <dc:date>2017-05-15T00:00:00</dc:date>
              <text:p text:style-name="P1"><text:span text:style-name="T1">Nghỉ bệnh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.8516in" draw:caption-point-x="-0.2402in" draw:caption-point-y="0.6004in">
              <dc:date>2017-05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6.572in" svg:y="1.8551in" draw:caption-point-x="-0.2402in" draw:caption-point-y="0.5969in">
              <dc:date>2017-05-31T00:00:00</dc:date>
              <text:p text:style-name="P1"><text:span text:style-name="T1">Đi ngân hàng, xin vào trễ, 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70" office:value-type="string">
            <text:p>HaTH</text:p>
          </table:table-cell>
          <table:table-cell table:style-name="ce130" table:formula="of:=SUM([.D12:.AH12])" office:value-type="float" office:value="1">
            <text:p>1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472in" svg:y="2.0941in" draw:caption-point-x="-0.2402in" draw:caption-point-y="0.6055in">
              <dc:date>2017-05-05T00:00:00</dc:date>
              <text:p text:style-name="P1"><text:span text:style-name="T1">Ngủ dậy muộn, 8h51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5.8421in" svg:y="2.0945in" draw:caption-point-x="-0.2402in" draw:caption-point-y="0.6051in">
              <dc:date>2017-05-08T00:00:00</dc:date>
              <text:p text:style-name="P1"><text:span text:style-name="T1">Đi lấy thuốc, 8h58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3311in" svg:y="2.0949in" draw:caption-point-x="-0.2402in" draw:caption-point-y="0.6047in">
              <dc:date>2017-05-0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2.0961in" draw:caption-point-x="-0.2402in" draw:caption-point-y="0.6035in">
              <dc:date>2017-05-12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2.0965in" draw:caption-point-x="-0.2402in" draw:caption-point-y="0.6031in">
              <dc:date>2017-05-15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2.098in" draw:caption-point-x="-0.2402in" draw:caption-point-y="0.6016in">
              <dc:date>2017-05-18T00:00:00</dc:date>
              <text:p text:style-name="P1"><text:span text:style-name="T1">Ghé bv lấy thuốc, xin vô trễ, 8h4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2.0992in" draw:caption-point-x="-0.2402in" draw:caption-point-y="0.6004in">
              <dc:date>2017-05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1" svg:width="1.1413in" svg:height="0.3902in" svg:x="14.289in" svg:y="2.1008in" draw:caption-point-x="-0.2402in" draw:caption-point-y="0.5988in">
              <dc:date>2017-05-2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2.102in" draw:caption-point-x="-0.2402in" draw:caption-point-y="0.5976in">
              <dc:date>2017-05-29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1154in" svg:y="2.1024in" draw:caption-point-x="-0.2402in" draw:caption-point-y="0.5972in">
              <dc:date>2017-05-30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2.1028in" draw:caption-point-x="-0.2402in" draw:caption-point-y="0.5969in">
              <dc:date>2017-05-31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6" office:value-type="string">
            <text:p>HaTT</text:p>
          </table:table-cell>
          <table:table-cell table:style-name="ce130"/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2.3429in" draw:caption-point-x="-0.2402in" draw:caption-point-y="0.6043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2.3433in" draw:caption-point-x="-0.2402in" draw:caption-point-y="0.6039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2.3437in" draw:caption-point-x="-0.2402in" draw:caption-point-y="0.6035in">
              <dc:date>2017-05-12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9.7228in" svg:y="2.3445in" draw:caption-point-x="-0.2402in" draw:caption-point-y="0.6028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1791in" svg:y="2.3453in" draw:caption-point-x="-0.2402in" draw:caption-point-y="0.602in">
              <dc:date>2017-05-17T00:00:00</dc:date>
              <text:p text:style-name="P1"><text:span text:style-name="T1">Bị mất chìa khóa nhà, 8h34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2.3504in" draw:caption-point-x="-0.2402in" draw:caption-point-y="0.5969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5" office:value-type="string">
            <text:p>HaiNM</text:p>
          </table:table-cell>
          <table:table-cell table:style-name="ce130" table:formula="of:=SUM([.D14:.AH14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2.5906in" draw:caption-point-x="-0.2402in" draw:caption-point-y="0.6043in">
              <dc:date>2017-05-10T00:00:00</dc:date>
              <text:p text:style-name="P1"><text:span text:style-name="T1">Có việc trên trường, off chiều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2.5972in" draw:caption-point-x="-0.2402in" draw:caption-point-y="0.5976in">
              <dc:date>2017-05-26T00:00:00</dc:date>
              <text:p text:style-name="P1"><text:span text:style-name="T1">Có việc gấp, 16h30 về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6.572in" svg:y="2.598in" draw:caption-point-x="-0.2402in" draw:caption-point-y="0.5969in">
              <dc:date>2017-05-30T00:00:00</dc:date>
              <text:p text:style-name="P1"><text:span text:style-name="T1">Lên trường có việc, off chiều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nNV</text:p>
          </table:table-cell>
          <table:table-cell table:style-name="ce130" table:formula="of:=SUM([.D15:.AH15])" office:value-type="float" office:value="4.5">
            <text:p>4.5</text:p>
          </table:table-cell>
          <table:table-cell table:style-name="ce134" table:number-columns-repeated="2"/>
          <table:table-cell table:style-name="ce134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6.8205in" svg:y="2.8382in" draw:caption-point-x="-0.2402in" draw:caption-point-y="0.6043in">
              <dc:date>2017-05-10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0.5">
            <office:annotation draw:style-name="gr6" draw:text-style-name="P1" svg:width="1.1413in" svg:height="0.2634in" svg:x="7.3094in" svg:y="2.8386in" draw:caption-point-x="-0.2402in" draw:caption-point-y="0.6039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6" draw:text-style-name="P1" svg:width="1.1413in" svg:height="0.2634in" svg:x="9.2661in" svg:y="2.8386in" draw:caption-point-x="-0.2402in" draw:caption-point-y="0.6039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0.6358in" svg:y="2.8409in" draw:caption-point-x="-0.2402in" draw:caption-point-y="0.6016in">
              <dc:date>2017-05-18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3.3756in" svg:y="2.8445in" draw:caption-point-x="-0.2402in" draw:caption-point-y="0.598in">
              <dc:date>2017-05-25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5" office:value-type="string">
            <text:p>HiepNH</text:p>
          </table:table-cell>
          <table:table-cell table:style-name="ce130" table:formula="of:=SUM([.D16:.AH16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3.0858in" draw:caption-point-x="-0.2402in" draw:caption-point-y="0.6043in">
              <dc:date>2017-05-10T00:00:00</dc:date>
              <text:p text:style-name="P1"><text:span text:style-name="T1">Có việc gđ, off chiều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7.3094in" svg:y="3.0858in" draw:caption-point-x="-0.2402in" draw:caption-point-y="0.6043in">
              <dc:date>2017-05-10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3.089in" draw:caption-point-x="-0.2402in" draw:caption-point-y="0.6012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3.0921in" draw:caption-point-x="-0.2402in" draw:caption-point-y="0.598in">
              <dc:date>2017-05-26T00:00:00</dc:date>
              <text:p text:style-name="P1"><text:span text:style-name="T1">Đưa a Kiên đi bv, xin vô trễ, 9h09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6.1154in" svg:y="3.0929in" draw:caption-point-x="-0.2402in" draw:caption-point-y="0.5972in">
              <dc:date>2017-05-30T00:00:00</dc:date>
              <text:p text:style-name="P1"><text:span text:style-name="T1">Đi bưu điện gửi đồ, xin vô trễ, 9h20 vào cty</text:span></text:p>
            </office:annotation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16.572in" svg:y="3.0937in" draw:caption-point-x="-0.2402in" draw:caption-point-y="0.5965in">
              <dc:date>2017-06-05T00:00:00</dc:date>
              <text:p text:style-name="P1"><text:span text:style-name="T1">8h30 vào cty</text:span></text:p>
              <text:p text:style-name="P1"><text:span text:style-name="T1">Xin về sớm lúc 15h30</text:span></text:p>
              <text:p text:style-name="P1"><text:span text:style-name="T1">Đã làm bù đủ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ieuNKT</text:p>
          </table:table-cell>
          <table:table-cell table:style-name="ce130" table:formula="of:=SUM([.D17:.AH17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Default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3.3354in" draw:caption-point-x="-0.2402in" draw:caption-point-y="0.6028in">
              <dc:date>2017-05-15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5" office:value-type="string">
            <text:p>HungLV</text:p>
          </table:table-cell>
          <table:table-cell table:style-name="ce130" table:formula="of:=SUM([.D18:.AH18])" office:value-type="float" office:value="2">
            <text:p>2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5.8421in" svg:y="3.5807in" draw:caption-point-x="-0.2402in" draw:caption-point-y="0.6051in">
              <dc:date>2017-05-0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3.5874in" draw:caption-point-x="-0.2402in" draw:caption-point-y="0.5984in">
              <dc:date>2017-05-25T00:00:00</dc:date>
              <text:p text:style-name="P1"><text:span text:style-name="T1">Bị cảm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ngNC</text:p>
          </table:table-cell>
          <table:table-cell table:style-name="ce130" table:formula="of:=SUM([.D19:.AH19])" office:value-type="float" office:value="3">
            <text:p>3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3.5591in" svg:y="3.8272in" draw:caption-point-x="-0.2402in" draw:caption-point-y="0.6063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4.0157in" svg:y="3.8272in" draw:caption-point-x="-0.2402in" draw:caption-point-y="0.6063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4.472in" svg:y="3.8272in" draw:caption-point-x="-0.2402in" draw:caption-point-y="0.6063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5" office:value-type="string">
            <text:p>HungPN</text:p>
          </table:table-cell>
          <table:table-cell table:style-name="ce130" table:formula="of:=SUM([.D20:.AH20])" office:value-type="float" office:value="3">
            <text:p>3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15.6587in" svg:y="4.0835in" draw:caption-point-x="-0.2402in" draw:caption-point-y="0.5976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4" office:value-type="float" office:value="1">
            <office:annotation draw:style-name="gr4" draw:text-style-name="P1" svg:width="1.1413in" svg:height="0.3902in" svg:x="16.1154in" svg:y="4.0835in" draw:caption-point-x="-0.2402in" draw:caption-point-y="0.5976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4" office:value-type="float" office:value="1">
            <office:annotation draw:style-name="gr4" draw:text-style-name="P1" svg:width="1.1413in" svg:height="0.3902in" svg:x="16.572in" svg:y="4.0835in" draw:caption-point-x="-0.2402in" draw:caption-point-y="0.5976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HuyDH</text:p>
          </table:table-cell>
          <table:table-cell table:style-name="ce130" table:formula="of:=SUM([.D21:.AH21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3311in" svg:y="4.324in" draw:caption-point-x="-0.2402in" draw:caption-point-y="0.6047in">
              <dc:date>2017-05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4.3256in" draw:caption-point-x="-0.2402in" draw:caption-point-y="0.6031in">
              <dc:date>2017-05-15T00:00:00</dc:date>
              <text:p text:style-name="P1"><text:span text:style-name="T1">Ngủ quên, 98h43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1791in" svg:y="4.3268in" draw:caption-point-x="-0.2402in" draw:caption-point-y="0.602in">
              <dc:date>2017-05-17T00:00:00</dc:date>
              <text:p text:style-name="P1"><text:span text:style-name="T1">Bị đau bụng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4.3276in" draw:caption-point-x="-0.2402in" draw:caption-point-y="0.6012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4.3299in" draw:caption-point-x="-0.2402in" draw:caption-point-y="0.5988in">
              <dc:date>2017-05-24T00:00:00</dc:date>
              <text:p text:style-name="P1"><text:span text:style-name="T1">Bị kẹt xe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4.3307in" draw:caption-point-x="-0.2402in" draw:caption-point-y="0.598in">
              <dc:date>2017-05-26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4.3311in" draw:caption-point-x="-0.2402in" draw:caption-point-y="0.5976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5" office:value-type="string">
            <text:p>HuyNG</text:p>
          </table:table-cell>
          <table:table-cell table:style-name="ce130" table:formula="of:=SUM([.D22:.AH22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4.5748in" draw:caption-point-x="-0.2402in" draw:caption-point-y="0.6016in">
              <dc:date>2017-05-18T00:00:00</dc:date>
              <text:p text:style-name="P1"><text:span text:style-name="T1">Bị lủng bánh xe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2.4622in" svg:y="4.576in" draw:caption-point-x="-0.2402in" draw:caption-point-y="0.6004in">
              <dc:date>2017-05-22T00:00:00</dc:date>
              <text:p text:style-name="P1"><text:span text:style-name="T1">Xe bị hư, 8h50 vào cty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haiLV</text:p>
          </table:table-cell>
          <table:table-cell table:style-name="ce130" table:formula="of:=SUM([.D23:.AH23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5" office:value-type="string">
            <text:p>KhangNHH</text:p>
          </table:table-cell>
          <table:table-cell table:style-name="ce130" table:formula="of:=SUM([.D24:.AH24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KienPT</text:p>
          </table:table-cell>
          <table:table-cell table:style-name="ce130" table:formula="of:=SUM([.D25:.AH25])" office:value-type="float" office:value="2">
            <text:p>2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1.0925in" svg:y="5.3181in" draw:caption-point-x="-0.2402in" draw:caption-point-y="0.6012in">
              <dc:date>2017-05-19T00:00:00</dc:date>
              <text:p text:style-name="P1"><text:span text:style-name="T1">8:34 vào cty (mệt, ngủ quên)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5.3173in" draw:caption-point-x="-0.2402in" draw:caption-point-y="0.602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5.3173in" draw:caption-point-x="-0.2402in" draw:caption-point-y="0.602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5" office:value-type="string">
            <text:p>KietNVT</text:p>
          </table:table-cell>
          <table:table-cell table:style-name="ce130" table:formula="of:=SUM([.D26:.AH26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5.8421in" svg:y="5.5618in" draw:caption-point-x="-0.2402in" draw:caption-point-y="0.6055in">
              <dc:date>2017-05-04T00:00:00</dc:date>
              <text:p text:style-name="P1"><text:span text:style-name="T1">Bận việc cá nhân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LinhBT</text:p>
          </table:table-cell>
          <table:table-cell table:style-name="ce130" table:formula="of:=SUM([.D27:.AH27])" office:value-type="float" office:value="5">
            <text:p>5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3.5591in" svg:y="5.8087in" draw:caption-point-x="-0.2402in" draw:caption-point-y="0.6063in">
              <dc:date>2017-05-03T00:00:00</dc:date>
              <text:p text:style-name="P1"><text:span text:style-name="T1">Có việc bận, xin off sáng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4.0157in" svg:y="5.8087in" draw:caption-point-x="-0.2402in" draw:caption-point-y="0.6063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3311in" svg:y="5.8087in" draw:caption-point-x="-0.2402in" draw:caption-point-y="0.6063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5.8087in" draw:caption-point-x="-0.2402in" draw:caption-point-y="0.6063in">
              <dc:date>2017-05-10T00:00:00</dc:date>
              <text:p text:style-name="P1"><text:span text:style-name="T1">Sửa nhà, xin off chiều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7.3094in" svg:y="5.8087in" draw:caption-point-x="-0.2402in" draw:caption-point-y="0.6063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5.8087in" draw:caption-point-x="-0.2402in" draw:caption-point-y="0.6063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5.8122in" draw:caption-point-x="-0.2402in" draw:caption-point-y="0.6028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5.8122in" draw:caption-point-x="-0.2402in" draw:caption-point-y="0.6028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5" office:value-type="string">
            <text:p>MaiLT</text:p>
          </table:table-cell>
          <table:table-cell table:style-name="ce130" table:formula="of:=SUM([.D28:.AH28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6.0587in" draw:caption-point-x="-0.2402in" draw:caption-point-y="0.6039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MaiNTT</text:p>
          </table:table-cell>
          <table:table-cell table:style-name="ce130" table:formula="of:=SUM([.D29:.AH29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7.7988in" svg:y="6.3067in" draw:caption-point-x="-0.2402in" draw:caption-point-y="0.6035in">
              <dc:date>2017-05-12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6.3083in" draw:caption-point-x="-0.2402in" draw:caption-point-y="0.602in">
              <dc:date>2017-05-17T00:00:00</dc:date>
              <text:p text:style-name="P1"><text:span text:style-name="T1">Có việc, xin đi trễ, 8h51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2" draw:text-style-name="P1" svg:width="1.1413in" svg:height="0.5457in" svg:x="12.9189in" svg:y="6.3114in" draw:caption-point-x="-0.2402in" draw:caption-point-y="0.5988in">
              <dc:date>2017-05-23T00:00:00</dc:date>
              <text:p text:style-name="P1"><text:span text:style-name="T1">Off chiều, đi làm giấy tờ cho cháu đi du học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1154in" svg:y="6.313in" draw:caption-point-x="-0.2402in" draw:caption-point-y="0.5972in">
              <dc:date>2017-05-30T00:00:00</dc:date>
              <text:p text:style-name="P1"><text:span text:style-name="T1">Xe hư, xin đi trễ, 9h16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6.3134in" draw:caption-point-x="-0.2402in" draw:caption-point-y="0.5969in">
              <dc:date>2017-05-31T00:00:00</dc:date>
              <text:p text:style-name="P1"><text:span text:style-name="T1">8h30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5" office:value-type="string">
            <text:p>ManhNB</text:p>
          </table:table-cell>
          <table:table-cell table:style-name="ce130" table:formula="of:=SUM([.D30:.AH30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6.5516in" draw:caption-point-x="-0.2402in" draw:caption-point-y="0.6063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472in" svg:y="6.5524in" draw:caption-point-x="-0.2402in" draw:caption-point-y="0.6055in">
              <dc:date>2017-05-05T00:00:00</dc:date>
              <text:p text:style-name="P1"><text:span text:style-name="T1">8h35 vào cty</text:span></text:p>
              <text:p text:style-name="P1"><text:span text:style-name="T1">Xin ra ngoài 1h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6.5535in" draw:caption-point-x="-0.2402in" draw:caption-point-y="0.6043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6.5539in" draw:caption-point-x="-0.2402in" draw:caption-point-y="0.6039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7988in" svg:y="6.5539in" draw:caption-point-x="-0.2402in" draw:caption-point-y="0.6039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6.5547in" draw:caption-point-x="-0.2402in" draw:caption-point-y="0.6031in">
              <dc:date>2017-05-15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9.7228in" svg:y="6.5551in" draw:caption-point-x="-0.2402in" draw:caption-point-y="0.6028in">
              <dc:date>2017-05-16T00:00:00</dc:date>
              <text:p text:style-name="P1"><text:span text:style-name="T1">Ngủ dậy muộn, 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6.5559in" draw:caption-point-x="-0.2402in" draw:caption-point-y="0.602in">
              <dc:date>2017-05-17T00:00:00</dc:date>
              <text:p text:style-name="P1"><text:span text:style-name="T1">Đợi Hà, 8h35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6.5583in" draw:caption-point-x="-0.2402in" draw:caption-point-y="0.5996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8323in" svg:y="6.5594in" draw:caption-point-x="-0.2402in" draw:caption-point-y="0.5984in">
              <dc:date>2017-05-25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6.561in" draw:caption-point-x="-0.2402in" draw:caption-point-y="0.5969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NH</text:p>
          </table:table-cell>
          <table:table-cell table:style-name="ce130" table:formula="of:=SUM([.D31:.AH31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12.4622in" svg:y="6.8055in" draw:caption-point-x="-0.2402in" draw:caption-point-y="0.6in">
              <dc:date>2017-05-22T00:00:00</dc:date>
              <text:p text:style-name="P1"><text:span text:style-name="T1">Bị ốm, off buổi chiều</text:span></text:p>
            </office:annotation>
            <text:p>0.5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5" office:value-type="string">
            <text:p>NamTH</text:p>
          </table:table-cell>
          <table:table-cell table:style-name="ce130" table:formula="of:=SUM([.D32:.AH32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amTV</text:p>
          </table:table-cell>
          <table:table-cell table:style-name="ce130" table:formula="of:=SUM([.D33:.AH33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7.3094in" svg:y="7.2969in" draw:caption-point-x="-0.2402in" draw:caption-point-y="0.6039in">
              <dc:date>2017-05-11T00:00:00</dc:date>
              <text:p text:style-name="P1"><text:span text:style-name="T1">Về sớm lúc 4h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9.2661in" svg:y="7.2933in" draw:caption-point-x="-0.2402in" draw:caption-point-y="0.6075in">
              <dc:date>2017-04-24T00:00:00</dc:date>
              <text:p text:style-name="P1"><text:span text:style-name="T1">Đi học lái xe</text:span></text:p>
            </office:annotation>
            <text:p>1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1.0925in" svg:y="7.3in" draw:caption-point-x="-0.2402in" draw:caption-point-y="0.6008in">
              <dc:date>2017-05-19T00:00:00</dc:date>
              <text:p text:style-name="P1"><text:span text:style-name="T1">9:05 vô cty (Ngủ quên)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3.3756in" svg:y="7.2933in" draw:caption-point-x="-0.2402in" draw:caption-point-y="0.6075in">
              <dc:date>2017-04-24T00:00:00</dc:date>
              <text:p text:style-name="P1"><text:span text:style-name="T1">Đi thi bằng lái, off chiều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1154in" svg:y="7.3035in" draw:caption-point-x="-0.2402in" draw:caption-point-y="0.5972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5" office:value-type="string">
            <text:p>NgaTN</text:p>
          </table:table-cell>
          <table:table-cell table:style-name="ce130" table:formula="of:=SUM([.D34:.AH34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7.5453in" draw:caption-point-x="-0.2402in" draw:caption-point-y="0.6031in">
              <dc:date>2017-05-15T00:00:00</dc:date>
              <text:p text:style-name="P1"><text:span text:style-name="T1">Bận việc riêng, xin về sớm 15p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7.539in" draw:caption-point-x="-0.2402in" draw:caption-point-y="0.6094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7.539in" draw:caption-point-x="-0.2402in" draw:caption-point-y="0.6094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7.539in" draw:caption-point-x="-0.2402in" draw:caption-point-y="0.6094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8323in" svg:y="7.55in" draw:caption-point-x="-0.2402in" draw:caption-point-y="0.5984in">
              <dc:date>2017-05-25T00:00:00</dc:date>
              <text:p text:style-name="P1"><text:span text:style-name="T1">Cc bị hư thang máy, xin đi trễ, 8h1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anHTH</text:p>
          </table:table-cell>
          <table:table-cell table:style-name="ce130" table:formula="of:=SUM([.D35:.AH35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5" office:value-type="string">
            <text:p>NhanNM</text:p>
          </table:table-cell>
          <table:table-cell table:style-name="ce130" table:formula="of:=SUM([.D36:.AH36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8.0402in" draw:caption-point-x="-0.2402in" draw:caption-point-y="0.6039in">
              <dc:date>2017-05-11T00:00:00</dc:date>
              <text:p text:style-name="P1"><text:span text:style-name="T1">Bị mệt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8.0425in" draw:caption-point-x="-0.2402in" draw:caption-point-y="0.6016in">
              <dc:date>2017-05-18T00:00:00</dc:date>
              <text:p text:style-name="P1"><text:span text:style-name="T1">Ghé bv khám bệnh, xin vô trễ, 8h48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8.0461in" draw:caption-point-x="-0.2402in" draw:caption-point-y="0.598in">
              <dc:date>2017-05-26T00:00:00</dc:date>
              <text:p text:style-name="P1"><text:span text:style-name="T1">Ghé bv khám bệnh, xin vô trễ, 9h43 vào cty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5" office:value-type="string">
            <text:p>NhungHTH</text:p>
          </table:table-cell>
          <table:table-cell table:style-name="ce130" table:formula="of:=SUM([.D37:.AH37])" office:value-type="float" office:value="3">
            <text:p>3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9.7228in" svg:y="8.289in" draw:caption-point-x="-0.2402in" draw:caption-point-y="0.6028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8.2866in" draw:caption-point-x="-0.2402in" draw:caption-point-y="0.6051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8.2866in" draw:caption-point-x="-0.2402in" draw:caption-point-y="0.6051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2.4622in" svg:y="8.2866in" draw:caption-point-x="-0.2402in" draw:caption-point-y="0.6051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8.2921in" draw:caption-point-x="-0.2402in" draw:caption-point-y="0.5996in">
              <dc:date>2017-05-23T00:00:00</dc:date>
              <text:p text:style-name="P1"><text:span text:style-name="T1">9h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8.2929in" draw:caption-point-x="-0.2402in" draw:caption-point-y="0.5988in">
              <dc:date>2017-05-24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4.289in" svg:y="8.2937in" draw:caption-point-x="-0.2402in" draw:caption-point-y="0.598in">
              <dc:date>2017-05-26T00:00:00</dc:date>
              <text:p text:style-name="P1"><text:span text:style-name="T1">8h33 vào cty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5" office:value-type="string">
            <text:p>NhuPHQ</text:p>
          </table:table-cell>
          <table:table-cell table:style-name="ce130" table:formula="of:=SUM([.D38:.AH38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3.5591in" svg:y="8.5331in" draw:caption-point-x="-0.2402in" draw:caption-point-y="0.6063in">
              <dc:date>2017-05-03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7.3094in" svg:y="8.5354in" draw:caption-point-x="-0.2402in" draw:caption-point-y="0.6039in">
              <dc:date>2017-05-11T00:00:00</dc:date>
              <text:p text:style-name="P1"><text:span text:style-name="T1">Bị bể bánh xe, xin vào trễ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8.5362in" draw:caption-point-x="-0.2402in" draw:caption-point-y="0.6031in">
              <dc:date>2017-05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8.5378in" draw:caption-point-x="-0.2402in" draw:caption-point-y="0.6016in">
              <dc:date>2017-05-18T00:00:00</dc:date>
              <text:p text:style-name="P1"><text:span text:style-name="T1">Tối qua làm về trễ, 8h37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8.5382in" draw:caption-point-x="-0.2402in" draw:caption-point-y="0.6012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8.5406in" draw:caption-point-x="-0.2402in" draw:caption-point-y="0.5988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8.5413in" draw:caption-point-x="-0.2402in" draw:caption-point-y="0.598in">
              <dc:date>2017-05-26T00:00:00</dc:date>
              <text:p text:style-name="P1"><text:span text:style-name="T1">Tối qua làm về trễ, 8h35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5.6587in" svg:y="8.5417in" draw:caption-point-x="-0.2402in" draw:caption-point-y="0.5976in">
              <dc:date>2017-05-29T00:00:00</dc:date>
              <text:p text:style-name="P1"><text:span text:style-name="T1">Tối qua ngủ ở bv, 8h38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70" office:value-type="string">
            <text:p>PhuongTH</text:p>
          </table:table-cell>
          <table:table-cell table:style-name="ce130" table:formula="of:=SUM([.D39:.AH39])" office:value-type="float" office:value="9.5">
            <text:p>9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4.0157in" svg:y="8.7602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.5">
            <office:annotation draw:style-name="gr4" draw:text-style-name="P1" svg:width="1.1413in" svg:height="0.3902in" svg:x="4.472in" svg:y="8.7815in" draw:caption-point-x="-0.2402in" draw:caption-point-y="0.6055in">
              <dc:date>2017-05-05T00:00:00</dc:date>
              <text:p text:style-name="P1"><text:span text:style-name="T1">Đi đăng ký kết hôn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6.3311in" svg:y="8.7602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8.7602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7.7988in" svg:y="8.7835in" draw:caption-point-x="-0.2402in" draw:caption-point-y="0.6035in">
              <dc:date>2017-05-12T00:00:00</dc:date>
              <text:p text:style-name="P1"><text:span text:style-name="T1">8h36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9.7228in" svg:y="8.7602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8.7602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8.7858in" draw:caption-point-x="-0.2402in" draw:caption-point-y="0.6012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2.4622in" svg:y="8.7854in" draw:caption-point-x="-0.2402in" draw:caption-point-y="0.6016in">
              <dc:date>2017-05-1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2.9189in" svg:y="8.7602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8.7602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4.289in" svg:y="8.789in" draw:caption-point-x="-0.2402in" draw:caption-point-y="0.598in">
              <dc:date>2017-05-26T00:00:00</dc:date>
              <text:p text:style-name="P1"><text:span text:style-name="T1">8h36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16.1154in" svg:y="8.7898in" draw:caption-point-x="-0.2402in" draw:caption-point-y="0.5972in">
              <dc:date>2017-05-30T00:00:00</dc:date>
              <text:p text:style-name="P1"><text:span text:style-name="T1">Quên đặt báo thức, ngủ quên, xin đi trễ, 8h55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572in" svg:y="8.7894in" draw:caption-point-x="-0.2402in" draw:caption-point-y="0.5976in">
              <dc:date>2017-05-29T00:00:00</dc:date>
              <text:p text:style-name="P1"><text:span text:style-name="T1">Xử lý việc gđ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5" office:value-type="string">
            <text:p>PhongTH</text:p>
          </table:table-cell>
          <table:table-cell table:style-name="ce130" table:formula="of:=SUM([.D40:.AH40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8205in" svg:y="9.0303in" draw:caption-point-x="-0.2402in" draw:caption-point-y="0.6043in">
              <dc:date>2017-05-10T00:00:00</dc:date>
              <text:p text:style-name="P1"><text:span text:style-name="T1">Có việc, xin đi trễ, 8h39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9.0307in" draw:caption-point-x="-0.2402in" draw:caption-point-y="0.6039in">
              <dc:date>2017-05-1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0.1791in" svg:y="9.0228in" draw:caption-point-x="-0.2402in" draw:caption-point-y="0.6118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9.0331in" draw:caption-point-x="-0.2402in" draw:caption-point-y="0.6016in">
              <dc:date>2017-05-18T00:00:00</dc:date>
              <text:p text:style-name="P1"><text:span text:style-name="T1">Xe bị thủng bánh, xin vào trễ, 8h4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PhucTM</text:p>
          </table:table-cell>
          <table:table-cell table:style-name="ce130" table:formula="of:=SUM([.D41:.AH41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1" svg:width="1.1413in" svg:height="0.3902in" svg:x="16.1154in" svg:y="9.285in" draw:caption-point-x="-0.2402in" draw:caption-point-y="0.5972in">
              <dc:date>2017-05-30T00:00:00</dc:date>
              <text:p text:style-name="P1"><text:span text:style-name="T1">Tối qua mắc mưa, bị ốm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5" office:value-type="string">
            <text:p>SonPX</text:p>
          </table:table-cell>
          <table:table-cell table:style-name="ce130" table:formula="of:=SUM([.D42:.AH42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9.5248in" draw:caption-point-x="-0.2402in" draw:caption-point-y="0.6051in">
              <dc:date>2017-05-08T00:00:00</dc:date>
              <text:p text:style-name="P1"><text:span text:style-name="T1">Có việc gia đình, xin đi trễ, 9h30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7.7988in" svg:y="9.5264in" draw:caption-point-x="-0.2402in" draw:caption-point-y="0.6035in">
              <dc:date>2017-05-12T00:00:00</dc:date>
              <text:p text:style-name="P1"><text:span text:style-name="T1">Chở vợ đi khám, off sáng</text:span></text:p>
            </office:annotation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6358in" svg:y="9.5283in" draw:caption-point-x="-0.2402in" draw:caption-point-y="0.6016in">
              <dc:date>2017-05-18T00:00:00</dc:date>
              <text:p text:style-name="P1"><text:span text:style-name="T1">Chở vợ đi khám,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ienND</text:p>
          </table:table-cell>
          <table:table-cell table:style-name="ce130" table:formula="of:=SUM([.D43:.AH43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3311in" svg:y="9.7728in" draw:caption-point-x="-0.2402in" draw:caption-point-y="0.6047in">
              <dc:date>2017-05-09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9.7732in" draw:caption-point-x="-0.2402in" draw:caption-point-y="0.6043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9.7748in" draw:caption-point-x="-0.2402in" draw:caption-point-y="0.6028in">
              <dc:date>2017-05-15T00:00:00</dc:date>
              <text:p text:style-name="P1"><text:span text:style-name="T1">Bận việc, xin về sớm lúc 16h45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15.6587in" svg:y="9.7799in" draw:caption-point-x="-0.2402in" draw:caption-point-y="0.5976in">
              <dc:date>2017-05-29T00:00:00</dc:date>
              <text:p text:style-name="P1"><text:span text:style-name="T1">Mệt. Xin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572in" svg:y="9.7811in" draw:caption-point-x="-0.2402in" draw:caption-point-y="0.5965in">
              <dc:date>2017-05-31T00:00:00</dc:date>
              <text:p text:style-name="P1"><text:span text:style-name="T1">Bị thủy đậu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5" office:value-type="string">
            <text:p>ThamDT</text:p>
          </table:table-cell>
          <table:table-cell table:style-name="ce130" table:formula="of:=SUM([.D44:.AH44])" office:value-type="float" office:value="6">
            <text:p>6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4.472in" svg:y="10.0201in" draw:caption-point-x="-0.2402in" draw:caption-point-y="0.6055in">
              <dc:date>2017-05-05T00:00:00</dc:date>
              <text:p text:style-name="P1"><text:span text:style-name="T1">Bị chóng mặt, buồn nôn, xin đi trễ, 9h1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1" svg:width="1.1413in" svg:height="0.3902in" svg:x="6.8205in" svg:y="10.0161in" draw:caption-point-x="-0.2402in" draw:caption-point-y="0.6094in">
              <dc:date>2017-05-10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7.3094in" svg:y="10.0161in" draw:caption-point-x="-0.2402in" draw:caption-point-y="0.6094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7.7988in" svg:y="10.0161in" draw:caption-point-x="-0.2402in" draw:caption-point-y="0.6094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10.0161in" draw:caption-point-x="-0.2402in" draw:caption-point-y="0.6094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9.7228in" svg:y="10.0161in" draw:caption-point-x="-0.2402in" draw:caption-point-y="0.6094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0.1791in" svg:y="10.0161in" draw:caption-point-x="-0.2402in" draw:caption-point-y="0.6094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10.0161in" draw:caption-point-x="-0.2402in" draw:caption-point-y="0.6094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10.0161in" draw:caption-point-x="-0.2402in" draw:caption-point-y="0.6094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8" draw:text-style-name="P1" svg:width="1.1413in" svg:height="0.8567in" svg:x="13.3756in" svg:y="10.0268in" draw:caption-point-x="-0.2402in" draw:caption-point-y="0.5988in">
              <dc:date>2017-05-24T00:00:00</dc:date>
              <text:p text:style-name="P1"><text:span text:style-name="T1">Mệt nên ngủ quên, xin off sáng</text:span></text:p>
              <text:p text:style-name="P1"><text:span text:style-name="T1">Mệt nên off chiều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5.6587in" svg:y="10.028in" draw:caption-point-x="-0.2402in" draw:caption-point-y="0.5976in">
              <dc:date>2017-05-2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aoDTN</text:p>
          </table:table-cell>
          <table:table-cell table:style-name="ce130" table:formula="of:=SUM([.D45:.AH45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10.2681in" draw:caption-point-x="-0.2402in" draw:caption-point-y="0.6051in">
              <dc:date>2017-05-08T00:00:00</dc:date>
              <text:p text:style-name="P1"><text:span text:style-name="T1">Xin ra ngoài lên trường lúc 10h30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10.2701in" draw:caption-point-x="-0.2402in" draw:caption-point-y="0.6031in">
              <dc:date>2017-05-15T00:00:00</dc:date>
              <text:p text:style-name="P1"><text:span text:style-name="T1">Có việc, xin vào trễ, 9h52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10.272in" draw:caption-point-x="-0.2402in" draw:caption-point-y="0.6012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10.2736in" draw:caption-point-x="-0.2402in" draw:caption-point-y="0.5996in">
              <dc:date>2017-05-2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10.2744in" draw:caption-point-x="-0.2402in" draw:caption-point-y="0.5988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10.2748in" draw:caption-point-x="-0.2402in" draw:caption-point-y="0.5984in">
              <dc:date>2017-05-25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5" office:value-type="string">
            <text:p>ThinhDH</text:p>
          </table:table-cell>
          <table:table-cell table:style-name="ce130" table:formula="of:=SUM([.D46:.AH46])" office:value-type="float" office:value="2">
            <text:p>2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9.2661in" svg:y="10.5177in" draw:caption-point-x="-0.2402in" draw:caption-point-y="0.6031in">
              <dc:date>2017-05-15T00:00:00</dc:date>
              <text:p text:style-name="P1"><text:span text:style-name="T1">Về quê ăn cưới em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572in" svg:y="10.524in" draw:caption-point-x="-0.2402in" draw:caption-point-y="0.5969in">
              <dc:date>2017-05-31T00:00:00</dc:date>
              <text:p text:style-name="P1"><text:span text:style-name="T1">Bị cảm, sốt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5" office:value-type="string">
            <text:p>ThinhT</text:p>
          </table:table-cell>
          <table:table-cell table:style-name="ce130" table:formula="of:=SUM([.D47:.AH47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3.5591in" svg:y="10.7598in" draw:caption-point-x="-0.2402in" draw:caption-point-y="0.6087in">
              <dc:date>2017-04-18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10.7689in" draw:caption-point-x="-0.2402in" draw:caption-point-y="0.5996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5" office:value-type="string">
            <text:p>ThoaiVK</text:p>
          </table:table-cell>
          <table:table-cell table:style-name="ce130" table:formula="of:=SUM([.D48:.AH48])" office:value-type="float" office:value="1.5">
            <text:p>1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11.0098in" draw:caption-point-x="-0.2402in" draw:caption-point-y="0.6063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5.8421in" svg:y="11.0098in" draw:caption-point-x="-0.2402in" draw:caption-point-y="0.6063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11.0118in" draw:caption-point-x="-0.2402in" draw:caption-point-y="0.6043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0.6358in" svg:y="11.0146in" draw:caption-point-x="-0.2402in" draw:caption-point-y="0.6016in">
              <dc:date>2017-05-18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11.0146in" draw:caption-point-x="-0.2402in" draw:caption-point-y="0.6016in">
              <dc:date>2017-05-18T00:00:00</dc:date>
              <text:p text:style-name="P1"><text:span text:style-name="T1">Có việc gđ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11.0165in" draw:caption-point-x="-0.2402in" draw:caption-point-y="0.5996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11.0173in" draw:caption-point-x="-0.2402in" draw:caption-point-y="0.5988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1154in" svg:y="11.0189in" draw:caption-point-x="-0.2402in" draw:caption-point-y="0.5972in">
              <dc:date>2017-05-30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.5">
            <office:annotation draw:style-name="gr3" draw:text-style-name="P1" svg:width="1.1413in" svg:height="0.7012in" svg:x="16.572in" svg:y="11.0193in" draw:caption-point-x="-0.2402in" draw:caption-point-y="0.5969in">
              <dc:date>2017-05-31T00:00:00</dc:date>
              <text:p text:style-name="P1"><text:span text:style-name="T1">Chở mẹ đi khám bệnh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45" office:value-type="string">
            <text:p>ThuyCNTA</text:p>
          </table:table-cell>
          <table:table-cell table:style-name="ce130" table:formula="of:=SUM([.D49:.AH49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9.2661in" svg:y="11.2606in" draw:caption-point-x="-0.2402in" draw:caption-point-y="0.6031in">
              <dc:date>2017-05-15T00:00:00</dc:date>
              <text:p text:style-name="P1"><text:span text:style-name="T1">Bị đau bao tử, xin off sáng</text:span></text:p>
            </office:annotation>
            <text:p>0.5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1154in" svg:y="11.2665in" draw:caption-point-x="-0.2402in" draw:caption-point-y="0.5972in">
              <dc:date>2017-05-30T00:00:00</dc:date>
              <text:p text:style-name="P1"><text:span text:style-name="T1">Bị đau bụng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5" office:value-type="string">
            <text:p>ThuyLTT</text:p>
          </table:table-cell>
          <table:table-cell table:style-name="ce130" table:formula="of:=SUM([.D50:.AH50])" office:value-type="float" office:value="3">
            <text:p>3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11.5051in" draw:caption-point-x="-0.2402in" draw:caption-point-y="0.6063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0157in" svg:y="11.5055in" draw:caption-point-x="-0.2402in" draw:caption-point-y="0.6059in">
              <dc:date>2017-05-0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.5">
            <office:annotation draw:style-name="gr3" draw:text-style-name="P1" svg:width="1.1413in" svg:height="0.7012in" svg:x="4.472in" svg:y="11.5059in" draw:caption-point-x="-0.2402in" draw:caption-point-y="0.6055in">
              <dc:date>2017-05-05T00:00:00</dc:date>
              <text:p text:style-name="P1"><text:span text:style-name="T1">Bị đau bụng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5.8421in" svg:y="11.5063in" draw:caption-point-x="-0.2402in" draw:caption-point-y="0.6051in">
              <dc:date>2017-05-08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3311in" svg:y="11.5067in" draw:caption-point-x="-0.2402in" draw:caption-point-y="0.6047in">
              <dc:date>2017-05-09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11.5071in" draw:caption-point-x="-0.2402in" draw:caption-point-y="0.6043in">
              <dc:date>2017-05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11.5075in" draw:caption-point-x="-0.2402in" draw:caption-point-y="0.6039in">
              <dc:date>2017-05-11T00:00:00</dc:date>
              <text:p text:style-name="P1"><text:span text:style-name="T1">Chở mẹ đi cv, 8h4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11.5079in" draw:caption-point-x="-0.2402in" draw:caption-point-y="0.6035in">
              <dc:date>2017-05-12T00:00:00</dc:date>
              <text:p text:style-name="P1"><text:span text:style-name="T1">Qua cô kế toán, 10h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9.2661in" svg:y="11.5083in" draw:caption-point-x="-0.2402in" draw:caption-point-y="0.6031in">
              <dc:date>2017-05-15T00:00:00</dc:date>
              <text:p text:style-name="P1"><text:span text:style-name="T1">Bị đau bụng, ghé bác sĩ, xin đi trễ, 10h vào cty</text:span></text:p>
            </office:annotation>
            <text:p>0</text:p>
          </table:table-cell>
          <table:table-cell table:style-name="ce134" office:value-type="float" office:value="1">
            <office:annotation draw:style-name="gr3" draw:text-style-name="P1" svg:width="1.1413in" svg:height="0.7012in" svg:x="9.7228in" svg:y="11.5091in" draw:caption-point-x="-0.2402in" draw:caption-point-y="0.6024in">
              <dc:date>2017-05-16T00:00:00</dc:date>
              <text:p text:style-name="P1"><text:span text:style-name="T1">Mệt trong người, off sáng</text:span></text:p>
              <text:p text:style-name="P1"><text:span text:style-name="T1">Chuyển nhà, off chiều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0.1791in" svg:y="11.5094in" draw:caption-point-x="-0.2402in" draw:caption-point-y="0.602in">
              <dc:date>2017-05-17T00:00:00</dc:date>
              <text:p text:style-name="P1"><text:span text:style-name="T1">8h37 vào cty</text:span></text:p>
            </office:annotation>
            <text:p>0</text:p>
          </table:table-cell>
          <table:table-cell table:style-name="ce134" office:value-type="float" office:value="0.5">
            <office:annotation draw:style-name="gr8" draw:text-style-name="P1" svg:width="1.1413in" svg:height="0.8567in" svg:x="10.6358in" svg:y="11.5098in" draw:caption-point-x="-0.2402in" draw:caption-point-y="0.6016in">
              <dc:date>2017-05-18T00:00:00</dc:date>
              <text:p text:style-name="P1"><text:span text:style-name="T1">Mẹ ko khỏe cần vào bv làm xét nghiệm, xin đi trễ</text:span></text:p>
              <text:p text:style-name="P1"><text:span text:style-name="T1">Vắng quá 2h, tính là off sáng 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1.511in" draw:caption-point-x="-0.2402in" draw:caption-point-y="0.6004in">
              <dc:date>2017-05-22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3756in" svg:y="11.5126in" draw:caption-point-x="-0.2402in" draw:caption-point-y="0.5988in">
              <dc:date>2017-05-24T00:00:00</dc:date>
              <text:p text:style-name="P1"><text:span text:style-name="T1">Nhà có việc đột xuất, xin đi trễ, 9h12 vào cty</text:span></text:p>
            </office:annotation>
            <text:p>0</text:p>
          </table:table-cell>
          <table:table-cell table:style-name="ce134" office:value-type="float" office:value="0.5">
            <office:annotation draw:style-name="gr2" draw:text-style-name="P1" svg:width="1.1413in" svg:height="0.5457in" svg:x="13.8323in" svg:y="11.513in" draw:caption-point-x="-0.2402in" draw:caption-point-y="0.5984in">
              <dc:date>2017-05-25T00:00:00</dc:date>
              <text:p text:style-name="P1"><text:span text:style-name="T1">Bị sốt, xin off sáng</text:span></text:p>
              <text:p text:style-name="P1"><text:span text:style-name="T1">2h35 vào cty</text:span></text:p>
            </office:annotation>
            <text:p>0.5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11.5134in" draw:caption-point-x="-0.2402in" draw:caption-point-y="0.598in">
              <dc:date>2017-05-26T00:00:00</dc:date>
              <text:p text:style-name="P1"><text:span text:style-name="T1">8h40 vào cty</text:span></text:p>
              <text:p text:style-name="P1"><text:span text:style-name="T1">Mệt nên về sớm lúc 16h58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11.5138in" draw:caption-point-x="-0.2402in" draw:caption-point-y="0.5976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1154in" svg:y="11.5142in" draw:caption-point-x="-0.2402in" draw:caption-point-y="0.5972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11.5146in" draw:caption-point-x="-0.2402in" draw:caption-point-y="0.5969in">
              <dc:date>2017-05-31T00:00:00</dc:date>
              <text:p text:style-name="P1"><text:span text:style-name="T1">8h32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8">
            <text:p>48</text:p>
          </table:table-cell>
          <table:table-cell table:style-name="ce45" office:value-type="string">
            <text:p>TruyenLVC</text:p>
          </table:table-cell>
          <table:table-cell table:style-name="ce130" table:formula="of:=SUM([.D51:.AH51])" office:value-type="float" office:value="0.5"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0157in" svg:y="11.7528in" draw:caption-point-x="-0.2402in" draw:caption-point-y="0.6063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11.7563in" draw:caption-point-x="-0.2402in" draw:caption-point-y="0.6028in">
              <dc:date>2017-05-16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11.7622in" draw:caption-point-x="-0.2402in" draw:caption-point-y="0.5969in">
              <dc:date>2017-05-31T00:00:00</dc:date>
              <text:p text:style-name="P1"><text:span text:style-name="T1">Nhà có việc, 8h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45" office:value-type="string">
            <text:p>TuanLA</text:p>
          </table:table-cell>
          <table:table-cell table:style-name="ce130" table:formula="of:=SUM([.D52:.AH52])" office:value-type="float" office:value="2.5">
            <text:p>2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5.8421in" svg:y="12.0016in" draw:caption-point-x="-0.2402in" draw:caption-point-y="0.6051in">
              <dc:date>2017-05-08T00:00:00</dc:date>
              <text:p text:style-name="P1"><text:span text:style-name="T1">Off chiều nhà có việc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7.7988in" svg:y="12.0016in" draw:caption-point-x="-0.2402in" draw:caption-point-y="0.6051in">
              <dc:date>2017-05-08T00:00:00</dc:date>
              <text:p text:style-name="P1"><text:span text:style-name="T1">Off chiều nhà có việc</text:span></text:p>
            </office:annotation>
            <text:p>0.5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12.4622in" svg:y="12.0063in" draw:caption-point-x="-0.2402in" draw:caption-point-y="0.6004in">
              <dc:date>2017-05-22T00:00:00</dc:date>
              <text:p text:style-name="P1"><text:span text:style-name="T1">Bị sốt, mệt xin nghỉ buổi chiều</text:span></text:p>
            </office:annotation>
            <text:p>0.5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15.6587in" svg:y="12.0091in" draw:caption-point-x="-0.2402in" draw:caption-point-y="0.5976in">
              <dc:date>2017-05-29T00:00:00</dc:date>
              <text:p text:style-name="P1"><text:span text:style-name="T1">Mệt. Xin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2" draw:text-style-name="P1" svg:width="1.1413in" svg:height="0.5457in" svg:x="16.572in" svg:y="12.0106in" draw:caption-point-x="-0.2402in" draw:caption-point-y="0.5961in">
              <dc:date>2017-05-31T00:00:00</dc:date>
              <text:p text:style-name="P1"><text:span text:style-name="T1">Xin ra ngoài 45p</text:span></text:p>
              <text:p text:style-name="P1"><text:span text:style-name="T1">Có việc, xin off chiều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50">
            <text:p>50</text:p>
          </table:table-cell>
          <table:table-cell table:style-name="ce70" office:value-type="string">
            <text:p>VietBA</text:p>
          </table:table-cell>
          <table:table-cell table:style-name="ce130" table:formula="of:=SUM([.D53:.AH53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9.7228in" svg:y="12.2524in" draw:caption-point-x="-0.2402in" draw:caption-point-y="0.6024in">
              <dc:date>2017-05-18T00:00:00</dc:date>
              <text:p text:style-name="P1"><text:span text:style-name="T1">Có việc đột xuất, off chiều</text:span></text:p>
              <text:p text:style-name="P1"><text:span text:style-name="T1">Confirm đã làm bù giờ đủ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12.2528in" draw:caption-point-x="-0.2402in" draw:caption-point-y="0.602in">
              <dc:date>2017-05-17T00:00:00</dc:date>
              <text:p text:style-name="P1"><text:span text:style-name="T1">Xin ra ngoài 20p đi ngân hàng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2" office:value-type="float" office:value="51">
            <text:p>51</text:p>
          </table:table-cell>
          <table:table-cell table:style-name="ce45" office:value-type="string">
            <text:p>VinhP</text:p>
          </table:table-cell>
          <table:table-cell table:style-name="ce130" table:formula="of:=SUM([.D54:.AH54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35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35" table:number-columns-repeated="4"/>
          <table:table-cell table:style-name="ce137"/>
          <table:table-cell table:style-name="ce135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35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35" table:number-columns-repeated="4"/>
          <table:table-cell table:style-name="ce138" table:number-columns-repeated="7"/>
          <table:table-cell table:style-name="ce135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35" table:number-columns-repeated="31"/>
          <table:table-cell table:style-name="ce44" table:number-columns-repeated="952"/>
        </table:table-row>
        <table:table-row table:style-name="ro2" table:number-rows-repeated="98311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6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49"/>
        <table:table-column table:style-name="co26" table:number-columns-repeated="7" table:default-cell-style-name="ce149"/>
        <table:table-column table:style-name="co25" table:number-columns-repeated="16" table:default-cell-style-name="ce149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44" table:number-columns-repeated="8"/>
          <table:table-cell table:style-name="ce152" office:value-type="string" table:number-columns-spanned="2" table:number-rows-spanned="1">
            <text:p>Month</text:p>
          </table:table-cell>
          <table:covered-table-cell table:style-name="ce153"/>
          <table:table-cell table:style-name="ce154" table:content-validation-name="val1" office:value-type="float" office:value="6" table:number-columns-spanned="2" table:number-rows-spanned="1">
            <text:p>6</text:p>
          </table:table-cell>
          <table:covered-table-cell table:style-name="ce153"/>
          <table:table-cell table:style-name="ce152" office:value-type="string" table:number-columns-spanned="2" table:number-rows-spanned="1">
            <text:p>Year</text:p>
          </table:table-cell>
          <table:covered-table-cell table:style-name="ce153"/>
          <table:table-cell table:style-name="ce152" office:value-type="float" office:value="2017" table:number-columns-spanned="2" table:number-rows-spanned="1">
            <text:p>2017</text:p>
          </table:table-cell>
          <table:covered-table-cell table:style-name="ce155"/>
          <table:table-cell table:style-name="ce144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45" table:formula="of:=DATE([.$R$1];[.N1];1)" office:value-type="date" office:date-value="2017-06-01">
            <text:p>01</text:p>
          </table:table-cell>
          <table:table-cell table:style-name="ce145" table:formula="of:=[.D2]+1" office:value-type="date" office:date-value="2017-06-02">
            <text:p>02</text:p>
          </table:table-cell>
          <table:table-cell table:style-name="ce145" table:formula="of:=[.E2]+1" office:value-type="date" office:date-value="2017-06-03">
            <text:p>03</text:p>
          </table:table-cell>
          <table:table-cell table:style-name="ce145" table:formula="of:=[.F2]+1" office:value-type="date" office:date-value="2017-06-04">
            <text:p>04</text:p>
          </table:table-cell>
          <table:table-cell table:style-name="ce145" table:formula="of:=[.G2]+1" office:value-type="date" office:date-value="2017-06-05">
            <text:p>05</text:p>
          </table:table-cell>
          <table:table-cell table:style-name="ce145" table:formula="of:=[.H2]+1" office:value-type="date" office:date-value="2017-06-06">
            <text:p>06</text:p>
          </table:table-cell>
          <table:table-cell table:style-name="ce145" table:formula="of:=[.I2]+1" office:value-type="date" office:date-value="2017-06-07">
            <text:p>07</text:p>
          </table:table-cell>
          <table:table-cell table:style-name="ce145" table:formula="of:=[.J2]+1" office:value-type="date" office:date-value="2017-06-08">
            <text:p>08</text:p>
          </table:table-cell>
          <table:table-cell table:style-name="ce145" table:formula="of:=[.K2]+1" office:value-type="date" office:date-value="2017-06-09">
            <text:p>09</text:p>
          </table:table-cell>
          <table:table-cell table:style-name="ce145" table:formula="of:=[.L2]+1" office:value-type="date" office:date-value="2017-06-10">
            <text:p>10</text:p>
          </table:table-cell>
          <table:table-cell table:style-name="ce145" table:formula="of:=[.M2]+1" office:value-type="date" office:date-value="2017-06-11">
            <text:p>11</text:p>
          </table:table-cell>
          <table:table-cell table:style-name="ce145" table:formula="of:=[.N2]+1" office:value-type="date" office:date-value="2017-06-12">
            <text:p>12</text:p>
          </table:table-cell>
          <table:table-cell table:style-name="ce145" table:formula="of:=[.O2]+1" office:value-type="date" office:date-value="2017-06-13">
            <text:p>13</text:p>
          </table:table-cell>
          <table:table-cell table:style-name="ce145" table:formula="of:=[.P2]+1" office:value-type="date" office:date-value="2017-06-14">
            <text:p>14</text:p>
          </table:table-cell>
          <table:table-cell table:style-name="ce145" table:formula="of:=[.Q2]+1" office:value-type="date" office:date-value="2017-06-15">
            <text:p>15</text:p>
          </table:table-cell>
          <table:table-cell table:style-name="ce145" table:formula="of:=[.R2]+1" office:value-type="date" office:date-value="2017-06-16">
            <text:p>16</text:p>
          </table:table-cell>
          <table:table-cell table:style-name="ce145" table:formula="of:=[.S2]+1" office:value-type="date" office:date-value="2017-06-17">
            <text:p>17</text:p>
          </table:table-cell>
          <table:table-cell table:style-name="ce145" table:formula="of:=[.T2]+1" office:value-type="date" office:date-value="2017-06-18">
            <text:p>18</text:p>
          </table:table-cell>
          <table:table-cell table:style-name="ce145" table:formula="of:=[.U2]+1" office:value-type="date" office:date-value="2017-06-19">
            <text:p>19</text:p>
          </table:table-cell>
          <table:table-cell table:style-name="ce145" table:formula="of:=[.V2]+1" office:value-type="date" office:date-value="2017-06-20">
            <text:p>20</text:p>
          </table:table-cell>
          <table:table-cell table:style-name="ce145" table:formula="of:=[.W2]+1" office:value-type="date" office:date-value="2017-06-21">
            <text:p>21</text:p>
          </table:table-cell>
          <table:table-cell table:style-name="ce145" table:formula="of:=[.X2]+1" office:value-type="date" office:date-value="2017-06-22">
            <text:p>22</text:p>
          </table:table-cell>
          <table:table-cell table:style-name="ce145" table:formula="of:=[.Y2]+1" office:value-type="date" office:date-value="2017-06-23">
            <text:p>23</text:p>
          </table:table-cell>
          <table:table-cell table:style-name="ce145" table:formula="of:=[.Z2]+1" office:value-type="date" office:date-value="2017-06-24">
            <text:p>24</text:p>
          </table:table-cell>
          <table:table-cell table:style-name="ce145" table:formula="of:=[.AA2]+1" office:value-type="date" office:date-value="2017-06-25">
            <text:p>25</text:p>
          </table:table-cell>
          <table:table-cell table:style-name="ce145" table:formula="of:=[.AB2]+1" office:value-type="date" office:date-value="2017-06-26">
            <text:p>26</text:p>
          </table:table-cell>
          <table:table-cell table:style-name="ce145" table:formula="of:=[.AC2]+1" office:value-type="date" office:date-value="2017-06-27">
            <text:p>27</text:p>
          </table:table-cell>
          <table:table-cell table:style-name="ce145" table:formula="of:=[.AD2]+1" office:value-type="date" office:date-value="2017-06-28">
            <text:p>28</text:p>
          </table:table-cell>
          <table:table-cell table:style-name="ce145" table:formula="of:=[.AE2]+1" office:value-type="date" office:date-value="2017-06-29">
            <text:p>29</text:p>
          </table:table-cell>
          <table:table-cell table:style-name="ce145" table:formula="of:=[.AF2]+1" office:value-type="date" office:date-value="2017-06-30">
            <text:p>30</text:p>
          </table:table-cell>
          <table:table-cell table:style-name="ce145" table:formula="of:=[.AG2]+1" office:value-type="date" office:date-value="2017-07-01">
            <text:p>0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46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5" office:value-type="string">
            <text:p>AnhDQ</text:p>
          </table:table-cell>
          <table:table-cell table:style-name="ce143" table:formula="of:=SUM([.D4:.AH4])" office:value-type="float" office:value="2">
            <text:p>2</text:p>
          </table:table-cell>
          <table:table-cell table:style-name="ce147" office:value-type="float" office:value="1">
            <office:annotation draw:style-name="gr4" draw:text-style-name="P1" svg:width="1.1413in" svg:height="0.3902in" svg:x="2.6457in" svg:y="0.1209in" draw:caption-point-x="-0.2402in" draw:caption-point-y="0.5972in">
              <dc:date>2017-06-01T00:00:00</dc:date>
              <text:p text:style-name="P1"><text:span text:style-name="T1">Viêm mũi sung huyết</text:span></text:p>
            </office:annotation>
            <text:p>1</text:p>
          </table:table-cell>
          <table:table-cell table:style-name="ce147" office:value-type="float" office:value="1">
            <office:annotation draw:style-name="gr4" draw:text-style-name="P1" svg:width="1.1413in" svg:height="0.3902in" svg:x="3.1024in" svg:y="0.1783in" draw:caption-point-x="-0.2402in" draw:caption-point-y="0.5398in">
              <dc:date>2017-06-01T00:00:00</dc:date>
              <text:p text:style-name="P1"><text:span text:style-name="T1">Viêm mũi sung huyết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4.472in" svg:y="0.1217in" draw:caption-point-x="-0.2402in" draw:caption-point-y="0.5965in">
              <dc:date>2017-06-05T00:00:00</dc:date>
              <text:p text:style-name="P1"><text:span text:style-name="T1">Ngủ dậy trễ, 8h3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0.1228in" draw:caption-point-x="-0.2402in" draw:caption-point-y="0.5953in">
              <dc:date>2017-06-07T00:00:00</dc:date>
              <text:p text:style-name="P1"><text:span text:style-name="T1">Kẹt xe, 8h48 vào cty </text:span></text:p>
            </office:annotation>
            <text:p>0</text:p>
          </table:table-cell>
          <table:table-cell table:style-name="ce147" table:number-columns-repeated="24"/>
          <table:table-cell table:style-name="ce87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AnhTTH</text:p>
          </table:table-cell>
          <table:table-cell table:style-name="ce143" table:formula="of:=SUM([.D5:.AH5])" office:value-type="float" office:value="0.5">
            <text:p>0.5</text:p>
          </table:table-cell>
          <table:table-cell table:style-name="ce147" office:value-type="float" office:value="0">
            <office:annotation draw:style-name="gr2" draw:text-style-name="P1" svg:width="1.1413in" svg:height="0.5457in" svg:x="2.6457in" svg:y="0.3685in" draw:caption-point-x="-0.2402in" draw:caption-point-y="0.5972in">
              <dc:date>2017-06-01T00:00:00</dc:date>
              <text:p text:style-name="P1"><text:span text:style-name="T1">Đi ngân hàng, xin vô trễ, 9h36 vào cty</text:span></text:p>
            </office:annotation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3.1024in" svg:y="0.3689in" draw:caption-point-x="-0.2402in" draw:caption-point-y="0.5969in">
              <dc:date>2017-06-02T00:00:00</dc:date>
              <text:p text:style-name="P1"><text:span text:style-name="T1">Bị đau nhói ở tim, xin off sáng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0.3697in" draw:caption-point-x="-0.2402in" draw:caption-point-y="0.5961in">
              <dc:date>2017-06-06T00:00:00</dc:date>
              <text:p text:style-name="P1"><text:span text:style-name="T1">Tối qua làm tre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0.3705in" draw:caption-point-x="-0.2402in" draw:caption-point-y="0.5953in">
              <dc:date>2017-06-07T00:00:00</dc:date>
              <text:p text:style-name="P1"><text:span text:style-name="T1">Ngủ quên, 8h43 vào cty</text:span></text:p>
            </office:annotation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5" office:value-type="string">
            <text:p>BinhNT</text:p>
          </table:table-cell>
          <table:table-cell table:style-name="ce143" table:formula="of:=SUM([.D6:.AH6])" office:value-type="float" office:value="0.5"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2.6457in" svg:y="0.6161in" draw:caption-point-x="-0.2402in" draw:caption-point-y="0.5972in">
              <dc:date>2017-06-01T00:00:00</dc:date>
              <text:p text:style-name="P1"><text:span text:style-name="T1">Ngủ dậy muộn, 8h41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3.1024in" svg:y="0.6165in" draw:caption-point-x="-0.2402in" draw:caption-point-y="0.5969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3" draw:text-style-name="P1" svg:width="1.1413in" svg:height="0.7012in" svg:x="4.472in" svg:y="0.6169in" draw:caption-point-x="-0.2402in" draw:caption-point-y="0.5965in">
              <dc:date>2017-06-05T00:00:00</dc:date>
              <text:p text:style-name="P1"><text:span text:style-name="T1">Đi làm giấy tờ, xin vô trễ, vắng quá 2h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0.6173in" draw:caption-point-x="-0.2402in" draw:caption-point-y="0.5961in">
              <dc:date>2017-06-06T00:00:00</dc:date>
              <text:p text:style-name="P1"><text:span text:style-name="T1">Đi làm giấy tờ, xin vào trễ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143" table:formula="of:=SUM([.D7:.AH7])" office:value-type="float" office:value="1">
            <text:p>1</text:p>
          </table:table-cell>
          <table:table-cell table:style-name="ce147" office:value-type="float" office:value="0">
            <office:annotation draw:style-name="gr4" draw:text-style-name="P1" svg:width="1.1413in" svg:height="0.3902in" svg:x="2.6457in" svg:y="0.8642in" draw:caption-point-x="-0.2402in" draw:caption-point-y="0.5969in">
              <dc:date>2017-06-01T00:00:00</dc:date>
              <text:p text:style-name="P1"><text:span text:style-name="T1">Xin ra ngoài 15p đi ngân hàng</text:span></text:p>
            </office:annotation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3.1024in" svg:y="0.863in" draw:caption-point-x="-0.2402in" draw:caption-point-y="0.598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0.8646in" draw:caption-point-x="-0.2402in" draw:caption-point-y="0.5965in">
              <dc:date>2017-06-05T00:00:00</dc:date>
              <text:p text:style-name="P1"><text:span text:style-name="T1">Có việc đột xuất, xin vô trễ, 8h43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5" office:value-type="string">
            <text:p>DuongDN</text:p>
          </table:table-cell>
          <table:table-cell table:style-name="ce143" table:formula="of:=SUM([.D8:.AH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1.1134in" draw:caption-point-x="-0.2402in" draw:caption-point-y="0.5953in">
              <dc:date>2017-06-07T00:00:00</dc:date>
              <text:p text:style-name="P1"><text:span text:style-name="T1">Có việc, xin đi trễ, 8h41 vào cty</text:span></text:p>
            </office:annotation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NM</text:p>
          </table:table-cell>
          <table:table-cell table:style-name="ce143" table:formula="of:=SUM([.D9:.AH9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5" office:value-type="string">
            <text:p>DuyenLT</text:p>
          </table:table-cell>
          <table:table-cell table:style-name="ce143" table:formula="of:=SUM([.D10:.AH10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1.6083in" draw:caption-point-x="-0.2402in" draw:caption-point-y="0.5961in">
              <dc:date>2017-06-06T00:00:00</dc:date>
              <text:p text:style-name="P1"><text:span text:style-name="T1">Bận việc nhà xin vào trễ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45" office:value-type="string">
            <text:p>GiauNV</text:p>
          </table:table-cell>
          <table:table-cell table:style-name="ce143" table:formula="of:=SUM([.D11:.AH11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70" office:value-type="string">
            <text:p>HaTH</text:p>
          </table:table-cell>
          <table:table-cell table:style-name="ce143" table:formula="of:=SUM([.D12:.AH12])" office:value-type="float" office:value="0"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2.1028in" draw:caption-point-x="-0.2402in" draw:caption-point-y="0.5969in">
              <dc:date>2017-06-02T00:00:00</dc:date>
              <text:p text:style-name="P1"><text:span text:style-name="T1">Đi lấy thuốc, 8h47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4.472in" svg:y="2.1031in" draw:caption-point-x="-0.2402in" draw:caption-point-y="0.5965in">
              <dc:date>2017-06-05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2.1035in" draw:caption-point-x="-0.2402in" draw:caption-point-y="0.5961in">
              <dc:date>2017-06-06T00:00:00</dc:date>
              <text:p text:style-name="P1"><text:span text:style-name="T1">8h39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6" office:value-type="string">
            <text:p>HaTT</text:p>
          </table:table-cell>
          <table:table-cell table:style-name="ce143"/>
          <table:table-cell table:style-name="ce147" office:value-type="float" office:value="0">
            <office:annotation draw:style-name="gr6" draw:text-style-name="P1" svg:width="1.1413in" svg:height="0.2634in" svg:x="2.6457in" svg:y="2.35in" draw:caption-point-x="-0.2402in" draw:caption-point-y="0.5972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2.3512in" draw:caption-point-x="-0.2402in" draw:caption-point-y="0.5961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5" office:value-type="string">
            <text:p>HaiNM</text:p>
          </table:table-cell>
          <table:table-cell table:style-name="ce143" table:formula="of:=SUM([.D14:.AH14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2.5996in" draw:caption-point-x="-0.2402in" draw:caption-point-y="0.5953in">
              <dc:date>2017-06-06T00:00:00</dc:date>
              <text:p text:style-name="P1"><text:span text:style-name="T1">10h30 – 12h Am: qua trường họp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5.3854in" svg:y="2.5996in" draw:caption-point-x="-0.2402in" draw:caption-point-y="0.5953in">
              <dc:date>2017-06-07T00:00:00</dc:date>
              <text:p text:style-name="P1"><text:span text:style-name="T1">Đi coi thi trên trường, xin vào trễ, 9h11 vào cty</text:span></text:p>
            </office:annotation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nNV</text:p>
          </table:table-cell>
          <table:table-cell table:style-name="ce143" table:formula="of:=SUM([.D15:.AH15])" office:value-type="float" office:value="0.5">
            <text:p>0.5</text:p>
          </table:table-cell>
          <table:table-cell table:style-name="ce147" office:value-type="float" office:value="0.5">
            <office:annotation draw:style-name="gr6" draw:text-style-name="P1" svg:width="1.1413in" svg:height="0.2634in" svg:x="2.6457in" svg:y="2.8453in" draw:caption-point-x="-0.2402in" draw:caption-point-y="0.5972in">
              <dc:date>2017-06-01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5" office:value-type="string">
            <text:p>HiepNH</text:p>
          </table:table-cell>
          <table:table-cell table:style-name="ce143" table:formula="of:=SUM([.D16:.AH16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3.0941in" draw:caption-point-x="-0.2402in" draw:caption-point-y="0.5961in">
              <dc:date>2017-06-05T00:00:00</dc:date>
              <text:p text:style-name="P1"><text:span text:style-name="T1">Xin ra ngoài có việc, 2h49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ieuNKT</text:p>
          </table:table-cell>
          <table:table-cell table:style-name="ce143" table:formula="of:=SUM([.D17:.AH17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5" office:value-type="string">
            <text:p>HungLV</text:p>
          </table:table-cell>
          <table:table-cell table:style-name="ce143" table:formula="of:=SUM([.D18:.AH1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ngNC</text:p>
          </table:table-cell>
          <table:table-cell table:style-name="ce143" table:formula="of:=SUM([.D19:.AH19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5" office:value-type="string">
            <text:p>HungPN</text:p>
          </table:table-cell>
          <table:table-cell table:style-name="ce143" table:formula="of:=SUM([.D20:.AH20])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2.6457in" svg:y="4.0839in" draw:caption-point-x="-0.2402in" draw:caption-point-y="0.5972in">
              <dc:date>2017-06-01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4.085in" draw:caption-point-x="-0.2402in" draw:caption-point-y="0.5961in">
              <dc:date>2017-06-06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HuyDH</text:p>
          </table:table-cell>
          <table:table-cell table:style-name="ce143" table:formula="of:=SUM([.D21:.AH21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4.3335in" draw:caption-point-x="-0.2402in" draw:caption-point-y="0.5953in">
              <dc:date>2017-06-0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5" office:value-type="string">
            <text:p>HuyNG</text:p>
          </table:table-cell>
          <table:table-cell table:style-name="ce143" table:formula="of:=SUM([.D22:.AH22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4.9287in" svg:y="4.5803in" draw:caption-point-x="-0.2402in" draw:caption-point-y="0.5961in">
              <dc:date>2017-06-06T00:00:00</dc:date>
              <text:p text:style-name="P1"><text:span text:style-name="T1">Hôm qua bị mắc mưa nên bị sốt</text:span></text:p>
            </office:annotation>
            <text:p>1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haiLV</text:p>
          </table:table-cell>
          <table:table-cell table:style-name="ce143" table:formula="of:=SUM([.D23:.AH23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5" office:value-type="string">
            <text:p>KhangNHH</text:p>
          </table:table-cell>
          <table:table-cell table:style-name="ce143" table:formula="of:=SUM([.D24:.AH24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KienPT</text:p>
          </table:table-cell>
          <table:table-cell table:style-name="ce143" table:formula="of:=SUM([.D25:.AH25])" office:value-type="float" office:value="10">
            <text:p>10</text:p>
          </table:table-cell>
          <table:table-cell table:style-name="ce147" office:value-type="float" office:value="1">
            <office:annotation draw:style-name="gr6" draw:text-style-name="P1" svg:width="1.1413in" svg:height="0.2634in" svg:x="2.6457in" svg:y="5.3161in" draw:caption-point-x="-0.2402in" draw:caption-point-y="0.6031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3.1024in" svg:y="5.3161in" draw:caption-point-x="-0.2402in" draw:caption-point-y="0.6031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5.8421in" svg:y="5.3161in" draw:caption-point-x="-0.2402in" draw:caption-point-y="0.6031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6.3311in" svg:y="5.3161in" draw:caption-point-x="-0.2402in" draw:caption-point-y="0.6031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table:number-columns-repeated="5"/>
          <table:table-cell table:style-name="ce147" office:value-type="float" office:value="1">
            <office:annotation draw:style-name="gr6" draw:text-style-name="P1" svg:width="1.1413in" svg:height="0.2634in" svg:x="9.2661in" svg:y="5.3161in" draw:caption-point-x="-0.2402in" draw:caption-point-y="0.6031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5.3161in" draw:caption-point-x="-0.2402in" draw:caption-point-y="0.6031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table:number-columns-repeated="5"/>
          <table:table-cell table:style-name="ce147" office:value-type="float" office:value="1">
            <office:annotation draw:style-name="gr6" draw:text-style-name="P1" svg:width="1.1413in" svg:height="0.2634in" svg:x="12.4622in" svg:y="5.3161in" draw:caption-point-x="-0.2402in" draw:caption-point-y="0.6031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9189in" svg:y="5.3161in" draw:caption-point-x="-0.2402in" draw:caption-point-y="0.6031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table:number-columns-repeated="5"/>
          <table:table-cell table:style-name="ce147" office:value-type="float" office:value="1">
            <office:annotation draw:style-name="gr6" draw:text-style-name="P1" svg:width="1.1413in" svg:height="0.2634in" svg:x="15.6587in" svg:y="5.3161in" draw:caption-point-x="-0.2402in" draw:caption-point-y="0.6031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5.3161in" draw:caption-point-x="-0.2402in" draw:caption-point-y="0.6031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5" office:value-type="string">
            <text:p>KietNVT</text:p>
          </table:table-cell>
          <table:table-cell table:style-name="ce143" table:formula="of:=SUM([.D26:.AH26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4.472in" svg:y="5.5701in" draw:caption-point-x="-0.2402in" draw:caption-point-y="0.5972in">
              <dc:date>2017-05-31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LinhBT</text:p>
          </table:table-cell>
          <table:table-cell table:style-name="ce143" table:formula="of:=SUM([.D27:.AH27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5" office:value-type="string">
            <text:p>MaiLT</text:p>
          </table:table-cell>
          <table:table-cell table:style-name="ce143" table:formula="of:=SUM([.D28:.AH2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MaiNTT</text:p>
          </table:table-cell>
          <table:table-cell table:style-name="ce143" table:formula="of:=SUM([.D29:.AH29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5" office:value-type="string">
            <text:p>ManhNB</text:p>
          </table:table-cell>
          <table:table-cell table:style-name="ce143" table:formula="of:=SUM([.D30:.AH30])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2.6457in" svg:y="6.5606in" draw:caption-point-x="-0.2402in" draw:caption-point-y="0.5972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6.5618in" draw:caption-point-x="-0.2402in" draw:caption-point-y="0.5961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3854in" svg:y="6.5626in" draw:caption-point-x="-0.2402in" draw:caption-point-y="0.5953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NH</text:p>
          </table:table-cell>
          <table:table-cell table:style-name="ce143" table:formula="of:=SUM([.D31:.AH31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/>
          <table:table-cell table:style-name="ce147" office:value-type="float" office:value="1">
            <office:annotation draw:style-name="gr4" draw:text-style-name="P1" svg:width="1.1413in" svg:height="0.3902in" svg:x="6.3311in" svg:y="6.8102in" draw:caption-point-x="-0.2402in" draw:caption-point-y="0.5953in">
              <dc:date>2017-06-07T00:00:00</dc:date>
              <text:p text:style-name="P1"><text:span text:style-name="T1">Đi đám cưới bạn ở quê</text:span></text:p>
            </office:annotation>
            <text:p>1</text:p>
          </table:table-cell>
          <table:table-cell table:style-name="ce147" table:number-columns-repeated="22"/>
          <table:table-cell table:style-name="ce44" table:number-columns-repeated="95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5" office:value-type="string">
            <text:p>NamTH</text:p>
          </table:table-cell>
          <table:table-cell table:style-name="ce143" table:formula="of:=SUM([.D32:.AH32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amTV</text:p>
          </table:table-cell>
          <table:table-cell table:style-name="ce143" table:formula="of:=SUM([.D33:.AH33])" office:value-type="float" office:value="0.5"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2.6457in" svg:y="7.3035in" draw:caption-point-x="-0.2402in" draw:caption-point-y="0.5972in">
              <dc:date>2017-06-01T00:00:00</dc:date>
              <text:p text:style-name="P1"><text:span text:style-name="T1">Ngủ quên, xin đi trễ, 8h5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3.1024in" svg:y="7.3039in" draw:caption-point-x="-0.2402in" draw:caption-point-y="0.5969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7.3047in" draw:caption-point-x="-0.2402in" draw:caption-point-y="0.5961in">
              <dc:date>2017-06-06T00:00:00</dc:date>
              <text:p text:style-name="P1"><text:span text:style-name="T1">8h42 vào cty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5.3854in" svg:y="7.3055in" draw:caption-point-x="-0.2402in" draw:caption-point-y="0.5953in">
              <dc:date>2017-06-07T00:00:00</dc:date>
              <text:p text:style-name="P1"><text:span text:style-name="T1">Đưa con đi khám, 9h50 vào cty</text:span></text:p>
            </office:annotation>
            <text:p>0</text:p>
          </table:table-cell>
          <table:table-cell table:style-name="ce147" table:number-columns-repeated="4"/>
          <table:table-cell table:style-name="ce147" office:value-type="float" office:value="0.5">
            <office:annotation draw:style-name="gr4" draw:text-style-name="P1" svg:width="1.1413in" svg:height="0.3902in" svg:x="7.7988in" svg:y="7.3039in" draw:caption-point-x="-0.2402in" draw:caption-point-y="0.5969in">
              <dc:date>2017-06-05T00:00:00</dc:date>
              <text:p text:style-name="P1"><text:span text:style-name="T1">Đi thi bằng lái, off sáng</text:span></text:p>
            </office:annotation>
            <text:p>0.5</text:p>
          </table:table-cell>
          <table:table-cell table:style-name="ce147" table:number-columns-repeated="19"/>
          <table:table-cell table:style-name="ce44" table:number-columns-repeated="95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5" office:value-type="string">
            <text:p>NgaTN</text:p>
          </table:table-cell>
          <table:table-cell table:style-name="ce143" table:formula="of:=SUM([.D34:.AH34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4.9287in" svg:y="7.5496in" draw:caption-point-x="-0.2402in" draw:caption-point-y="0.5988in">
              <dc:date>2017-05-29T00:00:00</dc:date>
              <text:p text:style-name="P1"><text:span text:style-name="T1">Đi xét nghiệm, tiêm phòng</text:span></text:p>
            </office:annotation>
            <text:p>1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anHTH</text:p>
          </table:table-cell>
          <table:table-cell table:style-name="ce143" table:formula="of:=SUM([.D35:.AH35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5" office:value-type="string">
            <text:p>NhanNM</text:p>
          </table:table-cell>
          <table:table-cell table:style-name="ce143" table:formula="of:=SUM([.D36:.AH36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5" office:value-type="string">
            <text:p>NhungHTH</text:p>
          </table:table-cell>
          <table:table-cell table:style-name="ce143" table:formula="of:=SUM([.D37:.AH37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8.2957in" draw:caption-point-x="-0.2402in" draw:caption-point-y="0.5961in">
              <dc:date>2017-06-06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8.2965in" draw:caption-point-x="-0.2402in" draw:caption-point-y="0.5953in">
              <dc:date>2017-06-07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5" office:value-type="string">
            <text:p>NhuPHQ</text:p>
          </table:table-cell>
          <table:table-cell table:style-name="ce143" table:formula="of:=SUM([.D38:.AH38])" office:value-type="float" office:value="0"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3.1024in" svg:y="8.5425in" draw:caption-point-x="-0.2402in" draw:caption-point-y="0.5969in">
              <dc:date>2017-06-02T00:00:00</dc:date>
              <text:p text:style-name="P1"><text:span text:style-name="T1">8h34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70" office:value-type="string">
            <text:p>PhuongTH</text:p>
          </table:table-cell>
          <table:table-cell table:style-name="ce143" table:formula="of:=SUM([.D39:.AH39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8.7917in" draw:caption-point-x="-0.2402in" draw:caption-point-y="0.5953in">
              <dc:date>2017-06-07T00:00:00</dc:date>
              <text:p text:style-name="P1"><text:span text:style-name="T1">Ngủ quên, xin đi trễ, 9h01 vào cty</text:span></text:p>
            </office:annotation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5" office:value-type="string">
            <text:p>PhongTH</text:p>
          </table:table-cell>
          <table:table-cell table:style-name="ce143" table:formula="of:=SUM([.D40:.AH40])" office:value-type="float" office:value="0.5">
            <text:p>0.5</text:p>
          </table:table-cell>
          <table:table-cell table:style-name="ce147" office:value-type="float" office:value="0.5">
            <office:annotation draw:style-name="gr2" draw:text-style-name="P1" svg:width="1.1413in" svg:height="0.5457in" svg:x="2.6457in" svg:y="9.037in" draw:caption-point-x="-0.2402in" draw:caption-point-y="0.5976in">
              <dc:date>2017-06-01T00:00:00</dc:date>
              <text:p text:style-name="P1"><text:span text:style-name="T1">Lên trường báo cáo đồ án,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PhucTM</text:p>
          </table:table-cell>
          <table:table-cell table:style-name="ce143" table:formula="of:=SUM([.D41:.AH41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9.2858in" draw:caption-point-x="-0.2402in" draw:caption-point-y="0.5965in">
              <dc:date>2017-06-05T00:00:00</dc:date>
              <text:p text:style-name="P1"><text:span text:style-name="T1">Có việc bận, xin đi trễ, 9h25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5" office:value-type="string">
            <text:p>SonPX</text:p>
          </table:table-cell>
          <table:table-cell table:style-name="ce143" table:formula="of:=SUM([.D42:.AH42])" office:value-type="float" office:value="0.5">
            <text:p>0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4" draw:text-style-name="P1" svg:width="1.1413in" svg:height="0.3902in" svg:x="4.472in" svg:y="9.5335in" draw:caption-point-x="-0.2402in" draw:caption-point-y="0.5965in">
              <dc:date>2017-06-05T00:00:00</dc:date>
              <text:p text:style-name="P1"><text:span text:style-name="T1">Có việc chạy về nhà, xin off chiều</text:span></text:p>
            </office:annotation>
            <text:p>0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ienND</text:p>
          </table:table-cell>
          <table:table-cell table:style-name="ce143" table:formula="of:=SUM([.D43:.AH43])" office:value-type="float" office:value="7">
            <text:p>7</text:p>
          </table:table-cell>
          <table:table-cell table:style-name="ce147" office:value-type="float" office:value="1">
            <office:annotation draw:style-name="gr6" draw:text-style-name="P1" svg:width="1.1413in" svg:height="0.2634in" svg:x="2.6457in" svg:y="9.7795in" draw:caption-point-x="-0.2402in" draw:caption-point-y="0.598in">
              <dc:date>2017-05-31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4" draw:text-style-name="P1" svg:width="1.1413in" svg:height="0.3902in" svg:x="3.1024in" svg:y="9.7787in" draw:caption-point-x="-0.2402in" draw:caption-point-y="0.5988in">
              <dc:date>2017-05-29T00:00:00</dc:date>
              <text:p text:style-name="P1"><text:span text:style-name="T1">Đi khám bệnh &amp; làm giấy tờ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1">
            <office:annotation draw:style-name="gr4" draw:text-style-name="P1" svg:width="1.1413in" svg:height="0.3902in" svg:x="4.472in" svg:y="9.7811in" draw:caption-point-x="-0.2402in" draw:caption-point-y="0.5965in">
              <dc:date>2017-06-05T00:00:00</dc:date>
              <text:p text:style-name="P1"><text:span text:style-name="T1">Bị thủy đậu, làm remote</text:span></text:p>
            </office:annotation>
            <text:p>1</text:p>
          </table:table-cell>
          <table:table-cell table:style-name="ce147" office:value-type="float" office:value="1">
            <office:annotation draw:style-name="gr4" draw:text-style-name="P1" svg:width="1.1413in" svg:height="0.3902in" svg:x="4.9287in" svg:y="9.7811in" draw:caption-point-x="-0.2402in" draw:caption-point-y="0.5965in">
              <dc:date>2017-06-05T00:00:00</dc:date>
              <text:p text:style-name="P1"><text:span text:style-name="T1">Bị thủy đậu, làm remote</text:span></text:p>
            </office:annotation>
            <text:p>1</text:p>
          </table:table-cell>
          <table:table-cell table:style-name="ce147" office:value-type="float" office:value="1">
            <office:annotation draw:style-name="gr4" draw:text-style-name="P1" svg:width="1.1413in" svg:height="0.3902in" svg:x="5.3854in" svg:y="9.7811in" draw:caption-point-x="-0.2402in" draw:caption-point-y="0.5965in">
              <dc:date>2017-06-05T00:00:00</dc:date>
              <text:p text:style-name="P1"><text:span text:style-name="T1">Bị thủy đậu, làm remote</text:span></text:p>
            </office:annotation>
            <text:p>1</text:p>
          </table:table-cell>
          <table:table-cell table:style-name="ce147" office:value-type="float" office:value="1">
            <office:annotation draw:style-name="gr4" draw:text-style-name="P1" svg:width="1.1413in" svg:height="0.3902in" svg:x="5.8421in" svg:y="9.7811in" draw:caption-point-x="-0.2402in" draw:caption-point-y="0.5965in">
              <dc:date>2017-06-05T00:00:00</dc:date>
              <text:p text:style-name="P1"><text:span text:style-name="T1">Bị thủy đậu, làm remote</text:span></text:p>
            </office:annotation>
            <text:p>1</text:p>
          </table:table-cell>
          <table:table-cell table:style-name="ce147" office:value-type="float" office:value="1">
            <office:annotation draw:style-name="gr4" draw:text-style-name="P1" svg:width="1.1413in" svg:height="0.3902in" svg:x="6.3311in" svg:y="9.7811in" draw:caption-point-x="-0.2402in" draw:caption-point-y="0.5965in">
              <dc:date>2017-06-05T00:00:00</dc:date>
              <text:p text:style-name="P1"><text:span text:style-name="T1">Bị thủy đậu, làm remote</text:span></text:p>
            </office:annotation>
            <text:p>1</text:p>
          </table:table-cell>
          <table:table-cell table:style-name="ce147" table:number-columns-repeated="22"/>
          <table:table-cell table:style-name="ce44" table:number-columns-repeated="95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5" office:value-type="string">
            <text:p>ThamDT</text:p>
          </table:table-cell>
          <table:table-cell table:style-name="ce143" table:formula="of:=SUM([.D44:.AH44])" office:value-type="float" office:value="0.5"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10.0287in" draw:caption-point-x="-0.2402in" draw:caption-point-y="0.5969in">
              <dc:date>2017-06-02T00:00:00</dc:date>
              <text:p text:style-name="P1"><text:span text:style-name="T1">Mệt, xin vô trễ, 9h07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5.3854in" svg:y="10.0303in" draw:caption-point-x="-0.2402in" draw:caption-point-y="0.5953in">
              <dc:date>2017-06-07T00:00:00</dc:date>
              <text:p text:style-name="P1"><text:span text:style-name="T1">Đi khám bệnh</text:span></text:p>
            </office:annotation>
            <text:p>0.5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aoDTN</text:p>
          </table:table-cell>
          <table:table-cell table:style-name="ce143" table:formula="of:=SUM([.D45:.AH45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10.2768in" draw:caption-point-x="-0.2402in" draw:caption-point-y="0.5965in">
              <dc:date>2017-06-05T00:00:00</dc:date>
              <text:p text:style-name="P1"><text:span text:style-name="T1">Nhà có việc, xin đi trễ, 8h37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3854in" svg:y="10.278in" draw:caption-point-x="-0.2402in" draw:caption-point-y="0.5953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5" office:value-type="string">
            <text:p>ThinhDH</text:p>
          </table:table-cell>
          <table:table-cell table:style-name="ce143" table:formula="of:=SUM([.D46:.AH46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4.472in" svg:y="10.5244in" draw:caption-point-x="-0.2402in" draw:caption-point-y="0.5965in">
              <dc:date>2017-06-05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5" office:value-type="string">
            <text:p>ThinhT</text:p>
          </table:table-cell>
          <table:table-cell table:style-name="ce143" table:formula="of:=SUM([.D47:.AH47])" office:value-type="float" office:value="0.5"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3.1024in" svg:y="10.7717in" draw:caption-point-x="-0.2402in" draw:caption-point-y="0.5969in">
              <dc:date>2017-06-05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5" office:value-type="string">
            <text:p>ThoaiVK</text:p>
          </table:table-cell>
          <table:table-cell table:style-name="ce143" table:formula="of:=SUM([.D48:.AH48])" office:value-type="float" office:value="1"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2.6457in" svg:y="11.0189in" draw:caption-point-x="-0.2402in" draw:caption-point-y="0.5972in">
              <dc:date>2017-06-01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11.0193in" draw:caption-point-x="-0.2402in" draw:caption-point-y="0.5969in">
              <dc:date>2017-06-02T00:00:00</dc:date>
              <text:p text:style-name="P1"><text:span text:style-name="T1">Để quên đồ, 8h38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4.9287in" svg:y="11.0201in" draw:caption-point-x="-0.2402in" draw:caption-point-y="0.5961in">
              <dc:date>2017-06-06T00:00:00</dc:date>
              <text:p text:style-name="P1"><text:span text:style-name="T1">Bị sốt, tiêu chảy</text:span></text:p>
            </office:annotation>
            <text:p>1</text:p>
          </table:table-cell>
          <table:table-cell table:style-name="ce147" office:value-type="float" office:value="0">
            <office:annotation draw:style-name="gr3" draw:text-style-name="P1" svg:width="1.1413in" svg:height="0.7012in" svg:x="5.3854in" svg:y="11.0209in" draw:caption-point-x="-0.2402in" draw:caption-point-y="0.5953in">
              <dc:date>2017-06-07T00:00:00</dc:date>
              <text:p text:style-name="P1"><text:span text:style-name="T1">8h30 vào cty, có việc đi ngân hàng, xin ra ngoài 20p</text:span></text:p>
            </office:annotation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45" office:value-type="string">
            <text:p>ThuyCNTA</text:p>
          </table:table-cell>
          <table:table-cell table:style-name="ce143" table:formula="of:=SUM([.D49:.AH49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5" office:value-type="string">
            <text:p>ThuyLTT</text:p>
          </table:table-cell>
          <table:table-cell table:style-name="ce143" table:formula="of:=SUM([.D50:.AH50])" office:value-type="float" office:value="0.5">
            <text:p>0.5</text:p>
          </table:table-cell>
          <table:table-cell table:style-name="ce147" office:value-type="float" office:value="0.5">
            <office:annotation draw:style-name="gr4" draw:text-style-name="P1" svg:width="1.1413in" svg:height="0.3902in" svg:x="2.6457in" svg:y="11.5146in" draw:caption-point-x="-0.2402in" draw:caption-point-y="0.5969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11.5146in" draw:caption-point-x="-0.2402in" draw:caption-point-y="0.5969in">
              <dc:date>2017-06-02T00:00:00</dc:date>
              <text:p text:style-name="P1"><text:span text:style-name="T1">Ngủ quên, xin vô trễ, 10h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11.515in" draw:caption-point-x="-0.2402in" draw:caption-point-y="0.5965in">
              <dc:date>2017-06-05T00:00:00</dc:date>
              <text:p text:style-name="P1"><text:span text:style-name="T1">Chở mẹ đi cv, xin vô trễ, 9h20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11.5157in" draw:caption-point-x="-0.2402in" draw:caption-point-y="0.5957in">
              <dc:date>2017-06-06T00:00:00</dc:date>
              <text:p text:style-name="P1"><text:span text:style-name="T1">Bận việc nhà, giờ chạy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3854in" svg:y="11.5161in" draw:caption-point-x="-0.2402in" draw:caption-point-y="0.5953in">
              <dc:date>2017-06-07T00:00:00</dc:date>
              <text:p text:style-name="P1"><text:span text:style-name="T1">8h44 vào cty</text:span></text:p>
            </office:annotation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68" office:value-type="float" office:value="48">
            <text:p>48</text:p>
          </table:table-cell>
          <table:table-cell table:style-name="ce45" office:value-type="string">
            <text:p>TruyenLVC</text:p>
          </table:table-cell>
          <table:table-cell table:style-name="ce143" table:formula="of:=SUM([.D51:.AH51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45" office:value-type="string">
            <text:p>TuanLA</text:p>
          </table:table-cell>
          <table:table-cell table:style-name="ce143" table:formula="of:=SUM([.D52:.AH52])" office:value-type="float" office:value="2.5">
            <text:p>2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3.1024in" svg:y="12.0102in" draw:caption-point-x="-0.2402in" draw:caption-point-y="0.5965in">
              <dc:date>2017-06-02T00:00:00</dc:date>
              <text:p text:style-name="P1"><text:span text:style-name="T1">Có việc, off chiều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4.472in" svg:y="12.0102in" draw:caption-point-x="-0.2402in" draw:caption-point-y="0.5965in">
              <dc:date>2017-06-05T00:00:00</dc:date>
              <text:p text:style-name="P1"><text:span text:style-name="T1">Bị sốt</text:span></text:p>
            </office:annotation>
            <text:p>1</text:p>
          </table:table-cell>
          <table:table-cell table:style-name="ce147" office:value-type="float" office:value="1">
            <office:annotation draw:style-name="gr4" draw:text-style-name="P1" svg:width="1.1413in" svg:height="0.3902in" svg:x="4.9287in" svg:y="12.0114in" draw:caption-point-x="-0.2402in" draw:caption-point-y="0.5953in">
              <dc:date>2017-06-06T00:00:00</dc:date>
              <text:p text:style-name="P1"><text:span text:style-name="T1">Bị ốm, mệt xin về</text:span></text:p>
            </office:annotation>
            <text:p>1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68" office:value-type="float" office:value="50">
            <text:p>50</text:p>
          </table:table-cell>
          <table:table-cell table:style-name="ce70" office:value-type="string">
            <text:p>VietBA</text:p>
          </table:table-cell>
          <table:table-cell table:style-name="ce143" table:formula="of:=SUM([.D53:.AH53])" office:value-type="float" office:value="1">
            <text:p>1</text:p>
          </table:table-cell>
          <table:table-cell table:style-name="ce147" office:value-type="float" office:value="0.5">
            <office:annotation draw:style-name="gr4" draw:text-style-name="P1" svg:width="1.1413in" svg:height="0.3902in" svg:x="2.6457in" svg:y="12.2575in" draw:caption-point-x="-0.2402in" draw:caption-point-y="0.5972in">
              <dc:date>2017-06-01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5.3854in" svg:y="12.2598in" draw:caption-point-x="-0.2402in" draw:caption-point-y="0.5949in">
              <dc:date>2017-06-07T00:00:00</dc:date>
              <text:p text:style-name="P1"><text:span text:style-name="T1">Có việc cá nhân</text:span></text:p>
            </office:annotation>
            <text:p>0.5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6">
          <table:table-cell table:style-name="ce42" office:value-type="float" office:value="51">
            <text:p>51</text:p>
          </table:table-cell>
          <table:table-cell table:style-name="ce45" office:value-type="string">
            <text:p>VinhP</text:p>
          </table:table-cell>
          <table:table-cell table:style-name="ce143" table:formula="of:=SUM([.D54:.AH54])" office:value-type="float" office:value="0.5">
            <text:p>0.5</text:p>
          </table:table-cell>
          <table:table-cell table:style-name="ce147" office:value-type="float" office:value="0.5">
            <office:annotation draw:style-name="gr4" draw:text-style-name="P1" svg:width="1.1413in" svg:height="0.3902in" svg:x="2.6457in" svg:y="12.5051in" draw:caption-point-x="-0.2402in" draw:caption-point-y="0.5972in">
              <dc:date>2017-06-01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table:number-columns-repeated="24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48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48" table:number-columns-repeated="4"/>
          <table:table-cell table:style-name="ce150"/>
          <table:table-cell table:style-name="ce148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48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48" table:number-columns-repeated="4"/>
          <table:table-cell table:style-name="ce151" table:number-columns-repeated="7"/>
          <table:table-cell table:style-name="ce148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48" table:number-columns-repeated="31"/>
          <table:table-cell table:style-name="ce44" table:number-columns-repeated="952"/>
        </table:table-row>
        <table:table-row table:style-name="ro2" table:number-rows-repeated="983117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8:Tong_Hop_Ngay_Nghi_2017.M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6/07/2017</text:date>, <text:time>14:4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6-07">06/07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903</meta:editing-cycles>
    <meta:editing-duration>P61DT1H13M53S</meta:editing-duration>
    <meta:generator>OpenOffice/4.1.2$Win32 OpenOffice.org_project/412m3$Build-9782</meta:generator>
    <dc:date>2017-06-07T14:41:41.48</dc:date>
    <meta:document-statistic meta:table-count="9" meta:cell-count="6903" meta:object-count="0"/>
    <meta:user-defined meta:name="Info 1"/>
    <meta:user-defined meta:name="Info 2"/>
    <meta:user-defined meta:name="Info 3"/>
    <meta:user-defined meta:name="Info 4"/>
  </office:meta>
</office:document-meta>
</file>